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C00000010F47A39A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66in" fo:margin-left="-0.0785in" table:align="left" style:writing-mode="lr-tb"/>
    </style:style>
    <style:style style:name="Table1.A" style:family="table-column">
      <style:table-column-properties style:column-width="0.5674in"/>
    </style:style>
    <style:style style:name="Table1.B" style:family="table-column">
      <style:table-column-properties style:column-width="4.1347in"/>
    </style:style>
    <style:style style:name="Table1.C" style:family="table-column">
      <style:table-column-properties style:column-width="0.0674in"/>
    </style:style>
    <style:style style:name="Table1.D" style:family="table-column">
      <style:table-column-properties style:column-width="0.2278in"/>
    </style:style>
    <style:style style:name="Table1.E" style:family="table-column">
      <style:table-column-properties style:column-width="0.2951in"/>
    </style:style>
    <style:style style:name="Table1.G" style:family="table-column">
      <style:table-column-properties style:column-width="0.3049in"/>
    </style:style>
    <style:style style:name="Table1.H" style:family="table-column">
      <style:table-column-properties style:column-width="0.2736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1.D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2"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66in" fo:margin-left="-0.0785in" table:align="left" style:writing-mode="lr-tb"/>
    </style:style>
    <style:style style:name="Table2.A" style:family="table-column">
      <style:table-column-properties style:column-width="0.5674in"/>
    </style:style>
    <style:style style:name="Table2.B" style:family="table-column">
      <style:table-column-properties style:column-width="4.1347in"/>
    </style:style>
    <style:style style:name="Table2.C" style:family="table-column">
      <style:table-column-properties style:column-width="0.2951in"/>
    </style:style>
    <style:style style:name="Table2.F" style:family="table-column">
      <style:table-column-properties style:column-width="0.3049in"/>
    </style:style>
    <style:style style:name="Table2.G" style:family="table-column">
      <style:table-column-properties style:column-width="0.2736in"/>
    </style:style>
    <style:style style:name="Table2.1" style:family="table-row">
      <style:table-row-properties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G2"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0.5674in"/>
    </style:style>
    <style:style style:name="Table3.B" style:family="table-column">
      <style:table-column-properties style:column-width="4.1347in"/>
    </style:style>
    <style:style style:name="Table3.C" style:family="table-column">
      <style:table-column-properties style:column-width="0.2951in"/>
    </style:style>
    <style:style style:name="Table3.F" style:family="table-column">
      <style:table-column-properties style:column-width="0.2958in"/>
    </style:style>
    <style:style style:name="Table3.G" style:family="table-column">
      <style:table-column-properties style:column-width="0.2736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2" style:family="table-row">
      <style:table-row-properties fo:keep-together="auto"/>
    </style:style>
    <style:style style:name="Table3.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G2"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line-height="100%"/>
      <style:text-properties fo:language="en" fo:country="US"/>
    </style:style>
    <style:style style:name="P2" style:family="paragraph" style:parent-style-name="Standard" style:list-style-name="WW8Num3">
      <style:paragraph-properties fo:line-height="100%"/>
      <style:text-properties fo:language="en" fo:country="US"/>
    </style:style>
    <style:style style:name="P3" style:family="paragraph" style:parent-style-name="Standard">
      <style:paragraph-properties fo:line-height="100%"/>
      <style:text-properties fo:language="en" fo:country="US" style:text-underline-style="solid" style:text-underline-width="auto" style:text-underline-color="font-color"/>
    </style:style>
    <style:style style:name="P4" style:family="paragraph" style:parent-style-name="Standard">
      <style:text-properties style:font-name-complex="Arial"/>
    </style:style>
    <style:style style:name="P5" style:family="paragraph" style:parent-style-name="Standard">
      <style:text-properties fo:font-weight="bold" style:font-weight-asian="bold"/>
    </style:style>
    <style:style style:name="P6" style:family="paragraph" style:parent-style-name="Standard">
      <style:text-properties fo:font-weight="bold" style:font-weight-asian="bold" style:font-name-complex="Arial"/>
    </style:style>
    <style:style style:name="P7" style:family="paragraph" style:parent-style-name="Standard">
      <style:text-properties fo:font-weight="bold" style:font-weight-asian="bold" style:font-name-complex="Arial" style:font-weight-complex="bold"/>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font-name-complex="Arial" style:font-weight-complex="bold"/>
    </style:style>
    <style:style style:name="P9" style:family="paragraph" style:parent-style-name="Standard">
      <style:text-properties fo:font-size="9pt" fo:font-style="italic" style:text-underline-style="solid" style:text-underline-width="auto" style:text-underline-color="font-color" fo:font-weight="bold" style:font-size-asian="9pt" style:font-style-asian="italic" style:font-weight-asian="bold" style:font-name-complex="Arial" style:font-size-complex="9pt" style:font-weight-complex="bold"/>
    </style:style>
    <style:style style:name="P10" style:family="paragraph" style:parent-style-name="Standard">
      <style:text-properties fo:font-size="9pt" fo:font-style="italic" fo:font-weight="bold" style:font-size-asian="9pt" style:font-style-asian="italic" style:font-weight-asian="bold" style:font-name-complex="Arial" style:font-size-complex="9pt" style:font-weight-complex="bold"/>
    </style:style>
    <style:style style:name="P11" style:family="paragraph" style:parent-style-name="Standard">
      <style:text-properties fo:font-size="11pt" style:font-size-asian="11pt" style:font-name-complex="Arial" style:font-size-complex="11pt"/>
    </style:style>
    <style:style style:name="P12" style:family="paragraph" style:parent-style-name="Standard">
      <style:paragraph-properties fo:margin-left="0.3154in" fo:margin-right="0in" fo:line-height="100%" fo:text-indent="0in" style:auto-text-indent="false"/>
      <style:text-properties fo:language="en" fo:country="US"/>
    </style:style>
    <style:style style:name="P13" style:family="paragraph" style:parent-style-name="Standard">
      <style:paragraph-properties fo:margin-top="0in" fo:margin-bottom="0.0835in"/>
    </style:style>
    <style:style style:name="P14" style:family="paragraph" style:parent-style-name="Standard">
      <style:paragraph-properties fo:margin-top="0in" fo:margin-bottom="0.0835in"/>
      <style:text-properties fo:font-weight="bold" style:font-weight-asian="bold" style:font-name-complex="Arial"/>
    </style:style>
    <style:style style:name="P15" style:family="paragraph" style:parent-style-name="Standard">
      <style:paragraph-properties fo:margin-top="0in" fo:margin-bottom="0.0835in"/>
      <style:text-properties fo:font-weight="bold" style:font-weight-asian="bold" style:font-name-complex="Arial" style:font-weight-complex="bold"/>
    </style:style>
    <style:style style:name="P16" style:family="paragraph" style:parent-style-name="Standard">
      <style:paragraph-properties fo:margin-top="0in" fo:margin-bottom="0.0835in" fo:text-align="center" style:justify-single-word="false"/>
      <style:text-properties fo:font-weight="bold" style:font-weight-asian="bold" style:font-name-complex="Arial" style:font-weight-complex="bold"/>
    </style:style>
    <style:style style:name="P17" style:family="paragraph" style:parent-style-name="Standard">
      <style:paragraph-properties fo:margin-top="0in" fo:margin-bottom="0.0835in"/>
      <style:text-properties style:font-name-complex="Arial"/>
    </style:style>
    <style:style style:name="P18" style:family="paragraph" style:parent-style-name="Standard">
      <style:paragraph-properties fo:margin-top="0in" fo:margin-bottom="0.0835in"/>
      <style:text-properties style:font-name-complex="Arial" style:font-weight-complex="bold"/>
    </style:style>
    <style:style style:name="P19" style:family="paragraph" style:parent-style-name="Standard">
      <style:paragraph-properties fo:margin-top="0in" fo:margin-bottom="0.0835in" fo:keep-with-next="always"/>
      <style:text-properties style:font-name-complex="Arial"/>
    </style:style>
    <style:style style:name="P20" style:family="paragraph" style:parent-style-name="Standard">
      <style:paragraph-properties fo:margin-top="0in" fo:margin-bottom="0.0835in" fo:keep-with-next="always"/>
      <style:text-properties style:font-name-complex="Arial" style:font-weight-complex="bold"/>
    </style:style>
    <style:style style:name="P21" style:family="paragraph" style:parent-style-name="Standard">
      <style:paragraph-properties fo:margin-top="0in" fo:margin-bottom="0.0835in" fo:text-align="center" style:justify-single-word="false" fo:keep-with-next="always"/>
      <style:text-properties fo:font-weight="bold" style:font-weight-asian="bold" style:font-name-complex="Arial" style:font-weight-complex="bold"/>
    </style:style>
    <style:style style:name="P22" style:family="paragraph" style:parent-style-name="Standard">
      <style:paragraph-properties fo:margin-left="0.5in" fo:margin-right="0in" fo:margin-top="0in" fo:margin-bottom="0.0835in" fo:text-indent="0in" style:auto-text-indent="false"/>
      <style:text-properties style:font-name-complex="Arial"/>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fo:break-before="page"/>
      <style:text-properties style:font-name-complex="Arial"/>
    </style:style>
    <style:style style:name="P25" style:family="paragraph" style:parent-style-name="Standard">
      <style:paragraph-properties fo:break-before="page"/>
      <style:text-properties fo:font-weight="bold" style:font-weight-asian="bold" style:font-name-complex="Arial" style:font-weight-complex="bold"/>
    </style:style>
    <style:style style:name="P26" style:family="paragraph" style:parent-style-name="Standard" style:master-page-name="Convert_20_3">
      <style:paragraph-properties style:page-number="1"/>
      <style:text-properties fo:font-weight="bold" style:font-weight-asian="bold" style:font-name-complex="Arial"/>
    </style:style>
    <style:style style:name="P27" style:family="paragraph" style:parent-style-name="Heading_20_3">
      <style:text-properties style:font-name="Arial" fo:font-size="10pt" fo:font-style="italic" fo:font-weight="normal" style:font-size-asian="10pt" style:font-style-asian="italic" style:font-weight-asian="normal" style:font-name-complex="Arial"/>
    </style:style>
    <style:style style:name="P28" style:family="paragraph" style:parent-style-name="Heading_20_2">
      <style:text-properties style:font-name="Arial" fo:font-size="10pt" style:text-underline-style="none" fo:font-weight="normal" style:font-size-asian="10pt" style:font-weight-asian="normal" style:font-name-complex="Arial" style:font-weight-complex="bold"/>
    </style:style>
    <style:style style:name="P29" style:family="paragraph" style:parent-style-name="Heading_20_2">
      <style:paragraph-properties fo:text-align="justify" style:justify-single-word="false"/>
      <style:text-properties style:font-name="Arial" fo:font-size="10pt" style:text-underline-style="none" fo:font-weight="normal" style:font-size-asian="10pt" style:font-weight-asian="normal" style:font-name-complex="Arial" style:font-weight-complex="bold"/>
    </style:style>
    <style:style style:name="P30" style:family="paragraph" style:parent-style-name="Footer">
      <style:paragraph-properties fo:text-align="center" style:justify-single-word="false"/>
    </style:style>
    <style:style style:name="P31" style:family="paragraph" style:parent-style-name="Footer">
      <style:text-properties style:font-size-complex="8pt"/>
    </style:style>
    <style:style style:name="P32" style:family="paragraph" style:parent-style-name="Footer">
      <style:paragraph-properties fo:margin-top="0in" fo:margin-bottom="0in" style:line-height-at-least="0.139in">
        <style:tab-stops>
          <style:tab-stop style:position="6.6937in" style:type="right"/>
        </style:tab-stops>
      </style:paragraph-properties>
      <style:text-properties fo:font-size="8pt" style:font-size-asian="8pt" style:font-size-complex="8pt"/>
    </style:style>
    <style:style style:name="P33" style:family="paragraph" style:parent-style-name="Header">
      <style:paragraph-properties fo:text-align="end" style:justify-single-word="false"/>
    </style:style>
    <style:style style:name="P34" style:family="paragraph" style:parent-style-name="Header">
      <style:text-properties style:font-size-complex="8pt"/>
    </style:style>
    <style:style style:name="P35" style:family="paragraph" style:parent-style-name="Header">
      <style:paragraph-properties fo:margin-top="0in" fo:margin-bottom="0.0835in" style:line-height-at-least="0.139in" fo:text-align="center" style:justify-single-word="false">
        <style:tab-stops>
          <style:tab-stop style:position="6.6937in" style:type="right"/>
        </style:tab-stops>
      </style:paragraph-properties>
      <style:text-properties fo:font-size="8pt" fo:language="en" fo:country="US" style:font-size-asian="8pt" style:language-asian="none" style:country-asian="none" style:font-size-complex="8pt"/>
    </style:style>
    <style:style style:name="P36" style:family="paragraph" style:parent-style-name="Header">
      <style:paragraph-properties fo:margin-top="0in" fo:margin-bottom="0.0835in" style:line-height-at-least="0.139in" fo:text-align="start" style:justify-single-word="false">
        <style:tab-stops>
          <style:tab-stop style:position="3.2299in" style:type="center"/>
          <style:tab-stop style:position="6.4598in" style:type="right"/>
          <style:tab-stop style:position="6.6937in" style:type="right"/>
        </style:tab-stops>
      </style:paragraph-properties>
      <style:text-properties fo:font-size="8pt" fo:language="en" fo:country="US" style:font-size-asian="8pt" style:font-size-complex="8pt"/>
    </style:style>
    <style:style style:name="P37" style:family="paragraph" style:parent-style-name="DMSLINEX2">
      <style:paragraph-properties fo:text-align="center" style:justify-single-word="false"/>
    </style:style>
    <style:style style:name="P38" style:family="paragraph" style:parent-style-name="DMSLINEX2">
      <style:paragraph-properties fo:line-height="100%"/>
      <style:text-properties fo:font-weight="bold" style:font-weight-asian="bold"/>
    </style:style>
    <style:style style:name="P39" style:family="paragraph" style:parent-style-name="DMSLINEX2">
      <style:paragraph-properties fo:line-height="100%"/>
      <style:text-properties fo:font-weight="bold" style:font-weight-asian="bold" style:font-weight-complex="bold"/>
    </style:style>
    <style:style style:name="P40" style:family="paragraph" style:parent-style-name="DMSLINEX2">
      <style:paragraph-properties fo:line-height="100%" fo:text-align="center" style:justify-single-word="false"/>
      <style:text-properties fo:font-weight="bold" style:font-weight-asian="bold" style:font-weight-complex="bold"/>
    </style:style>
    <style:style style:name="P41" style:family="paragraph" style:parent-style-name="DMSLINEX2">
      <style:paragraph-properties fo:line-height="150%" fo:text-align="center" style:justify-single-word="false"/>
      <style:text-properties fo:font-weight="bold" style:font-weight-asian="bold" style:font-weight-complex="bold"/>
    </style:style>
    <style:style style:name="P42" style:family="paragraph" style:parent-style-name="DMSLINEX2">
      <style:paragraph-properties fo:line-height="150%" fo:text-align="center" style:justify-single-word="false"/>
      <style:text-properties fo:font-weight="bold" style:font-weight-asian="bold"/>
    </style:style>
    <style:style style:name="P43" style:family="paragraph" style:parent-style-name="DMSLINEX2">
      <style:text-properties style:text-underline-style="solid" style:text-underline-width="auto" style:text-underline-color="font-color"/>
    </style:style>
    <style:style style:name="P44" style:family="paragraph" style:parent-style-name="DMSLINEX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5" style:family="paragraph" style:parent-style-name="DMSLINEX2">
      <style:paragraph-properties fo:line-height="100%"/>
      <style:text-properties style:text-underline-style="solid" style:text-underline-width="auto" style:text-underline-color="font-color"/>
    </style:style>
    <style:style style:name="P46" style:family="paragraph" style:parent-style-name="DMSLINEX2">
      <style:paragraph-properties fo:text-align="center" style:justify-single-word="false"/>
      <style:text-properties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47" style:family="paragraph" style:parent-style-name="DMSLINEX2">
      <style:paragraph-properties fo:line-height="100%"/>
    </style:style>
    <style:style style:name="P48" style:family="paragraph" style:parent-style-name="DMSLINEX2" style:list-style-name="WW8Num34">
      <style:paragraph-properties fo:line-height="100%"/>
    </style:style>
    <style:style style:name="P49" style:family="paragraph" style:parent-style-name="DMSLINEX2" style:list-style-name="WW8Num37">
      <style:paragraph-properties fo:line-height="100%"/>
    </style:style>
    <style:style style:name="P50" style:family="paragraph" style:parent-style-name="DMSLINEX2">
      <style:paragraph-properties fo:line-height="100%" fo:text-align="center" style:justify-single-word="false"/>
    </style:style>
    <style:style style:name="P51" style:family="paragraph" style:parent-style-name="DMSLINEX2" style:list-style-name="WW8Num25">
      <style:paragraph-properties fo:line-height="100%"/>
    </style:style>
    <style:style style:name="P52" style:family="paragraph" style:parent-style-name="DMSLINEX2" style:list-style-name="WW8Num24">
      <style:paragraph-properties fo:line-height="100%"/>
    </style:style>
    <style:style style:name="P53" style:family="paragraph" style:parent-style-name="DMSLINEX2">
      <style:paragraph-properties fo:line-height="100%"/>
      <style:text-properties style:font-weight-complex="bold"/>
    </style:style>
    <style:style style:name="P54" style:family="paragraph" style:parent-style-name="DMSLINEX2" style:list-style-name="WW8Num34">
      <style:paragraph-properties fo:line-height="100%"/>
      <style:text-properties style:font-weight-complex="bold"/>
    </style:style>
    <style:style style:name="P55" style:family="paragraph" style:parent-style-name="DMSLINEX2">
      <style:paragraph-properties fo:line-height="100%" fo:text-align="center" style:justify-single-word="false"/>
      <style:text-properties style:font-weight-complex="bold"/>
    </style:style>
    <style:style style:name="P56" style:family="paragraph" style:parent-style-name="DMSLINEX2">
      <style:paragraph-properties fo:line-height="150%" fo:text-align="center" style:justify-single-word="false"/>
      <style:text-properties style:font-weight-complex="bold"/>
    </style:style>
    <style:style style:name="P57" style:family="paragraph" style:parent-style-name="DMSLINEX2">
      <style:paragraph-properties fo:line-height="150%" fo:text-align="center" style:justify-single-word="false"/>
    </style:style>
    <style:style style:name="P58" style:family="paragraph" style:parent-style-name="DMSLINEX2">
      <style:paragraph-properties fo:margin-top="0.1665in" fo:margin-bottom="0in" fo:line-height="100%"/>
      <style:text-properties fo:font-weight="bold" style:font-weight-asian="bold" style:font-weight-complex="bold"/>
    </style:style>
    <style:style style:name="P59" style:family="paragraph" style:parent-style-name="DMSLINEX2">
      <style:paragraph-properties fo:margin-top="0.1665in" fo:margin-bottom="0in" fo:text-align="center" style:justify-single-word="false"/>
    </style:style>
    <style:style style:name="P60" style:family="paragraph" style:parent-style-name="DMSLINEX2">
      <style:paragraph-properties fo:margin-top="0.1665in" fo:margin-bottom="0in" fo:text-align="center" style:justify-single-word="false"/>
      <style:text-properties fo:font-size="12pt" style:font-size-asian="12pt"/>
    </style:style>
    <style:style style:name="P61" style:family="paragraph" style:parent-style-name="DMSLINEX2">
      <style:paragraph-properties fo:margin-top="0.1665in" fo:margin-bottom="0in" fo:line-height="100%" fo:text-align="center" style:justify-single-word="false"/>
      <style:text-properties fo:font-size="12pt" style:text-underline-style="solid" style:text-underline-width="auto" style:text-underline-color="font-color" style:font-size-asian="12pt"/>
    </style:style>
    <style:style style:name="P62" style:family="paragraph" style:parent-style-name="DMSLINEX2" style:list-style-name="WW8Num34">
      <style:paragraph-properties fo:margin-top="0.1665in" fo:margin-bottom="0in" fo:line-height="100%"/>
    </style:style>
    <style:style style:name="P63" style:family="paragraph" style:parent-style-name="DMSLINEX2">
      <style:paragraph-properties fo:margin-top="0.1665in" fo:margin-bottom="0in" fo:line-height="100%" fo:text-align="center" style:justify-single-word="false"/>
      <style:text-properties fo:font-size="14pt" fo:font-weight="bold" style:font-size-asian="14pt" style:font-weight-asian="bold" style:font-weight-complex="bold"/>
    </style:style>
    <style:style style:name="P64" style:family="paragraph" style:parent-style-name="DMSLINEX2" style:list-style-name="WW8Num34">
      <style:paragraph-properties fo:margin-top="0.1665in" fo:margin-bottom="0in" fo:line-height="100%"/>
      <style:text-properties style:font-weight-complex="bold"/>
    </style:style>
    <style:style style:name="P65" style:family="paragraph" style:parent-style-name="DMSLINEX2" style:master-page-name="First_20_convert_20_1">
      <style:paragraph-properties fo:margin-top="0.1665in" fo:margin-bottom="0in" style:page-number="1"/>
      <style:text-properties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66" style:family="paragraph" style:parent-style-name="DMSLINEX2">
      <style:paragraph-properties fo:margin-left="1.6929in" fo:margin-right="0in" fo:line-height="100%" fo:text-indent="0in" style:auto-text-indent="false"/>
      <style:text-properties style:font-weight-complex="bold"/>
    </style:style>
    <style:style style:name="P67" style:family="paragraph" style:parent-style-name="DMSLINEX2">
      <style:paragraph-properties fo:margin-left="0.7602in" fo:margin-right="0in" fo:line-height="100%" fo:text-indent="0.1846in" style:auto-text-indent="false"/>
      <style:text-properties style:font-weight-complex="bold"/>
    </style:style>
    <style:style style:name="P68" style:family="paragraph" style:parent-style-name="DMSLINEX2">
      <style:paragraph-properties fo:margin-left="0.3154in" fo:margin-right="0in" fo:line-height="100%" fo:text-indent="0in" style:auto-text-indent="false"/>
    </style:style>
    <style:style style:name="P69" style:family="paragraph" style:parent-style-name="DMSLINEX2">
      <style:paragraph-properties fo:margin-left="0.3154in" fo:margin-right="0in" fo:line-height="100%" fo:text-indent="0in" style:auto-text-indent="false" fo:break-before="page"/>
    </style:style>
    <style:style style:name="P70" style:family="paragraph" style:parent-style-name="DMSLINEX2">
      <style:paragraph-properties fo:text-align="center" style:justify-single-word="false" fo:break-before="page"/>
    </style:style>
    <style:style style:name="P71" style:family="paragraph" style:parent-style-name="DMSLINEX2">
      <style:paragraph-properties fo:line-height="150%" fo:text-align="center" style:justify-single-word="false" fo:break-before="page"/>
    </style:style>
    <style:style style:name="P72" style:family="paragraph" style:parent-style-name="DMSLINEX2" style:list-style-name="WW8Num39">
      <style:paragraph-properties fo:margin-left="0.25in" fo:margin-right="0in" fo:text-indent="-0.25in" style:auto-text-indent="false">
        <style:tab-stops>
          <style:tab-stop style:position="0.25in"/>
        </style:tab-stops>
      </style:paragraph-properties>
    </style:style>
    <style:style style:name="P73" style:family="paragraph" style:parent-style-name="DMSLINEX2" style:list-style-name="WW8Num39">
      <style:paragraph-properties fo:margin-left="0.25in" fo:margin-right="0in" fo:text-indent="-0.25in" style:auto-text-indent="false">
        <style:tab-stops>
          <style:tab-stop style:position="0.278in"/>
        </style:tab-stops>
      </style:paragraph-properties>
    </style:style>
    <style:style style:name="P74" style:family="paragraph" style:parent-style-name="DMSTOC1">
      <style:paragraph-properties fo:text-align="center" style:justify-single-word="false"/>
    </style:style>
    <style:style style:name="P75" style:family="paragraph" style:parent-style-name="DMSTOC1">
      <style:paragraph-properties fo:text-align="center" style:justify-single-word="false"/>
      <style:text-properties style:text-underline-style="none"/>
    </style:style>
    <style:style style:name="P76" style:family="paragraph" style:parent-style-name="DMSTOC1">
      <style:paragraph-properties fo:text-align="center" style:justify-single-word="false" fo:break-before="page"/>
      <style:text-properties fo:font-size="8pt" fo:language="en" fo:country="US" style:text-underline-style="none" fo:font-weight="normal" style:font-size-asian="8pt" style:font-weight-asian="normal" style:font-size-complex="8pt"/>
    </style:style>
    <style:style style:name="P77" style:family="paragraph" style:parent-style-name="Principles">
      <style:paragraph-properties fo:margin-top="0.1665in" fo:margin-bottom="0in"/>
    </style:style>
    <style:style style:name="P78" style:family="paragraph" style:parent-style-name="Principles">
      <style:paragraph-properties fo:margin-top="0.1665in" fo:margin-bottom="0in" fo:break-before="page"/>
    </style:style>
    <style:style style:name="P79" style:family="paragraph" style:parent-style-name="Style">
      <style:paragraph-properties fo:line-height="0.2398in">
        <style:tab-stops>
          <style:tab-stop style:position="0.3429in"/>
          <style:tab-stop style:position="0.7965in"/>
        </style:tab-stops>
      </style:paragraph-properties>
      <style:text-properties fo:font-size="8.5pt" fo:language="en" fo:country="GB" style:font-size-asian="8.5pt" style:font-size-complex="8.5pt"/>
    </style:style>
    <style:style style:name="P80" style:family="paragraph" style:parent-style-name="Style">
      <style:paragraph-properties fo:line-height="0.2299in">
        <style:tab-stops>
          <style:tab-stop style:position="0.3429in"/>
          <style:tab-stop style:position="0.8035in"/>
        </style:tab-stops>
      </style:paragraph-properties>
      <style:text-properties fo:font-size="8.5pt" fo:language="en" fo:country="GB" style:font-size-asian="8.5pt" style:font-size-complex="8.5pt"/>
    </style:style>
    <style:style style:name="P81" style:family="paragraph" style:parent-style-name="Style">
      <style:paragraph-properties fo:line-height="0.2264in">
        <style:tab-stops>
          <style:tab-stop style:position="0.3429in"/>
          <style:tab-stop style:position="0.8063in"/>
        </style:tab-stops>
      </style:paragraph-properties>
      <style:text-properties fo:font-size="8.5pt" fo:language="en" fo:country="GB" style:font-size-asian="8.5pt" style:font-size-complex="8.5pt"/>
    </style:style>
    <style:style style:name="P82" style:family="paragraph" style:parent-style-name="Style">
      <style:paragraph-properties fo:line-height="0.2335in">
        <style:tab-stops>
          <style:tab-stop style:position="0.3465in"/>
          <style:tab-stop style:position="0.8098in"/>
        </style:tab-stops>
      </style:paragraph-properties>
      <style:text-properties fo:font-size="8.5pt" fo:language="en" fo:country="GB" style:font-size-asian="8.5pt" style:font-size-complex="8.5pt"/>
    </style:style>
    <style:style style:name="P83" style:family="paragraph" style:parent-style-name="Style">
      <style:paragraph-properties fo:line-height="0.2335in">
        <style:tab-stops>
          <style:tab-stop style:position="0.3465in"/>
          <style:tab-stop style:position="0.8063in"/>
        </style:tab-stops>
      </style:paragraph-properties>
      <style:text-properties fo:font-size="8.5pt" fo:language="en" fo:country="GB" style:font-size-asian="8.5pt" style:font-size-complex="8.5pt"/>
    </style:style>
    <style:style style:name="P84" style:family="paragraph" style:parent-style-name="Style">
      <style:paragraph-properties fo:line-height="0.2228in">
        <style:tab-stops>
          <style:tab-stop style:position="0.3429in"/>
          <style:tab-stop style:position="0.8in"/>
        </style:tab-stops>
      </style:paragraph-properties>
      <style:text-properties fo:font-size="8.5pt" fo:language="en" fo:country="GB" style:font-size-asian="8.5pt" style:font-size-complex="8.5pt"/>
    </style:style>
    <style:style style:name="P85" style:family="paragraph" style:parent-style-name="Style">
      <style:paragraph-properties fo:line-height="0.2193in">
        <style:tab-stops>
          <style:tab-stop style:position="0.3465in"/>
          <style:tab-stop style:position="0.8098in"/>
        </style:tab-stops>
      </style:paragraph-properties>
      <style:text-properties fo:font-size="8.5pt" fo:language="en" fo:country="GB" style:font-size-asian="8.5pt" style:font-size-complex="8.5pt"/>
    </style:style>
    <style:style style:name="P86" style:family="paragraph" style:parent-style-name="Style">
      <style:paragraph-properties fo:line-height="0.1299in"/>
      <style:text-properties fo:color="#000000" fo:font-size="9pt" fo:language="en" fo:country="GB" style:font-size-asian="9pt" style:font-size-complex="9pt"/>
    </style:style>
    <style:style style:name="P87" style:family="paragraph" style:parent-style-name="Style">
      <style:paragraph-properties fo:line-height="0.2264in">
        <style:tab-stops>
          <style:tab-stop style:position="0.5764in" style:type="right"/>
          <style:tab-stop style:position="0.8035in"/>
        </style:tab-stops>
      </style:paragraph-properties>
      <style:text-properties fo:font-size="9pt" fo:language="en" fo:country="GB" style:font-size-asian="9pt" style:font-size-complex="9pt"/>
    </style:style>
    <style:style style:name="P88" style:family="paragraph" style:parent-style-name="Style">
      <style:paragraph-properties fo:line-height="0.2335in">
        <style:tab-stops>
          <style:tab-stop style:position="0.5929in" style:type="right"/>
          <style:tab-stop style:position="0.8134in"/>
        </style:tab-stops>
      </style:paragraph-properties>
      <style:text-properties fo:font-size="9pt" fo:language="en" fo:country="GB" style:font-size-asian="9pt" style:font-size-complex="9pt"/>
    </style:style>
    <style:style style:name="P89" style:family="paragraph" style:parent-style-name="Style">
      <style:paragraph-properties fo:line-height="0.2335in">
        <style:tab-stops>
          <style:tab-stop style:position="0.5929in" style:type="right"/>
          <style:tab-stop style:position="0.8035in"/>
        </style:tab-stops>
      </style:paragraph-properties>
      <style:text-properties fo:font-size="9pt" fo:language="en" fo:country="GB" style:font-size-asian="9pt" style:font-size-complex="9pt"/>
    </style:style>
    <style:style style:name="P90" style:family="paragraph" style:parent-style-name="Style">
      <style:paragraph-properties fo:line-height="0.2362in">
        <style:tab-stops>
          <style:tab-stop style:position="0.5929in" style:type="right"/>
          <style:tab-stop style:position="0.8in"/>
        </style:tab-stops>
      </style:paragraph-properties>
      <style:text-properties fo:font-size="9pt" fo:language="en" fo:country="GB" style:font-size-asian="9pt" style:font-size-complex="9pt"/>
    </style:style>
    <style:style style:name="P91" style:family="paragraph" style:parent-style-name="Style">
      <style:paragraph-properties fo:line-height="0.2193in">
        <style:tab-stops>
          <style:tab-stop style:position="0.5902in" style:type="right"/>
          <style:tab-stop style:position="0.8in"/>
        </style:tab-stops>
      </style:paragraph-properties>
      <style:text-properties fo:font-size="9pt" fo:language="en" fo:country="GB" style:font-size-asian="9pt" style:font-size-complex="9pt"/>
    </style:style>
    <style:style style:name="P92" style:family="paragraph" style:parent-style-name="Style">
      <style:paragraph-properties fo:line-height="0.2165in">
        <style:tab-stops>
          <style:tab-stop style:position="0.3571in"/>
          <style:tab-stop style:position="0.8098in"/>
        </style:tab-stops>
      </style:paragraph-properties>
      <style:text-properties fo:font-size="9pt" fo:language="en" fo:country="GB" style:font-size-asian="9pt" style:font-size-complex="9pt"/>
    </style:style>
    <style:style style:name="P93" style:family="paragraph" style:parent-style-name="Style">
      <style:text-properties fo:font-size="1pt" style:font-size-asian="1pt" style:font-size-complex="1pt"/>
    </style:style>
    <style:style style:name="P94" style:family="paragraph" style:parent-style-name="Style">
      <style:paragraph-properties fo:line-height="0.2362in">
        <style:tab-stops>
          <style:tab-stop style:position="0.5965in" style:type="right"/>
          <style:tab-stop style:position="0.8098in"/>
        </style:tab-stops>
      </style:paragraph-properties>
      <style:text-properties fo:language="en" fo:country="GB"/>
    </style:style>
    <style:style style:name="P95" style:family="paragraph" style:parent-style-name="Style">
      <style:paragraph-properties fo:margin-left="0.0028in" fo:margin-right="0in" fo:line-height="0.1362in" fo:text-indent="0in" style:auto-text-indent="false"/>
      <style:text-properties fo:color="#000000" fo:font-size="8.5pt" fo:language="en" fo:country="GB" fo:font-weight="bold" style:font-size-asian="8.5pt" style:font-weight-asian="bold" style:font-size-complex="8.5pt" style:font-weight-complex="bold"/>
    </style:style>
    <style:style style:name="P96" style:family="paragraph" style:parent-style-name="Style">
      <style:paragraph-properties fo:margin-left="0.0028in" fo:margin-right="0in" fo:line-height="0.1362in" fo:text-align="center" style:justify-single-word="false" fo:text-indent="0in" style:auto-text-indent="false"/>
      <style:text-properties fo:color="#000000" fo:font-size="8.5pt" fo:language="en" fo:country="GB" fo:font-weight="bold" style:font-size-asian="8.5pt" style:font-weight-asian="bold" style:font-size-complex="8.5pt" style:font-weight-complex="bold"/>
    </style:style>
    <style:style style:name="P97" style:family="paragraph" style:parent-style-name="Style">
      <style:paragraph-properties fo:margin-left="0.0028in" fo:margin-right="0in" fo:line-height="0.1362in" fo:text-indent="0in" style:auto-text-indent="false"/>
      <style:text-properties fo:color="#000000" fo:font-size="11pt" fo:language="en" fo:country="GB" fo:font-weight="bold" style:font-size-asian="11pt" style:font-weight-asian="bold" style:font-size-complex="11pt" style:font-weight-complex="bold"/>
    </style:style>
    <style:style style:name="P98" style:family="paragraph" style:parent-style-name="Style" style:master-page-name="Standard">
      <style:paragraph-properties fo:margin-left="0.0028in" fo:margin-right="0in" fo:line-height="0.1563in" fo:text-align="center" style:justify-single-word="false" fo:text-indent="0in" style:auto-text-indent="false" style:page-number="auto"/>
      <style:text-properties fo:color="#000000" fo:font-size="9.5pt" fo:language="en" fo:country="GB" fo:font-weight="bold" style:font-size-asian="9.5pt" style:font-weight-asian="bold" style:font-size-complex="9.5pt" style:font-weight-complex="bold"/>
    </style:style>
    <style:style style:name="P99" style:family="paragraph" style:parent-style-name="Style" style:master-page-name="First_20_convert_20_2">
      <style:paragraph-properties fo:margin-left="0.0028in" fo:margin-right="0in" fo:line-height="0.1362in" fo:text-indent="0in" style:auto-text-indent="false" style:page-number="1"/>
      <style:text-properties fo:color="#000000" fo:font-size="8.5pt" fo:language="en" fo:country="GB" fo:font-weight="bold" style:font-size-asian="8.5pt" style:font-weight-asian="bold" style:font-size-complex="8.5pt" style:font-weight-complex="bold"/>
    </style:style>
    <style:style style:name="P100" style:family="paragraph" style:parent-style-name="Style">
      <style:paragraph-properties fo:margin-left="0.0063in" fo:margin-right="0in" fo:line-height="0.1398in" fo:text-indent="0in" style:auto-text-indent="false"/>
      <style:text-properties fo:color="#000000" fo:font-size="8.5pt" fo:language="en" fo:country="GB" fo:font-weight="bold" style:font-size-asian="8.5pt" style:font-weight-asian="bold" style:font-size-complex="8.5pt" style:font-weight-complex="bold"/>
    </style:style>
    <style:style style:name="P101" style:family="paragraph" style:parent-style-name="Style">
      <style:paragraph-properties fo:margin-left="0.0063in" fo:margin-right="0in" fo:line-height="0.1398in" fo:text-indent="0in" style:auto-text-indent="false"/>
      <style:text-properties fo:color="#808080" fo:font-size="8.5pt" fo:language="en" fo:country="GB" fo:font-weight="bold" style:font-size-asian="8.5pt" style:font-weight-asian="bold" style:font-size-complex="8.5pt" style:font-weight-complex="bold"/>
    </style:style>
    <style:style style:name="P102" style:family="paragraph" style:parent-style-name="Style">
      <style:paragraph-properties fo:margin-left="0.0063in" fo:margin-right="0in" fo:line-height="0.1398in" fo:text-indent="0in" style:auto-text-indent="false"/>
      <style:text-properties fo:color="#808080" fo:font-size="8.5pt" fo:language="en" fo:country="GB" fo:font-weight="bold" style:font-size-asian="8.5pt" style:language-asian="none" style:country-asian="none" style:font-weight-asian="bold" style:font-size-complex="8.5pt" style:font-weight-complex="bold"/>
    </style:style>
    <style:style style:name="P103" style:family="paragraph" style:parent-style-name="Style">
      <style:paragraph-properties fo:margin-left="0.0063in" fo:margin-right="0in" fo:margin-top="0.2898in" fo:margin-bottom="0in" fo:line-height="0.1398in" fo:text-indent="0in" style:auto-text-indent="false"/>
      <style:text-properties fo:color="#000000" fo:font-size="9pt" fo:language="en" fo:country="GB" fo:font-weight="bold" style:font-size-asian="9pt" style:font-weight-asian="bold" style:font-size-complex="9pt" style:font-weight-complex="bold"/>
    </style:style>
    <style:style style:name="P104" style:family="paragraph" style:parent-style-name="Style">
      <style:paragraph-properties fo:margin-left="0.3862in" fo:margin-right="0.0043in" fo:margin-top="0.1665in" fo:margin-bottom="0in" fo:line-height="0.2335in" fo:text-indent="0in" style:auto-text-indent="false"/>
      <style:text-properties fo:color="#000000" fo:font-size="9pt" fo:language="en" fo:country="GB" style:font-size-asian="9pt" style:font-size-complex="9pt"/>
    </style:style>
    <style:style style:name="P105" style:family="paragraph" style:parent-style-name="Style">
      <style:paragraph-properties fo:margin-left="0in" fo:margin-right="0.0028in" fo:margin-top="0.3in" fo:margin-bottom="0in" fo:line-height="0.1465in" fo:text-indent="0in" style:auto-text-indent="false">
        <style:tab-stops>
          <style:tab-stop style:position="0.4563in"/>
        </style:tab-stops>
      </style:paragraph-properties>
      <style:text-properties fo:color="#000000" fo:language="en" fo:country="GB" fo:font-style="italic" style:font-style-asian="italic" style:font-style-complex="italic"/>
    </style:style>
    <style:style style:name="P106" style:family="paragraph" style:parent-style-name="Style">
      <style:paragraph-properties fo:margin-left="0in" fo:margin-right="0.0028in" fo:margin-top="0.0862in" fo:margin-bottom="0in" fo:line-height="0.1465in" fo:text-indent="0in" style:auto-text-indent="false"/>
      <style:text-properties fo:font-size="9pt" fo:language="en" fo:country="GB" style:font-size-asian="9pt" style:font-size-complex="9pt"/>
    </style:style>
    <style:style style:name="P107" style:family="paragraph" style:parent-style-name="Style">
      <style:paragraph-properties fo:margin-left="0in" fo:margin-right="0.0028in" fo:margin-top="0.0862in" fo:margin-bottom="0in" fo:line-height="0.1465in" fo:text-indent="0in" style:auto-text-indent="false"/>
      <style:text-properties fo:language="en" fo:country="GB"/>
    </style:style>
    <style:style style:name="P108" style:family="paragraph" style:parent-style-name="Style">
      <style:paragraph-properties fo:margin-left="0in" fo:margin-right="0.0028in" fo:margin-top="0.3028in" fo:margin-bottom="0in" fo:line-height="0.1299in" fo:text-indent="0in" style:auto-text-indent="false">
        <style:tab-stops>
          <style:tab-stop style:position="0.4598in"/>
        </style:tab-stops>
      </style:paragraph-properties>
      <style:text-properties fo:color="#000000" fo:font-size="9pt" fo:language="en" fo:country="GB" style:font-size-asian="9pt" style:font-size-complex="9pt"/>
    </style:style>
    <style:style style:name="P109" style:family="paragraph" style:parent-style-name="Style">
      <style:paragraph-properties fo:margin-left="0in" fo:margin-right="0.0028in" fo:margin-top="0.3228in" fo:margin-bottom="0in" fo:line-height="0.1398in" fo:text-indent="0in" style:auto-text-indent="false">
        <style:tab-stops>
          <style:tab-stop style:position="0.0035in"/>
          <style:tab-stop style:position="0.4634in"/>
        </style:tab-stops>
      </style:paragraph-properties>
      <style:text-properties fo:font-size="9pt" fo:language="en" fo:country="GB" style:font-size-asian="9pt" style:font-size-complex="9pt"/>
    </style:style>
    <style:style style:name="P110" style:family="paragraph" style:parent-style-name="Style">
      <style:paragraph-properties fo:margin-left="0.3862in" fo:margin-right="0.0028in" fo:margin-top="0.1665in" fo:margin-bottom="0in" fo:line-height="0.2335in" fo:text-indent="0in" style:auto-text-indent="false"/>
      <style:text-properties fo:color="#202020" fo:font-size="9pt" fo:language="en" fo:country="GB" style:font-size-asian="9pt" style:font-size-complex="9pt"/>
    </style:style>
    <style:style style:name="P111" style:family="paragraph" style:parent-style-name="Style" style:list-style-name="WW8Num15">
      <style:paragraph-properties fo:margin-left="0.3862in" fo:margin-right="0.0028in" fo:margin-top="0.1665in" fo:margin-bottom="0in" fo:line-height="0.2335in" fo:text-indent="-0.3799in" style:auto-text-indent="false"/>
      <style:text-properties fo:font-size="9pt" fo:language="en" fo:country="GB" style:font-size-asian="9pt" style:font-size-complex="9pt"/>
    </style:style>
    <style:style style:name="P112" style:family="paragraph" style:parent-style-name="Style">
      <style:paragraph-properties fo:margin-left="0in" fo:margin-right="0.0063in" fo:margin-top="0.1665in" fo:margin-bottom="0in" fo:line-height="0.1362in" fo:text-indent="0in" style:auto-text-indent="false">
        <style:tab-stops>
          <style:tab-stop style:position="0.3701in"/>
        </style:tab-stops>
      </style:paragraph-properties>
      <style:text-properties fo:font-size="9pt" fo:language="en" fo:country="GB" style:font-size-asian="9pt" style:font-size-complex="9pt"/>
    </style:style>
    <style:style style:name="P113" style:family="paragraph" style:parent-style-name="Style">
      <style:paragraph-properties fo:margin-left="0in" fo:margin-right="0.0063in" fo:margin-top="0.1665in" fo:margin-bottom="0in" fo:line-height="0.1398in" fo:text-indent="0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14" style:family="paragraph" style:parent-style-name="Style">
      <style:paragraph-properties fo:margin-left="0in" fo:margin-right="0.0063in" fo:margin-top="0.1665in" fo:margin-bottom="0in" fo:line-height="0.1398in" fo:text-indent="0in" style:auto-text-indent="false">
        <style:tab-stops>
          <style:tab-stop style:position="0.0264in"/>
          <style:tab-stop style:position="0.3701in"/>
        </style:tab-stops>
      </style:paragraph-properties>
      <style:text-properties fo:font-size="9pt" fo:language="en" fo:country="GB" style:font-size-asian="9pt" style:font-size-complex="9pt"/>
    </style:style>
    <style:style style:name="P115" style:family="paragraph" style:parent-style-name="Style">
      <style:paragraph-properties fo:margin-left="0in" fo:margin-right="0.0063in" fo:margin-top="0.1665in" fo:margin-bottom="0in" fo:line-height="0.1299in" fo:text-indent="0in" style:auto-text-indent="false">
        <style:tab-stops>
          <style:tab-stop style:position="0.6465in"/>
          <style:tab-stop style:position="1.2299in"/>
        </style:tab-stops>
      </style:paragraph-properties>
      <style:text-properties fo:font-size="9pt" fo:language="en" fo:country="GB" style:font-size-asian="9pt" style:font-size-complex="9pt"/>
    </style:style>
    <style:style style:name="P116" style:family="paragraph" style:parent-style-name="Style">
      <style:paragraph-properties fo:margin-left="0in" fo:margin-right="0.0063in" fo:margin-top="0.1665in" fo:margin-bottom="0in" fo:line-height="0.1429in" fo:text-indent="0in" style:auto-text-indent="false">
        <style:tab-stops>
          <style:tab-stop style:position="0.6465in"/>
          <style:tab-stop style:position="1.2299in"/>
        </style:tab-stops>
      </style:paragraph-properties>
      <style:text-properties fo:font-size="9pt" fo:language="en" fo:country="GB" style:font-size-asian="9pt" style:font-size-complex="9pt"/>
    </style:style>
    <style:style style:name="P117" style:family="paragraph" style:parent-style-name="Style">
      <style:paragraph-properties fo:margin-left="0in" fo:margin-right="0.0063in" fo:margin-top="0.1665in" fo:margin-bottom="0in" fo:line-height="0.1429in" fo:text-indent="0in" style:auto-text-indent="false">
        <style:tab-stops>
          <style:tab-stop style:position="0.6465in"/>
          <style:tab-stop style:position="1.2299in"/>
        </style:tab-stops>
      </style:paragraph-properties>
      <style:text-properties fo:color="#000000" fo:font-size="9pt" fo:language="en" fo:country="GB" style:font-size-asian="9pt" style:font-size-complex="9pt"/>
    </style:style>
    <style:style style:name="P118" style:family="paragraph" style:parent-style-name="Style">
      <style:paragraph-properties fo:margin-left="1.2799in" fo:margin-right="0in" fo:margin-top="0.1665in" fo:margin-bottom="0in" fo:line-height="0.2362in" fo:text-indent="-1.9098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19" style:family="paragraph" style:parent-style-name="Style">
      <style:paragraph-properties fo:margin-left="1.2799in" fo:margin-right="0.0063in" fo:margin-top="0.1665in" fo:margin-bottom="0in" fo:line-height="0.2299in" fo:text-indent="-1.2799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20" style:family="paragraph" style:parent-style-name="Style" style:list-style-name="WW8Num27">
      <style:paragraph-properties fo:margin-left="0.3728in" fo:margin-right="0.0126in" fo:margin-top="0.1665in" fo:margin-bottom="0in" fo:line-height="0.2299in" fo:text-indent="-0.3465in" style:auto-text-indent="false"/>
      <style:text-properties fo:font-size="9pt" fo:language="en" fo:country="GB" style:font-size-asian="9pt" style:font-size-complex="9pt"/>
    </style:style>
    <style:style style:name="P121" style:family="paragraph" style:parent-style-name="Style" style:list-style-name="WW8Num27">
      <style:paragraph-properties fo:margin-left="0.3701in" fo:margin-right="0.0126in" fo:margin-top="0.1665in" fo:margin-bottom="0in" fo:line-height="0.2299in" fo:text-indent="-0.3465in" style:auto-text-indent="false"/>
      <style:text-properties fo:color="#000000" fo:font-size="9pt" fo:language="en" fo:country="GB" style:font-size-asian="9pt" style:font-size-complex="9pt"/>
    </style:style>
    <style:style style:name="P122" style:family="paragraph" style:parent-style-name="Style" style:list-style-name="WW8Num27">
      <style:paragraph-properties fo:margin-left="0.3665in" fo:margin-right="0.0126in" fo:margin-top="0.1665in" fo:margin-bottom="0in" fo:line-height="0.2299in" fo:text-indent="-0.3465in" style:auto-text-indent="false"/>
      <style:text-properties fo:font-size="9pt" fo:language="en" fo:country="GB" style:font-size-asian="9pt" style:font-size-complex="9pt"/>
    </style:style>
    <style:style style:name="P123" style:family="paragraph" style:parent-style-name="Style" style:list-style-name="WW8Num27">
      <style:paragraph-properties fo:margin-left="0.3563in" fo:margin-right="0.0193in" fo:margin-top="0.1665in" fo:margin-bottom="0in" fo:line-height="0.2299in" fo:text-indent="-0.3398in" style:auto-text-indent="false"/>
      <style:text-properties fo:color="#000000" fo:font-size="9pt" fo:language="en" fo:country="GB" style:font-size-asian="9pt" style:font-size-complex="9pt"/>
    </style:style>
    <style:style style:name="P124" style:family="paragraph" style:parent-style-name="Style">
      <style:paragraph-properties fo:line-height="0.1362in" fo:break-before="page">
        <style:tab-stops>
          <style:tab-stop style:position="0.3571in"/>
          <style:tab-stop style:position="0.8071in"/>
        </style:tab-stops>
      </style:paragraph-properties>
      <style:text-properties fo:language="en" fo:country="GB"/>
    </style:style>
    <style:style style:name="P125" style:family="paragraph" style:parent-style-name="Style">
      <style:paragraph-properties fo:break-before="page"/>
      <style:text-properties fo:color="#000000" fo:font-size="9pt" fo:language="en" fo:country="GB" style:font-size-asian="9pt" style:font-size-complex="9pt"/>
    </style:style>
    <style:style style:name="P126" style:family="paragraph" style:parent-style-name="Style">
      <style:paragraph-properties fo:margin-left="0in" fo:margin-right="0.0102in" fo:margin-top="0.1665in" fo:margin-bottom="0in" fo:line-height="0.1362in" fo:text-indent="0in" style:auto-text-indent="false" fo:break-before="page">
        <style:tab-stops>
          <style:tab-stop style:position="0.0201in"/>
          <style:tab-stop style:position="0.4035in"/>
        </style:tab-stops>
      </style:paragraph-properties>
      <style:text-properties fo:language="en" fo:country="GB"/>
    </style:style>
    <style:style style:name="P127" style:family="paragraph" style:parent-style-name="Style">
      <style:paragraph-properties fo:margin-left="0in" fo:margin-right="0.0102in" fo:margin-top="0.1665in" fo:margin-bottom="0in" fo:line-height="0.1398in" fo:text-indent="0in" style:auto-text-indent="false">
        <style:tab-stops>
          <style:tab-stop style:position="0.6937in"/>
          <style:tab-stop style:position="1.2701in"/>
        </style:tab-stops>
      </style:paragraph-properties>
      <style:text-properties fo:language="en" fo:country="GB"/>
    </style:style>
    <style:style style:name="P128" style:family="paragraph" style:parent-style-name="Style">
      <style:paragraph-properties fo:margin-left="0in" fo:margin-right="0.0102in" fo:margin-top="0.1665in" fo:margin-bottom="0in" fo:line-height="0.1429in" fo:text-indent="0in" style:auto-text-indent="false">
        <style:tab-stops>
          <style:tab-stop style:position="0.6937in"/>
          <style:tab-stop style:position="1.2701in"/>
        </style:tab-stops>
      </style:paragraph-properties>
      <style:text-properties fo:language="en" fo:country="GB"/>
    </style:style>
    <style:style style:name="P129" style:family="paragraph" style:parent-style-name="Style">
      <style:paragraph-properties fo:margin-left="0in" fo:margin-right="0.0102in" fo:margin-top="0.1665in" fo:margin-bottom="0in" fo:line-height="0.1429in" fo:text-indent="0in" style:auto-text-indent="false">
        <style:tab-stops>
          <style:tab-stop style:position="0.6965in"/>
          <style:tab-stop style:position="1.2665in"/>
        </style:tab-stops>
      </style:paragraph-properties>
      <style:text-properties fo:language="en" fo:country="GB"/>
    </style:style>
    <style:style style:name="P130" style:family="paragraph" style:parent-style-name="Style">
      <style:paragraph-properties fo:margin-left="1.2799in" fo:margin-right="0in" fo:margin-top="0.1665in" fo:margin-bottom="0in" fo:line-height="0.2264in" fo:text-indent="-1.9598in" style:auto-text-indent="false">
        <style:tab-stops>
          <style:tab-stop style:position="0.6866in"/>
          <style:tab-stop style:position="1.2634in"/>
        </style:tab-stops>
      </style:paragraph-properties>
      <style:text-properties fo:language="en" fo:country="GB"/>
    </style:style>
    <style:style style:name="P131" style:family="paragraph" style:parent-style-name="Style" style:list-style-name="WW8Num38">
      <style:paragraph-properties fo:margin-left="0.3929in" fo:margin-right="0.0071in" fo:margin-top="0.1665in" fo:margin-bottom="0in" fo:line-height="0.2299in" fo:text-indent="-0.3764in" style:auto-text-indent="false"/>
      <style:text-properties fo:font-size="9pt" fo:language="en" fo:country="GB" style:font-size-asian="9pt" style:font-size-complex="9pt"/>
    </style:style>
    <style:style style:name="P132" style:family="paragraph" style:parent-style-name="Style" style:list-style-name="WW8Num38">
      <style:paragraph-properties fo:margin-left="0.3866in" fo:margin-right="0.0102in" fo:margin-top="0.1665in" fo:margin-bottom="0in" fo:line-height="0.2299in" fo:text-indent="-0.3764in" style:auto-text-indent="false"/>
      <style:text-properties fo:font-size="9pt" fo:language="en" fo:country="GB" style:font-size-asian="9pt" style:font-size-complex="9pt"/>
    </style:style>
    <style:style style:name="P133" style:family="paragraph" style:parent-style-name="Style">
      <style:paragraph-properties fo:margin-left="0.3929in" fo:margin-right="0.0102in" fo:margin-top="0.1665in" fo:margin-bottom="0in" fo:line-height="0.1362in" fo:text-indent="0in" style:auto-text-indent="false"/>
      <style:text-properties fo:color="#000000" fo:font-size="8.5pt" fo:language="en" fo:country="GB" fo:font-weight="bold" style:font-size-asian="8.5pt" style:font-weight-asian="bold" style:font-size-complex="8.5pt" style:font-weight-complex="bold"/>
    </style:style>
    <style:style style:name="P134" style:family="paragraph" style:parent-style-name="Style">
      <style:paragraph-properties fo:margin-left="0.1165in" fo:margin-right="0.0102in" fo:margin-top="0.1665in" fo:margin-bottom="0in" fo:line-height="0.1429in" fo:text-indent="0in" style:auto-text-indent="false"/>
      <style:text-properties fo:language="en" fo:country="GB" fo:font-weight="bold" style:font-weight-asian="bold"/>
    </style:style>
    <style:style style:name="P135" style:family="paragraph" style:parent-style-name="Style">
      <style:paragraph-properties fo:margin-left="0.3898in" fo:margin-right="0.0102in" fo:margin-top="0.1665in" fo:margin-bottom="0in" fo:line-height="0.1335in" fo:text-indent="0in" style:auto-text-indent="false"/>
      <style:text-properties fo:color="#000000" fo:font-size="9pt" fo:language="en" fo:country="GB" style:text-underline-style="solid" style:text-underline-width="auto" style:text-underline-color="font-color" style:font-size-asian="9pt" style:font-size-complex="9pt"/>
    </style:style>
    <style:style style:name="P136" style:family="paragraph" style:parent-style-name="Style" style:list-style-name="WW8Num21">
      <style:paragraph-properties fo:margin-left="0.3799in" fo:margin-right="0.0165in" fo:margin-top="0.1665in" fo:margin-bottom="0in" fo:line-height="0.2465in" fo:text-indent="-0.3799in" style:auto-text-indent="false"/>
      <style:text-properties fo:language="en" fo:country="GB"/>
    </style:style>
    <style:style style:name="P137" style:family="paragraph" style:parent-style-name="Style" style:list-style-name="WW8Num21">
      <style:paragraph-properties fo:margin-left="0.3799in" fo:margin-right="0.0071in" fo:margin-top="0.1665in" fo:margin-bottom="0in" fo:line-height="0.2299in" fo:text-indent="-0.3764in" style:auto-text-indent="false"/>
      <style:text-properties fo:font-size="9pt" fo:language="en" fo:country="GB" style:font-size-asian="9pt" style:font-size-complex="9pt"/>
    </style:style>
    <style:style style:name="P138" style:family="paragraph" style:parent-style-name="Style" style:list-style-name="WW8Num40">
      <style:paragraph-properties fo:margin-left="0.3563in" fo:margin-right="0in" fo:margin-top="0.1665in" fo:margin-bottom="0in" fo:line-height="0.2299in" fo:text-indent="-0.3563in" style:auto-text-indent="false" fo:break-before="page"/>
      <style:text-properties fo:font-size="9pt" fo:language="en" fo:country="GB" style:font-size-asian="9pt" style:font-size-complex="9pt"/>
    </style:style>
    <style:style style:name="P139" style:family="paragraph" style:parent-style-name="Style">
      <style:paragraph-properties fo:margin-left="0in" fo:margin-right="0.0134in" fo:margin-top="0.1665in" fo:margin-bottom="0in" fo:line-height="0.1335in" fo:text-indent="0in" style:auto-text-indent="false">
        <style:tab-stops>
          <style:tab-stop style:position="0.6665in"/>
          <style:tab-stop style:position="1.2535in"/>
        </style:tab-stops>
      </style:paragraph-properties>
      <style:text-properties fo:font-size="9pt" fo:language="en" fo:country="GB" style:font-size-asian="9pt" style:font-size-complex="9pt"/>
    </style:style>
    <style:style style:name="P140" style:family="paragraph" style:parent-style-name="Style">
      <style:paragraph-properties fo:margin-left="0in" fo:margin-right="0.0134in" fo:margin-top="0.1665in" fo:margin-bottom="0in" fo:line-height="0.1362in" fo:text-indent="0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41" style:family="paragraph" style:parent-style-name="Style">
      <style:paragraph-properties fo:margin-left="0in" fo:margin-right="0.0134in" fo:margin-top="0.1665in" fo:margin-bottom="0in" fo:line-height="0.1362in" fo:text-indent="0in" style:auto-text-indent="false">
        <style:tab-stops>
          <style:tab-stop style:position="0.7366in"/>
          <style:tab-stop style:position="1.3201in"/>
        </style:tab-stops>
      </style:paragraph-properties>
      <style:text-properties fo:font-size="9pt" fo:language="en" fo:country="GB" style:font-size-asian="9pt" style:font-size-complex="9pt"/>
    </style:style>
    <style:style style:name="P142" style:family="paragraph" style:parent-style-name="Style">
      <style:paragraph-properties fo:margin-left="0in" fo:margin-right="0.0134in" fo:margin-top="0.1665in" fo:margin-bottom="0in" fo:line-height="0.1362in" fo:text-indent="0in" style:auto-text-indent="false">
        <style:tab-stops>
          <style:tab-stop style:position="0.7335in"/>
          <style:tab-stop style:position="1.3134in"/>
        </style:tab-stops>
      </style:paragraph-properties>
      <style:text-properties fo:font-size="9pt" fo:language="en" fo:country="GB" style:font-size-asian="9pt" style:font-size-complex="9pt"/>
    </style:style>
    <style:style style:name="P143" style:family="paragraph" style:parent-style-name="Style">
      <style:paragraph-properties fo:margin-left="0in" fo:margin-right="0.0134in" fo:margin-top="0.1665in" fo:margin-bottom="0in" fo:line-height="0.1362in" fo:text-indent="0in" style:auto-text-indent="false">
        <style:tab-stops>
          <style:tab-stop style:position="0.5764in"/>
          <style:tab-stop style:position="1.2965in"/>
        </style:tab-stops>
      </style:paragraph-properties>
      <style:text-properties fo:font-size="9pt" fo:language="en" fo:country="GB" style:font-size-asian="9pt" style:font-size-complex="9pt"/>
    </style:style>
    <style:style style:name="P144" style:family="paragraph" style:parent-style-name="Style">
      <style:paragraph-properties fo:margin-left="0in" fo:margin-right="0.0134in" fo:margin-top="0.1665in" fo:margin-bottom="0in" fo:line-height="0.1362in" fo:text-indent="0in" style:auto-text-indent="false">
        <style:tab-stops>
          <style:tab-stop style:position="0.5693in"/>
          <style:tab-stop style:position="1.2634in"/>
        </style:tab-stops>
      </style:paragraph-properties>
      <style:text-properties fo:font-size="9pt" fo:language="en" fo:country="GB" style:font-size-asian="9pt" style:font-size-complex="9pt"/>
    </style:style>
    <style:style style:name="P145" style:family="paragraph" style:parent-style-name="Style">
      <style:paragraph-properties fo:margin-left="0in" fo:margin-right="0.0134in" fo:margin-top="0.1665in" fo:margin-bottom="0in" fo:line-height="150%" fo:text-indent="0in" style:auto-text-indent="false">
        <style:tab-stops>
          <style:tab-stop style:position="0.6535in"/>
          <style:tab-stop style:position="1.2366in"/>
        </style:tab-stops>
      </style:paragraph-properties>
      <style:text-properties fo:font-size="9pt" fo:language="en" fo:country="GB" style:font-size-asian="9pt" style:font-size-complex="9pt"/>
    </style:style>
    <style:style style:name="P146" style:family="paragraph" style:parent-style-name="Style">
      <style:paragraph-properties fo:margin-left="0in" fo:margin-right="0.0134in" fo:margin-top="0.1665in" fo:margin-bottom="0in" fo:line-height="150%" fo:text-indent="0in" style:auto-text-indent="false">
        <style:tab-stops>
          <style:tab-stop style:position="0.6571in"/>
          <style:tab-stop style:position="1.2402in"/>
        </style:tab-stops>
      </style:paragraph-properties>
      <style:text-properties fo:font-size="9pt" fo:language="en" fo:country="GB" style:font-size-asian="9pt" style:font-size-complex="9pt"/>
    </style:style>
    <style:style style:name="P147" style:family="paragraph" style:parent-style-name="Style">
      <style:paragraph-properties fo:margin-left="0in" fo:margin-right="0.0134in" fo:margin-top="0.1665in" fo:margin-bottom="0in" fo:line-height="150%" fo:text-indent="0in" style:auto-text-indent="false">
        <style:tab-stops>
          <style:tab-stop style:position="0.6535in"/>
          <style:tab-stop style:position="1.2402in"/>
        </style:tab-stops>
      </style:paragraph-properties>
      <style:text-properties fo:font-size="9pt" fo:language="en" fo:country="GB" style:font-size-asian="9pt" style:font-size-complex="9pt"/>
    </style:style>
    <style:style style:name="P148" style:family="paragraph" style:parent-style-name="Style">
      <style:paragraph-properties fo:margin-left="0in" fo:margin-right="0.0134in" fo:margin-top="0.1665in" fo:margin-bottom="0in" fo:line-height="0.1398in" fo:text-indent="0in" style:auto-text-indent="false">
        <style:tab-stops>
          <style:tab-stop style:position="0.5299in"/>
        </style:tab-stops>
      </style:paragraph-properties>
      <style:text-properties fo:font-size="9pt" fo:language="en" fo:country="GB" style:font-size-asian="9pt" style:font-size-complex="9pt"/>
    </style:style>
    <style:style style:name="P149" style:family="paragraph" style:parent-style-name="Style">
      <style:paragraph-properties fo:margin-left="0in" fo:margin-right="0.0134in" fo:margin-top="0.1665in" fo:margin-bottom="0in" fo:line-height="0.1398in" fo:text-indent="0in" style:auto-text-indent="false">
        <style:tab-stops>
          <style:tab-stop style:position="0.7335in"/>
          <style:tab-stop style:position="1.3134in"/>
        </style:tab-stops>
      </style:paragraph-properties>
      <style:text-properties fo:font-size="9pt" fo:language="en" fo:country="GB" style:font-size-asian="9pt" style:font-size-complex="9pt"/>
    </style:style>
    <style:style style:name="P150" style:family="paragraph" style:parent-style-name="Style">
      <style:paragraph-properties fo:margin-left="0in" fo:margin-right="0.0134in" fo:margin-top="0.1665in" fo:margin-bottom="0in" fo:line-height="0.1398in" fo:text-indent="0in" style:auto-text-indent="false">
        <style:tab-stops>
          <style:tab-stop style:position="0.5728in"/>
          <style:tab-stop style:position="1.2563in"/>
        </style:tab-stops>
      </style:paragraph-properties>
      <style:text-properties fo:font-size="9pt" fo:language="en" fo:country="GB" style:font-size-asian="9pt" style:font-size-complex="9pt"/>
    </style:style>
    <style:style style:name="P151" style:family="paragraph" style:parent-style-name="Style">
      <style:paragraph-properties fo:margin-left="0in" fo:margin-right="0.0134in" fo:margin-top="0.1665in" fo:margin-bottom="0in" fo:line-height="0.1299in" fo:text-indent="0in" style:auto-text-indent="false">
        <style:tab-stops>
          <style:tab-stop style:position="0.7429in"/>
          <style:tab-stop style:position="1.3264in"/>
        </style:tab-stops>
      </style:paragraph-properties>
      <style:text-properties fo:font-size="9pt" fo:language="en" fo:country="GB" style:font-size-asian="9pt" style:font-size-complex="9pt"/>
    </style:style>
    <style:style style:name="P152" style:family="paragraph" style:parent-style-name="Style">
      <style:paragraph-properties fo:margin-left="0in" fo:margin-right="0.0134in" fo:margin-top="0.1665in" fo:margin-bottom="0in" fo:line-height="0.1299in" fo:text-indent="0in" style:auto-text-indent="false">
        <style:tab-stops>
          <style:tab-stop style:position="0.7402in"/>
          <style:tab-stop style:position="1.3236in"/>
        </style:tab-stops>
      </style:paragraph-properties>
      <style:text-properties fo:font-size="9pt" fo:language="en" fo:country="GB" style:font-size-asian="9pt" style:font-size-complex="9pt"/>
    </style:style>
    <style:style style:name="P153" style:family="paragraph" style:parent-style-name="Style">
      <style:paragraph-properties fo:margin-left="0in" fo:margin-right="0.0134in" fo:margin-top="0.1665in" fo:margin-bottom="0in" fo:line-height="0.2299in" fo:text-indent="0in" style:auto-text-indent="false"/>
      <style:text-properties fo:color="#000000" fo:font-size="9pt" fo:language="en" fo:country="GB" style:font-size-asian="9pt" style:font-size-complex="9pt"/>
    </style:style>
    <style:style style:name="P154" style:family="paragraph" style:parent-style-name="Style">
      <style:paragraph-properties fo:margin-left="0in" fo:margin-right="0.0134in" fo:margin-top="0.1665in" fo:margin-bottom="0in" fo:line-height="0.1429in" fo:text-indent="0in" style:auto-text-indent="false" fo:break-before="page">
        <style:tab-stops>
          <style:tab-stop style:position="0.7102in"/>
          <style:tab-stop style:position="1.2866in"/>
        </style:tab-stops>
      </style:paragraph-properties>
      <style:text-properties fo:font-size="9pt" fo:language="en" fo:country="GB" style:font-size-asian="9pt" style:font-size-complex="9pt"/>
    </style:style>
    <style:style style:name="P155" style:family="paragraph" style:parent-style-name="Style">
      <style:paragraph-properties fo:margin-left="1.2799in" fo:margin-right="0in" fo:margin-top="0.1665in" fo:margin-bottom="0in" fo:line-height="0.2335in" fo:text-indent="-1.2799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56" style:family="paragraph" style:parent-style-name="Style">
      <style:paragraph-properties fo:margin-left="1.2799in" fo:margin-right="0in" fo:margin-top="0.1665in" fo:margin-bottom="0in" fo:line-height="0.2362in" fo:text-indent="-1.2799in" style:auto-text-indent="false">
        <style:tab-stops>
          <style:tab-stop style:position="0.7071in"/>
          <style:tab-stop style:position="1.2807in"/>
        </style:tab-stops>
      </style:paragraph-properties>
      <style:text-properties fo:font-size="9pt" fo:language="en" fo:country="GB" style:font-size-asian="9pt" style:font-size-complex="9pt"/>
    </style:style>
    <style:style style:name="P157" style:family="paragraph" style:parent-style-name="Style">
      <style:paragraph-properties fo:margin-left="0.378in" fo:margin-right="0.0118in" fo:margin-top="0.1665in" fo:margin-bottom="0in" fo:line-height="0.1335in" fo:text-indent="0in" style:auto-text-indent="false"/>
      <style:text-properties fo:color="#000000" fo:font-size="9pt" fo:language="en" fo:country="GB" style:text-underline-style="solid" style:text-underline-width="auto" style:text-underline-color="font-color" style:font-size-asian="9pt" style:font-size-complex="9pt"/>
    </style:style>
    <style:style style:name="P158" style:family="paragraph" style:parent-style-name="Style" style:list-style-name="WW8Num41">
      <style:paragraph-properties fo:margin-left="0.3835in" fo:margin-right="0.0118in" fo:margin-top="0.1665in" fo:margin-bottom="0in" fo:line-height="0.2299in" fo:text-indent="-0.3563in" style:auto-text-indent="false"/>
      <style:text-properties fo:color="#000000" fo:font-size="9pt" fo:language="en" fo:country="GB" style:font-size-asian="9pt" style:font-size-complex="9pt"/>
    </style:style>
    <style:style style:name="P159" style:family="paragraph" style:parent-style-name="Style">
      <style:paragraph-properties fo:margin-left="1.2598in" fo:margin-right="0.0165in" fo:margin-top="0.1665in" fo:margin-bottom="0in" fo:line-height="150%" fo:text-indent="-1.2598in" style:auto-text-indent="false">
        <style:tab-stops>
          <style:tab-stop style:position="0.6634in"/>
          <style:tab-stop style:position="1.2437in"/>
        </style:tab-stops>
      </style:paragraph-properties>
      <style:text-properties fo:font-size="9pt" fo:language="en" fo:country="GB" style:font-size-asian="9pt" style:font-size-complex="9pt"/>
    </style:style>
    <style:style style:name="P160" style:family="paragraph" style:parent-style-name="Style">
      <style:paragraph-properties fo:margin-left="1.2598in" fo:margin-right="0.0161in" fo:margin-top="0.1665in" fo:margin-bottom="0in" fo:line-height="150%" fo:text-indent="-1.2598in" style:auto-text-indent="false">
        <style:tab-stops>
          <style:tab-stop style:position="0.6571in"/>
          <style:tab-stop style:position="1.2402in"/>
        </style:tab-stops>
      </style:paragraph-properties>
      <style:text-properties fo:font-size="9pt" fo:language="en" fo:country="GB" style:font-size-asian="9pt" style:font-size-complex="9pt"/>
    </style:style>
    <style:style style:name="P161" style:family="paragraph" style:parent-style-name="Style">
      <style:paragraph-properties fo:margin-left="1.2634in" fo:margin-right="0.0193in" fo:margin-top="0.1665in" fo:margin-bottom="0in" fo:line-height="150%" fo:text-indent="-1.2634in" style:auto-text-indent="false">
        <style:tab-stops>
          <style:tab-stop style:position="0.6535in"/>
          <style:tab-stop style:position="1.2366in"/>
        </style:tab-stops>
      </style:paragraph-properties>
      <style:text-properties fo:font-size="9pt" fo:language="en" fo:country="GB" style:font-size-asian="9pt" style:font-size-complex="9pt"/>
    </style:style>
    <style:style style:name="P162" style:family="paragraph" style:parent-style-name="Style">
      <style:paragraph-properties fo:margin-left="1.2563in" fo:margin-right="0.0264in" fo:margin-top="0.1665in" fo:margin-bottom="0in" fo:line-height="150%" fo:text-indent="-1.2563in" style:auto-text-indent="false">
        <style:tab-stops>
          <style:tab-stop style:position="0.6571in"/>
          <style:tab-stop style:position="1.2402in"/>
        </style:tab-stops>
      </style:paragraph-properties>
      <style:text-properties fo:font-size="9pt" fo:language="en" fo:country="GB" style:font-size-asian="9pt" style:font-size-complex="9pt"/>
    </style:style>
    <style:style style:name="P163" style:family="paragraph" style:parent-style-name="Style">
      <style:paragraph-properties fo:margin-left="0.3634in" fo:margin-right="0.0138in" fo:margin-top="0.1665in" fo:margin-bottom="0in" fo:line-height="0.1335in" fo:text-indent="0in" style:auto-text-indent="false"/>
      <style:text-properties fo:color="#000000" fo:font-size="9pt" fo:language="en" fo:country="GB" style:text-underline-style="solid" style:text-underline-width="auto" style:text-underline-color="font-color" style:font-size-asian="9pt" style:font-size-complex="9pt"/>
    </style:style>
    <style:style style:name="P164" style:family="paragraph" style:parent-style-name="Style" style:list-style-name="WW8Num4">
      <style:paragraph-properties fo:margin-left="0.3634in" fo:margin-right="0.0134in" fo:margin-top="0.1665in" fo:margin-bottom="0in" fo:line-height="0.2299in" fo:text-indent="-0.3429in" style:auto-text-indent="false"/>
      <style:text-properties fo:color="#000000" fo:font-size="9pt" fo:language="en" fo:country="GB" style:font-size-asian="9pt" style:font-size-complex="9pt"/>
    </style:style>
    <style:style style:name="P165" style:family="paragraph" style:parent-style-name="Style">
      <style:paragraph-properties fo:margin-left="0in" fo:margin-right="0.0138in" fo:margin-top="0.1665in" fo:margin-bottom="0in" fo:line-height="0.1362in" fo:text-indent="0in" style:auto-text-indent="false">
        <style:tab-stops>
          <style:tab-stop style:position="0.6366in"/>
          <style:tab-stop style:position="1.2236in"/>
        </style:tab-stops>
      </style:paragraph-properties>
      <style:text-properties fo:font-size="9pt" fo:language="en" fo:country="GB" style:font-size-asian="9pt" style:font-size-complex="9pt"/>
    </style:style>
    <style:style style:name="P166" style:family="paragraph" style:parent-style-name="Style">
      <style:paragraph-properties fo:margin-left="1.2429in" fo:margin-right="0in" fo:margin-top="0.1665in" fo:margin-bottom="0in" fo:line-height="0.2228in" fo:text-indent="-1.2429in" style:auto-text-indent="false">
        <style:tab-stops>
          <style:tab-stop style:position="0.6366in"/>
          <style:tab-stop style:position="1.2201in"/>
        </style:tab-stops>
      </style:paragraph-properties>
      <style:text-properties fo:font-size="9pt" fo:language="en" fo:country="GB" style:font-size-asian="9pt" style:font-size-complex="9pt"/>
    </style:style>
    <style:style style:name="P167" style:family="paragraph" style:parent-style-name="Style">
      <style:paragraph-properties fo:margin-left="1.2429in" fo:margin-right="0.0035in" fo:margin-top="0.1665in" fo:margin-bottom="0in" fo:line-height="0.2228in" fo:text-indent="-1.2429in" style:auto-text-indent="false">
        <style:tab-stops>
          <style:tab-stop style:position="0.6366in"/>
          <style:tab-stop style:position="1.2201in"/>
        </style:tab-stops>
      </style:paragraph-properties>
      <style:text-properties fo:font-size="9pt" fo:language="en" fo:country="GB" style:font-size-asian="9pt" style:font-size-complex="9pt"/>
    </style:style>
    <style:style style:name="P168" style:family="paragraph" style:parent-style-name="Style">
      <style:paragraph-properties fo:margin-left="1.2429in" fo:margin-right="0.0035in" fo:margin-top="0.1665in" fo:margin-bottom="0in" fo:line-height="0.2335in" fo:text-indent="-1.2429in" style:auto-text-indent="false">
        <style:tab-stops>
          <style:tab-stop style:position="0.6366in"/>
          <style:tab-stop style:position="1.2165in"/>
        </style:tab-stops>
      </style:paragraph-properties>
      <style:text-properties fo:font-size="9pt" fo:language="en" fo:country="GB" style:font-size-asian="9pt" style:font-size-complex="9pt"/>
    </style:style>
    <style:style style:name="P169" style:family="paragraph" style:parent-style-name="Style">
      <style:paragraph-properties fo:margin-left="0.35in" fo:margin-right="0.0138in" fo:margin-top="0.1665in" fo:margin-bottom="0in" fo:line-height="0.1335in" fo:text-indent="0in" style:auto-text-indent="false"/>
      <style:text-properties fo:color="#000000" fo:font-size="9pt" fo:language="en" fo:country="GB" style:text-underline-style="solid" style:text-underline-width="auto" style:text-underline-color="font-color" style:font-size-asian="9pt" style:font-size-complex="9pt"/>
    </style:style>
    <style:style style:name="P170" style:family="paragraph" style:parent-style-name="Style" style:list-style-name="WW8Num13">
      <style:paragraph-properties fo:margin-left="0.3335in" fo:margin-right="0.0138in" fo:margin-top="0.1665in" fo:margin-bottom="0in" style:line-height-at-least="0.2083in" fo:text-indent="0in" style:auto-text-indent="false"/>
      <style:text-properties fo:color="#000000" fo:font-size="9pt" fo:language="en" fo:country="GB" style:font-size-asian="9pt" style:font-size-complex="9pt"/>
    </style:style>
    <style:style style:name="P171" style:family="paragraph" style:parent-style-name="Style">
      <style:paragraph-properties fo:margin-left="1.2327in" fo:margin-right="0.0075in" fo:margin-top="0.1665in" fo:margin-bottom="0in" style:line-height-at-least="0.2083in" fo:text-indent="-1.2327in" style:auto-text-indent="false">
        <style:tab-stops>
          <style:tab-stop style:position="0.6307in"/>
          <style:tab-stop style:position="1.2102in"/>
        </style:tab-stops>
      </style:paragraph-properties>
      <style:text-properties fo:font-size="9pt" fo:language="en" fo:country="GB" style:font-size-asian="9pt" style:font-size-complex="9pt"/>
    </style:style>
    <style:style style:name="P172" style:family="paragraph" style:parent-style-name="Style">
      <style:paragraph-properties fo:margin-left="1.2244in" fo:margin-right="0.0193in" fo:margin-top="0.1665in" fo:margin-bottom="0in" style:line-height-at-least="0.2083in" fo:text-indent="-1.2244in" style:auto-text-indent="false">
        <style:tab-stops>
          <style:tab-stop style:position="0.6272in"/>
          <style:tab-stop style:position="1.2071in"/>
        </style:tab-stops>
      </style:paragraph-properties>
      <style:text-properties fo:font-size="9pt" fo:language="en" fo:country="GB" style:font-size-asian="9pt" style:font-size-complex="9pt"/>
    </style:style>
    <style:style style:name="P173" style:family="paragraph" style:parent-style-name="Style">
      <style:paragraph-properties fo:margin-left="1.2264in" fo:margin-right="0.0165in" fo:margin-top="0.1665in" fo:margin-bottom="0in" style:line-height-at-least="0.2083in" fo:text-indent="-1.2264in" style:auto-text-indent="false">
        <style:tab-stops>
          <style:tab-stop style:position="0.6236in"/>
          <style:tab-stop style:position="1.2035in"/>
        </style:tab-stops>
      </style:paragraph-properties>
      <style:text-properties fo:font-size="9pt" fo:language="en" fo:country="GB" style:font-size-asian="9pt" style:font-size-complex="9pt"/>
    </style:style>
    <style:style style:name="P174" style:family="paragraph" style:parent-style-name="Style">
      <style:paragraph-properties fo:margin-left="1.2165in" fo:margin-right="0.0161in" fo:margin-top="0.1665in" fo:margin-bottom="0in" style:line-height-at-least="0.2083in" fo:text-indent="-1.2165in" style:auto-text-indent="false">
        <style:tab-stops>
          <style:tab-stop style:position="0.6201in"/>
          <style:tab-stop style:position="1.2in"/>
        </style:tab-stops>
      </style:paragraph-properties>
      <style:text-properties fo:font-size="9pt" fo:language="en" fo:country="GB" style:font-size-asian="9pt" style:font-size-complex="9pt"/>
    </style:style>
    <style:style style:name="P175" style:family="paragraph" style:parent-style-name="Style" style:list-style-name="WW8Num47">
      <style:paragraph-properties fo:margin-left="0.4035in" fo:margin-right="0.0063in" fo:margin-top="0.1665in" fo:margin-bottom="0in" fo:line-height="0.2299in" fo:text-indent="-0.3764in" style:auto-text-indent="false"/>
      <style:text-properties fo:font-size="9pt" fo:language="en" fo:country="GB" style:font-size-asian="9pt" style:font-size-complex="9pt"/>
    </style:style>
    <style:style style:name="P176" style:family="paragraph" style:parent-style-name="Style" style:list-style-name="WW8Num47">
      <style:paragraph-properties fo:margin-left="0.4035in" fo:margin-right="0.0165in" fo:margin-top="0.1665in" fo:margin-bottom="0in" fo:line-height="0.2299in" fo:text-indent="-0.3764in" style:auto-text-indent="false"/>
      <style:text-properties fo:font-size="9pt" fo:language="en" fo:country="GB" style:font-size-asian="9pt" style:font-size-complex="9pt"/>
    </style:style>
    <style:style style:name="P177" style:family="paragraph" style:parent-style-name="Style" style:list-style-name="WW8Num47">
      <style:paragraph-properties fo:margin-left="0.4in" fo:margin-right="0.0134in" fo:margin-top="0.1665in" fo:margin-bottom="0in" fo:line-height="0.1398in" fo:text-indent="-0.3528in" style:auto-text-indent="false"/>
      <style:text-properties fo:color="#000000" fo:font-size="9pt" fo:language="en" fo:country="GB" style:font-size-asian="9pt" style:font-size-complex="9pt"/>
    </style:style>
    <style:style style:name="P178" style:family="paragraph" style:parent-style-name="Style">
      <style:paragraph-properties fo:margin-left="0.3902in" fo:margin-right="0.0161in" fo:margin-top="0.1665in" fo:margin-bottom="0in" fo:line-height="0.2299in" fo:text-indent="0in" style:auto-text-indent="false"/>
      <style:text-properties fo:font-size="9pt" fo:language="en" fo:country="GB" style:font-size-asian="9pt" style:font-size-complex="9pt"/>
    </style:style>
    <style:style style:name="P179" style:family="paragraph" style:parent-style-name="Style" style:list-style-name="WW8Num28">
      <style:paragraph-properties fo:margin-left="0.4in" fo:margin-right="0.0193in" fo:margin-top="0.1665in" fo:margin-bottom="0in" fo:line-height="0.2299in" fo:text-indent="-0.3764in" style:auto-text-indent="false"/>
      <style:text-properties fo:font-size="9pt" fo:language="en" fo:country="GB" style:font-size-asian="9pt" style:font-size-complex="9pt"/>
    </style:style>
    <style:style style:name="P180" style:family="paragraph" style:parent-style-name="Style" style:list-style-name="WW8Num28">
      <style:paragraph-properties fo:margin-left="0.3929in" fo:margin-right="0.0201in" fo:margin-top="0.1665in" fo:margin-bottom="0in" fo:line-height="0.2299in" fo:text-indent="-0.3764in" style:auto-text-indent="false"/>
      <style:text-properties fo:font-size="9pt" fo:language="en" fo:country="GB" style:font-size-asian="9pt" style:font-size-complex="9pt"/>
    </style:style>
    <style:style style:name="P181" style:family="paragraph" style:parent-style-name="Style" style:list-style-name="WW8Num20">
      <style:paragraph-properties fo:margin-left="0.4634in" fo:margin-right="0.0098in" fo:margin-top="0.1665in" fo:margin-bottom="0in" fo:line-height="0.2299in" fo:text-indent="-0.3835in" style:auto-text-indent="false" fo:break-before="page"/>
      <style:text-properties fo:font-size="9pt" fo:language="en" fo:country="GB" style:font-size-asian="9pt" style:font-size-complex="9pt"/>
    </style:style>
    <style:style style:name="P182" style:family="paragraph" style:parent-style-name="Style" style:list-style-name="WW8Num20">
      <style:paragraph-properties fo:margin-left="0.4634in" fo:margin-right="0.0165in" fo:margin-top="0.1665in" fo:margin-bottom="0in" fo:line-height="0.2299in" fo:text-indent="-0.3835in" style:auto-text-indent="false"/>
      <style:text-properties fo:font-size="9pt" fo:language="en" fo:country="GB" style:font-size-asian="9pt" style:font-size-complex="9pt"/>
    </style:style>
    <style:style style:name="P183" style:family="paragraph" style:parent-style-name="Style" style:list-style-name="WW8Num20">
      <style:paragraph-properties fo:margin-left="0.5402in" fo:margin-right="0.0134in" fo:margin-top="0.1665in" fo:margin-bottom="0in" fo:line-height="0.2335in" fo:text-indent="-0.5165in" style:auto-text-indent="false"/>
      <style:text-properties fo:font-size="9pt" fo:language="en" fo:country="GB" style:font-size-asian="9pt" style:font-size-complex="9pt"/>
    </style:style>
    <style:style style:name="P184" style:family="paragraph" style:parent-style-name="Style" style:list-style-name="WW8Num43">
      <style:paragraph-properties fo:margin-left="0.4492in" fo:margin-right="0.0327in" fo:margin-top="0.1665in" fo:margin-bottom="0in" fo:line-height="0.2299in" fo:text-indent="-0.3862in" style:auto-text-indent="false"/>
      <style:text-properties fo:font-size="9pt" fo:language="en" fo:country="GB" style:font-size-asian="9pt" style:font-size-complex="9pt"/>
    </style:style>
    <style:style style:name="P185" style:family="paragraph" style:parent-style-name="Style" style:list-style-name="WW8Num36">
      <style:paragraph-properties fo:margin-left="0.3992in" fo:margin-right="0.0299in" fo:margin-top="0.1665in" fo:margin-bottom="0in" fo:line-height="0.2228in" fo:text-indent="-0.3362in" style:auto-text-indent="false"/>
      <style:text-properties fo:font-size="9pt" fo:language="en" fo:country="GB" style:font-size-asian="9pt" style:font-size-complex="9pt"/>
    </style:style>
    <style:style style:name="P186" style:family="paragraph" style:parent-style-name="Style" style:list-style-name="WW8Num36">
      <style:paragraph-properties fo:margin-left="0.4563in" fo:margin-right="0.0236in" fo:margin-top="0.1665in" fo:margin-bottom="0in" fo:line-height="0.2299in" fo:text-indent="-0.3835in" style:auto-text-indent="false"/>
      <style:text-properties fo:font-size="9pt" fo:language="en" fo:country="GB" style:font-size-asian="9pt" style:font-size-complex="9pt"/>
    </style:style>
    <style:style style:name="P187" style:family="paragraph" style:parent-style-name="Style" style:list-style-name="WW8Num45">
      <style:paragraph-properties fo:margin-left="0.3957in" fo:margin-right="0.0071in" fo:margin-top="0.1665in" fo:margin-bottom="0in" fo:line-height="0.2264in" fo:text-indent="-0.3835in" style:auto-text-indent="false" fo:break-before="page"/>
      <style:text-properties fo:font-size="9pt" fo:language="en" fo:country="GB" style:font-size-asian="9pt" style:font-size-complex="9pt"/>
    </style:style>
    <style:style style:name="P188" style:family="paragraph" style:parent-style-name="Style" style:list-style-name="WW8Num19">
      <style:paragraph-properties fo:margin-left="0.3626in" fo:margin-right="0.0063in" fo:margin-top="0.1665in" fo:margin-bottom="0in" fo:line-height="0.2264in" fo:text-indent="-0.3429in" style:auto-text-indent="false"/>
      <style:text-properties fo:font-size="9pt" fo:language="en" fo:country="GB" style:font-size-asian="9pt" style:font-size-complex="9pt"/>
    </style:style>
    <style:style style:name="P189" style:family="paragraph" style:parent-style-name="Style" style:list-style-name="WW8Num19">
      <style:paragraph-properties fo:margin-left="0.3598in" fo:margin-right="0.0193in" fo:margin-top="0.1665in" fo:margin-bottom="0in" fo:line-height="0.2264in" fo:text-indent="-0.3429in" style:auto-text-indent="false"/>
      <style:text-properties fo:language="en" fo:country="GB"/>
    </style:style>
    <style:style style:name="P190" style:family="paragraph" style:parent-style-name="Style">
      <style:paragraph-properties fo:margin-left="0.3693in" fo:margin-right="0.0165in" fo:margin-top="0.1665in" fo:margin-bottom="0in" fo:line-height="0.1429in" fo:text-indent="0in" style:auto-text-indent="false"/>
      <style:text-properties fo:color="#000000" fo:font-size="8.5pt" fo:language="en" fo:country="GB" fo:font-weight="bold" style:font-size-asian="8.5pt" style:font-weight-asian="bold" style:font-size-complex="8.5pt" style:font-weight-complex="bold"/>
    </style:style>
    <style:style style:name="P191" style:family="paragraph" style:parent-style-name="Style" style:list-style-name="WW8Num30">
      <style:paragraph-properties fo:margin-left="0.3626in" fo:margin-right="0.0228in" fo:margin-top="0.1665in" fo:margin-bottom="0in" fo:line-height="0.2264in" fo:text-indent="-0.3429in" style:auto-text-indent="false"/>
      <style:text-properties fo:font-size="9pt" fo:language="en" fo:country="GB" style:font-size-asian="9pt" style:font-size-complex="9pt"/>
    </style:style>
    <style:style style:name="P192" style:family="paragraph" style:parent-style-name="Style">
      <style:paragraph-properties fo:margin-left="0in" fo:margin-right="0.0165in" fo:margin-top="0.1665in" fo:margin-bottom="0in" fo:line-height="0.1398in" fo:text-indent="0in" style:auto-text-indent="false">
        <style:tab-stops>
          <style:tab-stop style:position="0.0028in"/>
          <style:tab-stop style:position="0.3563in"/>
        </style:tab-stops>
      </style:paragraph-properties>
      <style:text-properties fo:font-size="9pt" fo:language="en" fo:country="GB" style:font-size-asian="9pt" style:font-size-complex="9pt"/>
    </style:style>
    <style:style style:name="P193" style:family="paragraph" style:parent-style-name="Style">
      <style:paragraph-properties fo:margin-left="1.2799in" fo:margin-right="0in" fo:margin-top="0.1665in" fo:margin-bottom="0in" fo:line-height="0.2193in" fo:text-indent="-1.9335in" style:auto-text-indent="false" fo:break-before="page">
        <style:tab-stops>
          <style:tab-stop style:position="0.6835in"/>
          <style:tab-stop style:position="1.2634in"/>
        </style:tab-stops>
      </style:paragraph-properties>
      <style:text-properties fo:font-size="9pt" fo:language="en" fo:country="GB" style:font-size-asian="9pt" style:font-size-complex="9pt"/>
    </style:style>
    <style:style style:name="P194" style:family="paragraph" style:parent-style-name="Style">
      <style:paragraph-properties fo:margin-left="1.2799in" fo:margin-right="0.0035in" fo:margin-top="0.1665in" fo:margin-bottom="0in" fo:line-height="0.2299in" fo:text-indent="-1.2799in" style:auto-text-indent="false">
        <style:tab-stops>
          <style:tab-stop style:position="0.6736in"/>
          <style:tab-stop style:position="1.2571in"/>
        </style:tab-stops>
      </style:paragraph-properties>
      <style:text-properties fo:font-size="9pt" fo:language="en" fo:country="GB" style:font-size-asian="9pt" style:font-size-complex="9pt"/>
    </style:style>
    <style:style style:name="P195" style:family="paragraph" style:parent-style-name="Style">
      <style:paragraph-properties fo:margin-left="1.2799in" fo:margin-right="0.0035in" fo:margin-top="0.1665in" fo:margin-bottom="0in" fo:line-height="0.2299in" fo:text-indent="-1.2799in" style:auto-text-indent="false">
        <style:tab-stops>
          <style:tab-stop style:position="0.6736in"/>
          <style:tab-stop style:position="1.2535in"/>
        </style:tab-stops>
      </style:paragraph-properties>
      <style:text-properties fo:font-size="9pt" fo:language="en" fo:country="GB" style:font-size-asian="9pt" style:font-size-complex="9pt"/>
    </style:style>
    <style:style style:name="P196" style:family="paragraph" style:parent-style-name="Style">
      <style:paragraph-properties fo:margin-left="1.2799in" fo:margin-right="0.0063in" fo:margin-top="0.1665in" fo:margin-bottom="0in" fo:line-height="0.2299in" fo:text-indent="-0.65in" style:auto-text-indent="false">
        <style:tab-stops>
          <style:tab-stop style:position="0.6701in"/>
          <style:tab-stop style:position="1.25in"/>
        </style:tab-stops>
      </style:paragraph-properties>
      <style:text-properties fo:font-size="9pt" fo:language="en" fo:country="GB" style:font-size-asian="9pt" style:font-size-complex="9pt"/>
    </style:style>
    <style:style style:name="P197" style:family="paragraph" style:parent-style-name="Style">
      <style:paragraph-properties fo:margin-left="0in" fo:margin-right="0.0098in" fo:margin-top="0.1665in" fo:margin-bottom="0in" fo:line-height="0.1362in" fo:text-indent="0in" style:auto-text-indent="false">
        <style:tab-stops>
          <style:tab-stop style:position="0.6701in"/>
          <style:tab-stop style:position="1.25in"/>
        </style:tab-stops>
      </style:paragraph-properties>
      <style:text-properties fo:font-size="9pt" fo:language="en" fo:country="GB" style:font-size-asian="9pt" style:font-size-complex="9pt"/>
    </style:style>
    <style:style style:name="P198" style:family="paragraph" style:parent-style-name="Style">
      <style:paragraph-properties fo:margin-left="0in" fo:margin-right="0.0098in" fo:margin-top="0.1665in" fo:margin-bottom="0in" fo:line-height="0.1362in" fo:text-indent="0in" style:auto-text-indent="false">
        <style:tab-stops>
          <style:tab-stop style:position="0.6665in"/>
          <style:tab-stop style:position="1.25in"/>
        </style:tab-stops>
      </style:paragraph-properties>
      <style:text-properties fo:font-size="9pt" fo:language="en" fo:country="GB" style:font-size-asian="9pt" style:font-size-complex="9pt"/>
    </style:style>
    <style:style style:name="P199" style:family="paragraph" style:parent-style-name="Style">
      <style:paragraph-properties fo:margin-left="0in" fo:margin-right="0.0098in" fo:margin-top="0.1665in" fo:margin-bottom="0in" fo:line-height="0.1335in" fo:text-indent="0in" style:auto-text-indent="false">
        <style:tab-stops>
          <style:tab-stop style:position="0.8in"/>
          <style:tab-stop style:position="1.2571in"/>
        </style:tab-stops>
      </style:paragraph-properties>
      <style:text-properties fo:font-size="9pt" fo:language="en" fo:country="GB" style:font-size-asian="9pt" style:font-size-complex="9pt"/>
    </style:style>
    <style:style style:name="P200" style:family="paragraph" style:parent-style-name="Style">
      <style:paragraph-properties fo:margin-left="0in" fo:margin-right="0.0098in" fo:margin-top="0.1665in" fo:margin-bottom="0in" fo:line-height="0.1335in" fo:text-indent="0in" style:auto-text-indent="false">
        <style:tab-stops>
          <style:tab-stop style:position="0.7965in"/>
          <style:tab-stop style:position="1.2535in"/>
        </style:tab-stops>
      </style:paragraph-properties>
      <style:text-properties fo:font-size="9pt" fo:language="en" fo:country="GB" style:font-size-asian="9pt" style:font-size-complex="9pt"/>
    </style:style>
    <style:style style:name="P201" style:family="paragraph" style:parent-style-name="Style" style:list-style-name="WW8Num44">
      <style:paragraph-properties fo:margin-left="0.3827in" fo:margin-right="0.0126in" fo:margin-top="0.1665in" fo:margin-bottom="0in" fo:line-height="0.2299in" fo:text-indent="-0.35in" style:auto-text-indent="false"/>
      <style:text-properties fo:font-size="9pt" fo:language="en" fo:country="GB" style:font-size-asian="9pt" style:font-size-complex="9pt"/>
    </style:style>
    <style:style style:name="P202" style:family="paragraph" style:parent-style-name="Style" style:list-style-name="WW8Num44">
      <style:paragraph-properties fo:margin-left="0.3827in" fo:margin-right="0.0126in" fo:margin-top="0.1665in" fo:margin-bottom="0in" fo:line-height="0.2299in" fo:text-indent="-0.35in" style:auto-text-indent="false"/>
      <style:text-properties fo:color="#000000" fo:font-size="9pt" fo:language="en" fo:country="GB" style:font-size-asian="9pt" style:font-size-complex="9pt"/>
    </style:style>
    <style:style style:name="P203" style:family="paragraph" style:parent-style-name="Style" style:list-style-name="WW8Num11">
      <style:paragraph-properties fo:margin-left="0.3598in" fo:margin-right="0in" fo:margin-top="0.1665in" fo:margin-bottom="0in" fo:line-height="0.2299in" fo:text-indent="-0.3465in" style:auto-text-indent="false"/>
      <style:text-properties fo:font-size="9pt" fo:language="en" fo:country="GB" style:font-size-asian="9pt" style:font-size-complex="9pt"/>
    </style:style>
    <style:style style:name="P204" style:family="paragraph" style:parent-style-name="Style">
      <style:paragraph-properties fo:margin-left="0in" fo:margin-right="0.0071in" fo:margin-top="0.1665in" fo:margin-bottom="0in" fo:line-height="0.1335in" fo:text-indent="0in" style:auto-text-indent="false">
        <style:tab-stops>
          <style:tab-stop style:position="0.65in"/>
          <style:tab-stop style:position="1.1811in"/>
        </style:tab-stops>
      </style:paragraph-properties>
      <style:text-properties fo:font-size="9pt" fo:language="en" fo:country="GB" style:font-size-asian="9pt" style:font-size-complex="9pt"/>
    </style:style>
    <style:style style:name="P205" style:family="paragraph" style:parent-style-name="Style">
      <style:paragraph-properties fo:margin-left="0in" fo:margin-right="0.0071in" fo:margin-top="0.1665in" fo:margin-bottom="0in" fo:line-height="0.1335in" fo:text-indent="0in" style:auto-text-indent="false">
        <style:tab-stops>
          <style:tab-stop style:position="0.6465in"/>
          <style:tab-stop style:position="1.1811in"/>
        </style:tab-stops>
      </style:paragraph-properties>
      <style:text-properties fo:font-size="9pt" fo:language="en" fo:country="GB" style:font-size-asian="9pt" style:font-size-complex="9pt"/>
    </style:style>
    <style:style style:name="P206" style:family="paragraph" style:parent-style-name="Style">
      <style:paragraph-properties fo:margin-left="0in" fo:margin-right="0.0071in" fo:margin-top="0.1665in" fo:margin-bottom="0in" fo:line-height="0.1299in" fo:text-indent="0in" style:auto-text-indent="false">
        <style:tab-stops>
          <style:tab-stop style:position="0.6465in"/>
          <style:tab-stop style:position="1.1811in"/>
        </style:tab-stops>
      </style:paragraph-properties>
      <style:text-properties fo:font-size="9pt" fo:language="en" fo:country="GB" style:font-size-asian="9pt" style:font-size-complex="9pt"/>
    </style:style>
    <style:style style:name="P207" style:family="paragraph" style:parent-style-name="Style">
      <style:paragraph-properties fo:margin-left="1.1811in" fo:margin-right="0.0035in" fo:margin-top="0.1665in" fo:margin-bottom="0in" fo:line-height="0.2228in" fo:text-indent="-1.0827in" style:auto-text-indent="false">
        <style:tab-stops>
          <style:tab-stop style:position="0.6465in"/>
        </style:tab-stops>
      </style:paragraph-properties>
      <style:text-properties fo:font-size="9pt" fo:language="en" fo:country="GB" style:font-size-asian="9pt" style:font-size-complex="9pt"/>
    </style:style>
    <style:style style:name="P208" style:family="paragraph" style:parent-style-name="Style" style:list-style-name="WW8Num48">
      <style:paragraph-properties fo:margin-left="0.3598in" fo:margin-right="0.0071in" fo:margin-top="0.1665in" fo:margin-bottom="0in" fo:line-height="0.2299in" fo:text-indent="-0.3465in" style:auto-text-indent="false"/>
      <style:text-properties fo:font-size="9pt" fo:language="en" fo:country="GB" style:font-size-asian="9pt" style:font-size-complex="9pt"/>
    </style:style>
    <style:style style:name="P209" style:family="paragraph" style:parent-style-name="Style" style:list-style-name="WW8Num48">
      <style:paragraph-properties fo:margin-left="0.3598in" fo:margin-right="0.0035in" fo:margin-top="0.1665in" fo:margin-bottom="0in" fo:line-height="0.2299in" fo:text-indent="-0.3465in" style:auto-text-indent="false"/>
      <style:text-properties fo:font-size="9pt" fo:language="en" fo:country="GB" style:font-size-asian="9pt" style:font-size-complex="9pt"/>
    </style:style>
    <style:style style:name="P210" style:family="paragraph" style:parent-style-name="Style">
      <style:paragraph-properties fo:margin-left="0.3661in" fo:margin-right="0in" fo:margin-top="0.1665in" fo:margin-bottom="0in" fo:line-height="0.2299in" fo:text-indent="0in" style:auto-text-indent="false" fo:break-before="page"/>
      <style:text-properties fo:color="#000000" fo:font-size="9pt" fo:language="en" fo:country="GB" style:font-size-asian="9pt" style:font-size-complex="9pt"/>
    </style:style>
    <style:style style:name="P211" style:family="paragraph" style:parent-style-name="Style">
      <style:paragraph-properties fo:margin-left="0.3661in" fo:margin-right="0in" fo:margin-top="0.2835in" fo:margin-bottom="0in" fo:line-height="0.1398in" fo:text-indent="0in" style:auto-text-indent="false"/>
      <style:text-properties fo:color="#000000" fo:font-size="8.5pt" fo:language="en" fo:country="GB" fo:font-weight="bold" style:font-size-asian="8.5pt" style:font-weight-asian="bold" style:font-size-complex="8.5pt" style:font-weight-complex="bold"/>
    </style:style>
    <style:style style:name="P212" style:family="paragraph" style:parent-style-name="Style" style:list-style-name="WW8Num42">
      <style:paragraph-properties fo:margin-left="0.3598in" fo:margin-right="0.0028in" fo:margin-top="0.1665in" fo:margin-bottom="0in" fo:line-height="0.2299in" fo:text-indent="-0.3429in" style:auto-text-indent="false"/>
      <style:text-properties fo:color="#000000" fo:font-size="9pt" fo:language="en" fo:country="GB" style:font-size-asian="9pt" style:font-size-complex="9pt"/>
    </style:style>
    <style:style style:name="P213" style:family="paragraph" style:parent-style-name="Style" style:list-style-name="WW8Num42">
      <style:paragraph-properties fo:margin-left="0.3563in" fo:margin-right="0.0098in" fo:margin-top="0.1665in" fo:margin-bottom="0in" fo:line-height="0.2299in" fo:text-indent="-0.3429in" style:auto-text-indent="false"/>
      <style:text-properties fo:color="#000000" fo:font-size="9pt" fo:language="en" fo:country="GB" style:font-size-asian="9pt" style:font-size-complex="9pt"/>
    </style:style>
    <style:style style:name="P214" style:family="paragraph" style:parent-style-name="Style" style:list-style-name="WW8Num42">
      <style:paragraph-properties fo:margin-left="0.3465in" fo:margin-right="0.0126in" fo:margin-top="0.1665in" fo:margin-bottom="0in" fo:line-height="0.2299in" fo:text-indent="-0.3429in" style:auto-text-indent="false"/>
      <style:text-properties fo:color="#000000" fo:font-size="9pt" fo:language="en" fo:country="GB" style:font-size-asian="9pt" style:font-size-complex="9pt"/>
    </style:style>
    <style:style style:name="P215" style:family="paragraph" style:parent-style-name="Style" style:list-style-name="WW8Num35">
      <style:paragraph-properties fo:margin-left="0.3465in" fo:margin-right="0.0126in" fo:margin-top="0.1665in" fo:margin-bottom="0in" fo:line-height="0.2299in" fo:text-indent="-0.3429in" style:auto-text-indent="false"/>
      <style:text-properties fo:color="#000000" fo:font-size="9pt" fo:language="en" fo:country="GB" style:font-size-asian="9pt" style:font-size-complex="9pt"/>
    </style:style>
    <style:style style:name="P216" style:family="paragraph" style:parent-style-name="Style">
      <style:paragraph-properties fo:margin-left="1.2799in" fo:margin-right="0.2898in" fo:margin-top="0.1665in" fo:margin-bottom="0in" fo:line-height="0.2335in" fo:text-indent="-2.0693in" style:auto-text-indent="false">
        <style:tab-stops>
          <style:tab-stop style:position="0.8in"/>
          <style:tab-stop style:position="1.2535in"/>
        </style:tab-stops>
      </style:paragraph-properties>
      <style:text-properties fo:font-size="9pt" fo:language="en" fo:country="GB" style:font-size-asian="9pt" style:font-size-complex="9pt"/>
    </style:style>
    <style:style style:name="P217" style:family="paragraph" style:parent-style-name="Style">
      <style:paragraph-properties fo:margin-left="1.2799in" fo:margin-right="0.2528in" fo:margin-top="0.1665in" fo:margin-bottom="0in" fo:line-height="0.2264in" fo:text-indent="-2.0693in" style:auto-text-indent="false">
        <style:tab-stops>
          <style:tab-stop style:position="0.8in"/>
          <style:tab-stop style:position="1.2535in"/>
        </style:tab-stops>
      </style:paragraph-properties>
      <style:text-properties fo:font-size="9pt" fo:language="en" fo:country="GB" style:font-size-asian="9pt" style:font-size-complex="9pt"/>
    </style:style>
    <style:style style:name="P218" style:family="paragraph" style:parent-style-name="Style">
      <style:paragraph-properties fo:margin-left="1.2799in" fo:margin-right="0.3291in" fo:margin-top="0.1665in" fo:margin-bottom="0in" fo:line-height="0.2299in" fo:text-indent="-1.2799in" style:auto-text-indent="false">
        <style:tab-stops>
          <style:tab-stop style:position="0.8in"/>
          <style:tab-stop style:position="1.2535in"/>
        </style:tab-stops>
      </style:paragraph-properties>
      <style:text-properties fo:font-size="9pt" fo:language="en" fo:country="GB" style:font-size-asian="9pt" style:font-size-complex="9pt"/>
    </style:style>
    <style:style style:name="P219" style:family="paragraph" style:parent-style-name="Style">
      <style:paragraph-properties fo:margin-left="1.2799in" fo:margin-right="0.1661in" fo:margin-top="0.1665in" fo:margin-bottom="0in" fo:line-height="0.2228in" fo:text-indent="-1.2799in" style:auto-text-indent="false">
        <style:tab-stops>
          <style:tab-stop style:position="0.7965in"/>
          <style:tab-stop style:position="1.2571in"/>
        </style:tab-stops>
      </style:paragraph-properties>
      <style:text-properties fo:font-size="9pt" fo:language="en" fo:country="GB" style:font-size-asian="9pt" style:font-size-complex="9pt"/>
    </style:style>
    <style:style style:name="P220" style:family="paragraph" style:parent-style-name="Style">
      <style:paragraph-properties fo:margin-left="0.3957in" fo:margin-right="0.0008in" fo:margin-top="0.1665in" fo:margin-bottom="0in" fo:line-height="0.2362in" fo:text-indent="0in" style:auto-text-indent="false" fo:break-before="page"/>
      <style:text-properties fo:font-size="9pt" fo:language="en" fo:country="GB" style:font-size-asian="9pt" style:font-size-complex="9pt"/>
    </style:style>
    <style:style style:name="P221" style:family="paragraph" style:parent-style-name="Style" style:list-style-name="WW8Num46">
      <style:paragraph-properties fo:margin-left="0.3925in" fo:margin-right="0.0008in" fo:margin-top="0.1665in" fo:margin-bottom="0in" fo:line-height="0.2264in" fo:text-indent="-0.2335in" style:auto-text-indent="false"/>
      <style:text-properties fo:font-size="9pt" fo:language="en" fo:country="GB" style:font-size-asian="9pt" style:font-size-complex="9pt"/>
    </style:style>
    <style:style style:name="P222" style:family="paragraph" style:parent-style-name="Style" style:list-style-name="WW8Num46">
      <style:paragraph-properties fo:margin-left="0.3925in" fo:margin-right="0.0102in" fo:margin-top="0.1665in" fo:margin-bottom="0in" fo:line-height="0.2264in" fo:text-indent="-0.2335in" style:auto-text-indent="false"/>
      <style:text-properties fo:font-size="9pt" fo:language="en" fo:country="GB" style:font-size-asian="9pt" style:font-size-complex="9pt"/>
    </style:style>
    <style:style style:name="P223" style:family="paragraph" style:parent-style-name="Style" style:list-style-name="WW8Num46">
      <style:paragraph-properties fo:margin-left="0.3925in" fo:margin-right="0.0102in" fo:margin-top="0.1665in" fo:margin-bottom="0in" fo:line-height="0.2264in" fo:text-indent="-0.2335in" style:auto-text-indent="false"/>
      <style:text-properties fo:language="en" fo:country="GB"/>
    </style:style>
    <style:style style:name="P224" style:family="paragraph" style:parent-style-name="Style">
      <style:paragraph-properties fo:margin-left="0.3827in" fo:margin-right="0.0138in" fo:margin-top="0.1665in" fo:margin-bottom="0in" fo:line-height="0.1299in" fo:text-indent="0in" style:auto-text-indent="false"/>
      <style:text-properties fo:color="#000000" fo:font-size="8.5pt" fo:language="en" fo:country="GB" fo:font-weight="bold" style:font-size-asian="8.5pt" style:font-weight-asian="bold" style:font-size-complex="8.5pt" style:font-weight-complex="bold"/>
    </style:style>
    <style:style style:name="P225" style:family="paragraph" style:parent-style-name="Style" style:list-style-name="WW8Num2">
      <style:paragraph-properties fo:margin-left="0.3764in" fo:margin-right="0.0236in" fo:margin-top="0.1665in" fo:margin-bottom="0in" fo:line-height="0.2335in" fo:text-indent="-0.3429in" style:auto-text-indent="false"/>
      <style:text-properties fo:font-size="9pt" fo:language="en" fo:country="GB" style:font-size-asian="9pt" style:font-size-complex="9pt"/>
    </style:style>
    <style:style style:name="P226" style:family="paragraph" style:parent-style-name="Style" style:list-style-name="WW8Num2">
      <style:paragraph-properties fo:margin-left="0.3799in" fo:margin-right="0.0165in" fo:margin-top="0.1665in" fo:margin-bottom="0in" fo:line-height="0.2264in" fo:text-indent="-0.3465in" style:auto-text-indent="false"/>
      <style:text-properties fo:font-size="9pt" fo:language="en" fo:country="GB" style:font-size-asian="9pt" style:font-size-complex="9pt"/>
    </style:style>
    <style:style style:name="P227" style:family="paragraph" style:parent-style-name="Style" style:list-style-name="WW8Num2">
      <style:paragraph-properties fo:margin-left="0.3835in" fo:margin-right="0.0165in" fo:margin-top="0.1665in" fo:margin-bottom="0in" fo:line-height="0.2264in" fo:text-indent="-0.3465in" style:auto-text-indent="false"/>
      <style:text-properties fo:font-size="9pt" fo:language="en" fo:country="GB" style:font-size-asian="9pt" style:font-size-complex="9pt"/>
    </style:style>
    <style:style style:name="P228" style:family="paragraph" style:parent-style-name="Style">
      <style:paragraph-properties fo:margin-left="3.3898in" fo:margin-right="0.0138in" fo:margin-top="0.1665in" fo:margin-bottom="0in" fo:line-height="0.1264in" fo:text-indent="0in" style:auto-text-indent="false"/>
      <style:text-properties fo:color="#000000" style:font-name="Times New Roman" fo:font-size="8.5pt" fo:language="en" fo:country="GB" style:font-size-asian="8.5pt" style:font-name-complex="Times New Roman" style:font-size-complex="8.5pt" style:text-scale="105%"/>
    </style:style>
    <style:style style:name="P229" style:family="paragraph" style:parent-style-name="Style">
      <style:paragraph-properties fo:margin-left="0.3965in" fo:margin-right="0in" fo:margin-top="0.1665in" fo:margin-bottom="0in" fo:line-height="0.2299in" fo:text-indent="0in" style:auto-text-indent="false" fo:break-before="page"/>
      <style:text-properties fo:font-size="9pt" fo:language="en" fo:country="GB" style:font-size-asian="9pt" style:font-size-complex="9pt"/>
    </style:style>
    <style:style style:name="P230" style:family="paragraph" style:parent-style-name="Style">
      <style:paragraph-properties fo:margin-left="0.3929in" fo:margin-right="0.0307in" fo:margin-top="0.1665in" fo:margin-bottom="0in" fo:line-height="0.1465in" fo:text-indent="0in" style:auto-text-indent="false"/>
      <style:text-properties fo:font-size="9pt" fo:language="en" fo:country="GB" style:font-size-asian="9pt" style:font-size-complex="9pt"/>
    </style:style>
    <style:style style:name="P231" style:family="paragraph" style:parent-style-name="Style">
      <style:paragraph-properties fo:margin-left="0.3929in" fo:margin-right="0.0307in" fo:margin-top="0.1665in" fo:margin-bottom="0in" fo:line-height="0.1465in" fo:text-indent="0in" style:auto-text-indent="false"/>
      <style:text-properties fo:font-size="9pt" fo:language="en" fo:country="GB" fo:font-style="italic" style:font-size-asian="9pt" style:font-style-asian="italic" style:font-size-complex="9pt" style:font-style-complex="italic"/>
    </style:style>
    <style:style style:name="P232" style:family="paragraph" style:parent-style-name="Style">
      <style:paragraph-properties fo:margin-left="0in" fo:margin-right="0.0307in" fo:margin-top="0.1665in" fo:margin-bottom="0in" fo:line-height="0.1398in" fo:text-indent="0in" style:auto-text-indent="false">
        <style:tab-stops>
          <style:tab-stop style:position="0.6165in"/>
          <style:tab-stop style:position="1.1902in"/>
        </style:tab-stops>
      </style:paragraph-properties>
      <style:text-properties fo:font-size="9pt" fo:language="en" fo:country="GB" style:font-size-asian="9pt" style:font-size-complex="9pt"/>
    </style:style>
    <style:style style:name="P233" style:family="paragraph" style:parent-style-name="Style">
      <style:paragraph-properties fo:margin-left="0in" fo:margin-right="0.0307in" fo:margin-top="0.1665in" fo:margin-bottom="0in" fo:line-height="0.1398in" fo:text-indent="0in" style:auto-text-indent="false">
        <style:tab-stops>
          <style:tab-stop style:position="0.6134in"/>
          <style:tab-stop style:position="1.1902in"/>
        </style:tab-stops>
      </style:paragraph-properties>
      <style:text-properties fo:font-size="9pt" fo:language="en" fo:country="GB" style:font-size-asian="9pt" style:font-size-complex="9pt"/>
    </style:style>
    <style:style style:name="P234" style:family="paragraph" style:parent-style-name="Style">
      <style:paragraph-properties fo:margin-left="0in" fo:margin-right="0.0307in" fo:margin-top="0.1665in" fo:margin-bottom="0in" fo:line-height="0.1429in" fo:text-indent="0in" style:auto-text-indent="false">
        <style:tab-stops>
          <style:tab-stop style:position="0.6165in"/>
          <style:tab-stop style:position="1.1902in"/>
        </style:tab-stops>
      </style:paragraph-properties>
      <style:text-properties fo:font-size="9pt" fo:language="en" fo:country="GB" style:font-size-asian="9pt" style:font-size-complex="9pt"/>
    </style:style>
    <style:style style:name="P235" style:family="paragraph" style:parent-style-name="Style">
      <style:paragraph-properties fo:margin-left="0in" fo:margin-right="0.0307in" fo:margin-top="0.1665in" fo:margin-bottom="0in" fo:line-height="0.1362in" fo:text-indent="0in" style:auto-text-indent="false">
        <style:tab-stops>
          <style:tab-stop style:position="0.4937in"/>
          <style:tab-stop style:position="1.1866in"/>
        </style:tab-stops>
      </style:paragraph-properties>
      <style:text-properties fo:font-size="9pt" fo:language="en" fo:country="GB" style:font-size-asian="9pt" style:font-size-complex="9pt"/>
    </style:style>
    <style:style style:name="P236" style:family="paragraph" style:parent-style-name="Style">
      <style:paragraph-properties fo:margin-left="0in" fo:margin-right="0.0307in" fo:margin-top="0.1665in" fo:margin-bottom="0in" fo:line-height="0.1362in" fo:text-indent="0in" style:auto-text-indent="false">
        <style:tab-stops>
          <style:tab-stop style:position="0.4937in"/>
          <style:tab-stop style:position="1.1835in"/>
        </style:tab-stops>
      </style:paragraph-properties>
      <style:text-properties fo:font-size="9pt" fo:language="en" fo:country="GB" style:font-size-asian="9pt" style:font-size-complex="9pt"/>
    </style:style>
    <style:style style:name="P237" style:family="paragraph" style:parent-style-name="Style">
      <style:paragraph-properties fo:margin-left="0in" fo:margin-right="0.0307in" fo:margin-top="0.1665in" fo:margin-bottom="0in" fo:line-height="0.1362in" fo:text-indent="0in" style:auto-text-indent="false">
        <style:tab-stops>
          <style:tab-stop style:position="0.4835in"/>
          <style:tab-stop style:position="1.1772in"/>
        </style:tab-stops>
      </style:paragraph-properties>
      <style:text-properties fo:font-size="9pt" fo:language="en" fo:country="GB" style:font-size-asian="9pt" style:font-size-complex="9pt"/>
    </style:style>
    <style:style style:name="P238" style:family="paragraph" style:parent-style-name="Style">
      <style:paragraph-properties fo:margin-left="0in" fo:margin-right="0.0307in" fo:margin-top="0.1665in" fo:margin-bottom="0in" fo:line-height="0.1299in" fo:text-indent="0in" style:auto-text-indent="false">
        <style:tab-stops>
          <style:tab-stop style:position="0.4902in"/>
          <style:tab-stop style:position="1.1772in"/>
        </style:tab-stops>
      </style:paragraph-properties>
      <style:text-properties fo:font-size="9pt" fo:language="en" fo:country="GB" style:font-size-asian="9pt" style:font-size-complex="9pt"/>
    </style:style>
    <style:style style:name="P239" style:family="paragraph" style:parent-style-name="Style" style:list-style-name="WW8Num18">
      <style:paragraph-properties fo:margin-left="0in" fo:margin-right="0.0327in" fo:margin-top="0.1665in" fo:margin-bottom="0in" fo:line-height="0.2299in" fo:text-indent="0in" style:auto-text-indent="false"/>
      <style:text-properties fo:font-size="9pt" fo:language="en" fo:country="GB" style:font-size-asian="9pt" style:font-size-complex="9pt"/>
    </style:style>
    <style:style style:name="P240" style:family="paragraph" style:parent-style-name="Style" style:list-style-name="WW8Num22">
      <style:paragraph-properties fo:margin-left="0.3701in" fo:margin-right="0.0272in" fo:margin-top="0.1665in" fo:margin-bottom="0in" fo:line-height="0.2299in" fo:text-indent="-0.3429in" style:auto-text-indent="false"/>
      <style:text-properties fo:font-size="9pt" fo:language="en" fo:country="GB" style:font-size-asian="9pt" style:font-size-complex="9pt"/>
    </style:style>
    <style:style style:name="P241" style:family="paragraph" style:parent-style-name="Style" style:list-style-name="WW8Num22">
      <style:paragraph-properties fo:margin-left="0.3634in" fo:margin-right="0.0299in" fo:margin-top="0.1665in" fo:margin-bottom="0in" fo:line-height="0.2299in" fo:text-indent="-0.3429in" style:auto-text-indent="false"/>
      <style:text-properties fo:font-size="9pt" fo:language="en" fo:country="GB" style:font-size-asian="9pt" style:font-size-complex="9pt"/>
    </style:style>
    <style:style style:name="P242" style:family="paragraph" style:parent-style-name="Style" style:list-style-name="WW8Num22">
      <style:paragraph-properties fo:margin-left="0.3665in" fo:margin-right="0.0272in" fo:margin-top="0.1665in" fo:margin-bottom="0in" fo:line-height="0.2299in" fo:text-indent="-0.3429in" style:auto-text-indent="false"/>
      <style:text-properties fo:font-size="9pt" fo:language="en" fo:country="GB" style:font-size-asian="9pt" style:font-size-complex="9pt"/>
    </style:style>
    <style:style style:name="P243" style:family="paragraph" style:parent-style-name="Style">
      <style:paragraph-properties fo:margin-left="0.3665in" fo:margin-right="0in" fo:margin-top="0.1665in" fo:margin-bottom="0in" fo:line-height="0.2264in" fo:text-indent="0in" style:auto-text-indent="false" fo:break-before="page"/>
      <style:text-properties fo:font-size="9pt" fo:language="en" fo:country="GB" style:font-size-asian="9pt" style:font-size-complex="9pt"/>
    </style:style>
    <style:style style:name="P244" style:family="paragraph" style:parent-style-name="Style" style:list-style-name="WW8Num6">
      <style:paragraph-properties fo:margin-left="0.35in" fo:margin-right="0.0126in" fo:margin-top="0.1665in" fo:margin-bottom="0in" fo:line-height="0.2228in" fo:text-indent="-0.3429in" style:auto-text-indent="false"/>
      <style:text-properties fo:font-size="9pt" fo:language="en" fo:country="GB" style:font-size-asian="9pt" style:font-size-complex="9pt"/>
    </style:style>
    <style:style style:name="P245" style:family="paragraph" style:parent-style-name="Style" style:list-style-name="WW8Num6">
      <style:paragraph-properties fo:margin-left="0.35in" fo:margin-right="0.0161in" fo:margin-top="0.1665in" fo:margin-bottom="0in" fo:line-height="0.2228in" fo:text-indent="-0.3429in" style:auto-text-indent="false"/>
      <style:text-properties fo:font-size="9pt" fo:language="en" fo:country="GB" style:font-size-asian="9pt" style:font-size-complex="9pt"/>
    </style:style>
    <style:style style:name="P246" style:family="paragraph" style:parent-style-name="Style" style:list-style-name="WW8Num10">
      <style:paragraph-properties fo:margin-left="0.35in" fo:margin-right="0.0161in" fo:margin-top="0.1665in" fo:margin-bottom="0in" fo:line-height="0.2228in" fo:text-indent="-0.3429in" style:auto-text-indent="false"/>
      <style:text-properties fo:font-size="9pt" fo:language="en" fo:country="GB" style:font-size-asian="9pt" style:font-size-complex="9pt"/>
    </style:style>
    <style:style style:name="P247" style:family="paragraph" style:parent-style-name="Style" style:list-style-name="WW8Num8">
      <style:paragraph-properties fo:margin-left="0.3465in" fo:margin-right="0.0161in" fo:margin-top="0.1665in" fo:margin-bottom="0in" fo:line-height="0.2228in" fo:text-indent="-0.3429in" style:auto-text-indent="false"/>
      <style:text-properties fo:font-size="9pt" fo:language="en" fo:country="GB" style:font-size-asian="9pt" style:font-size-complex="9pt"/>
    </style:style>
    <style:style style:name="P248" style:family="paragraph" style:parent-style-name="Style">
      <style:paragraph-properties fo:margin-left="0.3756in" fo:margin-right="0in" fo:margin-top="0.1665in" fo:margin-bottom="0in" fo:line-height="0.2228in" fo:text-indent="0in" style:auto-text-indent="false" fo:break-before="page"/>
      <style:text-properties fo:font-size="9pt" fo:language="en" fo:country="GB" style:font-size-asian="9pt" style:font-size-complex="9pt"/>
    </style:style>
    <style:style style:name="P249" style:family="paragraph" style:parent-style-name="Style" style:list-style-name="WW8Num23">
      <style:paragraph-properties fo:margin-left="0.3661in" fo:margin-right="0in" fo:margin-top="0.1665in" fo:margin-bottom="0in" fo:line-height="0.2264in" fo:text-indent="-0.3398in" style:auto-text-indent="false"/>
      <style:text-properties fo:font-size="9pt" fo:language="en" fo:country="GB" style:font-size-asian="9pt" style:font-size-complex="9pt"/>
    </style:style>
    <style:style style:name="P250" style:family="paragraph" style:parent-style-name="Style" style:list-style-name="WW8Num23">
      <style:paragraph-properties fo:margin-left="0.3661in" fo:margin-right="0in" fo:margin-top="0.1665in" fo:margin-bottom="0in" fo:line-height="0.2264in" fo:text-indent="-0.3398in" style:auto-text-indent="false"/>
      <style:text-properties fo:color="#000000" fo:font-size="9pt" fo:language="en" fo:country="GB" style:font-size-asian="9pt" style:font-size-complex="9pt"/>
    </style:style>
    <style:style style:name="P251" style:family="paragraph" style:parent-style-name="Style" style:list-style-name="WW8Num23">
      <style:paragraph-properties fo:margin-left="0.3555in" fo:margin-right="0.0134in" fo:margin-top="0.1665in" fo:margin-bottom="0in" fo:line-height="0.2193in" fo:text-indent="-0.3362in" style:auto-text-indent="false"/>
      <style:text-properties fo:color="#000000" fo:font-size="9pt" fo:language="en" fo:country="GB" style:font-size-asian="9pt" style:font-size-complex="9pt"/>
    </style:style>
    <style:style style:name="P252" style:family="paragraph" style:parent-style-name="Style">
      <style:paragraph-properties fo:margin-left="1.2799in" fo:margin-right="0.0327in" fo:margin-top="0.1665in" fo:margin-bottom="0in" fo:line-height="0.2028in" fo:text-indent="-1.2799in" style:auto-text-indent="false">
        <style:tab-stops>
          <style:tab-stop style:position="0.5728in"/>
          <style:tab-stop style:position="1.2634in"/>
        </style:tab-stops>
      </style:paragraph-properties>
      <style:text-properties fo:font-size="9pt" fo:language="en" fo:country="GB" style:font-size-asian="9pt" style:font-size-complex="9pt"/>
    </style:style>
    <style:style style:name="P253" style:family="paragraph" style:parent-style-name="Style">
      <style:paragraph-properties fo:margin-left="1.2799in" fo:margin-right="0.0228in" fo:margin-top="0.1665in" fo:margin-bottom="0in" fo:line-height="0.1929in" fo:text-indent="-1.2799in" style:auto-text-indent="false">
        <style:tab-stops>
          <style:tab-stop style:position="0.5693in"/>
          <style:tab-stop style:position="1.2528in"/>
        </style:tab-stops>
      </style:paragraph-properties>
      <style:text-properties fo:font-size="9pt" fo:language="en" fo:country="GB" style:font-size-asian="9pt" style:font-size-complex="9pt"/>
    </style:style>
    <style:style style:name="P254" style:family="paragraph" style:parent-style-name="Style">
      <style:paragraph-properties fo:margin-left="1.2799in" fo:margin-right="0.0299in" fo:margin-top="0.1665in" fo:margin-bottom="0in" fo:line-height="0.2028in" fo:text-indent="-0.7366in" style:auto-text-indent="false">
        <style:tab-stops>
          <style:tab-stop style:position="0.5693in"/>
          <style:tab-stop style:position="1.2598in"/>
        </style:tab-stops>
      </style:paragraph-properties>
      <style:text-properties fo:font-size="9pt" fo:language="en" fo:country="GB" style:font-size-asian="9pt" style:font-size-complex="9pt"/>
    </style:style>
    <style:style style:name="P255" style:family="paragraph" style:parent-style-name="Style" style:list-style-name="WW8Num17">
      <style:paragraph-properties fo:margin-left="0.2693in" fo:margin-right="0.0008in" fo:margin-top="0.1665in" fo:margin-bottom="0in" fo:line-height="0.2in" fo:text-indent="-0.2693in" style:auto-text-indent="false" fo:break-before="page">
        <style:tab-stops>
          <style:tab-stop style:position="0.6898in"/>
        </style:tab-stops>
      </style:paragraph-properties>
      <style:text-properties fo:font-size="9pt" fo:language="en" fo:country="GB" style:font-size-asian="9pt" style:font-size-complex="9pt" style:text-scale="106%"/>
    </style:style>
    <style:style style:name="P256" style:family="paragraph" style:parent-style-name="Style" style:list-style-name="WW8Num7">
      <style:paragraph-properties fo:margin-left="0.5in" fo:margin-right="0.0028in" fo:line-height="0.2335in" fo:text-align="start" style:justify-single-word="false" fo:text-indent="-0.25in" style:auto-text-indent="false"/>
      <style:text-properties fo:color="#000000" fo:font-size="9pt" fo:language="en" fo:country="GB" style:font-size-asian="9pt" style:font-size-complex="9pt"/>
    </style:style>
    <style:style style:name="P257" style:family="paragraph" style:parent-style-name="Style" style:list-style-name="WW8Num29">
      <style:paragraph-properties fo:margin-left="0.5in" fo:margin-right="0.0028in" fo:line-height="0.2063in" fo:text-indent="-0.25in" style:auto-text-indent="false"/>
      <style:text-properties fo:color="#000000" fo:font-size="9pt" fo:language="en" fo:country="GB" style:font-size-asian="9pt" style:font-size-complex="9pt"/>
    </style:style>
    <style:style style:name="P258" style:family="paragraph" style:parent-style-name="Style" style:list-style-name="WW8Num7">
      <style:paragraph-properties fo:margin-left="0.5in" fo:margin-right="0.0028in" fo:line-height="0.2335in" fo:text-align="start" style:justify-single-word="false" fo:text-indent="-0.25in" style:auto-text-indent="false"/>
      <style:text-properties fo:font-size="9pt" fo:language="en" fo:country="GB" style:font-size-asian="9pt" style:font-size-complex="9pt"/>
    </style:style>
    <style:style style:name="P259" style:family="paragraph" style:parent-style-name="Style" style:list-style-name="WW8Num29">
      <style:paragraph-properties fo:margin-left="0.5in" fo:margin-right="0.0028in" fo:line-height="0.2398in" fo:text-indent="-0.25in" style:auto-text-indent="false"/>
      <style:text-properties fo:font-size="9pt" fo:language="en" fo:country="GB" style:font-size-asian="9pt" style:font-size-complex="9pt"/>
    </style:style>
    <style:style style:name="P260" style:family="paragraph" style:parent-style-name="Style" style:list-style-name="WW8Num7">
      <style:paragraph-properties fo:margin-left="0.5in" fo:margin-right="0.2862in" fo:line-height="0.2362in" fo:text-align="start" style:justify-single-word="false" fo:text-indent="-0.25in" style:auto-text-indent="false"/>
      <style:text-properties fo:font-size="9pt" fo:language="en" fo:country="GB" style:font-size-asian="9pt" style:font-size-complex="9pt"/>
    </style:style>
    <style:style style:name="P261" style:family="paragraph" style:parent-style-name="Style" style:list-style-name="WW8Num7">
      <style:paragraph-properties fo:margin-left="0.5in" fo:margin-right="0.2862in" fo:line-height="0.2362in" fo:text-align="start" style:justify-single-word="false" fo:text-indent="-0.25in" style:auto-text-indent="false"/>
      <style:text-properties fo:color="#000000" fo:font-size="9pt" fo:language="en" fo:country="GB" style:font-size-asian="9pt" style:font-size-complex="9pt"/>
    </style:style>
    <style:style style:name="P262" style:family="paragraph" style:parent-style-name="Style" style:list-style-name="WW8Num7">
      <style:paragraph-properties fo:margin-left="0.5in" fo:margin-right="0.2429in" fo:margin-top="0.0098in" fo:margin-bottom="0in" fo:line-height="0.2228in" fo:text-align="start" style:justify-single-word="false" fo:text-indent="-0.25in" style:auto-text-indent="false"/>
      <style:text-properties fo:color="#000000" fo:font-size="9pt" fo:language="en" fo:country="GB" style:font-size-asian="9pt" style:font-size-complex="9pt"/>
    </style:style>
    <style:style style:name="P263" style:family="paragraph" style:parent-style-name="Style">
      <style:paragraph-properties fo:margin-left="0.4634in" fo:margin-right="0.2429in" fo:margin-top="0.0098in" fo:margin-bottom="0in" fo:line-height="0.2228in" fo:text-indent="0in" style:auto-text-indent="false"/>
      <style:text-properties fo:color="#000000" fo:font-size="9pt" fo:language="en" fo:country="GB" style:font-size-asian="9pt" style:font-size-complex="9pt"/>
    </style:style>
    <style:style style:name="P264" style:family="paragraph" style:parent-style-name="Style" style:list-style-name="WW8Num14">
      <style:paragraph-properties fo:margin-left="0.1972in" fo:margin-right="0.0098in" fo:line-height="0.15in" fo:text-indent="-0.1972in" style:auto-text-indent="false"/>
      <style:text-properties fo:font-size="9pt" fo:language="en" fo:country="GB" style:font-size-asian="9pt" style:font-size-complex="9pt"/>
    </style:style>
    <style:style style:name="P265" style:family="paragraph" style:parent-style-name="Style">
      <style:paragraph-properties fo:margin-left="0.2335in" fo:margin-right="0.0028in" fo:margin-top="0.0764in" fo:margin-bottom="0in" fo:line-height="0.1528in" fo:text-indent="-0.2335in" style:auto-text-indent="false">
        <style:tab-stops>
          <style:tab-stop style:position="0.2165in"/>
        </style:tab-stops>
      </style:paragraph-properties>
      <style:text-properties fo:font-size="9pt" fo:language="en" fo:country="GB" style:font-size-asian="9pt" style:font-size-complex="9pt"/>
    </style:style>
    <style:style style:name="P266" style:family="paragraph" style:parent-style-name="Style">
      <style:paragraph-properties fo:margin-left="0.2362in" fo:margin-right="0.0028in" fo:margin-top="0.0693in" fo:margin-bottom="0in" fo:line-height="0.15in" fo:text-indent="-0.2362in" style:auto-text-indent="false">
        <style:tab-stops>
          <style:tab-stop style:position="0.2193in"/>
        </style:tab-stops>
      </style:paragraph-properties>
      <style:text-properties fo:font-size="9pt" fo:language="en" fo:country="GB" style:font-size-asian="9pt" style:font-size-complex="9pt"/>
    </style:style>
    <style:style style:name="P267" style:family="paragraph" style:parent-style-name="Style">
      <style:paragraph-properties fo:margin-left="0.2362in" fo:margin-right="0.0028in" fo:margin-top="0.0799in" fo:margin-bottom="0in" fo:line-height="0.15in" fo:text-indent="-0.2362in" style:auto-text-indent="false">
        <style:tab-stops>
          <style:tab-stop style:position="0.2264in"/>
        </style:tab-stops>
      </style:paragraph-properties>
      <style:text-properties fo:font-size="9pt" fo:language="en" fo:country="GB" style:font-size-asian="9pt" style:font-size-complex="9pt"/>
    </style:style>
    <style:style style:name="P268" style:family="paragraph" style:parent-style-name="Style">
      <style:paragraph-properties fo:margin-left="0.2335in" fo:margin-right="0in" fo:margin-top="0.0665in" fo:margin-bottom="0in" fo:line-height="0.1528in" fo:text-indent="-0.2335in" style:auto-text-indent="false">
        <style:tab-stops>
          <style:tab-stop style:position="0.2193in"/>
        </style:tab-stops>
      </style:paragraph-properties>
      <style:text-properties fo:font-size="9pt" fo:language="en" fo:country="GB" style:font-size-asian="9pt" style:font-size-complex="9pt"/>
    </style:style>
    <style:style style:name="P269" style:family="paragraph" style:parent-style-name="Style">
      <style:paragraph-properties fo:margin-left="0.3457in" fo:margin-right="0in" fo:line-height="0.1362in" fo:text-indent="0in" style:auto-text-indent="false" fo:break-before="page"/>
      <style:text-properties fo:color="#000000" fo:font-size="8.5pt" fo:language="en" fo:country="GB" fo:font-weight="bold" style:font-size-asian="8.5pt" style:font-weight-asian="bold" style:font-size-complex="8.5pt" style:font-weight-complex="bold"/>
    </style:style>
    <style:style style:name="P270" style:family="paragraph" style:parent-style-name="Style">
      <style:paragraph-properties fo:margin-top="0.3228in" fo:margin-bottom="0in" fo:line-height="0.0008in"/>
      <style:text-properties fo:font-size="9pt" fo:language="en" fo:country="GB" style:font-size-asian="9pt" style:font-size-complex="9pt"/>
    </style:style>
    <style:style style:name="P271" style:family="paragraph" style:parent-style-name="Style">
      <style:paragraph-properties fo:margin-left="0.3465in" fo:margin-right="0.0228in" fo:margin-top="0.3228in" fo:margin-bottom="0in" fo:line-height="0.1465in" fo:text-indent="-0.3465in" style:auto-text-indent="false">
        <style:tab-stops>
          <style:tab-stop style:position="0.3429in"/>
        </style:tab-stops>
      </style:paragraph-properties>
      <style:text-properties fo:font-size="8.5pt" fo:language="en" fo:country="GB" style:font-size-asian="8.5pt" style:font-size-complex="8.5pt"/>
    </style:style>
    <style:style style:name="P272" style:family="paragraph" style:parent-style-name="Style">
      <style:paragraph-properties fo:margin-top="0.3in" fo:margin-bottom="0in" fo:line-height="0.1362in">
        <style:tab-stops>
          <style:tab-stop style:position="0.3429in"/>
          <style:tab-stop style:position="0.8in"/>
        </style:tab-stops>
      </style:paragraph-properties>
      <style:text-properties fo:font-size="9pt" fo:language="en" fo:country="GB" style:font-size-asian="9pt" style:font-size-complex="9pt"/>
    </style:style>
    <style:style style:name="P273" style:family="paragraph" style:parent-style-name="Style">
      <style:paragraph-properties fo:margin-left="0.3492in" fo:margin-right="0in" fo:line-height="0.2335in" fo:text-indent="0in" style:auto-text-indent="false"/>
      <style:text-properties fo:font-size="8.5pt" fo:language="en" fo:country="GB" style:font-size-asian="8.5pt" style:font-size-complex="8.5pt"/>
    </style:style>
    <style:style style:name="P274" style:family="paragraph" style:parent-style-name="Style">
      <style:paragraph-properties fo:margin-left="0.3492in" fo:margin-right="0in" fo:line-height="0.2335in" fo:text-indent="0in" style:auto-text-indent="false"/>
      <style:text-properties fo:color="#000000" fo:font-size="8.5pt" fo:language="en" fo:country="GB" style:font-size-asian="8.5pt" style:font-size-complex="8.5pt"/>
    </style:style>
    <style:style style:name="P275" style:family="paragraph" style:parent-style-name="Style">
      <style:paragraph-properties fo:margin-left="0.8193in" fo:margin-right="0.0193in" fo:margin-top="0.0764in" fo:margin-bottom="0in" fo:line-height="0.15in" fo:text-indent="-0.8193in" style:auto-text-indent="false">
        <style:tab-stops>
          <style:tab-stop style:position="0.3429in"/>
          <style:tab-stop style:position="0.7965in"/>
        </style:tab-stops>
      </style:paragraph-properties>
      <style:text-properties fo:font-size="8.5pt" fo:language="en" fo:country="GB" style:font-size-asian="8.5pt" style:font-size-complex="8.5pt"/>
    </style:style>
    <style:style style:name="P276" style:family="paragraph" style:parent-style-name="Style">
      <style:paragraph-properties fo:margin-left="0.8028in" fo:margin-right="0in" fo:line-height="0.1528in" fo:text-indent="0in" style:auto-text-indent="false"/>
      <style:text-properties fo:font-size="8.5pt" fo:language="en" fo:country="GB" style:font-size-asian="8.5pt" style:font-size-complex="8.5pt"/>
    </style:style>
    <style:style style:name="P277" style:family="paragraph" style:parent-style-name="Style">
      <style:paragraph-properties fo:margin-left="0.3457in" fo:margin-right="0.0134in" fo:margin-top="0.0764in" fo:margin-bottom="0in" fo:line-height="0.1528in" fo:text-indent="0in" style:auto-text-indent="false"/>
      <style:text-properties fo:font-size="8.5pt" fo:language="en" fo:country="GB" style:font-size-asian="8.5pt" style:font-size-complex="8.5pt"/>
    </style:style>
    <style:style style:name="P278" style:family="paragraph" style:parent-style-name="Style">
      <style:paragraph-properties fo:margin-top="0.3165in" fo:margin-bottom="0in" fo:line-height="0.1362in">
        <style:tab-stops>
          <style:tab-stop style:position="0.3429in"/>
          <style:tab-stop style:position="0.8in"/>
        </style:tab-stops>
      </style:paragraph-properties>
      <style:text-properties fo:font-size="9pt" fo:language="en" fo:country="GB" style:font-size-asian="9pt" style:font-size-complex="9pt"/>
    </style:style>
    <style:style style:name="P279" style:family="paragraph" style:parent-style-name="Style">
      <style:paragraph-properties fo:margin-left="0.3457in" fo:margin-right="0.0063in" fo:margin-top="0.0728in" fo:margin-bottom="0in" fo:line-height="0.1528in" fo:text-indent="0in" style:auto-text-indent="false"/>
      <style:text-properties fo:font-size="8.5pt" fo:language="en" fo:country="GB" style:font-size-asian="8.5pt" style:font-size-complex="8.5pt"/>
    </style:style>
    <style:style style:name="P280" style:family="paragraph" style:parent-style-name="Style">
      <style:paragraph-properties fo:margin-left="0.8165in" fo:margin-right="0.0134in" fo:margin-top="0.0799in" fo:margin-bottom="0in" fo:line-height="0.15in" fo:text-indent="-0.8165in" style:auto-text-indent="false">
        <style:tab-stops>
          <style:tab-stop style:position="0.3429in"/>
          <style:tab-stop style:position="0.7965in"/>
        </style:tab-stops>
      </style:paragraph-properties>
      <style:text-properties fo:font-size="8.5pt" fo:language="en" fo:country="GB" style:font-size-asian="8.5pt" style:font-size-complex="8.5pt"/>
    </style:style>
    <style:style style:name="P281" style:family="paragraph" style:parent-style-name="Style">
      <style:paragraph-properties fo:margin-top="0.0862in" fo:margin-bottom="0in" fo:line-height="0.1465in"/>
      <style:text-properties fo:font-size="9pt" fo:language="en" fo:country="GB" style:font-size-asian="9pt" style:font-size-complex="9pt"/>
    </style:style>
    <style:style style:name="P282" style:family="paragraph" style:parent-style-name="Style">
      <style:paragraph-properties fo:margin-left="0.3528in" fo:margin-right="0.0165in" fo:margin-top="0.0862in" fo:margin-bottom="0in" fo:line-height="0.1563in" fo:text-indent="0in" style:auto-text-indent="false"/>
      <style:text-properties fo:font-size="8.5pt" fo:language="en" fo:country="GB" style:font-size-asian="8.5pt" style:font-size-complex="8.5pt"/>
    </style:style>
    <style:style style:name="P283" style:family="paragraph" style:parent-style-name="Style">
      <style:paragraph-properties fo:margin-top="0.3028in" fo:margin-bottom="0in" fo:line-height="0.1228in">
        <style:tab-stops>
          <style:tab-stop style:position="0.3465in"/>
          <style:tab-stop style:position="0.8035in"/>
        </style:tab-stops>
      </style:paragraph-properties>
      <style:text-properties fo:font-size="8pt" fo:language="en" fo:country="GB" style:font-size-asian="8pt" style:font-size-complex="8pt"/>
    </style:style>
    <style:style style:name="P284" style:family="paragraph" style:parent-style-name="Style">
      <style:paragraph-properties fo:margin-left="0.3492in" fo:margin-right="0.0063in" fo:margin-top="0.0728in" fo:margin-bottom="0in" fo:line-height="0.1528in" fo:text-indent="0in" style:auto-text-indent="false"/>
      <style:text-properties fo:font-size="8.5pt" fo:language="en" fo:country="GB" style:font-size-asian="8.5pt" style:font-size-complex="8.5pt"/>
    </style:style>
    <style:style style:name="P285" style:family="paragraph" style:parent-style-name="Style">
      <style:paragraph-properties fo:margin-left="0.3528in" fo:margin-right="0in" fo:line-height="0.2335in" fo:text-indent="0in" style:auto-text-indent="false"/>
      <style:text-properties fo:color="#000000" fo:font-size="8.5pt" fo:language="en" fo:country="GB" style:font-size-asian="8.5pt" style:font-size-complex="8.5pt"/>
    </style:style>
    <style:style style:name="P286" style:family="paragraph" style:parent-style-name="Style">
      <style:paragraph-properties fo:margin-left="0.3528in" fo:margin-right="0in" fo:line-height="0.2228in" fo:text-indent="0in" style:auto-text-indent="false"/>
      <style:text-properties fo:color="#000000" fo:font-size="9pt" fo:language="en" fo:country="GB" style:font-size-asian="9pt" style:font-size-complex="9pt"/>
    </style:style>
    <style:style style:name="P287" style:family="paragraph" style:parent-style-name="Style">
      <style:paragraph-properties fo:margin-left="0.3528in" fo:margin-right="0in" fo:line-height="0.2193in" fo:text-indent="0in" style:auto-text-indent="false"/>
      <style:text-properties fo:font-size="9pt" fo:language="en" fo:country="GB" style:font-size-asian="9pt" style:font-size-complex="9pt"/>
    </style:style>
    <style:style style:name="P288" style:family="paragraph" style:parent-style-name="Style">
      <style:paragraph-properties fo:margin-left="0.3528in" fo:margin-right="0in" fo:margin-top="0.3063in" fo:margin-bottom="0in" fo:line-height="0.1398in" fo:text-indent="0in" style:auto-text-indent="false"/>
      <style:text-properties fo:color="#000000" fo:font-size="8.5pt" fo:language="en" fo:country="GB" fo:font-weight="bold" style:font-size-asian="8.5pt" style:font-weight-asian="bold" style:font-size-complex="8.5pt" style:font-weight-complex="bold"/>
    </style:style>
    <style:style style:name="P289" style:family="paragraph" style:parent-style-name="Style">
      <style:paragraph-properties fo:margin-left="0.3528in" fo:margin-right="0in" fo:margin-top="0.2898in" fo:margin-bottom="0in" fo:line-height="0.1398in" fo:text-indent="0in" style:auto-text-indent="false"/>
      <style:text-properties fo:color="#000000" fo:font-size="8.5pt" fo:language="en" fo:country="GB" fo:font-weight="bold" style:font-size-asian="8.5pt" style:font-weight-asian="bold" style:font-size-complex="8.5pt" style:font-weight-complex="bold"/>
    </style:style>
    <style:style style:name="P290" style:family="paragraph" style:parent-style-name="Style">
      <style:paragraph-properties fo:margin-left="3.3799in" fo:margin-right="0in" fo:margin-top="0.2264in" fo:margin-bottom="0in" fo:line-height="0.1264in" fo:text-indent="0in" style:auto-text-indent="false"/>
      <style:text-properties fo:color="#000000" style:font-name="Times New Roman" fo:font-size="8pt" fo:language="en" fo:country="GB" style:font-size-asian="8pt" style:font-name-complex="Times New Roman" style:font-size-complex="8pt"/>
    </style:style>
    <style:style style:name="P291" style:family="paragraph" style:parent-style-name="Style">
      <style:paragraph-properties fo:margin-left="0in" fo:margin-right="0.0035in" fo:line-height="0.1362in" fo:text-indent="0in" style:auto-text-indent="false" fo:break-before="page">
        <style:tab-stops>
          <style:tab-stop style:position="0.3465in"/>
          <style:tab-stop style:position="0.8098in"/>
        </style:tab-stops>
      </style:paragraph-properties>
      <style:text-properties fo:font-size="9pt" fo:language="en" fo:country="GB" style:font-size-asian="9pt" style:font-size-complex="9pt"/>
    </style:style>
    <style:style style:name="P292" style:family="paragraph" style:parent-style-name="Style">
      <style:paragraph-properties fo:margin-left="0in" fo:margin-right="0.0035in" fo:line-height="0.2335in" fo:text-indent="0in" style:auto-text-indent="false">
        <style:tab-stops>
          <style:tab-stop style:position="0.6362in" style:type="right"/>
          <style:tab-stop style:position="0.8134in"/>
        </style:tab-stops>
      </style:paragraph-properties>
      <style:text-properties fo:font-size="9pt" fo:language="en" fo:country="GB" style:font-size-asian="9pt" style:font-size-complex="9pt"/>
    </style:style>
    <style:style style:name="P293" style:family="paragraph" style:parent-style-name="Style">
      <style:paragraph-properties fo:margin-left="0in" fo:margin-right="0.0035in" fo:line-height="0.2335in" fo:text-indent="0in" style:auto-text-indent="false">
        <style:tab-stops>
          <style:tab-stop style:position="0.6335in" style:type="right"/>
          <style:tab-stop style:position="0.8134in"/>
        </style:tab-stops>
      </style:paragraph-properties>
      <style:text-properties fo:font-size="9pt" fo:language="en" fo:country="GB" style:font-size-asian="9pt" style:font-size-complex="9pt"/>
    </style:style>
    <style:style style:name="P294" style:family="paragraph" style:parent-style-name="Style">
      <style:paragraph-properties fo:margin-left="0in" fo:margin-right="0.0035in" fo:line-height="0.2228in" fo:text-indent="0in" style:auto-text-indent="false">
        <style:tab-stops>
          <style:tab-stop style:position="0.5764in" style:type="right"/>
          <style:tab-stop style:position="0.8063in"/>
        </style:tab-stops>
      </style:paragraph-properties>
      <style:text-properties fo:font-size="9pt" fo:language="en" fo:country="GB" style:font-size-asian="9pt" style:font-size-complex="9pt"/>
    </style:style>
    <style:style style:name="P295" style:family="paragraph" style:parent-style-name="Style">
      <style:paragraph-properties fo:margin-left="0in" fo:margin-right="0.0035in" fo:line-height="0.2264in" fo:text-indent="0in" style:auto-text-indent="false">
        <style:tab-stops>
          <style:tab-stop style:position="0.5929in" style:type="right"/>
          <style:tab-stop style:position="0.8098in"/>
        </style:tab-stops>
      </style:paragraph-properties>
      <style:text-properties fo:language="en" fo:country="GB"/>
    </style:style>
    <style:style style:name="P296" style:family="paragraph" style:parent-style-name="Style">
      <style:paragraph-properties fo:margin-left="0in" fo:margin-right="0.0035in" fo:line-height="0.2264in" fo:text-indent="0in" style:auto-text-indent="false">
        <style:tab-stops>
          <style:tab-stop style:position="0.5965in" style:type="right"/>
          <style:tab-stop style:position="0.8028in"/>
        </style:tab-stops>
      </style:paragraph-properties>
      <style:text-properties fo:language="en" fo:country="GB"/>
    </style:style>
    <style:style style:name="P297" style:family="paragraph" style:parent-style-name="Style">
      <style:paragraph-properties fo:margin-left="0in" fo:margin-right="0.0035in" fo:line-height="0.2398in" fo:text-indent="0in" style:auto-text-indent="false">
        <style:tab-stops>
          <style:tab-stop style:position="0.5929in" style:type="right"/>
          <style:tab-stop style:position="0.8028in"/>
        </style:tab-stops>
      </style:paragraph-properties>
      <style:text-properties fo:language="en" fo:country="GB"/>
    </style:style>
    <style:style style:name="P298" style:family="paragraph" style:parent-style-name="Style">
      <style:paragraph-properties fo:margin-left="0in" fo:margin-right="0.0035in" fo:line-height="0.2299in" fo:text-indent="0in" style:auto-text-indent="false">
        <style:tab-stops>
          <style:tab-stop style:position="0.5965in" style:type="right"/>
          <style:tab-stop style:position="0.8028in"/>
        </style:tab-stops>
      </style:paragraph-properties>
      <style:text-properties fo:language="en" fo:country="GB"/>
    </style:style>
    <style:style style:name="P299" style:family="paragraph" style:parent-style-name="Style">
      <style:paragraph-properties fo:margin-left="0in" fo:margin-right="0.0035in" fo:line-height="0.2335in" fo:text-indent="0in" style:auto-text-indent="false">
        <style:tab-stops>
          <style:tab-stop style:position="0.5929in" style:type="right"/>
          <style:tab-stop style:position="0.8028in"/>
        </style:tab-stops>
      </style:paragraph-properties>
      <style:text-properties fo:language="en" fo:country="GB"/>
    </style:style>
    <style:style style:name="P300" style:family="paragraph" style:parent-style-name="Style">
      <style:paragraph-properties fo:margin-left="0.8228in" fo:margin-right="0.0035in" fo:line-height="0.1528in" fo:text-indent="0in" style:auto-text-indent="false"/>
      <style:text-properties fo:color="#000000" fo:font-size="9pt" fo:language="en" fo:country="GB" style:font-size-asian="9pt" style:font-size-complex="9pt"/>
    </style:style>
    <style:style style:name="P301" style:family="paragraph" style:parent-style-name="Style">
      <style:paragraph-properties fo:margin-left="0.3598in" fo:margin-right="0.0035in" fo:line-height="0.2299in" fo:text-indent="0in" style:auto-text-indent="false"/>
      <style:text-properties fo:font-size="9pt" fo:language="en" fo:country="GB" style:font-size-asian="9pt" style:font-size-complex="9pt"/>
    </style:style>
    <style:style style:name="P302" style:family="paragraph" style:parent-style-name="Style">
      <style:paragraph-properties fo:margin-left="0.3598in" fo:margin-right="0.0035in" fo:margin-top="0.3228in" fo:margin-bottom="0in" fo:line-height="0.15in" fo:text-indent="-0.3598in" style:auto-text-indent="false">
        <style:tab-stops>
          <style:tab-stop style:position="0.0134in"/>
          <style:tab-stop style:position="0.3465in"/>
        </style:tab-stops>
      </style:paragraph-properties>
      <style:text-properties fo:font-size="9pt" fo:language="en" fo:country="GB" style:font-size-asian="9pt" style:font-size-complex="9pt"/>
    </style:style>
    <style:style style:name="P303" style:family="paragraph" style:parent-style-name="Style">
      <style:paragraph-properties fo:margin-left="0.3598in" fo:margin-right="0.0098in" fo:margin-top="0.3193in" fo:margin-bottom="0in" fo:line-height="0.1528in" fo:text-indent="-0.3598in" style:auto-text-indent="false">
        <style:tab-stops>
          <style:tab-stop style:position="0.0063in"/>
          <style:tab-stop style:position="0.3429in"/>
        </style:tab-stops>
      </style:paragraph-properties>
      <style:text-properties fo:font-size="9pt" fo:language="en" fo:country="GB" style:font-size-asian="9pt" style:font-size-complex="9pt"/>
    </style:style>
    <style:style style:name="P304" style:family="paragraph" style:parent-style-name="Style">
      <style:paragraph-properties fo:margin-left="0.0063in" fo:margin-right="0.0035in" fo:margin-top="0.3165in" fo:margin-bottom="0in" fo:line-height="0.1362in" fo:text-indent="0in" style:auto-text-indent="false"/>
      <style:text-properties fo:color="#000000" fo:font-size="9pt" fo:language="en" fo:country="GB" style:font-size-asian="9pt" style:font-size-complex="9pt"/>
    </style:style>
    <style:style style:name="P305" style:family="paragraph" style:parent-style-name="Style">
      <style:paragraph-properties fo:margin-left="0.3492in" fo:margin-right="1.2929in" fo:line-height="0.2264in" fo:text-indent="0in" style:auto-text-indent="false"/>
      <style:text-properties fo:font-size="9pt" fo:language="en" fo:country="GB" style:font-size-asian="9pt" style:font-size-complex="9pt"/>
    </style:style>
    <style:style style:name="P306" style:family="paragraph" style:parent-style-name="Style">
      <style:paragraph-properties fo:margin-left="0.9299in" fo:margin-right="0.0165in" fo:margin-top="0.0728in" fo:margin-bottom="0in" fo:line-height="0.1528in" fo:text-indent="-0.9299in" style:auto-text-indent="false"/>
      <style:text-properties fo:font-size="9pt" fo:language="en" fo:country="GB" style:font-size-asian="9pt" style:font-size-complex="9pt"/>
    </style:style>
    <style:style style:name="P307" style:family="paragraph" style:parent-style-name="Style">
      <style:paragraph-properties fo:margin-left="0.3528in" fo:margin-right="0.0035in" fo:line-height="0.2299in" fo:text-indent="0in" style:auto-text-indent="false"/>
      <style:text-properties fo:font-size="9pt" fo:language="en" fo:country="GB" style:font-size-asian="9pt" style:font-size-complex="9pt"/>
    </style:style>
    <style:style style:name="P308" style:family="paragraph" style:parent-style-name="Style">
      <style:paragraph-properties fo:margin-left="0.3665in" fo:margin-right="0.0134in" fo:margin-top="0.2898in" fo:margin-bottom="0in" fo:line-height="0.1465in" fo:text-indent="-0.3665in" style:auto-text-indent="false">
        <style:tab-stops>
          <style:tab-stop style:position="0.35in"/>
        </style:tab-stops>
      </style:paragraph-properties>
      <style:text-properties fo:language="en" fo:country="GB"/>
    </style:style>
    <style:style style:name="P309" style:family="paragraph" style:parent-style-name="Style">
      <style:paragraph-properties fo:margin-left="0.3665in" fo:margin-right="0.0134in" fo:margin-top="0.3098in" fo:margin-bottom="0in" fo:line-height="0.15in" fo:text-indent="-0.3665in" style:auto-text-indent="false">
        <style:tab-stops>
          <style:tab-stop style:position="0.0035in"/>
          <style:tab-stop style:position="0.35in"/>
        </style:tab-stops>
      </style:paragraph-properties>
      <style:text-properties fo:font-size="9pt" fo:language="en" fo:country="GB" style:font-size-asian="9pt" style:font-size-complex="9pt"/>
    </style:style>
    <style:style style:name="P310" style:family="paragraph" style:parent-style-name="Style">
      <style:paragraph-properties fo:margin-left="0.2465in" fo:margin-right="0in" fo:margin-top="0.2835in" fo:margin-bottom="0in" fo:line-height="0.15in" fo:text-indent="-0.2465in" style:auto-text-indent="false"/>
      <style:text-properties fo:font-size="9pt" fo:language="en" fo:country="GB" style:font-size-asian="9pt" style:font-size-complex="9pt"/>
    </style:style>
    <style:style style:name="P311" style:family="paragraph" style:parent-style-name="Style">
      <style:paragraph-properties fo:margin-left="0.2398in" fo:margin-right="0.0098in" fo:line-height="0.1563in" fo:text-indent="0in" style:auto-text-indent="false" fo:break-before="page"/>
      <style:text-properties fo:font-size="9pt" fo:language="en" fo:country="GB" style:font-size-asian="9pt" style:font-size-complex="9pt"/>
    </style:style>
    <style:style style:name="P312" style:family="paragraph" style:parent-style-name="Style">
      <style:paragraph-properties fo:margin-top="0.2929in" fo:margin-bottom="0in" fo:line-height="0.1299in">
        <style:tab-stops>
          <style:tab-stop style:position="0.3571in"/>
          <style:tab-stop style:position="0.8102in"/>
        </style:tab-stops>
      </style:paragraph-properties>
      <style:text-properties fo:font-size="9pt" fo:language="en" fo:country="GB" style:font-size-asian="9pt" style:font-size-complex="9pt"/>
    </style:style>
    <style:style style:name="P313" style:family="paragraph" style:parent-style-name="Style">
      <style:paragraph-properties fo:margin-left="0.2957in" fo:margin-right="0in" fo:margin-top="0.2929in" fo:margin-bottom="0in" fo:line-height="0.1429in" fo:text-indent="-0.3937in" style:auto-text-indent="false"/>
      <style:text-properties fo:font-size="9pt" fo:language="en" fo:country="GB" style:font-size-asian="9pt" style:font-size-complex="9pt"/>
    </style:style>
    <style:style style:name="P314" style:family="paragraph" style:parent-style-name="Style">
      <style:paragraph-properties fo:margin-left="0.3634in" fo:margin-right="0.0098in" fo:margin-top="0.2898in" fo:margin-bottom="0in" fo:line-height="0.15in" fo:text-indent="-0.3634in" style:auto-text-indent="false">
        <style:tab-stops>
          <style:tab-stop style:position="0.0071in"/>
          <style:tab-stop style:position="0.3465in"/>
        </style:tab-stops>
      </style:paragraph-properties>
      <style:text-properties fo:language="en" fo:country="GB"/>
    </style:style>
    <style:style style:name="P315" style:family="paragraph" style:parent-style-name="Style">
      <style:paragraph-properties fo:margin-left="0.3543in" fo:margin-right="0in" fo:margin-top="0.2898in" fo:margin-bottom="0in" fo:line-height="0.0138in" fo:text-indent="0in" style:auto-text-indent="false"/>
      <style:text-properties fo:color="#000000" fo:font-size="8.5pt" fo:language="en" fo:country="GB" fo:font-weight="bold" style:font-size-asian="8.5pt" style:font-weight-asian="bold" style:font-size-complex="8.5pt" style:font-weight-complex="bold"/>
    </style:style>
    <style:style style:name="P316" style:family="paragraph" style:parent-style-name="Style">
      <style:paragraph-properties fo:margin-left="0.3626in" fo:margin-right="0.0161in" fo:margin-top="0.0835in" fo:margin-bottom="0in" fo:line-height="0.1528in" fo:text-indent="-0.3626in" style:auto-text-indent="false">
        <style:tab-stops>
          <style:tab-stop style:position="0.3366in"/>
        </style:tab-stops>
      </style:paragraph-properties>
      <style:text-properties fo:font-size="9pt" fo:language="en" fo:country="GB" style:font-size-asian="9pt" style:font-size-complex="9pt"/>
    </style:style>
    <style:style style:name="P317" style:family="paragraph" style:parent-style-name="Style">
      <style:paragraph-properties fo:margin-top="0.3134in" fo:margin-bottom="0in" fo:line-height="0.1299in">
        <style:tab-stops>
          <style:tab-stop style:position="0.3571in"/>
          <style:tab-stop style:position="0.7965in"/>
        </style:tab-stops>
      </style:paragraph-properties>
      <style:text-properties fo:language="en" fo:country="GB"/>
    </style:style>
    <style:style style:name="P318" style:family="paragraph" style:parent-style-name="Style">
      <style:paragraph-properties fo:margin-top="0.3134in" fo:margin-bottom="0in" fo:line-height="0.1264in">
        <style:tab-stops>
          <style:tab-stop style:position="0.3571in"/>
          <style:tab-stop style:position="0.8165in"/>
        </style:tab-stops>
      </style:paragraph-properties>
      <style:text-properties fo:font-size="8.5pt" fo:language="en" fo:country="GB" style:font-size-asian="8.5pt" style:font-size-complex="8.5pt"/>
    </style:style>
    <style:style style:name="P319" style:family="paragraph" style:parent-style-name="Style" style:list-style-name="WW8Num33">
      <style:paragraph-properties fo:margin-left="1.75in" fo:margin-right="0in" fo:line-height="0.2264in" fo:text-indent="-0.6665in" style:auto-text-indent="false"/>
      <style:text-properties fo:color="#000000" fo:font-size="9pt" fo:language="en" fo:country="GB" style:font-size-asian="9pt" style:font-size-complex="9pt"/>
    </style:style>
    <style:style style:name="P320" style:family="paragraph" style:parent-style-name="Style" style:list-style-name="WW8Num33">
      <style:paragraph-properties fo:margin-left="1.75in" fo:margin-right="1.8398in" fo:margin-top="0.0063in" fo:margin-bottom="0in" fo:line-height="0.2299in" fo:text-indent="-0.6665in" style:auto-text-indent="false"/>
      <style:text-properties fo:color="#000000" fo:font-size="9pt" fo:language="en" fo:country="GB" style:font-size-asian="9pt" style:font-size-complex="9pt"/>
    </style:style>
    <style:style style:name="P321" style:family="paragraph" style:parent-style-name="Style" style:list-style-name="WW8Num33">
      <style:paragraph-properties fo:margin-left="1.75in" fo:margin-right="1.8398in" fo:margin-top="0.0063in" fo:margin-bottom="0in" fo:line-height="0.2299in" fo:text-indent="-0.6665in" style:auto-text-indent="false"/>
      <style:text-properties fo:font-size="9pt" fo:language="en" fo:country="GB" style:font-size-asian="9pt" style:font-size-complex="9pt"/>
    </style:style>
    <style:style style:name="P322" style:family="paragraph" style:parent-style-name="Style" style:list-style-name="WW8Num33">
      <style:paragraph-properties fo:margin-left="1.4772in" fo:margin-right="0.0193in" fo:margin-top="0.0799in" fo:margin-bottom="0in" fo:line-height="0.1528in" fo:text-indent="-0.3937in" style:auto-text-indent="false"/>
      <style:text-properties fo:font-size="9pt" fo:language="en" fo:country="GB" style:font-size-asian="9pt" style:font-size-complex="9pt"/>
    </style:style>
    <style:style style:name="P323" style:family="paragraph" style:parent-style-name="Style" style:list-style-name="WW8Num1">
      <style:paragraph-properties fo:margin-left="1.4772in" fo:margin-right="1.6429in" fo:margin-top="0.0028in" fo:margin-bottom="0in" fo:line-height="0.2228in" fo:text-indent="-0.3937in" style:auto-text-indent="false"/>
      <style:text-properties fo:language="en" fo:country="GB"/>
    </style:style>
    <style:style style:name="P324" style:family="paragraph" style:parent-style-name="Style" style:list-style-name="WW8Num1">
      <style:paragraph-properties fo:margin-left="1.4772in" fo:margin-right="1.6429in" fo:margin-top="0.0028in" fo:margin-bottom="0in" fo:line-height="0.2228in" fo:text-indent="-0.3937in" style:auto-text-indent="false"/>
      <style:text-properties fo:color="#000000" fo:font-size="9pt" fo:language="en" fo:country="GB" style:font-size-asian="9pt" style:font-size-complex="9pt"/>
    </style:style>
    <style:style style:name="P325" style:family="paragraph" style:parent-style-name="Style" style:list-style-name="WW8Num1">
      <style:paragraph-properties fo:margin-left="1.4772in" fo:margin-right="0in" fo:line-height="0.2335in" fo:text-indent="-0.3937in" style:auto-text-indent="false"/>
      <style:text-properties fo:font-size="9pt" fo:language="en" fo:country="GB" style:font-size-asian="9pt" style:font-size-complex="9pt"/>
    </style:style>
    <style:style style:name="P326" style:family="paragraph" style:parent-style-name="Style">
      <style:paragraph-properties fo:margin-top="0.3098in" fo:margin-bottom="0in" fo:line-height="0.1299in">
        <style:tab-stops>
          <style:tab-stop style:position="0.3598in"/>
          <style:tab-stop style:position="0.8165in"/>
        </style:tab-stops>
      </style:paragraph-properties>
      <style:text-properties fo:font-size="9pt" fo:language="en" fo:country="GB" style:font-size-asian="9pt" style:font-size-complex="9pt"/>
    </style:style>
    <style:style style:name="P327" style:family="paragraph" style:parent-style-name="Style" style:list-style-name="WW8Num16">
      <style:paragraph-properties fo:margin-left="1.3193in" fo:margin-right="0.0028in" fo:margin-top="0.0728in" fo:margin-bottom="0in" fo:line-height="0.1465in" fo:text-align="start" style:justify-single-word="false" fo:text-indent="-0.25in" style:auto-text-indent="false"/>
      <style:text-properties fo:font-size="9pt" fo:language="en" fo:country="GB" style:font-size-asian="9pt" style:font-size-complex="9pt"/>
    </style:style>
    <style:style style:name="P328" style:family="paragraph" style:parent-style-name="Style" style:list-style-name="WW8Num16">
      <style:paragraph-properties fo:margin-left="1.3193in" fo:margin-right="0.0028in" fo:margin-top="0.0728in" fo:margin-bottom="0in" fo:line-height="0.1465in" fo:text-align="start" style:justify-single-word="false" fo:text-indent="-0.25in" style:auto-text-indent="false"/>
      <style:text-properties fo:color="#000000" fo:font-size="9pt" fo:language="en" fo:country="GB" style:font-size-asian="9pt" style:font-size-complex="9pt"/>
    </style:style>
    <style:style style:name="P329" style:family="paragraph" style:parent-style-name="Style" style:list-style-name="WW8Num9">
      <style:paragraph-properties fo:margin-left="0.75in" fo:margin-right="1.2827in" fo:line-height="0.2228in" fo:text-indent="-0.25in" style:auto-text-indent="false" fo:break-before="page"/>
      <style:text-properties fo:color="#000000" fo:font-size="9pt" fo:language="en" fo:country="GB" style:font-size-asian="9pt" style:font-size-complex="9pt"/>
    </style:style>
    <style:style style:name="P330" style:family="paragraph" style:parent-style-name="Style" style:list-style-name="WW8Num9">
      <style:paragraph-properties fo:margin-left="0.75in" fo:margin-right="1.2827in" fo:line-height="0.2228in" fo:text-indent="-0.25in" style:auto-text-indent="false"/>
      <style:text-properties fo:font-size="9pt" fo:language="en" fo:country="GB" style:font-size-asian="9pt" style:font-size-complex="9pt"/>
    </style:style>
    <style:style style:name="P331" style:family="paragraph" style:parent-style-name="Style" style:list-style-name="WW8Num9">
      <style:paragraph-properties fo:margin-left="0.75in" fo:margin-right="1.2827in" fo:line-height="0.2299in" fo:text-indent="-0.25in" style:auto-text-indent="false"/>
      <style:text-properties fo:font-size="9pt" fo:language="en" fo:country="GB" style:font-size-asian="9pt" style:font-size-complex="9pt"/>
    </style:style>
    <style:style style:name="P332" style:family="paragraph" style:parent-style-name="Style" style:list-style-name="WW8Num9">
      <style:paragraph-properties fo:margin-left="0.75in" fo:margin-right="1.2827in" fo:margin-top="0.0028in" fo:margin-bottom="0in" fo:line-height="0.2264in" fo:text-indent="-0.25in" style:auto-text-indent="false"/>
      <style:text-properties fo:font-size="9pt" fo:language="en" fo:country="GB" style:font-size-asian="9pt" style:font-size-complex="9pt"/>
    </style:style>
    <style:style style:name="P333" style:family="paragraph" style:parent-style-name="Style" style:list-style-name="WW8Num9">
      <style:paragraph-properties fo:margin-left="0.75in" fo:margin-right="1.2827in" fo:margin-top="0.0028in" fo:margin-bottom="0in" fo:line-height="0.2264in" fo:text-indent="-0.25in" style:auto-text-indent="false"/>
      <style:text-properties fo:color="#000000" fo:font-size="9pt" fo:language="en" fo:country="GB" style:font-size-asian="9pt" style:font-size-complex="9pt"/>
    </style:style>
    <style:style style:name="P334" style:family="paragraph" style:parent-style-name="Style">
      <style:paragraph-properties fo:margin-top="0.3264in" fo:margin-bottom="0in" fo:line-height="0.1228in">
        <style:tab-stops>
          <style:tab-stop style:position="0.4563in"/>
        </style:tab-stops>
      </style:paragraph-properties>
      <style:text-properties fo:color="#000000" fo:font-size="9pt" fo:language="en" fo:country="GB" fo:font-style="italic" style:font-size-asian="9pt" style:font-style-asian="italic" style:font-size-complex="9pt" style:font-style-complex="italic"/>
    </style:style>
    <style:style style:name="P335" style:family="paragraph" style:parent-style-name="Style">
      <style:paragraph-properties fo:margin-left="0.0063in" fo:margin-right="0.0055in" fo:margin-top="0.0693in" fo:margin-bottom="0in" fo:line-height="0.1598in" fo:text-indent="0in" style:auto-text-indent="false"/>
      <style:text-properties fo:font-size="9pt" fo:language="en" fo:country="GB" style:font-size-asian="9pt" style:font-size-complex="9pt"/>
    </style:style>
    <style:style style:name="P336" style:family="paragraph" style:parent-style-name="Style">
      <style:paragraph-properties fo:margin-left="0.0035in" fo:margin-right="0.0028in" fo:margin-top="0.0862in" fo:margin-bottom="0in" fo:line-height="0.1465in" fo:text-indent="0in" style:auto-text-indent="false"/>
      <style:text-properties fo:font-size="9pt" fo:language="en" fo:country="GB" style:font-size-asian="9pt" style:font-size-complex="9pt"/>
    </style:style>
    <style:style style:name="P337" style:family="paragraph" style:parent-style-name="Style" style:list-style-name="WW8Num29">
      <style:paragraph-properties fo:margin-left="0.5in" fo:margin-right="1.389in" fo:line-height="0.2335in" fo:text-indent="-0.25in" style:auto-text-indent="false"/>
      <style:text-properties fo:font-size="9pt" fo:language="en" fo:country="GB" style:font-size-asian="9pt" style:font-size-complex="9pt"/>
    </style:style>
    <style:style style:name="P338" style:family="paragraph" style:parent-style-name="Style">
      <style:paragraph-properties fo:margin-left="0.0134in" fo:margin-right="0.0028in" fo:line-height="0.2134in" fo:text-indent="0in" style:auto-text-indent="false"/>
      <style:text-properties fo:color="#000000" fo:language="en" fo:country="GB"/>
    </style:style>
    <style:style style:name="P339" style:family="paragraph" style:parent-style-name="Style">
      <style:paragraph-properties fo:margin-left="0.35in" fo:margin-right="0.0134in" fo:margin-top="0.0862in" fo:margin-bottom="0in" fo:line-height="0.15in" fo:text-indent="0in" style:auto-text-indent="false"/>
      <style:text-properties fo:font-size="9pt" fo:language="en" fo:country="GB" style:font-size-asian="9pt" style:font-size-complex="9pt"/>
    </style:style>
    <style:style style:name="P340" style:family="paragraph" style:parent-style-name="Style">
      <style:paragraph-properties fo:margin-left="0.35in" fo:margin-right="0.0134in" fo:margin-top="0.0862in" fo:margin-bottom="0in" fo:line-height="0.15in" fo:text-indent="0in" style:auto-text-indent="false"/>
      <style:text-properties fo:language="en" fo:country="GB"/>
    </style:style>
    <style:style style:name="P341" style:family="paragraph" style:parent-style-name="Style">
      <style:paragraph-properties fo:margin-left="0.35in" fo:margin-right="0.0134in" fo:margin-top="0.0862in" fo:margin-bottom="0in" fo:line-height="0.15in" fo:text-indent="0in" style:auto-text-indent="false"/>
      <style:text-properties fo:color="#000000" fo:font-size="9pt" fo:language="en" fo:country="GB" style:font-size-asian="9pt" style:font-size-complex="9pt"/>
    </style:style>
    <style:style style:name="P342" style:family="paragraph" style:parent-style-name="Style">
      <style:paragraph-properties fo:margin-left="0.3665in" fo:margin-right="0.0098in" fo:margin-top="0.3134in" fo:margin-bottom="0in" fo:line-height="0.1528in" fo:text-indent="-0.3665in" style:auto-text-indent="false">
        <style:tab-stops>
          <style:tab-stop style:position="0.3366in"/>
        </style:tab-stops>
      </style:paragraph-properties>
      <style:text-properties fo:font-size="9pt" fo:language="en" fo:country="GB" style:font-size-asian="9pt" style:font-size-complex="9pt"/>
    </style:style>
    <style:style style:name="P343" style:family="paragraph" style:parent-style-name="Style">
      <style:paragraph-properties fo:margin-left="0.3693in" fo:margin-right="0in" fo:margin-top="0.0665in" fo:margin-bottom="0in" fo:line-height="0.1528in" fo:text-indent="-0.3693in" style:auto-text-indent="false">
        <style:tab-stops>
          <style:tab-stop style:position="0.0035in"/>
          <style:tab-stop style:position="0.3535in"/>
        </style:tab-stops>
      </style:paragraph-properties>
      <style:text-properties fo:font-size="9pt" fo:language="en" fo:country="GB" style:font-size-asian="9pt" style:font-size-complex="9pt"/>
    </style:style>
    <style:style style:name="P344" style:family="paragraph" style:parent-style-name="Style">
      <style:paragraph-properties fo:margin-left="0.0035in" fo:margin-right="0in" fo:line-height="0.1398in" fo:text-indent="0in" style:auto-text-indent="false" fo:break-before="page"/>
      <style:text-properties fo:color="#000000" fo:font-size="8.5pt" fo:language="en" fo:country="GB" fo:font-weight="bold" style:font-size-asian="8.5pt" style:font-weight-asian="bold" style:font-size-complex="8.5pt" style:font-weight-complex="bold"/>
    </style:style>
    <style:style style:name="P345" style:family="paragraph" style:parent-style-name="Style">
      <style:paragraph-properties fo:margin-left="0.0035in" fo:margin-right="0in" fo:line-height="0.2362in" fo:text-indent="0in" style:auto-text-indent="false"/>
      <style:text-properties fo:font-size="9pt" fo:language="en" fo:country="GB" style:font-size-asian="9pt" style:font-size-complex="9pt"/>
    </style:style>
    <style:style style:name="P346" style:family="paragraph" style:parent-style-name="Style">
      <style:paragraph-properties fo:margin-left="0.3634in" fo:margin-right="0.0299in" fo:margin-top="0.3134in" fo:margin-bottom="0in" fo:line-height="0.15in" fo:text-indent="-0.3634in" style:auto-text-indent="false">
        <style:tab-stops>
          <style:tab-stop style:position="0.3366in"/>
        </style:tab-stops>
      </style:paragraph-properties>
      <style:text-properties fo:font-size="9pt" fo:language="en" fo:country="GB" style:font-size-asian="9pt" style:font-size-complex="9pt"/>
    </style:style>
    <style:style style:name="P347" style:family="paragraph" style:parent-style-name="Style">
      <style:paragraph-properties fo:margin-left="0.3693in" fo:margin-right="0.0299in" fo:margin-top="0.0862in" fo:margin-bottom="0in" fo:line-height="0.15in" fo:text-indent="-0.3693in" style:auto-text-indent="false">
        <style:tab-stops>
          <style:tab-stop style:position="0.3465in"/>
        </style:tab-stops>
      </style:paragraph-properties>
      <style:text-properties fo:font-size="9pt" fo:language="en" fo:country="GB" style:font-size-asian="9pt" style:font-size-complex="9pt"/>
    </style:style>
    <style:style style:name="P348" style:family="paragraph" style:parent-style-name="Style">
      <style:paragraph-properties fo:margin-left="0.7874in" fo:margin-right="0.0335in" fo:margin-top="0.0665in" fo:margin-bottom="0in" fo:line-height="0.1563in" fo:text-indent="-0.7874in" style:auto-text-indent="false">
        <style:tab-stops>
          <style:tab-stop style:position="0.35in"/>
          <style:tab-stop style:position="0.7874in"/>
        </style:tab-stops>
      </style:paragraph-properties>
      <style:text-properties fo:font-size="9pt" fo:language="en" fo:country="GB" style:font-size-asian="9pt" style:font-size-complex="9pt"/>
    </style:style>
    <style:style style:name="P349" style:family="paragraph" style:parent-style-name="Style">
      <style:paragraph-properties fo:margin-left="0.7874in" fo:margin-right="0.0335in" fo:margin-top="0.0835in" fo:margin-bottom="0in" fo:line-height="0.15in" fo:text-indent="-0.7874in" style:auto-text-indent="false">
        <style:tab-stops>
          <style:tab-stop style:position="0.5902in" style:type="right"/>
          <style:tab-stop style:position="0.8in"/>
        </style:tab-stops>
      </style:paragraph-properties>
      <style:text-properties fo:font-size="9pt" fo:language="en" fo:country="GB" style:font-size-asian="9pt" style:font-size-complex="9pt"/>
    </style:style>
    <style:style style:name="P350" style:family="paragraph" style:parent-style-name="Style">
      <style:paragraph-properties fo:margin-left="0.7874in" fo:margin-right="0.0264in" fo:margin-top="0.0799in" fo:margin-bottom="0in" fo:line-height="0.15in" fo:text-indent="-0.7874in" style:auto-text-indent="false">
        <style:tab-stops>
          <style:tab-stop style:position="0.35in"/>
          <style:tab-stop style:position="0.8098in"/>
        </style:tab-stops>
      </style:paragraph-properties>
      <style:text-properties fo:font-size="9pt" fo:language="en" fo:country="GB" style:font-size-asian="9pt" style:font-size-complex="9pt"/>
    </style:style>
    <style:style style:name="P351" style:family="paragraph" style:parent-style-name="Style">
      <style:paragraph-properties fo:margin-left="0.7874in" fo:margin-right="0.0264in" fo:margin-top="0.0835in" fo:margin-bottom="0in" fo:line-height="0.15in" fo:text-indent="-0.3984in" style:auto-text-indent="false">
        <style:tab-stops>
          <style:tab-stop style:position="0.5929in" style:type="right"/>
          <style:tab-stop style:position="0.8035in"/>
        </style:tab-stops>
      </style:paragraph-properties>
      <style:text-properties fo:font-size="9pt" fo:language="en" fo:country="GB" style:font-size-asian="9pt" style:font-size-complex="9pt"/>
    </style:style>
    <style:style style:name="P352" style:family="paragraph" style:parent-style-name="Style">
      <style:paragraph-properties fo:margin-left="0.7874in" fo:margin-right="0.0228in" fo:margin-top="0.0634in" fo:margin-bottom="0in" fo:line-height="0.1598in" fo:text-indent="-0.7874in" style:auto-text-indent="false">
        <style:tab-stops>
          <style:tab-stop style:position="0.5929in" style:type="right"/>
          <style:tab-stop style:position="0.8in"/>
        </style:tab-stops>
      </style:paragraph-properties>
      <style:text-properties fo:font-size="9pt" fo:language="en" fo:country="GB" style:font-size-asian="9pt" style:font-size-complex="9pt"/>
    </style:style>
    <style:style style:name="P353" style:family="paragraph" style:parent-style-name="Style">
      <style:paragraph-properties fo:margin-left="0.7874in" fo:margin-right="0.0299in" fo:margin-top="0.0728in" fo:margin-bottom="0in" fo:line-height="0.1563in" fo:text-indent="-0.7874in" style:auto-text-indent="false">
        <style:tab-stops>
          <style:tab-stop style:position="0.5929in" style:type="right"/>
          <style:tab-stop style:position="0.8in"/>
        </style:tab-stops>
      </style:paragraph-properties>
      <style:text-properties fo:font-size="9pt" fo:language="en" fo:country="GB" style:font-size-asian="9pt" style:font-size-complex="9pt"/>
    </style:style>
    <style:style style:name="P354" style:family="paragraph" style:parent-style-name="Style">
      <style:paragraph-properties fo:margin-left="0.7874in" fo:margin-right="0.0193in" fo:margin-top="0.0764in" fo:margin-bottom="0in" fo:line-height="0.1528in" fo:text-indent="-0.7874in" style:auto-text-indent="false">
        <style:tab-stops>
          <style:tab-stop style:position="0.3535in"/>
          <style:tab-stop style:position="0.8071in"/>
        </style:tab-stops>
      </style:paragraph-properties>
      <style:text-properties fo:font-size="9pt" fo:language="en" fo:country="GB" style:font-size-asian="9pt" style:font-size-complex="9pt"/>
    </style:style>
    <style:style style:name="P355" style:family="paragraph" style:parent-style-name="Style">
      <style:paragraph-properties fo:margin-left="0.3528in" fo:margin-right="0.0028in" fo:margin-top="0.0728in" fo:margin-bottom="0in" fo:line-height="0.1563in" fo:text-indent="0in" style:auto-text-indent="false"/>
      <style:text-properties fo:font-size="9pt" fo:language="en" fo:country="GB" style:font-size-asian="9pt" style:font-size-complex="9pt"/>
    </style:style>
    <style:style style:name="P356" style:family="paragraph" style:parent-style-name="Style">
      <style:paragraph-properties fo:margin-left="0.3661in" fo:margin-right="0.0098in" fo:margin-top="0.0634in" fo:margin-bottom="0in" fo:line-height="0.1563in" fo:text-indent="0in" style:auto-text-indent="false"/>
      <style:text-properties fo:font-size="9pt" fo:language="en" fo:country="GB" style:font-size-asian="9pt" style:font-size-complex="9pt"/>
    </style:style>
    <style:style style:name="P357" style:family="paragraph" style:parent-style-name="Style">
      <style:paragraph-properties fo:margin-left="0.3661in" fo:margin-right="0.0098in" fo:margin-top="0.0634in" fo:margin-bottom="0in" fo:line-height="0.1563in" fo:text-indent="0in" style:auto-text-indent="false"/>
      <style:text-properties fo:color="#000000" fo:font-size="9pt" fo:language="en" fo:country="GB" style:font-size-asian="9pt" style:font-size-complex="9pt"/>
    </style:style>
    <style:style style:name="P358" style:family="paragraph" style:parent-style-name="Style">
      <style:paragraph-properties fo:margin-left="0.3661in" fo:margin-right="0.0028in" fo:margin-top="0.0728in" fo:margin-bottom="0in" fo:line-height="0.1563in" fo:text-indent="0in" style:auto-text-indent="false"/>
      <style:text-properties fo:font-size="9pt" fo:language="en" fo:country="GB" style:font-size-asian="9pt" style:font-size-complex="9pt"/>
    </style:style>
    <style:style style:name="P359" style:family="paragraph" style:parent-style-name="Style">
      <style:paragraph-properties fo:margin-left="3.3992in" fo:margin-right="0in" fo:margin-top="0.2028in" fo:margin-bottom="0in" fo:line-height="0.1165in" fo:text-indent="0in" style:auto-text-indent="false"/>
      <style:text-properties fo:color="#000000" style:font-name="Times New Roman" fo:font-size="7.5pt" fo:language="en" fo:country="GB" style:font-size-asian="7.5pt" style:font-name-complex="Times New Roman" style:font-size-complex="7.5pt" style:text-scale="112%"/>
    </style:style>
    <style:style style:name="P360" style:family="paragraph" style:parent-style-name="Style">
      <style:paragraph-properties fo:margin-left="2.5in" fo:margin-right="0in" fo:text-indent="0in" style:auto-text-indent="false"/>
      <style:text-properties fo:font-size="9pt" fo:language="en" fo:country="GB" style:font-size-asian="9pt" style:font-size-complex="9pt"/>
    </style:style>
    <style:style style:name="P361" style:family="paragraph" style:parent-style-name="Style">
      <style:paragraph-properties fo:margin-left="0.0063in" fo:margin-right="1.6307in" fo:margin-top="0.1465in" fo:margin-bottom="0in" fo:line-height="0.1398in" fo:text-indent="0in" style:auto-text-indent="false"/>
      <style:text-properties fo:color="#000000" fo:font-size="9pt" fo:language="en" fo:country="GB" fo:font-weight="bold" style:font-size-asian="9pt" style:font-weight-asian="bold" style:font-size-complex="9pt" style:font-weight-complex="bold"/>
    </style:style>
    <style:style style:name="P362" style:family="paragraph" style:parent-style-name="Style">
      <style:paragraph-properties fo:margin-left="0.0063in" fo:margin-right="2.5665in" fo:margin-top="0.0929in" fo:margin-bottom="0in" fo:line-height="0.15in" fo:text-indent="0in" style:auto-text-indent="false"/>
      <style:text-properties fo:color="#000000" fo:font-size="9pt" fo:language="en" fo:country="GB" style:font-size-asian="9pt" style:font-size-complex="9pt"/>
    </style:style>
    <style:style style:name="P363" style:family="paragraph" style:parent-style-name="Style">
      <style:paragraph-properties fo:margin-left="0in" fo:margin-right="2.6665in" fo:margin-top="0.2965in" fo:margin-bottom="0in" fo:line-height="0.2228in" fo:text-indent="0in" style:auto-text-indent="false"/>
      <style:text-properties fo:color="#000000" fo:font-size="9pt" fo:language="en" fo:country="GB" style:font-size-asian="9pt" style:font-size-complex="9pt"/>
    </style:style>
    <style:style style:name="P364" style:family="paragraph" style:parent-style-name="Style">
      <style:paragraph-properties fo:margin-left="0.0134in" fo:margin-right="0in" fo:line-height="0.2063in" fo:text-align="center" style:justify-single-word="false" fo:text-indent="0in" style:auto-text-indent="false"/>
    </style:style>
    <style:style style:name="P365" style:family="paragraph" style:parent-style-name="Style">
      <style:paragraph-properties fo:margin-left="0.0134in" fo:margin-right="0in" fo:line-height="0.2063in" fo:text-align="center" style:justify-single-word="false" fo:text-indent="0in" style:auto-text-indent="false"/>
      <style:text-properties fo:color="#000000" fo:font-size="13pt" fo:language="en" fo:country="GB" fo:font-weight="bold" style:font-size-asian="13pt" style:font-weight-asian="bold" style:font-size-complex="13pt" style:font-weight-complex="bold" style:text-scale="148%"/>
    </style:style>
    <style:style style:name="P366" style:family="paragraph" style:parent-style-name="Style">
      <style:paragraph-properties fo:margin-left="0.0134in" fo:margin-right="0in" fo:line-height="0.2063in" fo:text-align="center" style:justify-single-word="false" fo:text-indent="0in" style:auto-text-indent="false"/>
      <style:text-properties fo:color="#808080" fo:font-size="13pt" fo:language="en" fo:country="GB" fo:font-weight="bold" style:font-size-asian="13pt" style:font-weight-asian="bold" style:font-size-complex="13pt" style:font-weight-complex="bold" style:text-scale="148%"/>
    </style:style>
    <style:style style:name="P367" style:family="paragraph" style:parent-style-name="Body1">
      <style:paragraph-properties fo:margin-top="0.1665in" fo:margin-bottom="0in"/>
    </style:style>
    <style:style style:name="P368" style:family="paragraph" style:parent-style-name="BodyNo">
      <style:paragraph-properties fo:margin-top="0.1665in" fo:margin-bottom="0in"/>
    </style:style>
    <style:style style:name="P369" style:family="paragraph" style:parent-style-name="BodyNo">
      <style:paragraph-properties fo:margin-left="0.3862in" fo:margin-right="0.0043in" fo:margin-top="0.1665in" fo:margin-bottom="0in" fo:text-indent="-0.3799in" style:auto-text-indent="false"/>
    </style:style>
    <style:style style:name="P370"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color="#202020"/>
    </style:style>
    <style:style style:name="T3" style:family="text">
      <style:text-properties fo:color="#3b3b3b"/>
    </style:style>
    <style:style style:name="T4" style:family="text">
      <style:text-properties fo:color="#000000"/>
    </style:style>
    <style:style style:name="T5" style:family="text">
      <style:text-properties fo:color="#000000" style:font-name="Times New Roman" style:font-name-complex="Times New Roman" style:text-scale="82%"/>
    </style:style>
    <style:style style:name="T6" style:family="text">
      <style:text-properties fo:color="#000000" style:font-name="Times New Roman" style:font-name-complex="Times New Roman" style:text-scale="115%"/>
    </style:style>
    <style:style style:name="T7" style:family="text">
      <style:text-properties fo:color="#000000" style:font-name="Times New Roman" style:font-name-complex="Times New Roman" style:text-scale="60%"/>
    </style:style>
    <style:style style:name="T8" style:family="text">
      <style:text-properties fo:color="#000000" style:font-name="Times New Roman" fo:font-size="9.5pt" style:font-size-asian="9.5pt" style:font-name-complex="Times New Roman" style:font-size-complex="9.5pt"/>
    </style:style>
    <style:style style:name="T9" style:family="text">
      <style:text-properties fo:color="#000000" style:font-name="Times New Roman" fo:font-size="9.5pt" style:font-size-asian="9.5pt" style:font-name-complex="Times New Roman" style:font-size-complex="9.5pt" style:font-style-complex="italic" style:text-scale="105%"/>
    </style:style>
    <style:style style:name="T10" style:family="text">
      <style:text-properties fo:color="#000000" style:font-name="Times New Roman" fo:font-size="9.5pt" fo:font-style="italic" style:font-size-asian="9.5pt" style:font-style-asian="italic" style:font-name-complex="Times New Roman" style:font-size-complex="9.5pt" style:font-style-complex="italic" style:text-scale="105%"/>
    </style:style>
    <style:style style:name="T11" style:family="text">
      <style:text-properties fo:color="#000000" style:font-name="Times New Roman" fo:font-size="10pt" style:font-size-asian="10pt" style:font-name-complex="Times New Roman" style:font-size-complex="10pt" style:text-scale="106%"/>
    </style:style>
    <style:style style:name="T12" style:family="text">
      <style:text-properties fo:color="#000000" style:font-name="Times New Roman" fo:font-size="8.5pt" style:font-size-asian="8.5pt" style:font-name-complex="Times New Roman" style:font-size-complex="8.5pt"/>
    </style:style>
    <style:style style:name="T13" style:family="text">
      <style:text-properties fo:color="#000000" fo:font-style="italic" style:font-style-asian="italic" style:font-style-complex="italic"/>
    </style:style>
    <style:style style:name="T14" style:family="text">
      <style:text-properties fo:color="#000000" fo:font-style="italic" style:font-style-asian="italic" style:font-style-complex="italic" style:text-scale="90%"/>
    </style:style>
    <style:style style:name="T15" style:family="text">
      <style:text-properties fo:color="#000000" fo:font-style="italic" style:font-style-asian="italic" style:font-style-complex="italic" style:text-scale="107%"/>
    </style:style>
    <style:style style:name="T16" style:family="text">
      <style:text-properties fo:color="#000000" fo:font-style="italic" style:font-style-asian="italic" style:font-style-complex="italic" style:text-scale="115%"/>
    </style:style>
    <style:style style:name="T17" style:family="text">
      <style:text-properties fo:color="#000000" fo:font-style="italic" style:font-style-asian="italic" style:font-style-complex="italic" style:text-scale="105%"/>
    </style:style>
    <style:style style:name="T18" style:family="text">
      <style:text-properties fo:color="#000000" fo:font-style="italic" style:font-style-asian="italic" style:font-style-complex="italic" style:text-scale="113%"/>
    </style:style>
    <style:style style:name="T19" style:family="text">
      <style:text-properties fo:color="#000000" fo:font-size="9pt" style:font-size-asian="9pt" style:font-size-complex="9pt"/>
    </style:style>
    <style:style style:name="T20" style:family="text">
      <style:text-properties fo:color="#000000" fo:font-size="9pt" style:font-size-asian="9pt" style:font-size-complex="9pt" style:text-scale="107%"/>
    </style:style>
    <style:style style:name="T21" style:family="text">
      <style:text-properties fo:color="#000000" fo:font-size="9pt" fo:font-style="italic" style:font-size-asian="9pt" style:font-style-asian="italic" style:font-size-complex="9pt" style:font-style-complex="italic"/>
    </style:style>
    <style:style style:name="T22" style:family="text">
      <style:text-properties fo:color="#000000" fo:font-size="9pt" fo:font-style="italic" style:font-size-asian="9pt" style:font-style-asian="italic" style:font-size-complex="9pt" style:font-style-complex="italic" style:text-scale="105%"/>
    </style:style>
    <style:style style:name="T23" style:family="text">
      <style:text-properties fo:color="#000000" fo:font-size="8.5pt" style:font-size-asian="8.5pt" style:font-size-complex="8.5pt"/>
    </style:style>
    <style:style style:name="T24" style:family="text">
      <style:text-properties fo:color="#000000" fo:font-size="8.5pt" style:font-size-asian="8.5pt" style:font-size-complex="8.5pt" style:text-scale="115%"/>
    </style:style>
    <style:style style:name="T25" style:family="text">
      <style:text-properties fo:color="#000000" fo:font-size="8.5pt" fo:font-style="italic" style:font-size-asian="8.5pt" style:font-style-asian="italic" style:font-size-complex="8.5pt" style:font-style-complex="italic"/>
    </style:style>
    <style:style style:name="T26" style:family="text">
      <style:text-properties fo:color="#000000" fo:font-size="9.5pt" fo:font-style="italic" style:font-size-asian="9.5pt" style:font-style-asian="italic" style:font-size-complex="9.5pt" style:font-style-complex="italic" style:text-scale="90%"/>
    </style:style>
    <style:style style:name="T27" style:family="text">
      <style:text-properties fo:color="#000000" style:text-scale="89%"/>
    </style:style>
    <style:style style:name="T28" style:family="text">
      <style:text-properties fo:color="#000000" style:font-style-complex="italic"/>
    </style:style>
    <style:style style:name="T29" style:family="text">
      <style:text-properties fo:color="#000000" style:text-scale="110%"/>
    </style:style>
    <style:style style:name="T30" style:family="text">
      <style:text-properties fo:color="#000000" style:text-scale="90%"/>
    </style:style>
    <style:style style:name="T31" style:family="text">
      <style:text-properties fo:color="#000000" style:text-scale="116%"/>
    </style:style>
    <style:style style:name="T32" style:family="text">
      <style:text-properties fo:color="#000000" style:text-scale="109%"/>
    </style:style>
    <style:style style:name="T33" style:family="text">
      <style:text-properties fo:color="#000000" style:font-name-asian="Arial" style:text-scale="87%"/>
    </style:style>
    <style:style style:name="T34" style:family="text">
      <style:text-properties fo:color="#000000" fo:font-size="8pt" style:font-size-asian="8pt" style:font-size-complex="8pt" style:text-scale="107%"/>
    </style:style>
    <style:style style:name="T35" style:family="text">
      <style:text-properties fo:color="#000000" style:text-scale="84%"/>
    </style:style>
    <style:style style:name="T36" style:family="text">
      <style:text-properties fo:color="#000000" fo:font-size="13pt" fo:language="en" fo:country="GB" fo:font-weight="bold" style:font-size-asian="13pt" style:font-weight-asian="bold" style:font-size-complex="13pt" style:font-weight-complex="bold" style:text-scale="148%"/>
    </style:style>
    <style:style style:name="T37" style:family="text">
      <style:text-properties fo:color="#212121"/>
    </style:style>
    <style:style style:name="T38" style:family="text">
      <style:text-properties fo:font-size="9pt" style:font-size-asian="9pt" style:font-size-complex="9pt"/>
    </style:style>
    <style:style style:name="T39" style:family="text">
      <style:text-properties fo:font-size="9pt" fo:font-style="italic" style:font-size-asian="9pt" style:font-style-asian="italic" style:font-size-complex="9pt" style:font-style-complex="italic"/>
    </style:style>
    <style:style style:name="T40" style:family="text">
      <style:text-properties fo:color="#191919"/>
    </style:style>
    <style:style style:name="T41" style:family="text">
      <style:text-properties fo:color="#191919" style:font-name="Times New Roman" fo:font-size="9.5pt" style:font-size-asian="9.5pt" style:font-name-complex="Times New Roman" style:font-size-complex="9.5pt"/>
    </style:style>
    <style:style style:name="T42" style:family="text">
      <style:text-properties fo:color="#191919" fo:font-size="9pt" style:font-size-asian="9pt" style:font-size-complex="9pt"/>
    </style:style>
    <style:style style:name="T43" style:family="text">
      <style:text-properties fo:color="#191919" fo:font-size="8.5pt" style:font-size-asian="8.5pt" style:font-size-complex="8.5pt"/>
    </style:style>
    <style:style style:name="T44" style:family="text">
      <style:text-properties fo:color="#010101"/>
    </style:style>
    <style:style style:name="T45" style:family="text">
      <style:text-properties fo:color="#010101" fo:font-size="8.5pt" style:font-size-asian="8.5pt" style:font-size-complex="8.5pt"/>
    </style:style>
    <style:style style:name="T46" style:family="text">
      <style:text-properties fo:color="#010101" fo:font-size="9pt" style:font-size-asian="9pt" style:font-size-complex="9pt"/>
    </style:style>
    <style:style style:name="T47" style:family="text">
      <style:text-properties fo:color="#010101" style:text-scale="109%"/>
    </style:style>
    <style:style style:name="T48" style:family="text">
      <style:text-properties fo:color="#3e3e3e"/>
    </style:style>
    <style:style style:name="T49" style:family="text">
      <style:text-properties fo:color="#0a0a0a"/>
    </style:style>
    <style:style style:name="T50" style:family="text">
      <style:text-properties fo:color="#121212"/>
    </style:style>
    <style:style style:name="T51" style:family="text">
      <style:text-properties fo:color="#121212" fo:font-style="italic" style:font-style-asian="italic" style:font-style-complex="italic"/>
    </style:style>
    <style:style style:name="T52" style:family="text">
      <style:text-properties fo:color="#303030"/>
    </style:style>
    <style:style style:name="T53" style:family="text">
      <style:text-properties fo:color="#242424"/>
    </style:style>
    <style:style style:name="T54" style:family="text">
      <style:text-properties fo:color="#242424" fo:font-style="italic" style:font-style-asian="italic" style:font-style-complex="italic"/>
    </style:style>
    <style:style style:name="T55" style:family="text">
      <style:text-properties fo:color="#3a3a3a"/>
    </style:style>
    <style:style style:name="T56" style:family="text">
      <style:text-properties fo:color="#3a3a3a" fo:font-style="italic" style:font-style-asian="italic" style:font-style-complex="italic" style:text-scale="115%"/>
    </style:style>
    <style:style style:name="T57" style:family="text">
      <style:text-properties fo:color="#2f2f2f"/>
    </style:style>
    <style:style style:name="T58" style:family="text">
      <style:text-properties fo:color="#2f2f2f" style:text-scale="110%"/>
    </style:style>
    <style:style style:name="T59" style:family="text">
      <style:text-properties fo:color="#1a1a1a"/>
    </style:style>
    <style:style style:name="T60" style:family="text">
      <style:text-properties fo:color="#1a1a1a" style:text-scale="110%"/>
    </style:style>
    <style:style style:name="T61" style:family="text">
      <style:text-properties fo:color="#494949"/>
    </style:style>
    <style:style style:name="T62" style:family="text">
      <style:text-properties fo:color="#636363" style:font-name-asian="Arial" style:text-scale="50%"/>
    </style:style>
    <style:style style:name="T63" style:family="text">
      <style:text-properties style:font-name-asian="Arial"/>
    </style:style>
    <style:style style:name="T64" style:family="text">
      <style:text-properties style:font-name-asian="Arial" style:text-scale="50%"/>
    </style:style>
    <style:style style:name="T65" style:family="text">
      <style:text-properties fo:color="#1c1c1c"/>
    </style:style>
    <style:style style:name="T66" style:family="text">
      <style:text-properties fo:color="#1c1c1c" fo:font-size="9pt" style:font-size-asian="9pt" style:font-size-complex="9pt"/>
    </style:style>
    <style:style style:name="T67" style:family="text">
      <style:text-properties fo:color="#464646"/>
    </style:style>
    <style:style style:name="T68" style:family="text">
      <style:text-properties fo:color="#464646" fo:font-size="9pt" style:font-size-asian="9pt" style:font-size-complex="9pt"/>
    </style:style>
    <style:style style:name="T69" style:family="text">
      <style:text-properties fo:color="#484848"/>
    </style:style>
    <style:style style:name="T70" style:family="text">
      <style:text-properties fo:color="#282828"/>
    </style:style>
    <style:style style:name="T71" style:family="text">
      <style:text-properties fo:color="#0c0c0c"/>
    </style:style>
    <style:style style:name="T72" style:family="text">
      <style:text-properties fo:color="#0c0c0c" fo:font-style="italic" style:font-style-asian="italic" style:font-style-complex="italic"/>
    </style:style>
    <style:style style:name="T73" style:family="text">
      <style:text-properties fo:color="#3f3f3f"/>
    </style:style>
    <style:style style:name="T74" style:family="text">
      <style:text-properties fo:color="#787878"/>
    </style:style>
    <style:style style:name="T75" style:family="text">
      <style:text-properties fo:color="#2b2b2b"/>
    </style:style>
    <style:style style:name="T76" style:family="text">
      <style:text-properties fo:color="#2b2b2b" fo:font-size="9pt" style:font-size-asian="9pt" style:font-size-complex="9pt"/>
    </style:style>
    <style:style style:name="T77" style:family="text">
      <style:text-properties fo:color="#2b2b2b" fo:font-size="9pt" fo:font-style="italic" style:font-size-asian="9pt" style:font-style-asian="italic" style:font-size-complex="9pt" style:font-style-complex="italic" style:text-scale="105%"/>
    </style:style>
    <style:style style:name="T78" style:family="text">
      <style:text-properties fo:color="#5b5b5b"/>
    </style:style>
    <style:style style:name="T79" style:family="text">
      <style:text-properties fo:color="#5b5b5b" fo:font-size="9pt" style:font-size-asian="9pt" style:font-size-complex="9pt"/>
    </style:style>
    <style:style style:name="T80" style:family="text">
      <style:text-properties fo:color="#080808"/>
    </style:style>
    <style:style style:name="T81" style:family="text">
      <style:text-properties fo:color="#080808" fo:font-style="italic" style:font-style-asian="italic" style:font-style-complex="italic"/>
    </style:style>
    <style:style style:name="T82" style:family="text">
      <style:text-properties fo:color="#272727"/>
    </style:style>
    <style:style style:name="T83" style:family="text">
      <style:text-properties fo:color="#272727" fo:font-size="9pt" style:font-size-asian="9pt" style:font-size-complex="9pt"/>
    </style:style>
    <style:style style:name="T84" style:family="text">
      <style:text-properties fo:color="#414141"/>
    </style:style>
    <style:style style:name="T85" style:family="text">
      <style:text-properties fo:color="#1e1e1e"/>
    </style:style>
    <style:style style:name="T86" style:family="text">
      <style:text-properties fo:color="#343434"/>
    </style:style>
    <style:style style:name="T87" style:family="text">
      <style:text-properties fo:color="#252525"/>
    </style:style>
    <style:style style:name="T88" style:family="text">
      <style:text-properties fo:color="#252525" fo:font-size="9pt" style:font-size-asian="9pt" style:font-size-complex="9pt"/>
    </style:style>
    <style:style style:name="T89" style:family="text">
      <style:text-properties fo:color="#252525" style:font-name="Times New Roman" fo:font-size="8.5pt" style:font-size-asian="8.5pt" style:font-name-complex="Times New Roman" style:font-size-complex="8.5pt"/>
    </style:style>
    <style:style style:name="T90" style:family="text">
      <style:text-properties fo:color="#444444"/>
    </style:style>
    <style:style style:name="T91" style:family="text">
      <style:text-properties fo:color="#171717"/>
    </style:style>
    <style:style style:name="T92" style:family="text">
      <style:text-properties fo:color="#171717" fo:font-style="italic" style:font-style-asian="italic" style:font-style-complex="italic" style:text-scale="107%"/>
    </style:style>
    <style:style style:name="T93" style:family="text">
      <style:text-properties fo:color="#171717" fo:font-style="italic" style:font-style-asian="italic" style:font-style-complex="italic" style:text-scale="115%"/>
    </style:style>
    <style:style style:name="T94" style:family="text">
      <style:text-properties style:text-underline-style="solid" style:text-underline-width="auto" style:text-underline-color="font-color"/>
    </style:style>
    <style:style style:name="T95" style:family="text">
      <style:text-properties fo:font-weight="bold" style:font-weight-asian="bold"/>
    </style:style>
    <style:style style:name="T96" style:family="text">
      <style:text-properties fo:font-weight="bold" style:font-weight-asian="bold" style:font-weight-complex="bold"/>
    </style:style>
    <style:style style:name="T97" style:family="text">
      <style:text-properties fo:font-size="16pt" style:font-size-asian="16pt" style:font-size-complex="16pt"/>
    </style:style>
    <style:style style:name="T98" style:family="text">
      <style:text-properties fo:font-size="16pt" fo:font-weight="bold" style:font-size-asian="16pt" style:font-weight-asian="bold" style:font-size-complex="16pt"/>
    </style:style>
    <style:style style:name="T99" style:family="text">
      <style:text-properties fo:color="#131313"/>
    </style:style>
    <style:style style:name="T100" style:family="text">
      <style:text-properties fo:color="#131313" fo:font-size="9pt" style:font-size-asian="9pt" style:font-size-complex="9pt"/>
    </style:style>
    <style:style style:name="T101" style:family="text">
      <style:text-properties fo:color="#323232"/>
    </style:style>
    <style:style style:name="T102" style:family="text">
      <style:text-properties fo:color="#323232" fo:font-size="9pt" style:font-size-asian="9pt" style:font-size-complex="9pt"/>
    </style:style>
    <style:style style:name="T103" style:family="text">
      <style:text-properties fo:color="#323232" style:font-name="Times New Roman" fo:font-size="9.5pt" style:font-size-asian="9.5pt" style:font-name-complex="Times New Roman" style:font-size-complex="9.5pt"/>
    </style:style>
    <style:style style:name="T104" style:family="text">
      <style:text-properties fo:color="#0f0f0f"/>
    </style:style>
    <style:style style:name="T105" style:family="text">
      <style:text-properties fo:color="#0f0f0f" fo:font-size="9pt" style:font-size-asian="9pt" style:font-size-complex="9pt"/>
    </style:style>
    <style:style style:name="T106" style:family="text">
      <style:text-properties fo:color="#0f0f0f" fo:font-size="8.5pt" fo:font-style="italic" style:font-size-asian="8.5pt" style:font-style-asian="italic" style:font-size-complex="8.5pt" style:font-style-complex="italic"/>
    </style:style>
    <style:style style:name="T107" style:family="text">
      <style:text-properties fo:font-size="8pt" style:font-size-asian="8pt" style:font-size-complex="8pt" style:text-scale="120%"/>
    </style:style>
    <style:style style:name="T108" style:family="text">
      <style:text-properties fo:color="#040404"/>
    </style:style>
    <style:style style:name="T109" style:family="text">
      <style:text-properties fo:color="#040404" fo:font-size="9pt" style:font-size-asian="9pt" style:font-size-complex="9pt"/>
    </style:style>
    <style:style style:name="T110" style:family="text">
      <style:text-properties fo:color="#040404" fo:font-style="italic" style:font-style-asian="italic" style:font-style-complex="italic"/>
    </style:style>
    <style:style style:name="T111" style:family="text">
      <style:text-properties fo:font-size="10.5pt" style:font-size-asian="10.5pt" style:font-size-complex="10.5pt" style:text-scale="74%"/>
    </style:style>
    <style:style style:name="T112" style:family="text">
      <style:text-properties fo:color="#161616"/>
    </style:style>
    <style:style style:name="T113" style:family="text">
      <style:text-properties fo:color="#161616" fo:font-size="9pt" style:font-size-asian="9pt" style:font-size-complex="9pt"/>
    </style:style>
    <style:style style:name="T114" style:family="text">
      <style:text-properties fo:color="#151515"/>
    </style:style>
    <style:style style:name="T115" style:family="text">
      <style:text-properties fo:color="#151515" fo:font-style="italic" style:font-style-asian="italic" style:font-style-complex="italic" style:text-scale="113%"/>
    </style:style>
    <style:style style:name="T116" style:family="text">
      <style:text-properties fo:color="#363636"/>
    </style:style>
    <style:style style:name="T117" style:family="text">
      <style:text-properties fo:color="#373737"/>
    </style:style>
    <style:style style:name="T118" style:family="text">
      <style:text-properties style:font-name-complex="Arial"/>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WW8NumSt11z0" style:num-suffix="." style:num-format="1" text:start-value="2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St15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St16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St17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text:style-name="WW8NumSt19z0" style:num-suffix="." style:num-format="1" text:start-value="1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text:style-name="WW8NumSt21z0" style:num-suffix="." style:num-format="1"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number text:level="1" text:style-name="WW8NumSt22z0" style:num-suffix="." style:num-format="1"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number text:level="1" text:style-name="WW8NumSt28z0" style:num-suffix="." style:num-format="1" text:start-value="2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number text:level="1" text:style-name="WW8NumSt29z0" style:num-suffix="." style:num-format="1" text:start-value="2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number text:level="1" text:style-name="WW8NumSt32z0" style:num-suffix="." style:num-format="1" text:start-value="2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consecutive-numbering="true">
      <text:list-level-style-number text:level="1" text:style-name="WW8NumSt33z0" style:num-suffix="." style:num-format="1" text:start-value="2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consecutive-numbering="true">
      <text:list-level-style-number text:level="1" text:style-name="WW8NumSt36z0" style:num-suffix="." style:num-format="1" text:start-value="3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consecutive-numbering="true">
      <text:list-level-style-number text:level="1" text:style-name="WW8NumSt39z0" style:num-suffix="." style:num-format="1" text:start-value="3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consecutive-numbering="true">
      <text:list-level-style-number text:level="1" text:style-name="WW8NumSt41z0" style:num-suffix="." style:num-format="1" text:start-value="3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consecutive-numbering="true">
      <text:list-level-style-number text:level="1" text:style-name="WW8NumSt42z0" style:num-suffix="." style:num-format="1" text:start-value="3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consecutive-numbering="true">
      <text:list-level-style-number text:level="1" text:style-name="WW8NumSt44z0" style:num-suffix="." style:num-format="1" text:start-value="3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consecutive-numbering="true">
      <text:list-level-style-number text:level="1" text:style-name="WW8NumSt45z0" style:num-suffix="." style:num-format="1" text:start-value="3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consecutive-numbering="true">
      <text:list-level-style-number text:level="1" text:style-name="WW8NumSt46z0" style:num-suffix="." style:num-format="1" text:start-value="3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consecutive-numbering="true">
      <text:list-level-style-number text:level="1" text:style-name="WW8NumSt47z0" style:num-suffix="." style:num-format="1" text:start-value="3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consecutive-numbering="true">
      <text:list-level-style-number text:level="1" text:style-name="WW8NumSt50z0" style:num-suffix="." style:num-format="1" text:start-value="4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consecutive-numbering="true">
      <text:list-level-style-number text:level="1" text:style-name="WW8NumSt51z0" style:num-suffix="." style:num-format="1" text:start-value="4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consecutive-numbering="true">
      <text:list-level-style-number text:level="1" text:style-name="WW8NumSt52z0" style:num-suffix="." style:num-format="1" text:start-value="4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consecutive-numbering="true">
      <text:list-level-style-number text:level="1" text:style-name="WW8NumSt54z0" style:num-suffix="." style:num-format="1" text:start-value="4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consecutive-numbering="true">
      <text:list-level-style-number text:level="1" text:style-name="WW8NumSt55z0" style:num-suffix="." style:num-format="1" text:start-value="4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consecutive-numbering="true">
      <text:list-level-style-number text:level="1" text:style-name="WW8NumSt58z0" style:num-suffix="." style:num-format="1" text:start-value="5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consecutive-numbering="true">
      <text:list-level-style-number text:level="1" text:style-name="WW8NumSt59z0" style:num-suffix="." style:num-format="1" text:start-value="5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consecutive-numbering="true">
      <text:list-level-style-number text:level="1" text:style-name="WW8NumSt61z0" style:num-suffix="." style:num-format="1" text:start-value="5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consecutive-numbering="true">
      <text:list-level-style-number text:level="1" text:style-name="WW8NumSt62z0" style:num-suffix="." style:num-format="1" text:start-value="5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consecutive-numbering="true">
      <text:list-level-style-number text:level="1" text:style-name="WW8NumSt63z0" style:num-suffix="." style:num-format="1" text:start-value="5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consecutive-numbering="true">
      <text:list-level-style-number text:level="1" text:style-name="WW8NumSt66z0" style:num-suffix="." style:num-format="1" text:start-value="6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consecutive-numbering="true">
      <text:list-level-style-number text:level="1" text:style-name="WW8NumSt67z0" style:num-suffix="." style:num-format="1" text:start-value="6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consecutive-numbering="true">
      <text:list-level-style-number text:level="1" text:style-name="WW8NumSt69z0" style:num-suffix="." style:num-format="1" text:start-value="6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consecutive-numbering="true">
      <text:list-level-style-number text:level="1" text:style-name="WW8NumSt70z0" style:num-suffix="." style:num-format="1" text:start-value="6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consecutive-numbering="true">
      <text:list-level-style-number text:level="1" text:style-name="WW8NumSt71z0" style:num-suffix="." style:num-format="1" text:start-value="6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consecutive-numbering="true">
      <text:list-level-style-number text:level="1" text:style-name="WW8NumSt72z0" style:num-suffix="." style:num-format="1" text:start-value="6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consecutive-numbering="true">
      <text:list-level-style-number text:level="1" text:style-name="WW8NumSt75z0" style:num-suffix="." style:num-format="1" text:start-value="7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consecutive-numbering="true">
      <text:list-level-style-number text:level="1" text:style-name="WW8NumSt76z0" style:num-suffix="." style:num-format="1" text:start-value="7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consecutive-numbering="true">
      <text:list-level-style-number text:level="1" text:style-name="WW8NumSt77z0" style:num-suffix="." style:num-format="1" text:start-value="7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6"/>
      <text:p text:style-name="P46"/>
      <text:p text:style-name="P46"/>
      <text:p text:style-name="P46"/>
      <text:p text:style-name="P46"/>
      <text:p text:style-name="P46"/>
      <text:p text:style-name="P46">GOOD GOVERNANCE OF RETIREMENT FUNDS</text:p>
      <text:p text:style-name="P100">PREAMBLE</text:p>
      <text:p text:style-name="P100"/>
      <text:list xml:id="list1436522026" text:style-name="WW8Num12">
        <text:list-item>
          <text:p text:style-name="P369">The assets of a retirement fund are administered for the main purpose of providing the benefits promised in <text:line-break/>terms of the registered rules of that fund. The board of management (sometimes referred to as trustees) <text:line-break/>therefore holds fund assets in trust for those persons who will ultimately benefit from them. They stand in a <text:line-break/>position of trust or fiduciary relationship to funds and therefore must act with <text:span text:style-name="T1">integrity. </text:span>As fiduciaries, the <text:line-break/>board<text:span text:style-name="T2">, </text:span>its alternates and other persons duly appointed by the board to act on its behalf<text:span text:style-name="T2">, </text:span>have to deal with <text:line-break/>the assets or affairs of the fund in terms of pensions law, the common law, customary law, regulations, the <text:line-break/>(registered) rules of the fund<text:span text:style-name="T2">, </text:span>codes of conduct and policies that apply to the fund. Trustees may be <text:line-break/>required to exercise a degree of discretion in making decisions<text:span text:style-name="T2">. </text:span>Therefore, not all circumstances relating to <text:line-break/>the management and functions of the board may be circumscribed or clearly defined within a legal <text:line-break/>framework. This necessitates the introduction of governance measures<text:span text:style-name="T2">. </text:span>Governance therefore includes <text:line-break/>values and ethical principles which require a certain standard of behaviour of the board. </text:p>
        </text:list-item>
      </text:list>
      <text:p text:style-name="P104"/>
      <text:list xml:id="list1092085376" text:continue-numbering="true" text:style-name="WW8Num12">
        <text:list-item>
          <text:p text:style-name="P368"><text:span text:style-name="T1">The fundamental principle </text:span>is that the board shall at all time act with the <text:span text:style-name="T1">utmost good faith </text:span>towards the fund <text:line-break/>and in the best interest of all members<text:span text:style-name="T3">. </text:span>The board should always give full and proper effect to the rules of <text:line-break/>the fund and the board should deal with all matters relating to the fund and its members in accordance with <text:line-break/>their fiduciary duties, <text:span text:style-name="T1">fairly </text:span>and with respect. </text:p>
        </text:list-item>
      </text:list>
      <text:p text:style-name="P110"/>
      <text:list xml:id="list1431412413" text:style-name="WW8Num15">
        <text:list-item>
          <text:p text:style-name="P111"><text:span text:style-name="T4">The stakeholders in the governance of a fund are the fund</text:span><text:span text:style-name="T2">'</text:span><text:span text:style-name="T4">s members (they include pensioners, former <text:line-break/>members and deferred pensioners), their dependants and</text:span><text:span text:style-name="T2">, </text:span><text:span text:style-name="T4">if applicable, nominees of the members (the <text:line-break/>dependants and nominees hereafter referred to as "the beneficiaries")</text:span><text:span text:style-name="T2">. </text:span><text:span text:style-name="T4">The other parties affected by the <text:line-break/>governance of a fund are the employer participating in the fund (other than with a preservation fund)</text:span><text:span text:style-name="T2">, </text:span><text:span text:style-name="T4">the <text:line-break/>sponsor </text:span><text:span text:style-name="T5">(if </text:span><text:span text:style-name="T4">not the employer) and the Registrar (all of whom are collectively referred to as "the <text:line-break/>stakeholders")</text:span><text:span text:style-name="T2">. </text:span></text:p>
        </text:list-item>
      </text:list>
      <text:p text:style-name="P112"><text:soft-page-break/><text:span text:style-name="T4">4</text:span><text:span text:style-name="T37">. <text:tab/></text:span><text:span text:style-name="T4">Accordingly</text:span><text:span text:style-name="T37">, </text:span><text:span text:style-name="T4">the purpose of good governance in a fund is to ensure that - </text:span></text:p>
      <text:p text:style-name="P113"><text:tab/><text:span text:style-name="T4">4</text:span><text:span text:style-name="T37">.</text:span><text:span text:style-name="T4">1</text:span><text:span text:style-name="T37">. <text:tab/></text:span><text:span text:style-name="T4">the benefits provided for in terms of the rules of the fund are actually delivered</text:span><text:span text:style-name="T37">; </text:span></text:p>
      <text:p text:style-name="P118"><text:tab/><text:span text:style-name="T4">4.2. <text:tab/>the benefits are optimised and the associated investment risks are minimised, with these opposing concepts being appropriately balanced against each other</text:span><text:span text:style-name="T37">; </text:span></text:p>
      <text:p text:style-name="P119"><text:tab/><text:span text:style-name="T4">4.3</text:span><text:span text:style-name="T37">. <text:tab/></text:span><text:span text:style-name="T4">the process involved in the provision of the benefits and the administration of the fund <text:line-break/>warrants that the cost implications to members and beneficiaries, is </text:span><text:span text:style-name="T13">transparent </text:span><text:span text:style-name="T4">and <text:line-break/>quantifiable by the stakeholders. </text:span></text:p>
      <text:p text:style-name="P114"><text:tab/><text:span text:style-name="T4">5. <text:tab/>The board of a fund, assisted by the principal officer, is </text:span><text:span text:style-name="T13">responsible </text:span><text:span text:style-name="T4">for the governance of a fund. </text:span></text:p>
      <text:list xml:id="list1309468050" text:style-name="WW8Num27">
        <text:list-item>
          <text:p text:style-name="P120"><text:span text:style-name="T4">Fundamental to the governance of a fund is the extent of the </text:span><text:span text:style-name="T13">accountability </text:span><text:span text:style-name="T4">of the board and the principal <text:line-break/>officer. The principal officer is appointed by and </text:span><text:span text:style-name="T13">accountable </text:span><text:span text:style-name="T4">to the board, and the board is </text:span><text:span text:style-name="T13">accountable </text:span><text:span text:style-name="T4">to <text:line-break/>the members and beneficiaries and the Registrar for its governance of the fund. The board is secondarily <text:line-break/>also </text:span><text:span text:style-name="T13">accountable </text:span><text:span text:style-name="T4">to the employer participating in the fund and the sponsor of the fund because, in respect <text:line-break/>of an employer, the fund fulfils one of the employment promises made by the employer, which is to provide <text:line-break/>the benefits set out in the rules of the fund; and in respect of the sponsor (if different from the employer), <text:line-break/>because the sponsor set up the fund confirming provision of the benefits in terms of the rules. This <text:line-break/>accountability for the governance of a fund is very important due to the fact that the assets of a fund are <text:line-break/>required by members and beneficiaries to fulfill a vital need on retirement, withdrawal from service, death or <text:line-break/>disability. Members and beneficiaries require legal recourse or remedies should the benefits not be <text:line-break/>provided to them as stipulated in the rules of the fund</text:span><text:span text:style-name="T37">. </text:span></text:p>
        </text:list-item>
        <text:list-item>
          <text:p text:style-name="P121">The accountability requirement of the board means that coliectively and individually the board members <text:line-break/>may be held liable for any breach of the governance which results in any loss to the fund and to the <text:line-break/>members or beneficiaries in the provision of benefits. The board should adhere to the rules of the fund and <text:line-break/>should institute disciplinary measures in the event of an alleged breach by a board member. Furthermore, <text:line-break/>members and beneficiaries may request the Pension Funds Adjudicator or a court of law to determine the <text:line-break/>liability of the board. </text:p>
        </text:list-item>
        <text:list-item>
          <text:p text:style-name="P122"><text:span text:style-name="T4">The board and the principal officer should ensure at all times that their governance of the fund complies <text:line-break/>with the requirements of the applicable legislation. This means that the rules of the fund should be adhered <text:line-break/>to, the applicable legislat</text:span><text:span text:style-name="T37">i</text:span><text:span text:style-name="T4">on followed and other legal or compliance requirements should be applied</text:span><text:span text:style-name="T37">. </text:span><text:span text:style-name="T4">The <text:line-break/>board should obtain expert advice where necessary for this purpose. </text:span></text:p>
        </text:list-item>
        <text:list-item>
          <text:p text:style-name="P123">With the above as background, the <text:span text:style-name="T1">principles </text:span>of governance are set out below. These are under the <text:line-break/>following headings - </text:p>
        </text:list-item>
      </text:list>
      <text:p text:style-name="P115"><text:tab/><text:span text:style-name="T4">9.1. <text:tab/>the governance by the board of itself- <text:s/>the governance structure; </text:span></text:p>
      <text:p text:style-name="P116"><text:tab/><text:span text:style-name="T4">9</text:span><text:span text:style-name="T37">.</text:span><text:span text:style-name="T4">2. <text:tab/>the governance by the board of the operations of the fund - the governance mechanism; and</text:span></text:p>
      <text:p text:style-name="P117"><text:tab/>9.3<text:tab/>the management of relationships in the governance of the fund. . </text:p>
      <text:p text:style-name="P126"><text:span text:style-name="T38"><text:tab/></text:span><text:span text:style-name="T8">10</text:span><text:span text:style-name="T41">. <text:tab/></text:span><text:span text:style-name="T19">Every fund should have- </text:span></text:p>
      <text:p text:style-name="P127"><text:span text:style-name="T38"><text:tab/></text:span><text:span text:style-name="T8">10</text:span><text:span text:style-name="T41">.</text:span><text:span text:style-name="T8">1. <text:tab/></text:span><text:span text:style-name="T19">a code of conduct</text:span><text:span text:style-name="T42">; </text:span></text:p>
      <text:p text:style-name="P128"><text:span text:style-name="T38"><text:tab/></text:span><text:span text:style-name="T23">10</text:span><text:span text:style-name="T43">.</text:span><text:span text:style-name="T23">2. <text:tab/></text:span><text:span text:style-name="T19">an investment policy statement </text:span><text:span text:style-name="T23">(IPS); </text:span></text:p>
      <text:p text:style-name="P129"><text:span text:style-name="T38"><text:tab/></text:span><text:span text:style-name="T23">10</text:span><text:span text:style-name="T45">.</text:span><text:span text:style-name="T23">3</text:span><text:span text:style-name="T43">. <text:tab/></text:span><text:span text:style-name="T19">a communication policy; and </text:span></text:p>
      <text:p text:style-name="P130"><text:span text:style-name="T38"><text:tab/></text:span><text:span text:style-name="T9">10.4.</text:span><text:span text:style-name="T10"> <text:tab/></text:span><text:span text:style-name="T19">a performance assessment tool for trustees which should inform their education and training <text:line-break/>policy</text:span><text:span text:style-name="T42">. </text:span></text:p>
      <text:list xml:id="list761187941" text:style-name="WW8Num38">
        <text:list-item>
          <text:p text:style-name="P131"><text:span text:style-name="T4">Reference should also be made in the annual financial statements of a fund to the fact t</text:span><text:span text:style-name="T40">h</text:span><text:span text:style-name="T4">at a fund has each <text:line-break/>of these documents in existence and that they have,</text:span><text:span text:style-name="T40"> </text:span><text:span text:style-name="T4">during the period of those financial statements, been <text:line-break/>viewed by the board and are available to benefic</text:span><text:span text:style-name="T44">i</text:span><text:span text:style-name="T4">aries on request or accessible on the appropriate website <text:line-break/>or through the principa</text:span><text:span text:style-name="T44">l </text:span><text:span text:style-name="T4">officer. Communication to the board and members should be done in an adequate</text:span><text:span text:style-name="T44">, <text:line-break/></text:span><text:span text:style-name="T4">appropriate and cost-effective manner to afford all parties the opportunity to understand the information and <text:line-break/>make informed decis</text:span><text:span text:style-name="T44">i</text:span><text:span text:style-name="T4">ons</text:span><text:span text:style-name="T40">. </text:span></text:p>
        </text:list-item>
        <text:list-item>
          <text:p text:style-name="P132"><text:span text:style-name="T4">Any annexure(s) added to this circular should be regarded as providing guidelines for creating appropriate <text:line-break/>policies and as flexible documents which may be amended from time to time. Funds may adapt these <text:line-break/>documents to suite their unique needs and circumstances w</text:span><text:span text:style-name="T48">i</text:span><text:span text:style-name="T4">thout detracting from the principles contained <text:line-break/>there</text:span><text:span text:style-name="T40">i</text:span><text:span text:style-name="T4">n, because good governance requires the app</text:span><text:span text:style-name="T44">li</text:span><text:span text:style-name="T4">cation of appropriate and cost effective policies and <text:line-break/>processes to cater for the specific needs of different funds. </text:span></text:p>
        </text:list-item>
      </text:list>
      <text:p text:style-name="P133">GOVERNANCE BY THE BOARD </text:p>
      <text:p text:style-name="P134"><text:span text:style-name="T19">Princip</text:span><text:span text:style-name="T46">l</text:span><text:span text:style-name="T19">e </text:span><text:span text:style-name="T8">1</text:span><text:span text:style-name="T41">: </text:span><text:span text:style-name="T19">Roles, Responsib</text:span><text:span text:style-name="T46">il</text:span><text:span text:style-name="T19">ities and Accountabilities of the Board - </text:span><text:span text:style-name="T46"><text:s/></text:span><text:span text:style-name="T19">the Governance Structure </text:span></text:p>
      <text:p text:style-name="P135">THE BOARD </text:p>
      <text:list xml:id="list976898806" text:style-name="WW8Num21">
        <text:list-item>
          <text:p text:style-name="P136"><text:span text:style-name="T19">The board is </text:span><text:span text:style-name="T26">responsible </text:span><text:span text:style-name="T19">and </text:span><text:span text:style-name="T26">accountable </text:span><text:span text:style-name="T19">to the members for the administrat</text:span><text:span text:style-name="T46">i</text:span><text:span text:style-name="T19">on of the fund, </text:span><text:span text:style-name="T46">i</text:span><text:span text:style-name="T19">ncluding the <text:line-break/>prudent investment of fund assets</text:span><text:span text:style-name="T42">. </text:span></text:p>
        </text:list-item>
        <text:list-item>
          <text:p text:style-name="P137"><text:span text:style-name="T4">The board may, should the rules of the fund permit</text:span><text:span text:style-name="T40">, </text:span><text:span text:style-name="T4">delegate some of its functions to board sub- <text:line-break/>committees</text:span><text:span text:style-name="T40">, </text:span><text:span text:style-name="T4">employees of the fund and service prov</text:span><text:span text:style-name="T44">i</text:span><text:span text:style-name="T4">ders</text:span><text:span text:style-name="T40">; </text:span><text:span text:style-name="T4">but such delegation does not relieve the board of <text:line-break/>accountability for the functions so delegated</text:span><text:span text:style-name="T40">. </text:span><text:span text:style-name="T4">The board may not abdicate from any of its functions and <text:line-break/>responsibilities</text:span><text:span text:style-name="T44">. </text:span></text:p>
        </text:list-item>
        <text:list-item>
          <text:p text:style-name="P137"><text:span text:style-name="T4">The board members should act jointly</text:span><text:span text:style-name="T44">. </text:span><text:span text:style-name="T4">If the rules of a fund permit a decision of the board to be ca</text:span><text:span text:style-name="T44">r</text:span><text:span text:style-name="T4">ried by <text:line-break/>a majority of its members voting </text:span><text:span text:style-name="T44">i</text:span><text:span text:style-name="T4">n favour of it. then the minority should respect the majority decision</text:span><text:span text:style-name="T48">. <text:line-break/></text:span><text:span text:style-name="T4">Strong objections may be minuted but the final decision should be recorded clearly. A deadlock breaking <text:line-break/>mechanism should be outlined in the rules. </text:span></text:p>
        </text:list-item>
      </text:list>
      <text:list xml:id="list110135359" text:style-name="WW8Num40">
        <text:list-item>
          <text:p text:style-name="P138"><text:span text:style-name="T4">Irrespective of whether board members are employer</text:span><text:span text:style-name="T49">-</text:span><text:span text:style-name="T4">appointed, member-elected, in the employment of the <text:line-break/>sponsor or independent board members, they- </text:span></text:p>
        </text:list-item>
      </text:list>
      <text:p text:style-name="P139"><text:tab/><text:span text:style-name="T4">16.1. <text:tab/>should endeavour to work together; </text:span></text:p>
      <text:p text:style-name="P140"><text:tab/><text:span text:style-name="T4">16.2. <text:tab/>should trust each other and also be worthy of trust in return; </text:span></text:p>
      <text:p text:style-name="P155"><text:tab/><text:span text:style-name="T4">16.3. <text:tab/>owe a primary duty of care to the fund and the members and beneficiaries, and are not <text:line-break/>specifically </text:span><text:span text:style-name="T13">accountable </text:span><text:span text:style-name="T4">to or required to disclose any information to that group of persons <text:line-break/>or entities through whom they were appointed or elected as a board member. To this end <text:line-break/>the board should be sensitive to managing the diversity of the board effectively to ensure <text:line-break/>that any tension, fears, disagreements, influence, affiliations, special interests, etc. do not <text:line-break/>hinder decision-making. </text:span></text:p>
      <text:p text:style-name="P157">THE CHAIRPERSON </text:p>
      <text:list xml:id="list241947375" text:style-name="WW8Num41">
        <text:list-item>
          <text:p text:style-name="P158">The chairperson of the board is pivotal in creating the conditions for overall board and individual board <text:line-break/>member effectiveness. To this end the chairperson should- </text:p>
        </text:list-item>
      </text:list>
      <text:p text:style-name="P159"><text:tab/><text:span text:style-name="T4">17.1. <text:tab/>proactively lead the board impartially, for example, without bias in favour </text:span><text:span text:style-name="T14">of </text:span><text:span text:style-name="T4">the sponsor, the <text:line-break/>employer or any service provider; </text:span></text:p>
      <text:p text:style-name="P145"><text:tab/><text:span text:style-name="T4">17.2. <text:tab/>confirm the agenda for board meetings, and review the draft minutes of such meetings; </text:span></text:p>
      <text:p text:style-name="P160"><text:tab/><text:span text:style-name="T4">17.3. <text:tab/>manage board meetings to ensure that sufficient time is allowed for discussion of complex <text:line-break/>or contentious issues; </text:span></text:p>
      <text:p text:style-name="P161"><text:tab/><text:span text:style-name="T4">17.4. <text:tab/>ensure that the performance of the board as a whole, the board sub-committees and the <text:line-break/>principal officer is reviewed and evaluated on a regular basis; and also to manage the <text:line-break/>performance of any board member or sub-committee that is not </text:span><text:span text:style-name="T27">pertormma </text:span><text:span text:style-name="T4">as required; </text:span></text:p>
      <text:p text:style-name="P146"><text:tab/><text:span text:style-name="T4">17.5. <text:tab/>meet regularly with the principal officer to monitor the operations of the fund; </text:span></text:p>
      <text:p text:style-name="P147"><text:tab/><text:span text:style-name="T4">17.6. <text:tab/>if required, act as spokesperson for the fund; </text:span></text:p>
      <text:p text:style-name="P162"><text:tab/><text:span text:style-name="T4">17.7. <text:tab/>proactively raise issues of concern, on behalf of the board, with the sponsor, the employer, <text:line-break/>the administrator and other service providers. </text:span></text:p>
      <text:p text:style-name="P163">THE PRINCIPAL OFFICER </text:p>
      <text:list xml:id="list251029409" text:style-name="WW8Num4">
        <text:list-item>
          <text:p text:style-name="P164">The role of the principal officer is vital for the proper performance of the board. The principal officer should <text:line-break/>not be the chairperson of the board and his or her duty to the fund overrides any responsibilities or <text:line-break/>obligations arising from being in the employment of or remunerated by the employer, the sponsor or any <text:line-break/>service provider. The principal officer's functions include - </text:p>
        </text:list-item>
      </text:list>
      <text:p text:style-name="P153"/>
      <text:p text:style-name="P165"><text:soft-page-break/></text:p>
      <text:p text:style-name="P165"><text:tab/><text:span text:style-name="T4">18.1. <text:tab/>ensuring that decisions of the board are executed; </text:span></text:p>
      <text:p text:style-name="P166"><text:tab/><text:span text:style-name="T4">18.2. <text:tab/>ensur</text:span><text:span text:style-name="T50">i</text:span><text:span text:style-name="T4">ng that the fund complies with the formal requirements of the law, including directives <text:line-break/>from the Registrar, SARS and any other relevant regulatory authority; </text:span></text:p>
      <text:p text:style-name="P167"><text:tab/><text:span text:style-name="T4">18.3</text:span><text:span text:style-name="T50">. <text:tab/></text:span><text:span text:style-name="T4">liaising on behalf of the board with service providers to the fund</text:span><text:span text:style-name="T50">, </text:span><text:span text:style-name="T4">unless where there is direct <text:line-break/>contact between the board and the service provider; </text:span></text:p>
      <text:p text:style-name="P168"><text:tab/><text:span text:style-name="T4">18.4</text:span><text:span text:style-name="T50">. <text:tab/></text:span><text:span text:style-name="T4">contributing at board meetings even though, as principal </text:span><text:span text:style-name="T13">officer</text:span><text:span text:style-name="T51">, </text:span><text:span text:style-name="T4">he or she does not have <text:line-break/>any vote </text:span><text:span text:style-name="T50">i</text:span><text:span text:style-name="T4">n any decisions of the board if he/s</text:span><text:span text:style-name="T50">h</text:span><text:span text:style-name="T4">e is not a board member. </text:span></text:p>
      <text:p text:style-name="P169">CONFLICTS OF INTEREST </text:p>
      <text:list xml:id="list641825070" text:style-name="WW8Num13">
        <text:list-item>
          <text:p text:style-name="P170">The fiduciary duty owed by the board and the principal <text:span text:style-name="T1">officer </text:span>requires that they <text:span text:style-name="T1">avoid conflicts of interest. </text:span>The following should be appreciated by the board and the principal officer in this regard - </text:p>
        </text:list-item>
      </text:list>
      <text:p text:style-name="P171"><text:tab/><text:span text:style-name="T4">19.1. <text:tab/>the proper resolution by the board of any conflict of interest is necessary for promoting the <text:line-break/>credibility of the governance of a fund; and enhances the trust of both members and <text:line-break/>beneficiaries and any stakeholders</text:span><text:span text:style-name="T50">; </text:span></text:p>
      <text:p text:style-name="P172"><text:tab/><text:span text:style-name="T4">19</text:span><text:span text:style-name="T50">.</text:span><text:span text:style-name="T4">2</text:span><text:span text:style-name="T52">. <text:tab/></text:span><text:span text:style-name="T4">the board should distingu</text:span><text:span text:style-name="T50">i</text:span><text:span text:style-name="T4">sh between confl</text:span><text:span text:style-name="T50">i</text:span><text:span text:style-name="T4">cts of interest which may be structural</text:span><text:span text:style-name="T52">, </text:span><text:span text:style-name="T4">and <text:line-break/>therefore unavoidable, and those conflicts of interest which can be avoided or, if this does <text:line-break/>not compromise the credibility of the governance arrangements, managed appropriately; </text:span></text:p>
      <text:p text:style-name="P173"><text:tab/><text:span text:style-name="T4">19</text:span><text:span text:style-name="T50">.</text:span><text:span text:style-name="T4">3. <text:tab/>a structural conflict of interest may arise where a board member finds himself or herself in a <text:line-break/>position in which his or her duties as board member conflict with his or her direct or indirect <text:line-break/>personal financial interests or the financial interests of a stakeholder in the fund (such as the <text:line-break/>employer or the sponsor), of which he or she is an employee or in which he or she is a <text:line-break/>shareholder. In such circumstances the legislation is clear: the primary obligation of a <text:line-break/>board member is to act in the best interests of the fund and the members and benef</text:span><text:span text:style-name="T50">i</text:span><text:span text:style-name="T4">ciaries. <text:line-break/>Where a board member finds himself/ herself in a structural conflict of interest situat</text:span><text:span text:style-name="T50">i</text:span><text:span text:style-name="T4">on one <text:line-break/>should act without regard for one</text:span><text:span text:style-name="T50">'</text:span><text:span text:style-name="T4">s personal interests or those of the entity or persons <text:line-break/>through which he or she was appointed. This is to ensure one</text:span><text:span text:style-name="T50">'</text:span><text:span text:style-name="T4">s actions in such a situation <text:line-break/>may</text:span><text:span text:style-name="T50">, </text:span><text:span text:style-name="T4">as far as possible</text:span><text:span text:style-name="T50">, </text:span><text:span text:style-name="T4">be demonstrated to be no different, as if the structural conflict did <text:line-break/>not exist</text:span><text:span text:style-name="T52">; </text:span></text:p>
      <text:p text:style-name="P174"><text:tab/><text:span text:style-name="T4">19.4</text:span><text:span text:style-name="T52">. <text:tab/></text:span><text:span text:style-name="T4">any conflict of interest other than a structural conflict should be avoided</text:span><text:span text:style-name="T50">. </text:span><text:span text:style-name="T4">The board should <text:line-break/>ensure, not on</text:span><text:span text:style-name="T50">l</text:span><text:span text:style-name="T4">y in relation to conflicts of interest as amongst the members of the board or <text:line-break/>the principal officer, but also in relation to any service provider to the fund, that a conflict of <text:line-break/>interest </text:span><text:span text:style-name="T50">i</text:span><text:span text:style-name="T4">s removed or</text:span><text:span text:style-name="T50">, </text:span><text:span text:style-name="T4">if this is not possible, resolved </text:span><text:span text:style-name="T13">transparently </text:span><text:span text:style-name="T4">and defensibly</text:span><text:span text:style-name="T50">. </text:span><text:span text:style-name="T4">The <text:line-break/>mere disclosure of such a conflict of interest will rarely be an adequate resolut</text:span><text:span text:style-name="T50">i</text:span><text:span text:style-name="T4">on of a conflict of interest</text:span><text:span text:style-name="T50">; </text:span></text:p>
      <text:p text:style-name="P154"><text:tab/><text:span text:style-name="T4">19.5. <text:tab/>potential or perceived conflicts of interest are as serious as actual conflicts of interest</text:span><text:span text:style-name="T53">; </text:span></text:p>
      <text:p text:style-name="P156"><text:tab/><text:span text:style-name="T4">19.6</text:span><text:span text:style-name="T55">. <text:tab/></text:span><text:span text:style-name="T4">any conflict of interest situation should be fully recorded in the board minutes, which should <text:line-break/>include details as to how the board has resolved the matter. </text:span></text:p>
      <text:list xml:id="list204496555" text:style-name="WW8Num47">
        <text:list-item>
          <text:p text:style-name="P175"><text:span text:style-name="T4">Members of the board should be able to demonstrate their </text:span><text:span text:style-name="T13">independence</text:span><text:span text:style-name="T54">. </text:span><text:span text:style-name="T4">Such </text:span><text:span text:style-name="T13">independence </text:span><text:span text:style-name="T4">is essential <text:line-break/>also for the credibility of the governance arrangements, and is demonstrated by any discretion of the board <text:line-break/>being exercised in a manner which is impartial, fully informed and not influenced by inappropriate <text:line-break/>considerations</text:span><text:span text:style-name="T53">. </text:span><text:span text:style-name="T4">In particular the board should always consider what is in the best interests of the members</text:span><text:span text:style-name="T53">, <text:line-break/></text:span><text:span text:style-name="T4">and should appreciate that the duty of good faith owed by the fund to the employer and the sponsor is <text:line-break/>subordinate to this requirement. In particular, the board should appreciate that it is not </text:span><text:span text:style-name="T13">responsible, </text:span><text:span text:style-name="T4">where <text:line-break/>the fund is an umbrella fund, preservation fund or a retirement annuity fund</text:span><text:span text:style-name="T53">, </text:span><text:span text:style-name="T4">for the viability of the business <text:line-break/>proposition of the sponsor in respect of such a fund. </text:span></text:p>
        </text:list-item>
        <text:list-item>
          <text:p text:style-name="P176"><text:span text:style-name="T4">Board members should respect the </text:span><text:span text:style-name="T13">confidentiality </text:span><text:span text:style-name="T4">of their functioning as a board and also the information <text:line-break/>pertaining to the fund</text:span><text:span text:style-name="T53">. </text:span><text:span text:style-name="T4">In particular</text:span><text:span text:style-name="T55">, </text:span><text:span text:style-name="T4">no board member may disclose information about the operations of the <text:line-break/>board or the fund unless authorised to do so by the board itself. Board members generally, but specifically <text:line-break/>board members in the employment of the sponsor of a fund, as well as independent board members, who <text:line-break/>may be members of various boards, need to be vigilant with respect to confidentiality. </text:span></text:p>
        </text:list-item>
        <text:list-item>
          <text:p text:style-name="P177">Each board should have a <text:span text:style-name="T1">code of conduct </text:span>in which it outlines and confirms its duties and obligations. </text:p>
        </text:list-item>
      </text:list>
      <text:p text:style-name="P178"><text:span text:style-name="T28">Every </text:span><text:span text:style-name="T4">fund should also require of each board member that he or she completes an acceptance of duties <text:line-break/>form and, at least annually or at such greater frequency as the board may require, a declaration of <text:line-break/>interests</text:span><text:span text:style-name="T55">. </text:span><text:span text:style-name="T4">This should set out all financial and other interests as set out in the fund</text:span><text:span text:style-name="T53">'</text:span><text:span text:style-name="T4">s codes of good <text:line-break/>practice/ code of conduct. </text:span></text:p>
      <text:p text:style-name="P77">Principle 2: Composition and Competency of the Board and delegation through the use of sub-committees </text:p>
      <text:list xml:id="list2070419070" text:style-name="WW8Num28">
        <text:list-item>
          <text:p text:style-name="P179"><text:span text:style-name="T4">Board members should have sufficient capacity to deal d</text:span><text:span text:style-name="T55">i</text:span><text:span text:style-name="T4">ligently and thoroughly with their duties and <text:line-break/>responsibilities</text:span><text:span text:style-name="T53">. </text:span><text:span text:style-name="T4">Where an employer has the power to appoint board members in terms of the rules of the <text:line-break/>fund, the employer should use this power appropriately to ensure that the board has, as far as possible, the <text:line-break/>necessary skills. To minimise conflict of interest, the employer should preferably not appoint persons to the <text:line-break/>board who would otherwise be involved in decisions on behalf of the employer in respect of the fund. In <text:line-break/>umbrella funds</text:span><text:span text:style-name="T53">, </text:span><text:span text:style-name="T4">preservation and retirement annuity funds</text:span><text:span text:style-name="T53">, </text:span><text:span text:style-name="T4">the credentials of independent board members <text:line-break/>should be verified with the various regulatory authorities and/ or licensing institutions to ensure that the <text:line-break/>independent board members appointed to the board have the necessary fitness and propriety and skills to <text:line-break/>exercise their governance responsibilities. </text:span></text:p>
        </text:list-item>
        <text:list-item>
          <text:p text:style-name="P180"><text:span text:style-name="T4">Large funds may benefit from professional trustees, namely independent board members from a particular <text:line-break/>profession such as registered attorneys</text:span><text:span text:style-name="T53">, </text:span><text:span text:style-name="T4">actuaries and chartered accountants where the costs are </text:span><text:span text:style-name="T55">j</text:span><text:span text:style-name="T4">ustified. <text:line-break/>It is recommended that at least 50% of the board of mult</text:span><text:span text:style-name="T55">i</text:span><text:span text:style-name="T4">ple-employer (umbrella) funds and retirement <text:line-break/>annuity and preservation funds should be independent. </text:span></text:p>
        </text:list-item>
      </text:list>
      <text:list xml:id="list263715768" text:style-name="WW8Num20">
        <text:list-item>
          <text:p text:style-name="P181"><text:span text:style-name="T4">Independent board member should not be employees of the employer participating in the fund and neither <text:line-break/>should they be controlled by, or in common control with the employer, the administrator or the sponsor of <text:line-break/>the fund</text:span><text:span text:style-name="T57">. </text:span><text:span text:style-name="T4">The independent board member should preferably not provide any other services to the fund or <text:line-break/>the employer or the sponsor, other than serving as a trustee to the fund</text:span><text:span text:style-name="T59">. </text:span><text:span text:style-name="T4">Any variat</text:span><text:span text:style-name="T59">i</text:span><text:span text:style-name="T4">ons should be dealt <text:line-break/>with in the registered rules of the fund or in the code of conduct. </text:span></text:p>
        </text:list-item>
        <text:list-item>
          <text:p text:style-name="P182"><text:span text:style-name="T4">Sub-committees of the board may be established to exercise a specific oversight </text:span><text:span text:style-name="T13">responsibility </text:span><text:span text:style-name="T4">or to carry <text:line-break/>out, where the rules of the fund permit it, any board-delegated </text:span><text:span text:style-name="T13">responsibility. </text:span><text:span text:style-name="T4">Any such sub-committee <text:line-break/>should have an appropriate written mandate which sets out clearly its functions</text:span><text:span text:style-name="T57">, </text:span><text:span text:style-name="T4">scope and authority, as <text:line-break/>well as the criteria or membership requirements. </text:span></text:p>
        </text:list-item>
        <text:list-item>
          <text:p text:style-name="P183"><text:span text:style-name="T4">Clear terms of reference should be set by the board for the sub-committees which should be adhered to at <text:line-break/>all times</text:span><text:span text:style-name="T59">. </text:span><text:span text:style-name="T4">Sub-committees should operate within the set parameters</text:span><text:span text:style-name="T61">. </text:span></text:p>
        </text:list-item>
      </text:list>
      <text:p text:style-name="P148"><text:span text:style-name="T4">28</text:span><text:span text:style-name="T59">. <text:tab/></text:span><text:span text:style-name="T4">The sub-committees appropriate for each fund will vary from fund to fund but may include, amongst others </text:span></text:p>
      <text:p text:style-name="P151"><text:tab/><text:span text:style-name="T29">28</text:span><text:span text:style-name="T58">.</text:span><text:span text:style-name="T29">1</text:span><text:span text:style-name="T60">. <text:tab/></text:span><text:span text:style-name="T4">an audit and administration sub-committee; </text:span></text:p>
      <text:p text:style-name="P152"><text:tab/><text:span text:style-name="T4">28.2</text:span><text:span text:style-name="T57">. <text:tab/></text:span><text:span text:style-name="T4">an investment sub-committee: </text:span></text:p>
      <text:p text:style-name="P141"><text:tab/><text:span text:style-name="T4">28</text:span><text:span text:style-name="T59">.</text:span><text:span text:style-name="T4">3</text:span><text:span text:style-name="T57">. <text:tab/></text:span><text:span text:style-name="T4">a legal sub-committee; </text:span></text:p>
      <text:p text:style-name="P142"><text:tab/><text:span text:style-name="T4">28.4</text:span><text:span text:style-name="T57">. <text:tab/></text:span><text:span text:style-name="T4">a communicat</text:span><text:span text:style-name="T59">i</text:span><text:span text:style-name="T4">on and education sub-committee; </text:span></text:p>
      <text:p text:style-name="P149"><text:tab/><text:span text:style-name="T4">28.5</text:span><text:span text:style-name="T59">. <text:tab/></text:span><text:span text:style-name="T4">a risk benefits sub-committee dealing with death and disability benefits</text:span><text:span text:style-name="T57">; </text:span></text:p>
      <text:p text:style-name="P142"><text:tab/><text:span text:style-name="T4">28.6</text:span><text:span text:style-name="T59">. <text:tab/></text:span><text:span text:style-name="T4">an actuarial sub-committee in the case of a defined benefit fund</text:span><text:span text:style-name="T61">. </text:span></text:p>
      <text:list xml:id="list1517016283" text:style-name="WW8Num43">
        <text:list-item>
          <text:p text:style-name="P184"><text:span text:style-name="T4">Each sub-committee should be required to advise the board on risks relating to the functions to be <text:line-break/>performed by that sub-committee</text:span><text:span text:style-name="T59">, </text:span><text:span text:style-name="T4">and the process or controls necessary to mitigate that risk</text:span><text:span text:style-name="T57">. </text:span></text:p>
        </text:list-item>
      </text:list>
      <text:p text:style-name="P77"><text:span text:style-name="T62"><text:s/></text:span>Principle 3: Board Orientation and Education </text:p>
      <text:list xml:id="list1427870027" text:style-name="WW8Num36">
        <text:list-item>
          <text:p text:style-name="P185"><text:span text:style-name="T4">New board members should, at the expense of the fund, post appointment and election, receive rigorous and <text:line-break/>comprehensive training on both the legislative and regulatory framework and governance principles in order <text:line-break/>to equip them to effectively carry out their functions as board members</text:span><text:span text:style-name="T57">, </text:span><text:span text:style-name="T4">and to enable them to minimise their <text:line-break/>risk of liability as well as to safeguard them against bad decision-making. </text:span></text:p>
        </text:list-item>
        <text:list-item>
          <text:p text:style-name="P186"><text:span text:style-name="T4">Board members should be educated on an ongoing basis about new matters relating to funds to ensure <text:line-break/>that they acquire and maintain an understanding of risk management, investment risks and strategies, <text:line-break/>benefit structures, legal issues, regulatory and compliance requirements, taxation</text:span><text:span text:style-name="T57">, </text:span><text:span text:style-name="T4">actuarial and reform <text:line-break/>issues. The cost of this information provision and training should be at the expense of the fund. </text:span></text:p>
        </text:list-item>
      </text:list>
      <text:list xml:id="list770232129" text:style-name="WW8Num45">
        <text:list-item>
          <text:p text:style-name="P187"><text:span text:style-name="T4">Training and education requirements for board members should be an ongoing process</text:span><text:span text:style-name="T65">, </text:span><text:span text:style-name="T4">with an emphasis <text:line-break/>placed on continuous and lifelong learning (this can be NQF aligned/!SAQA approved)</text:span><text:span text:style-name="T65">. </text:span></text:p>
        </text:list-item>
      </text:list>
      <text:p text:style-name="P77">Principle 4: Board Assessment and Breach of Code of Conduct </text:p>
      <text:list xml:id="list1182849269" text:style-name="WW8Num19">
        <text:list-item>
          <text:p text:style-name="P188"><text:span text:style-name="T4">The board, the principal officer and the sub-committees of t</text:span><text:span text:style-name="T65">h</text:span><text:span text:style-name="T4">e board should be subject to an appraisal of <text:line-break/>their performance at least once every year. The sub-committees of the board should also be subject to <text:line-break/>appraisal. The purpose of the appraisal is to assess the effectiveness of the board, the principal officer and <text:line-break/>the sub-committees, and to highlight where improvements should be implemented. </text:span></text:p>
        </text:list-item>
        <text:list-item>
          <text:p text:style-name="P189"><text:span text:style-name="T19">Where a board member breaches the fund</text:span><text:span text:style-name="T66">'</text:span><text:span text:style-name="T19">s code of conduct or acts in contravention of any of the <text:line-break/>responsibilities imposed upon him or her then the board should take such action as it considers <text:line-break/>appropriate, after consideration of any argument presented in defence of the board member concerned</text:span><text:span text:style-name="T66">. <text:line-break/></text:span><text:span text:style-name="T19">This may, should the rules of the fund permit</text:span><text:span text:style-name="T66">, </text:span><text:span text:style-name="T19">be in the form of</text:span><text:span text:style-name="T66">, </text:span><text:span text:style-name="T25">inter alia, </text:span><text:span text:style-name="T19">declaring that such trustee should <text:line-break/>vacate office; that such trustee is suspended from office for such period or in respect of such function as <text:line-break/>the board may decide</text:span><text:span text:style-name="T66">, </text:span><text:span text:style-name="T19">and subject to any appropriate terms and conditions imposed by the board. The <text:line-break/>objective of action by the board against a trustee </text:span><text:span text:style-name="T66">i</text:span><text:span text:style-name="T19">s to preserve the integrity of the board and its governance <text:line-break/>role. Action against a board member should not be solely driven by whether or not the breach gave rise to <text:line-break/>financial or other reputational prejudice being suffered by the fund or any other stakeholder. Each matter <text:line-break/>should be assessed on the facts and merits of the situation, and an appropriate form of discipline should be <text:line-break/>imposed. </text:span></text:p>
        </text:list-item>
      </text:list>
      <text:p text:style-name="P190">GOVERNANCE BY THE BOARD OF THE OPERATIONS OF THE FUND </text:p>
      <text:p text:style-name="P77">Principle 5: Internal Controls! Governance Mechanisms </text:p>
      <text:list xml:id="list336178864" text:style-name="WW8Num30">
        <text:list-item>
          <text:p text:style-name="P191"><text:span text:style-name="T4">The primary function of the board in relation to the business of a fund is to ensure that it (the board) <text:line-break/>exercises a rigorous oversight function. There should </text:span><text:span text:style-name="T65">b</text:span><text:span text:style-name="T4">e a clear identification and assignment of <text:line-break/>operational responsibilities, either to persons with appropriate skills employed by the fund (where the fund <text:line-break/>is privately-administered), or by way of a written agreement to a licensed administrator or long-term insurer <text:line-break/>(where the fund is underwritten)</text:span><text:span text:style-name="T67">. </text:span></text:p>
        </text:list-item>
        <text:list-item>
          <text:p text:style-name="P191"><text:span text:style-name="T4">For the board to exercise </text:span><text:span text:style-name="T65">i</text:span><text:span text:style-name="T4">ts oversight role properly, those to whom functions are delegated should be <text:line-break/>required to report back regularly on such delegated functions and with sufficient and relevant information to <text:line-break/>enable board to make an informed performance assessmen</text:span><text:span text:style-name="T65">t</text:span><text:span text:style-name="T4">. </text:span></text:p>
        </text:list-item>
        <text:list-item>
          <text:p text:style-name="P191"><text:span text:style-name="T4">The board should ensure that there is adherence to and compliance with all statutory and regulatory <text:line-break/>requirements. In particular, the board should appreciate the rights and duties of those involved in the <text:line-break/>operation of the fund</text:span><text:span text:style-name="T65">, </text:span><text:span text:style-name="T4">others associated with the fund such as the employer and sponsor, as well as the <text:line-break/>members and beneficiaries of a fund. </text:span></text:p>
        </text:list-item>
      </text:list>
      <text:p text:style-name="P192"><text:tab/><text:span text:style-name="T4">38. <text:tab/>In addition, the oversight </text:span><text:span text:style-name="T13">responsibility </text:span><text:span text:style-name="T4">of the board requires that there should be- </text:span></text:p>
      <text:p text:style-name="P193"><text:tab/><text:span text:style-name="T4">38</text:span><text:span text:style-name="T69">.</text:span><text:span text:style-name="T4">1</text:span><text:span text:style-name="T70">. <text:tab/></text:span><text:span text:style-name="T4">a regular assessment of the performance of the persons and entities involved in the <text:line-break/>operation of the fund in terms of service level agreements, mandates, performance <text:line-break/>contracts, etc.; </text:span></text:p>
      <text:p text:style-name="P194"><text:tab/><text:span text:style-name="T4">38.2. <text:tab/>a regular review of services and fees and all costs associated with the operation of </text:span><text:span text:style-name="T69">t</text:span><text:span text:style-name="T4">he fund <text:line-break/>in order to ensure that they are appropriate; </text:span></text:p>
      <text:p text:style-name="P195"><text:tab/><text:span text:style-name="T4">38</text:span><text:span text:style-name="T70">.</text:span><text:span text:style-name="T4">3</text:span><text:span text:style-name="T70">. <text:tab/></text:span><text:span text:style-name="T4">a regular review</text:span><text:span text:style-name="T70">, </text:span><text:span text:style-name="T4">preferably with the assistance of independent external advisers, of the <text:line-break/>information processes, operational software systems, and accounting and financial reporting <text:line-break/>systems involved in the operation of the fund; </text:span></text:p>
      <text:p text:style-name="P196"><text:tab/><text:span text:style-name="T4">38.4. <text:tab/>the monitoring and resolution of actual, potential or perceived conflicts of interest amongst <text:line-break/>those involved in the operation of the fund; </text:span></text:p>
      <text:p text:style-name="P197"><text:tab/><text:span text:style-name="T4">38.5. <text:tab/>the protection of confidential information of the fund; </text:span></text:p>
      <text:p text:style-name="P198"><text:tab/><text:span text:style-name="T4">38</text:span><text:span text:style-name="T70">.</text:span><text:span text:style-name="T4">6</text:span><text:span text:style-name="T70">. <text:tab/></text:span><text:span text:style-name="T4">regular review of compliance with regulatory and statutory requirements of the fund. </text:span></text:p>
      <text:p text:style-name="P77">Principle 6: Expert Advisors </text:p>
      <text:list xml:id="list854131343" text:style-name="WW8Num44">
        <text:list-item>
          <text:p text:style-name="P201"><text:span text:style-name="T4">Board members are not obliged to have all the expert skills necessary for the day-to-day operation of a <text:line-break/>fund. It is reasonable for the board to engage professional accounting</text:span><text:span text:style-name="T70">, </text:span><text:span text:style-name="T4">actuarial</text:span><text:span text:style-name="T70">, </text:span><text:span text:style-name="T4">investment, legal and <text:line-break/>other experts for advice on issues which are the </text:span><text:span text:style-name="T13">responsibility </text:span><text:span text:style-name="T4">of the board, and to pay the professionals <text:line-break/>involved appropriately for that advice. However, the expert advice or opinions obtained by the board should <text:line-break/>be considered by the board and assessed independently and the board should always be free, to procure a <text:line-break/>second opinion where it is not comfortable with the advice that it has received. </text:span></text:p>
        </text:list-item>
        <text:list-item>
          <text:p text:style-name="P202">The board should only make use of licensed! registered! accredited! approved entities or professional <text:line-break/>advisors where regulators and/or independent standard setting bodies can attest to their fitness and <text:line-break/>propriety. </text:p>
        </text:list-item>
        <text:list-item>
          <text:p text:style-name="P201"><text:span text:style-name="T4">The function of an actuary in a defined benefit arrangement is of particular importance, and the board <text:line-break/>should appreciate the issues around the different assumptions and methodologies which are available for <text:line-break/>an actuary to use</text:span><text:span text:style-name="T70">. </text:span></text:p>
        </text:list-item>
        <text:list-item>
          <text:p text:style-name="P201"><text:span text:style-name="T4">The board should satisfy itself that any expert advice obtained is independently given</text:span><text:span text:style-name="T70">. </text:span><text:span text:style-name="T4">Where the <text:line-break/>professional gives expert advice in respect of a service provider or the employer or sponsor to the fund then <text:line-break/>the board should satisfy itself that such advice is not compromised by the relationship of that professional <text:line-break/>or his or her firm to </text:span><text:span text:style-name="T30">that </text:span><text:span text:style-name="T4">service provider, employer or sponsor as the case may be. </text:span></text:p>
        </text:list-item>
        <text:list-item>
          <text:p text:style-name="P202">The appointment of an expert adviser should be made by the board itself, even where it acts on the advice <text:line-break/>of another service provider, so that the board itself interacts and communicates with that external expert <text:line-break/>adviser that the board itself has appointed. </text:p>
        </text:list-item>
      </text:list>
      <text:p text:style-name="P78">Principle 7:<text:span text:style-name="T71"> </text:span>Risk Management </text:p>
      <text:list xml:id="list1048121450" text:style-name="WW8Num11">
        <text:list-item>
          <text:p text:style-name="P203"><text:span text:style-name="T4">The management of risk in a fund is a vital component of </text:span><text:span text:style-name="T71">t</text:span><text:span text:style-name="T4">he governance of a fund</text:span><text:span text:style-name="T70">. </text:span><text:span text:style-name="T4">Every fund shou</text:span><text:span text:style-name="T71">l</text:span><text:span text:style-name="T4">d <text:line-break/>have in place a risk management policy which should be reviewed annually and should include, </text:span><text:span text:style-name="T13">inter al</text:span><text:span text:style-name="T72">i</text:span><text:span text:style-name="T13">a: - </text:span></text:p>
        </text:list-item>
      </text:list>
      <text:p text:style-name="P204"><text:tab/><text:span text:style-name="T4">44.1</text:span><text:span text:style-name="T71">. <text:tab/></text:span><text:span text:style-name="T4">the identification of risks facing the fund</text:span><text:span text:style-name="T70">; </text:span></text:p>
      <text:p text:style-name="P206"><text:tab/><text:span text:style-name="T4">44.2. <text:tab/>the assessment of the impact of each such risk to the fund; </text:span></text:p>
      <text:p text:style-name="P205"><text:tab/><text:span text:style-name="T4">44</text:span><text:span text:style-name="T71">.</text:span><text:span text:style-name="T4">3. <text:tab/>the process or controls necessary to reduce t</text:span><text:span text:style-name="T71">h</text:span><text:span text:style-name="T4">e impact of key risks; </text:span></text:p>
      <text:p text:style-name="P205"><text:tab/><text:span text:style-name="T4">44.4</text:span><text:span text:style-name="T71">. <text:tab/></text:span><text:span text:style-name="T4">the monitoring of the risk process or controls </text:span><text:span text:style-name="T71">t</text:span><text:span text:style-name="T4">o ensure that they are appropriate; and </text:span></text:p>
      <text:p text:style-name="P207"><text:tab/><text:span text:style-name="T4">44.5. <text:tab/>the communication to the members and the stakeholders of the fund's risk management <text:line-break/>policy</text:span><text:span text:style-name="T71">, </text:span><text:span text:style-name="T4">including the identif</text:span><text:span text:style-name="T71">i</text:span><text:span text:style-name="T4">cation of the key risks and the processes or controls in place to <text:line-break/>manage them. This may be outlined in the annual financial statements of a fund. </text:span></text:p>
      <text:list xml:id="list601086909" text:style-name="WW8Num48">
        <text:list-item>
          <text:p text:style-name="P208"><text:span text:style-name="T4">The types of risk w</text:span><text:span text:style-name="T71">i</text:span><text:span text:style-name="T4">ll vary according to the type of fund. Thus, in a defined benefit fund</text:span><text:span text:style-name="T71">, </text:span><text:span text:style-name="T4">there will be risks <text:line-break/>associated with the actuarial valuation (such as the solvency ratio</text:span><text:span text:style-name="T71">, </text:span><text:span text:style-name="T4">the longevity assumptions and the post <text:line-break/>retirement inte</text:span><text:span text:style-name="T71">r</text:span><text:span text:style-name="T4">est rate) which may not be found in a defined contribution fund</text:span><text:span text:style-name="T73">. </text:span><text:span text:style-name="T4">A common type of r</text:span><text:span text:style-name="T71">i</text:span><text:span text:style-name="T4">sk <text:line-break/>found in categories of funds may have different consequences because of the nature of those funds</text:span><text:span text:style-name="T70">; </text:span><text:span text:style-name="T4">for <text:line-break/>example</text:span><text:span text:style-name="T71">, </text:span><text:span text:style-name="T4">the investment risk in a def</text:span><text:span text:style-name="T71">i</text:span><text:span text:style-name="T4">ned benefit fund will be different from the investment risk in a defined <text:line-break/>contribution fund, and the administration risk in a self-administered fund may be different from the more <text:line-break/>complex administration risks found in umbrella funds. It is important is that each type of risk is identified in <text:line-break/>the fund according to the nature of that fund and an applicable process or control put in place to manage it. </text:span></text:p>
        </text:list-item>
        <text:list-item>
          <text:p text:style-name="P208"><text:span text:style-name="T4">The risks to be identified should not be limited to those which have a financial consequence, but should <text:line-break/>include risks which relate to the governance of the fund and which may jeopardise the governance <text:line-break/>structure. Poor communication by the fund may not have a financial consequence but may impair the <text:line-break/>credibility of the provision of the benefits by the fund and the administration of the fund. Such risks which <text:line-break/>do not have a financial consequence are equally </text:span><text:span text:style-name="T71">i</text:span><text:span text:style-name="T4">mportant in a fund</text:span><text:span text:style-name="T71">'</text:span><text:span text:style-name="T4">s r</text:span><text:span text:style-name="T71">i</text:span><text:span text:style-name="T4">sk management strategy</text:span><text:span text:style-name="T71">. </text:span></text:p>
        </text:list-item>
        <text:list-item>
          <text:p text:style-name="P208"><text:span text:style-name="T4">A fund is not expected to micro-manage the functions delegated to service providers, but those functions <text:line-break/>should</text:span><text:span text:style-name="T70">, </text:span><text:span text:style-name="T4">when delegated</text:span><text:span text:style-name="T71">, </text:span><text:span text:style-name="T4">conta</text:span><text:span text:style-name="T71">i</text:span><text:span text:style-name="T4">n sufficient deta</text:span><text:span text:style-name="T71">i</text:span><text:span text:style-name="T4">l to ensure that the service provider understands what is <text:line-break/>expected by the board</text:span><text:span text:style-name="T73">. </text:span><text:span text:style-name="T4">There should also be a reasonable right of recourse in the event that there is any <text:line-break/>breach of the delegated functions by the service prov</text:span><text:span text:style-name="T71">i</text:span><text:span text:style-name="T4">der. </text:span></text:p>
        </text:list-item>
        <text:list-item>
          <text:p text:style-name="P209"><text:span text:style-name="T4">In terms of pensions law a fund is required to take out fidelity cover. The purpose of this cover is to <text:line-break/>indemnify the fund against any loss suffered by the fund wh</text:span><text:span text:style-name="T74">i</text:span><text:span text:style-name="T4">ch cannot otherwise be recovered</text:span><text:span text:style-name="T73">. </text:span><text:span text:style-name="T4">The terms <text:line-break/>of this cover and the quantum should be carefully considered by the board to ensure that it is appropriate <text:line-break/>for the fund; where necessary, expert advice should be obtained in this regard</text:span><text:span text:style-name="T70">. </text:span><text:span text:style-name="T4">Such cover should include <text:line-break/>loss arising from negligence. Members of the board themselves should have indemnity insurance </text:span><text:span text:style-name="T71">p</text:span><text:span text:style-name="T4">rovided <text:line-break/>by the fund, or an indemnity from the sponsor of the fund. The board should also ensure that each service </text:span></text:p>
        </text:list-item>
      </text:list>
      <text:p text:style-name="P210">provider has adequate malpractice cover in the form of professional indemnity and fidelity guarantee <text:line-break/>insurance so that the fund's right of recourse against that service provider, where required to be invoked, is <text:line-break/>safeguarded. </text:p>
      <text:p text:style-name="P77">Principle 8: The Investment Performance of the Fund Assets </text:p>
      <text:list xml:id="list1497241757" text:style-name="WW8Num42">
        <text:list-item>
          <text:p text:style-name="P212">The investment performance of the fund assets is the most important factor in determining whether the fund <text:line-break/>will be able to deliver on the retirement benefits (in a defined benefit fund) or whether there will be a <text:line-break/>sufficient amount accumulated (in a defined contribution fund) for an adequate replacement of income. The <text:line-break/>proper management of the investments of the fund is a critically important component of the governance of <text:line-break/>a fund. </text:p>
        </text:list-item>
        <text:list-item>
          <text:p text:style-name="P213">It is important that the board ensures that the mandates given to service providers clearly define the board's <text:line-break/>expectations and reporting requirements relating to the performance of the investments. The board should <text:line-break/>therefore not endorse mandates or agreements that are vague or ambiguous. Any contractual <text:line-break/>arrangement between a fund and an investment manager should set out clearly the benchmarks against <text:line-break/>which performance will be measured. Any contract should be on such terms and conditions that are <text:line-break/>acceptable to the fund, and may require independent legal advice being given to the fund in that regard. </text:p>
        </text:list-item>
        <text:list-item>
          <text:p text:style-name="P214">A fund investment policy statement, (IPS) should be communicated to stakeholders, and reviewed annually <text:line-break/>(when considering the financial statements) to ensure it remains appropriate in terms of the member-profile <text:line-break/>and needs of the fund. The IPS should contain the following minimum information:- </text:p>
        </text:list-item>
      </text:list>
      <text:p text:style-name="P199"><text:tab/><text:span text:style-name="T4">51.1 <text:tab/>who the fund's investment advisers are; </text:span></text:p>
      <text:p text:style-name="P200"><text:tab/><text:span text:style-name="T4">51.2 <text:tab/>where applicable, who the custodian of the investments are; </text:span></text:p>
      <text:p text:style-name="P216"><text:tab/><text:span text:style-name="T4">51.3 <text:tab/>whether the fund has a socially </text:span><text:span text:style-name="T13">responsible </text:span><text:span text:style-name="T4">investment policy, and its definition of such <text:line-break/>investment type; </text:span></text:p>
      <text:p text:style-name="P217"><text:tab/><text:span text:style-name="T4">51.4 <text:tab/>whether the investments of the fund are in the form an insurance policy or a segregated <text:line-break/>mandate, and the reasons therefor; </text:span></text:p>
      <text:p text:style-name="P218"><text:tab/><text:span text:style-name="T4">51.5 <text:tab/>what the targeted performance benchmarks are in respect of each asset manager and <text:line-break/>asset class held by the fund, and what the previous year's actual performance was in <text:line-break/>relation to the fund's benchmarks, as well as the tracking error; </text:span></text:p>
      <text:p text:style-name="P199"><text:tab/><text:span text:style-name="T4">51.6 <text:tab/>the level of risk attributed to each asset class and asset manager; </text:span></text:p>
      <text:p text:style-name="P219"><text:tab/><text:span text:style-name="T4">51.7 <text:tab/>whether or not the fund exercises its ownership rights in respect of investments held by </text:span><text:span text:style-name="T31">it <text:line-break/></text:span><text:span text:style-name="T4">(and if so, what the proxy voting policy is) and, if not, the reasons therefor. </text:span></text:p>
      <text:list xml:id="list402686411" text:style-name="WW8Num35">
        <text:list-item>
          <text:p text:style-name="P215">Where a fund has member investment choice, the board is responsible for ensuring that the investment <text:line-break/>portfolios from which members may make their selection is appropriate for the profile of the fund </text:p>
        </text:list-item>
      </text:list>
      <text:p text:style-name="P220"><text:span text:style-name="T4">membership</text:span><text:span text:style-name="T75">; </text:span><text:span text:style-name="T4">if there is a default portfolio, it must be reviewed regular</text:span><text:span text:style-name="T44">l</text:span><text:span text:style-name="T4">y for appropriateness in relation to <text:line-break/>the membership prof</text:span><text:span text:style-name="T44">i</text:span><text:span text:style-name="T4">le of the fund. </text:span></text:p>
      <text:list xml:id="list771303946" text:style-name="WW8Num46">
        <text:list-item>
          <text:p text:style-name="P221"><text:span text:style-name="T4">The board should not permit an investment arrangement to exist where the fund may not invest outside the <text:line-break/>investment offer</text:span><text:span text:style-name="T44">i</text:span><text:span text:style-name="T4">ngs of the sponsor or any subsidiary or associated ent</text:span><text:span text:style-name="T44">i</text:span><text:span text:style-name="T4">ty</text:span><text:span text:style-name="T44">, </text:span><text:span text:style-name="T4">other than in </text:span><text:span text:style-name="T44">t</text:span><text:span text:style-name="T4">he case of <text:line-break/>preservat</text:span><text:span text:style-name="T44">i</text:span><text:span text:style-name="T4">on fund or retirement annuity fund</text:span><text:span text:style-name="T44">, </text:span><text:span text:style-name="T4">where such an investment arrangement is permissible</text:span><text:span text:style-name="T44">. </text:span><text:span text:style-name="T4">The <text:line-break/>rules of the fund</text:span><text:span text:style-name="T44">, </text:span><text:span text:style-name="T4">pensions law and applicable tax laws should be adhered to </text:span><text:span text:style-name="T44">i</text:span><text:span text:style-name="T4">n respect of transfers</text:span><text:span text:style-name="T75">. </text:span><text:span text:style-name="T4">The <text:line-break/>board should exercise special care in relat</text:span><text:span text:style-name="T44">i</text:span><text:span text:style-name="T4">on to transfers to ensure that the rights of members are <text:line-break/>protected. </text:span></text:p>
        </text:list-item>
        <text:list-item>
          <text:p text:style-name="P222"><text:span text:style-name="T4">Where there is a balance of cost obligation owed by the employer (typically in a defined benefit fund) then <text:line-break/>the board should be m</text:span><text:span text:style-name="T44">i</text:span><text:span text:style-name="T4">ndful of the risk to the employer of any investment decision it makes. In particular, a <text:line-break/>board may not use the balance of cost obligation as an excuse to make investments of a nature which <text:line-break/>would not otherwise have been made had the balance of cost obligation not existed</text:span><text:span text:style-name="T78">. </text:span></text:p>
        </text:list-item>
        <text:list-item>
          <text:p text:style-name="P223"><text:span text:style-name="T19">The appointment of the custodian of the fund investments should be made d</text:span><text:span text:style-name="T46">i</text:span><text:span text:style-name="T19">rectly by the fund to enable the <text:line-break/>board to have direct access to the custodian informa</text:span><text:span text:style-name="T46">t</text:span><text:span text:style-name="T19">ion about the fund investments</text:span><text:span text:style-name="T46">. </text:span><text:span text:style-name="T19">It is inappropriate for <text:line-break/></text:span><text:span text:style-name="T46">t</text:span><text:span text:style-name="T19">he fund</text:span><text:span text:style-name="T46">'</text:span><text:span text:style-name="T19">s custodia</text:span><text:span text:style-name="T46">n </text:span><text:span text:style-name="T19">arrangement to be set up between the custod</text:span><text:span text:style-name="T46">i</text:span><text:span text:style-name="T19">an and the </text:span><text:span text:style-name="T46">f</text:span><text:span text:style-name="T19">und</text:span><text:span text:style-name="T46">'</text:span><text:span text:style-name="T19">s investment adviser <text:line-break/>alone. It is the boa</text:span><text:span text:style-name="T46">r</text:span><text:span text:style-name="T19">d</text:span><text:span text:style-name="T76">'</text:span><text:span text:style-name="T19">s sole </text:span><text:span text:style-name="T25">responsibility </text:span><text:span text:style-name="T19">to determine the terms of the relationsh</text:span><text:span text:style-name="T46">i</text:span><text:span text:style-name="T19">p between the custodian <text:line-break/>and the fund</text:span><text:span text:style-name="T79">. </text:span><text:span text:style-name="T19">Simi</text:span><text:span text:style-name="T46">l</text:span><text:span text:style-name="T19">arly</text:span><text:span text:style-name="T68">, </text:span><text:span text:style-name="T19">the board shou</text:span><text:span text:style-name="T46">l</text:span><text:span text:style-name="T19">d have direct access to all off</text:span><text:span text:style-name="T46">i</text:span><text:span text:style-name="T19">ce bearers includ</text:span><text:span text:style-name="T46">i</text:span><text:span text:style-name="T19">ng the fund</text:span><text:span text:style-name="T46">'</text:span><text:span text:style-name="T19">s <text:line-break/>aud</text:span><text:span text:style-name="T46">i</text:span><text:span text:style-name="T19">to</text:span><text:span text:style-name="T46">r</text:span><text:span text:style-name="T19">s</text:span><text:span text:style-name="T46">, </text:span><text:span text:style-name="T19">actua</text:span><text:span text:style-name="T46">r</text:span><text:span text:style-name="T19">y/ va</text:span><text:span text:style-name="T46">l</text:span><text:span text:style-name="T19">uator and o</text:span><text:span text:style-name="T46">t</text:span><text:span text:style-name="T19">her appo</text:span><text:span text:style-name="T46">i</text:span><text:span text:style-name="T19">nted experts</text:span><text:span text:style-name="T76">. </text:span></text:p>
        </text:list-item>
      </text:list>
      <text:p text:style-name="P224">MANAGEMENT OF STAKEHOLDER RELATIONSHIPS</text:p>
      <text:p text:style-name="P77">Principle 9: Communication and Access to Information </text:p>
      <text:list xml:id="list663679411" text:style-name="WW8Num2">
        <text:list-item>
          <text:p text:style-name="P225"><text:span text:style-name="T4">Board members should have unfettered access to all relevant information relat</text:span><text:span text:style-name="T44">i</text:span><text:span text:style-name="T4">ng to the fund to enable <text:line-break/>them to make informed decisions. </text:span></text:p>
        </text:list-item>
        <text:list-item>
          <text:p text:style-name="P226"><text:span text:style-name="T4">All informat</text:span><text:span text:style-name="T44">i</text:span><text:span text:style-name="T4">on about the fund is confident</text:span><text:span text:style-name="T44">i</text:span><text:span text:style-name="T4">al and may not be released to any person unless such person <text:line-break/>has a lawful right to such information, such as the r</text:span><text:span text:style-name="T44">i</text:span><text:span text:style-name="T4">ghts of members to obtain the registered ru</text:span><text:span text:style-name="T44">l</text:span><text:span text:style-name="T4">es of the <text:line-break/>fund</text:span><text:span text:style-name="T75">, </text:span><text:span text:style-name="T4">actuarial valuat</text:span><text:span text:style-name="T44">i</text:span><text:span text:style-name="T4">ons and audited f</text:span><text:span text:style-name="T44">i</text:span><text:span text:style-name="T4">nancial statements. In particular, no person, other than board <text:line-break/>members and service providers</text:span><text:span text:style-name="T44">, </text:span><text:span text:style-name="T4">should have access to min</text:span><text:span text:style-name="T44">u</text:span><text:span text:style-name="T4">tes of board meetings and membersh</text:span><text:span text:style-name="T44">i</text:span><text:span text:style-name="T4">p deta</text:span><text:span text:style-name="T44">il</text:span><text:span text:style-name="T4">s <text:line-break/>un</text:span><text:span text:style-name="T44">l</text:span><text:span text:style-name="T4">ess such informat</text:span><text:span text:style-name="T44">i</text:span><text:span text:style-name="T4">on </text:span><text:span text:style-name="T44">i</text:span><text:span text:style-name="T4">s required for a lawful purpose</text:span><text:span text:style-name="T75">. </text:span><text:span text:style-name="T4">The board shou</text:span><text:span text:style-name="T44">l</text:span><text:span text:style-name="T4">d not</text:span><text:span text:style-name="T44">, </text:span><text:span text:style-name="T4">however, be obstructive </text:span><text:span text:style-name="T44">i</text:span><text:span text:style-name="T4">n <text:line-break/>supplying informatio</text:span><text:span text:style-name="T44">n w</text:span><text:span text:style-name="T4">hen the person requesting </text:span><text:span text:style-name="T47">i</text:span><text:span text:style-name="T32">t </text:span><text:span text:style-name="T4">has a lawful r</text:span><text:span text:style-name="T44">i</text:span><text:span text:style-name="T4">gh</text:span><text:span text:style-name="T44">t </text:span><text:span text:style-name="T4">to access such </text:span><text:span text:style-name="T44">i</text:span><text:span text:style-name="T4">nfo</text:span><text:span text:style-name="T44">rm</text:span><text:span text:style-name="T4">at</text:span><text:span text:style-name="T44">i</text:span><text:span text:style-name="T4">on. </text:span></text:p>
        </text:list-item>
        <text:list-item>
          <text:p text:style-name="P227"><text:span text:style-name="T4">The information about a fund</text:span><text:span text:style-name="T75">, </text:span><text:span text:style-name="T4">its membership and investments belongs to the fund and the board should <text:line-break/>ensure that where this information </text:span><text:span text:style-name="T44">i</text:span><text:span text:style-name="T4">s held by a serv</text:span><text:span text:style-name="T44">i</text:span><text:span text:style-name="T4">ce provider</text:span><text:span text:style-name="T44">, </text:span><text:span text:style-name="T4">that </text:span><text:span text:style-name="T44">i</text:span><text:span text:style-name="T4">t </text:span><text:span text:style-name="T44">i</text:span><text:span text:style-name="T4">s returned to the fund should the <text:line-break/>relationship with that service provider be terminated</text:span><text:span text:style-name="T75">. </text:span></text:p>
        </text:list-item>
        <text:list-item>
          <text:p text:style-name="P227"><text:span text:style-name="T4">A Communication Policy should be established for </text:span><text:span text:style-name="T44">t</text:span><text:span text:style-name="T4">he disclosure of fund informat</text:span><text:span text:style-name="T44">i</text:span><text:span text:style-name="T4">on to membe</text:span><text:span text:style-name="T44">r</text:span><text:span text:style-name="T4">s and <text:line-break/>beneficiaries. Cognisance should be taken of the Registrar's prescribed minimum d</text:span><text:span text:style-name="T44">i</text:span><text:span text:style-name="T4">sclosure requirements </text:span></text:p>
        </text:list-item>
      </text:list>
      <text:p text:style-name="P228"/>
      <text:p text:style-name="P229"><text:span text:style-name="T4">to members and beneficiaries. Other information may relate to the fund's investment policy statement, <text:line-break/>cash flow, the fund membership details</text:span><text:span text:style-name="T80">, </text:span><text:span text:style-name="T4">and any other information which the board considers appropriate</text:span><text:span text:style-name="T80">, <text:line-break/></text:span><text:span text:style-name="T4">relevant or useful in order to carry out its functions. Such communication should be appropriate</text:span><text:span text:style-name="T80">, </text:span><text:span text:style-name="T4">timely</text:span><text:span text:style-name="T80">, <text:line-break/></text:span><text:span text:style-name="T4">accurate</text:span><text:span text:style-name="T80">, </text:span><text:span text:style-name="T4">complete, cons</text:span><text:span text:style-name="T80">i</text:span><text:span text:style-name="T4">stent</text:span><text:span text:style-name="T80">, </text:span><text:span text:style-name="T4">cost-effective</text:span><text:span text:style-name="T80">, </text:span><text:span text:style-name="T4">useful</text:span><text:span text:style-name="T80">, </text:span><text:span text:style-name="T4">comprehens</text:span><text:span text:style-name="T80">i</text:span><text:span text:style-name="T4">ble and accessible. Communication to <text:line-break/>members and beneficiaries should be informative, </text:span><text:span text:style-name="T13">transparent </text:span><text:span text:style-name="T4">and </text:span><text:span text:style-name="T13">fair </text:span><text:span text:style-name="T4">and display </text:span><text:span text:style-name="T13">accountability. </text:span><text:span text:style-name="T4">This <text:line-break/>should include information in respect of the operations, administration and investments of the fund. </text:span></text:p>
      <text:p text:style-name="P230"><text:span text:style-name="T13">It </text:span><text:span text:style-name="T4">is </text:span><text:span text:style-name="T13">recommended that a Communication Policy should include </text:span><text:span text:style-name="T4">( </text:span><text:span text:style-name="T13">but is not restricted) to the following</text:span><text:span text:style-name="T81">: </text:span></text:p>
      <text:p text:style-name="P231"><text:span text:style-name="T4">Operating activities</text:span><text:span text:style-name="T80">: </text:span></text:p>
      <text:p text:style-name="P232"><text:tab/><text:span text:style-name="T4">59</text:span><text:span text:style-name="T80">.</text:span><text:span text:style-name="T4">1 <text:tab/>Benefit calculations, method and timing of benefit payments</text:span><text:span text:style-name="T80">; </text:span></text:p>
      <text:p text:style-name="P234"><text:tab/><text:span text:style-name="T4">59</text:span><text:span text:style-name="T80">.</text:span><text:span text:style-name="T4">2 <text:tab/>Changes to the rules of the fund</text:span><text:span text:style-name="T80">; </text:span></text:p>
      <text:p text:style-name="P233"><text:tab/><text:span text:style-name="T4">59</text:span><text:span text:style-name="T82">.</text:span><text:span text:style-name="T4">3 <text:tab/>Important changes to regulatory requirements. </text:span></text:p>
      <text:p text:style-name="P231"><text:span text:style-name="T4">Funding activities</text:span><text:span text:style-name="T80">: </text:span></text:p>
      <text:p text:style-name="P235"><text:tab/><text:span text:style-name="T4">59.4 <text:tab/>Financial data and extracts from the annual financial statements</text:span><text:span text:style-name="T80">; </text:span></text:p>
      <text:p text:style-name="P236"><text:tab/><text:span text:style-name="T4">59.5 <text:tab/>Funding status and funding method of the fun</text:span><text:span text:style-name="T80">d</text:span><text:span text:style-name="T82">; </text:span></text:p>
      <text:p text:style-name="P238"><text:tab/><text:span text:style-name="T4">59.6 <text:tab/>Changes </text:span><text:span text:style-name="T80">i</text:span><text:span text:style-name="T4">n </text:span><text:span text:style-name="T80">i</text:span><text:span text:style-name="T4">nvestment strategy; </text:span></text:p>
      <text:p text:style-name="P237"><text:tab/><text:span text:style-name="T4">59.7 <text:tab/>Fund return and measurement aga</text:span><text:span text:style-name="T80">i</text:span><text:span text:style-name="T4">nst benchmarks</text:span><text:span text:style-name="T80">; </text:span></text:p>
      <text:p text:style-name="P237"><text:tab/><text:span text:style-name="T4">59.8 <text:tab/>Name and contact deta</text:span><text:span text:style-name="T80">i</text:span><text:span text:style-name="T4">ls of the administrator </text:span></text:p>
      <text:list xml:id="list816931233" text:style-name="WW8Num18">
        <text:list-item>
          <text:p text:style-name="P239"><text:span text:style-name="T4">In funds that g</text:span><text:span text:style-name="T80">i</text:span><text:span text:style-name="T4">ve members the option of individual investment choice</text:span><text:span text:style-name="T82">, </text:span><text:span text:style-name="T4">the inherent r</text:span><text:span text:style-name="T80">i</text:span><text:span text:style-name="T4">sks should be <text:line-break/>disclosed </text:span></text:p>
        </text:list-item>
      </text:list>
      <text:p text:style-name="P77"><text:span text:style-name="T64"><text:s/></text:span>Principle 10: Members and Beneficiaries (protection of rights) </text:p>
      <text:list xml:id="list58389855" text:style-name="WW8Num22">
        <text:list-item>
          <text:p text:style-name="P240"><text:span text:style-name="T4">The board should communicate aspects of the operation of the fund</text:span><text:span text:style-name="T82">, </text:span><text:span text:style-name="T4">including the performance of the <text:line-break/>fund's </text:span><text:span text:style-name="T80">i</text:span><text:span text:style-name="T4">nvestments</text:span><text:span text:style-name="T80">, </text:span><text:span text:style-name="T4">which are of relevance to members and which will assist the membership of the fund to <text:line-break/>assess the credibility and trustworthiness of the administration of the fund and the delivery of benef</text:span><text:span text:style-name="T80">i</text:span><text:span text:style-name="T4">ts</text:span><text:span text:style-name="T82">. </text:span><text:span text:style-name="T4">The <text:line-break/>fund should establish a communicat</text:span><text:span text:style-name="T80">i</text:span><text:span text:style-name="T4">on policy reflecting the board's commitment to this and other aspects <text:line-break/>of disclosure decided by the board, which should be made available to the membership of the fund. </text:span></text:p>
        </text:list-item>
        <text:list-item>
          <text:p text:style-name="P241"><text:span text:style-name="T4">All communication with members</text:span><text:span text:style-name="T80">, </text:span><text:span text:style-name="T4">beneficiaries and the stakeholders should be responded to promptly by <text:line-break/>or on behalf of the board and with thoroughness and respect. In particular</text:span><text:span text:style-name="T80">, </text:span><text:span text:style-name="T4">complaints by members or any <text:line-break/>other person, which are directed to the fund, should be treated seriously at least and noted by the board. </text:span></text:p>
        </text:list-item>
        <text:list-item>
          <text:p text:style-name="P242"><text:span text:style-name="T4">Where a fund offers member investment choice</text:span><text:span text:style-name="T80">, </text:span><text:span text:style-name="T4">the details of the investments in respect of which members <text:line-break/>may make an elect</text:span><text:span text:style-name="T80">i</text:span><text:span text:style-name="T4">on should be descr</text:span><text:span text:style-name="T80">i</text:span><text:span text:style-name="T4">bed setting out the severity of any associated risk and the <text:line-break/>performance benchmarks</text:span><text:span text:style-name="T82">, </text:span><text:span text:style-name="T4">as well as the underlying type of </text:span><text:span text:style-name="T84">i</text:span><text:span text:style-name="T4">nvestments</text:span><text:span text:style-name="T82">. </text:span><text:span text:style-name="T4">Members should be able to make <text:line-break/>an informed decision from such information. Members should also be reminded periodically of the need to </text:span></text:p>
        </text:list-item>
      </text:list>
      <text:p text:style-name="P243"><text:span text:style-name="T4">review the investment choices made by them</text:span><text:span text:style-name="T85">. </text:span><text:span text:style-name="T4">In a defined contribution arrangement with individual <text:line-break/>investment choice</text:span><text:span text:style-name="T44">, </text:span><text:span text:style-name="T4">it should be made clear that the member bears the investment risk. In certain cases the <text:line-break/>fund may require that basic training be p</text:span><text:span text:style-name="T44">r</text:span><text:span text:style-name="T4">ovided by the fund to ensure that the members understand the <text:line-break/>operations of the fund and investments</text:span><text:span text:style-name="T86">. </text:span><text:span text:style-name="T4">The fund should also commun</text:span><text:span text:style-name="T44">i</text:span><text:span text:style-name="T4">cate to stakeholders any Pension <text:line-break/>Fund Adjudicator determinations against the fund, regulatory issues raised by the Registrar. and all <text:line-break/>deviations from policy</text:span><text:span text:style-name="T44">, </text:span><text:span text:style-name="T4">rules, etc. </text:span></text:p>
      <text:list xml:id="list581642246" text:style-name="WW8Num6">
        <text:list-item>
          <text:p text:style-name="P244"><text:span text:style-name="T33"><text:s/></text:span><text:span text:style-name="T4">The board should consider holding an annual general meeting at which fund issues can be d</text:span><text:span text:style-name="T44">i</text:span><text:span text:style-name="T4">scussed. <text:line-break/>provided this is practical and cost-effective. It would be approp</text:span><text:span text:style-name="T44">r</text:span><text:span text:style-name="T4">iate at such a meeting that the financial <text:line-break/>statements of the fund as well as the performance of the in</text:span><text:span text:style-name="T44">v</text:span><text:span text:style-name="T4">estments be tabled and discussed</text:span><text:span text:style-name="T85">. </text:span><text:span text:style-name="T4">Members <text:line-break/>should be reminded that they may not pass resolutions which bind the board. The meeting should <text:line-break/>preferably be chaired by the chairperson of the board</text:span><text:span text:style-name="T86">. </text:span></text:p>
        </text:list-item>
        <text:list-item>
          <text:p text:style-name="P245"><text:span text:style-name="T4">The fund</text:span><text:span text:style-name="T44">'</text:span><text:span text:style-name="T4">s investment performance</text:span><text:span text:style-name="T85">. </text:span><text:span text:style-name="T4">the average costs per member and also</text:span><text:span text:style-name="T85">, </text:span><text:span text:style-name="T4">in respec</text:span><text:span text:style-name="T44">t </text:span><text:span text:style-name="T4">of any fund wh</text:span><text:span text:style-name="T44">i</text:span><text:span text:style-name="T4">ch <text:line-break/>has independent board members</text:span><text:span text:style-name="T44">, </text:span><text:span text:style-name="T4">the fees and disbursements paid to or in respect of them, must be <text:line-break/>communicated to members at </text:span><text:span text:style-name="T44">l</text:span><text:span text:style-name="T4">east once a year. Members should also be aware of who the serv</text:span><text:span text:style-name="T85">i</text:span><text:span text:style-name="T4">ce <text:line-break/>providers of the fund are</text:span><text:span text:style-name="T85">. </text:span></text:p>
        </text:list-item>
      </text:list>
      <text:p text:style-name="P77">Princ<text:span text:style-name="T44">i</text:span>ple 11: Employer and Sponsor </text:p>
      <text:list xml:id="list1228016131" text:style-name="WW8Num8">
        <text:list-item>
          <text:p text:style-name="P247"><text:span text:style-name="T4">A fund owes the employer and sponsor (where different </text:span><text:span text:style-name="T44">f</text:span><text:span text:style-name="T4">rom the employer) a duty of good faith</text:span><text:span text:style-name="T44">.</text:span></text:p>
        </text:list-item>
        <text:list-item>
          <text:p text:style-name="P247"><text:span text:style-name="T4">The relationship </text:span><text:span text:style-name="T44">,</text:span><text:span text:style-name="T85">a</text:span><text:span text:style-name="T4">ccordi</text:span><text:span text:style-name="T44">n</text:span><text:span text:style-name="T4">gly,</text:span><text:span text:style-name="T85"> b</text:span><text:span text:style-name="T4">etween the board and an employer and sponsor should be one marked by the <text:line-break/></text:span><text:span text:style-name="T13">independence a</text:span><text:span text:style-name="T4">nd cooperation of the board. The board i</text:span><text:span text:style-name="T44">s</text:span><text:span text:style-name="T4"> independent of the employer </text:span><text:span text:style-name="T13">I e</text:span><text:span text:style-name="T4">mployee <text:line-break/>relationship. </text:span></text:p>
        </text:list-item>
        <text:list-item>
          <text:p text:style-name="P247"><text:span text:style-name="T4">Where the fund is an umb</text:span><text:span text:style-name="T44">r</text:span><text:span text:style-name="T4">ella fund</text:span><text:span text:style-name="T44">, </text:span><text:span text:style-name="T4">a preservat</text:span><text:span text:style-name="T44">i</text:span><text:span text:style-name="T4">on fund or a retirement annuity fund</text:span><text:span text:style-name="T44">, </text:span><text:span text:style-name="T4">the communication by <text:line-break/>the board w</text:span><text:span text:style-name="T44">i</text:span><text:span text:style-name="T4">th the sponsor of such a fund should be distinguished from the communicat</text:span><text:span text:style-name="T44">i</text:span><text:span text:style-name="T4">on by the board <text:line-break/>with any subs</text:span><text:span text:style-name="T44">i</text:span><text:span text:style-name="T4">diary of the sponsor wh</text:span><text:span text:style-name="T44">i</text:span><text:span text:style-name="T4">ch prov</text:span><text:span text:style-name="T44">i</text:span><text:span text:style-name="T4">des services (such as administration</text:span><text:span text:style-name="T44">, </text:span><text:span text:style-name="T4">investment or custodian <text:line-break/>services) to the fund</text:span><text:span text:style-name="T85">. </text:span></text:p>
        </text:list-item>
        <text:list-item>
          <text:p text:style-name="P247"><text:span text:style-name="T4">The board should establ</text:span><text:span text:style-name="T44">i</text:span><text:span text:style-name="T4">sh a channel of communication with the employer and sponsor which should no</text:span><text:span text:style-name="T44">t <text:line-break/></text:span><text:span text:style-name="T4">be </text:span><text:span text:style-name="T44">t</text:span><text:span text:style-name="T4">hroug</text:span><text:span text:style-name="T44">h </text:span><text:span text:style-name="T4">employer appointed board members or sponsor employed board members (in respect of <text:line-break/>umbrella, preservation and retirement annuity funds), but which should be through the chairperson of the <text:line-break/>board. </text:span></text:p>
        </text:list-item>
      </text:list>
      <text:p text:style-name="P77">Princ<text:span text:style-name="T44">i</text:span>ple 12: Approved Service Providers </text:p>
      <text:list xml:id="list1657884184" text:style-name="WW8Num10">
        <text:list-item>
          <text:p text:style-name="P246"><text:span text:style-name="T4">When selecting and appointing service providers the board should be alert to possible conflicts of interest in <text:line-break/>acceptance of advice where for instance a consu</text:span><text:span text:style-name="T44">l</text:span><text:span text:style-name="T4">tant is also an employee of the investment administrator. </text:span></text:p>
        </text:list-item>
      </text:list>
      <text:p text:style-name="P248"><text:span text:style-name="T4">These conflicts of interest must be pro-actively identified and disclosed. Acceptable</text:span><text:span text:style-name="T87">, </text:span><text:span text:style-name="T4">workable policies and <text:line-break/>directives to deal with such situations must be determined</text:span><text:span text:style-name="T87">. </text:span></text:p>
      <text:list xml:id="list1195117423" text:style-name="WW8Num23">
        <text:list-item>
          <text:p text:style-name="P249"><text:span text:style-name="T4">Boards are held </text:span><text:span text:style-name="T13">accountable </text:span><text:span text:style-name="T4">for any actions and decisions taken by their mandated sub-committees, <text:line-break/>agents</text:span><text:span text:style-name="T87">, </text:span><text:span text:style-name="T4">office bearers and duties outsourced to service providers</text:span><text:span text:style-name="T87">. </text:span><text:span text:style-name="T4">As such</text:span><text:span text:style-name="T90">, </text:span><text:span text:style-name="T4">the members of the board of <text:line-break/>the fund can be held jointly and severally liable for the actions of their mandated agents. </text:span></text:p>
        </text:list-item>
        <text:list-item>
          <text:p text:style-name="P250">A fund should have clear written rules and control processes in place for the financial management and <text:line-break/>funding, investment management and the safeguarding of assets, delegation of duties, outsourcing of <text:line-break/>functions and selection process to be followed in the evaluation and appointment of service providers. </text:p>
        </text:list-item>
        <text:list-item>
          <text:p text:style-name="P251">No service provider should derive any benefit from the fund assets and resources or its association with the <text:line-break/>fund other than those terms contractually agreed to in the signed service level agreements. </text:p>
        </text:list-item>
        <text:list-item>
          <text:p text:style-name="P367">A po<text:span text:style-name="T87">l</text:span>icy should be established which sets out the frequency of reporting by the administrators and service <text:line-break/>providers to ensure that the fund is administered and managed properly and responsibly as delegated by <text:line-break/>the board. </text:p>
        </text:list-item>
        <text:list-item>
          <text:p text:style-name="P367">There are various factors to consider during a formal selection and ongoing assessment process of service <text:line-break/>provider(s) including, but not limited to, the following: </text:p>
        </text:list-item>
      </text:list>
      <text:p text:style-name="P143"><text:tab/><text:span text:style-name="T4">74.1 <text:tab/>Skills and competencies of service provider</text:span><text:span text:style-name="T87">; </text:span></text:p>
      <text:p text:style-name="P150"><text:tab/><text:span text:style-name="T4">74.2 <text:tab/>T rack record in terms of fulfilment of mandates, breaches, case law etc.; </text:span></text:p>
      <text:p text:style-name="P252"><text:tab/><text:span text:style-name="T4">74.3 <text:tab/>Fee-structure of service provider and how it is linked to performance standards! delivery on <text:line-break/>its mandates; </text:span></text:p>
      <text:p text:style-name="P253"><text:tab/><text:span text:style-name="T4">74.4 <text:tab/>The internal policies, practices and procedures of service providers e.g</text:span><text:span text:style-name="T87">. </text:span><text:span text:style-name="T4">policy on conflict of <text:line-break/>interest</text:span><text:span text:style-name="T87">; </text:span></text:p>
      <text:p text:style-name="P144"><text:tab/><text:span text:style-name="T4">74.5 <text:tab/>Independent reference checks with past and present clients of the service providers; </text:span></text:p>
      <text:p text:style-name="P254"><text:tab/><text:span text:style-name="T4">74.6 <text:tab/>Benchmarking against set standards as set in the service level agreement(s), mandates <text:line-break/>etc</text:span><text:span text:style-name="T87">. </text:span></text:p>
      <text:p text:style-name="P77">Principle 13<text:span text:style-name="T87">: </text:span>Regulatory Authorities! Effective Supervision </text:p>
      <text:list xml:id="list43498137" text:continue-numbering="true" text:style-name="WW8Num23">
        <text:list-item>
          <text:p text:style-name="P367">The board should ensure that the requirements of any regulatory authority, particularly those of the Registrar, <text:line-break/>are complied with and that any query from such regulatory authority is dealt with expeditiously and <text:line-break/>thoroughly. Any complaint by any regulatory authority, including any correspondence from the Pension <text:line-break/>Funds Adjudicator, Magistrate or court official should be dealt with by the board itself and treated seriously <text:line-break/>and where necessary. independent, expert legal advice should be sought by the board directly. </text:p>
        </text:list-item>
      </text:list>
      <text:list xml:id="list2007979530" text:style-name="WW8Num17">
        <text:list-item>
          <text:p text:style-name="P255"><text:span text:style-name="T4">It is reiterated that the annexure(s) added to this circular should be regarded as providing guidelines for creating appropriate policies and as flexible docu</text:span><text:span text:style-name="T44">m</text:span><text:span text:style-name="T4">ents which may be amended from time to time</text:span><text:span text:style-name="T91">. </text:span><text:span text:style-name="T4">Funds may adapt these documents to suite their unique needs and c</text:span><text:span text:style-name="T44">i</text:span><text:span text:style-name="T4">rcumstances without detracting from the principles contained therein</text:span><text:span text:style-name="T44">, </text:span><text:span text:style-name="T4">because good governance requires the application of appropriate and cost effective pol</text:span><text:span text:style-name="T44">i</text:span><text:span text:style-name="T4">cies and processes to cater for the spec</text:span><text:span text:style-name="T44">i</text:span><text:span text:style-name="T4">fic needs of different funds</text:span><text:span text:style-name="T91">. </text:span></text:p>
        </text:list-item>
      </text:list>
      <text:p text:style-name="P65">[NAME OF FUND]</text:p>
      <text:p text:style-name="P59">(“the fund”)</text:p>
      <text:p text:style-name="P60">___________<text:span text:style-name="T94"> <text:s text:c="6"/></text:span>______________</text:p>
      <text:p text:style-name="P63">CODE OF CONDUCT</text:p>
      <text:p text:style-name="P61">____________________________</text:p>
      <text:p text:style-name="P58">PREAMBLE</text:p>
      <text:list xml:id="list950216771" text:style-name="WW8Num34">
        <text:list-item>
          <text:p text:style-name="P64">We, the trustees and principal officer of the fund acknowledge that – </text:p>
          <text:list>
            <text:list-item>
              <text:p text:style-name="P64">The objects of the fund are to provide retirement, death and ill health benefits to or in respect of the fund’s members and pensioners (being employees and retired employees of any employer participating in the fund), as well as their dependants (such members, pensioners and dependants being collectively referred to as “beneficiaries”). <text:s/>Such benefits are promised in terms of the rules of the fund. <text:s/></text:p>
            </text:list-item>
            <text:list-item>
              <text:p text:style-name="P64">Whilst our primary duty is to ensure the solvency of the fund in order that the promised benefits of the fund may be paid out to the beneficiaries, we also consider ourselves to hold a position of trust and we therefore acknowledge further that - </text:p>
              <text:list>
                <text:list-item>
                  <text:p text:style-name="P62">irrespective of whether any of us may be in the employment of X as the sponsor of the fund (“the sponsor”) or may be an independent trustee, we each owe the same fiduciary duty to the fund and the beneficiaries; </text:p>
                </text:list-item>
                <text:list-item>
                  <text:p text:style-name="P62">as trustees we are required to act independently, and in particular may not submit to influence by any party, whether the sponsor, an employer participating in the fund (“an employer”), any service provider or other, to act differently from that which the office of trustee requires us; </text:p>
                </text:list-item>
                <text:list-item>
                  <text:p text:style-name="P62">we must avoid conflicts of interest.</text:p>
                </text:list-item>
              </text:list>
            </text:list-item>
            <text:list-item>
              <text:p text:style-name="P64">Our respective functions as trustees and principal officer require us not only to fulfil all the requirements imposed on us by law in the fulfilment of our duties, but also to ensure that the fund is governed by us in such a way as will – </text:p>
              <text:list>
                <text:list-item>
                  <text:p text:style-name="P64">ensure that the benefits promised in terms of the rules are actually delivered; </text:p>
                </text:list-item>
                <text:list-item>
                  <text:p text:style-name="P64">these benefits are optimal with minimal associated risk; and </text:p>
                </text:list-item>
              </text:list>
            </text:list-item>
          </text:list>
        </text:list-item>
      </text:list>
      <text:p text:style-name="P66"/>
      <text:list xml:id="list654522541" text:continue-numbering="true" text:style-name="WW8Num34">
        <text:list-item>
          <text:list>
            <text:list-item>
              <text:list>
                <text:list-item>
                  <text:p text:style-name="P54">the process of delivery of these benefits is credible and worthy of the trust of the beneficiaries, and can also be demonstrated to each employer, the sponsor and the Registrar of Pension Funds (“the Registrar”).</text:p>
                </text:list-item>
              </text:list>
            </text:list-item>
          </text:list>
        </text:list-item>
      </text:list>
      <text:p text:style-name="P53"/>
      <text:p text:style-name="P67">(“the governance purposes”)</text:p>
      <text:p text:style-name="P53"/>
      <text:list xml:id="list1834896609" text:continue-numbering="true" text:style-name="WW8Num34">
        <text:list-item>
          <text:list>
            <text:list-item>
              <text:p text:style-name="P54">We are accountable for our governance of the fund. <text:s/></text:p>
            </text:list-item>
          </text:list>
        </text:list-item>
      </text:list>
      <text:p text:style-name="P53"/>
      <text:list xml:id="list237938699" text:continue-numbering="true" text:style-name="WW8Num34">
        <text:list-item>
          <text:p text:style-name="P54">We accordingly bind ourselves to govern the fund to the best of our ability, both individually and collectively, and now set out how we intend to do this so that the beneficiaries, each employer, the sponsor, the Registrar and those service providers <text:soft-page-break/>serving the fund can know and understand what we expect of ourselves and what we will require of the service providers of the fund in order to ensure that we achieve the governance purposes. <text:s/></text:p>
        </text:list-item>
      </text:list>
      <text:p text:style-name="P53"/>
      <text:p text:style-name="P39">MANAGEMENT OF OURSELVES AS TRUSTEES AND PRINCIPAL OFFICER</text:p>
      <text:p text:style-name="P47"/>
      <text:list xml:id="list1541686912" text:continue-numbering="true" text:style-name="WW8Num34">
        <text:list-item>
          <text:p text:style-name="P48">We acknowledge that as trustees we are obliged to act jointly and we understand that if any of us comprise a minority in respect of a majority decision which is carried then the minority must respect the majority decision. <text:s/>As trustees, furthermore, we undertake to work together, notwithstanding that some of our number may be in the employment of the sponsor and some of our number may be independent trustees; and we undertake to trust each other and to be trustworthy. </text:p>
        </text:list-item>
      </text:list>
      <text:p text:style-name="P47"/>
      <text:list xml:id="list1852639397" text:continue-numbering="true" text:style-name="WW8Num34">
        <text:list-item>
          <text:p text:style-name="P48">We look to the chairperson of the trustees to lead us proactively to ensure that trustee meetings are run effectively, to ensure that sub-committees fulfil their responsibilities, to be responsible for communication with an employer or the sponsor on matters of interest to it, and to act as spokesperson of the fund where required. <text:s/></text:p>
        </text:list-item>
      </text:list>
      <text:p text:style-name="P47"/>
      <text:list xml:id="list1705936544" text:continue-numbering="true" text:style-name="WW8Num34">
        <text:list-item>
          <text:p text:style-name="P48">We as trustees look to the principal officer for effective liaison with the service providers and the beneficiaries, being the repository of much of the institutional history of the fund and providing support to the chairperson and to us as trustees in their responsibilities. <text:s/>I as principal officer accept responsibility for the above and acknowledge that although I have no vote at trustee meetings I nevertheless am expected to make contributions to those meetings and to provide input particularly, in my compliance function, to the risk management responsibilities of the trustees. <text:s/></text:p>
        </text:list-item>
      </text:list>
      <text:p text:style-name="P47"/>
      <text:list xml:id="list1519573474" text:continue-numbering="true" text:style-name="WW8Num34">
        <text:list-item>
          <text:p text:style-name="P48">We undertake </text:p>
        </text:list-item>
      </text:list>
      <text:p text:style-name="P47"/>
      <text:list xml:id="list670655476" text:continue-numbering="true" text:style-name="WW8Num34">
        <text:list-item>
          <text:list>
            <text:list-item>
              <text:p text:style-name="P48">to record our acceptance of the responsibilities as trustee and principal officer in terms of both the legal duties we have and our commitment to the governance of the fund as reflected in this code, in terms of an acceptance of trust document attached hereto as “<text:span text:style-name="T95">A</text:span>”;</text:p>
            </text:list-item>
          </text:list>
        </text:list-item>
      </text:list>
      <text:p text:style-name="P68"/>
      <text:list xml:id="list292613095" text:continue-numbering="true" text:style-name="WW8Num34">
        <text:list-item>
          <text:list>
            <text:list-item>
              <text:p text:style-name="P48">to agree a policy on gifts offered to any of us as trustees or principal officer on the lines of the document annexed hereto as “<text:span text:style-name="T95">B</text:span>” which may be revised from time to time by us;</text:p>
            </text:list-item>
          </text:list>
        </text:list-item>
      </text:list>
      <text:p text:style-name="P47"/>
      <text:list xml:id="list596869026" text:continue-numbering="true" text:style-name="WW8Num34">
        <text:list-item>
          <text:list>
            <text:list-item>
              <text:p text:style-name="P48">to declare annually or more frequently as we may decide, as trustees, our interests on the lines of the document annexed hereto as “<text:span text:style-name="T95">C</text:span>” which may be revised from time to time.</text:p>
            </text:list-item>
          </text:list>
        </text:list-item>
      </text:list>
      <text:p text:style-name="P47"/>
      <text:list xml:id="list1093257141" text:continue-numbering="true" text:style-name="WW8Num34">
        <text:list-item>
          <text:p text:style-name="P48">We acknowledge as trustees that every trustee is entitled to receive such training and orientation, at the expense of the fund if necessary, as is necessary or desirable in order for that trustee to fulfil his or her responsibilities as such. <text:s/></text:p>
        </text:list-item>
      </text:list>
      <text:p text:style-name="P47"/>
      <text:list xml:id="list1379392005" text:continue-numbering="true" text:style-name="WW8Num34">
        <text:list-item>
          <text:p text:style-name="P48">We undertake as trustees to ensure that our skills and learnings as trustees are, to the extent possible, passed on to those trustees who succeed us, and we undertake to be available to provide information about what has happened during our tenure as trustees notwithstanding our vacation of office. <text:s/></text:p>
        </text:list-item>
      </text:list>
      <text:p text:style-name="P47"/>
      <text:list xml:id="list2167460245" text:continue-numbering="true" text:style-name="WW8Num34">
        <text:list-item>
          <text:p text:style-name="P48">We acknowledge that information about the fund, the beneficiaries, each employer, the sponsor, the service providers and the proceedings of the trustees are confidential and may only be disclosed to a third party, unless there is a contrary duty in law, in such manner and through such person as we as trustees may agree. <text:s/></text:p>
        </text:list-item>
      </text:list>
      <text:p text:style-name="P47"/>
      <text:list xml:id="list948612872" text:continue-numbering="true" text:style-name="WW8Num34">
        <text:list-item>
          <text:p text:style-name="P48">We undertake to submit ourselves, individually and collectively, to such assessment as is appropriate, acknowledging that the purpose of any such assessment is to ascertain our performance, particularly in fulfilling our governance purposes.</text:p>
        </text:list-item>
      </text:list>
      <text:p text:style-name="P47"/>
      <text:list xml:id="list1058388181" text:continue-numbering="true" text:style-name="WW8Num34">
        <text:list-item>
          <text:p text:style-name="P48">We acknowledge that each of us as a trustee may be sanctioned, whether in the form of censure, suspension subject to any terms determined by the other trustees, or expulsion from office, for any breach of this code; and that any such sanction may only be imposed after that trustee accused of such breach has been furnished with the opportunity to defend himself or herself. <text:s/></text:p>
        </text:list-item>
      </text:list>
      <text:p text:style-name="P47"/>
      <text:p text:style-name="P38">MANAGEMENT OF THE BUSINESS OF THE FUND</text:p>
      <text:p text:style-name="P45"/>
      <text:list xml:id="list1413276952" text:continue-numbering="true" text:style-name="WW8Num34">
        <text:list-item>
          <text:p text:style-name="P48">We acknowledge that we must exercise an oversight responsibility over the administration of the fund, in particular those service providers involved in providing services to the fund. <text:s/>In particular we undertake to ensure that every service provider reports appropriately and timeously to us, that the</text:p>
        </text:list-item>
      </text:list>
      <text:p text:style-name="P69"><text:span text:style-name="T63"><text:s/></text:span>contractual relationships with service providers are on terms which are not disadvantageous to the fund and are reviewed periodically; that there is a periodic revision of the rules; and that there is a periodic review and assessment of the service providers of the fund. <text:s/></text:p>
      <text:p text:style-name="P45"/>
      <text:list xml:id="list1510296548" text:continue-numbering="true" text:style-name="WW8Num34">
        <text:list-item>
          <text:p text:style-name="P48">We undertake to ensure, as far as is possible, that our service providers avoid or remove any conflicts of interest. <text:s/></text:p>
        </text:list-item>
      </text:list>
      <text:p text:style-name="P45"/>
      <text:list xml:id="list887243629" text:continue-numbering="true" text:style-name="WW8Num34">
        <text:list-item>
          <text:p text:style-name="P48">We acknowledge as trustees that we do not have all the skills necessary for the proper administration of the fund and undertake to seek expert advice, which we will interrogate and test, in order to ensure that the benefits of the fund are optimal and the risks associated with that minimal. <text:s/></text:p>
        </text:list-item>
      </text:list>
      <text:p text:style-name="P45"/>
      <text:list xml:id="list380635184" text:continue-numbering="true" text:style-name="WW8Num34">
        <text:list-item>
          <text:p text:style-name="P48">We undertake as trustees to have in place a risk management policy, which we on request will be available to any employer, the sponsor, and any beneficiary. <text:s/>This risk management policy must deal with the assessment and management of each type of risk to which the fund is exposed, including but without being limited to, accounting and administrative risk, investment risk and legal risk. <text:s/>As part of this we undertake as trustees to ensure that there are appropriate rights of recourse against our service providers and that appropriate insurance cover is enjoyed by the fund. <text:s/></text:p>
        </text:list-item>
      </text:list>
      <text:p text:style-name="P45"/>
      <text:list xml:id="list1814409028" text:continue-numbering="true" text:style-name="WW8Num34">
        <text:list-item>
          <text:p text:style-name="P48">We undertake as trustees to devise an investment policy which is appropriate for the needs of the fund and, in particular, entails an acceptable level of risk and is appropriate to meet the benefits promised by the fund. <text:s/></text:p>
        </text:list-item>
      </text:list>
      <text:p text:style-name="P45"/>
      <text:p text:style-name="P38">MANAGEMENT OF RELATIONSHIPS</text:p>
      <text:p text:style-name="P47"/>
      <text:list xml:id="list1164308902" text:continue-numbering="true" text:style-name="WW8Num34">
        <text:list-item>
          <text:p text:style-name="P48">We undertake as trustees to communicate regularly with relevant and clear information about the fund to every beneficiary. <text:s/>We understand the importance of such communication for each beneficiary and that good communication about the fund, particularly the governance arrangements in place, plays an important role in the promotion of the trust we wish the beneficiaries to have in us. <text:s/></text:p>
        </text:list-item>
      </text:list>
      <text:p text:style-name="P45"/>
      <text:list xml:id="list1979635643" text:continue-numbering="true" text:style-name="WW8Num34">
        <text:list-item>
          <text:p text:style-name="P48">We undertake to deal with any communication from, query or complaint by any beneficiary, any employer, the sponsor or the Registrar timeously, thoroughly and with respect. <text:s/></text:p>
        </text:list-item>
      </text:list>
      <text:p text:style-name="P45"/>
      <text:list xml:id="list853998009" text:continue-numbering="true" text:style-name="WW8Num34">
        <text:list-item>
          <text:p text:style-name="P48">We acknowledge that the fund owes a duty of good faith to the sponsor, but that this duty does not extend to ensuring that the sponsor’s business proposition in respect of the fund is viable.</text:p>
        </text:list-item>
      </text:list>
      <text:p text:style-name="P45"/>
      <text:list xml:id="list348882526" text:continue-numbering="true" text:style-name="WW8Num34">
        <text:list-item>
          <text:p text:style-name="P48">We acknowledge that the fund owes a duty of good faith to each employer which has an interest in the governance of the fund. <text:s/>Accordingly, we undertake as trustees to communicate on matters to an employer which are relevant to it or on which it may request information; and we as trustees undertake to be available to discuss with each employer any aspect of the fund, the fund benefits, the fund investment arrangements, the fund operations and the fund governance arrangements generally in which an employer may express an interest. <text:s/>We acknowledge too that the fund should not intrude on an employer / employee relationship which exists between an employer and those of its employees who are members of the fund. <text:s/>We look also to the employer to support the fund in certain of its responsibilities such as in the research necessary for the proper determination of any benefit payable on the death of a beneficiary, to the extent that an employer is able to provide such support. <text:s/></text:p>
        </text:list-item>
      </text:list>
      <text:p text:style-name="P45"/>
      <text:list xml:id="list855383006" text:continue-numbering="true" text:style-name="WW8Num34">
        <text:list-item>
          <text:p text:style-name="P48">We commit the fund to a constructive, co-operative and open relationship with the Registrar and any other regulatory authority, including SARS, with which the fund may have dealings. <text:s/></text:p>
        </text:list-item>
      </text:list>
      <text:p text:style-name="P47"/>
      <text:p text:style-name="P47"/>
      <text:p text:style-name="P47">The date of approval by the trustees of the fund of this code is <text:span text:style-name="T94"><text:tab/><text:tab/><text:tab/></text:span>.</text:p>
      <text:p text:style-name="P47"/>
      <text:p text:style-name="P47"/>
      <text:p text:style-name="P47"/>
      <text:p text:style-name="P47"/>
      <text:p text:style-name="P47"><text:span text:style-name="T94"><text:tab/><text:tab/><text:tab/><text:tab/></text:span><text:tab/><text:tab/><text:tab/><text:tab/><text:tab/><text:span text:style-name="T94"><text:tab/><text:tab/><text:tab/><text:tab/></text:span></text:p>
      <text:p text:style-name="P47">CHAIRPERSON OF THE FUND<text:tab/><text:tab/><text:tab/><text:tab/><text:tab/><text:tab/>PRINT NAME (BLOCK LETTERS)</text:p>
      <text:p text:style-name="P76">(NAME OF FUND)</text:p>
      <text:p text:style-name="P75"><text:tab/><text:tab/><text:tab/><text:tab/><text:tab/><text:tab/>             <text:span text:style-name="T97">“A”</text:span></text:p>
      <text:p text:style-name="P74"/>
      <text:p text:style-name="P74">ACCEPTANCE OF APPOINTMENT</text:p>
      <text:p text:style-name="P37">as trustee of the</text:p>
      <text:p text:style-name="P37"/>
      <text:p text:style-name="P44">[NAME OF FUND]</text:p>
      <text:p text:style-name="P37">(“the fund”)</text:p>
      <text:p text:style-name="DMSLINEX2"/>
      <text:p text:style-name="P47">In respect of my appointment as a trustee of the above fund for the period from …………. to ……………. I declare that -</text:p>
      <text:p text:style-name="P47"/>
      <text:list xml:id="list1502217915" text:style-name="WW8Num37">
        <text:list-item>
          <text:p text:style-name="P49">I accept the appointment of trustee of the above fund. <text:s/>I appreciate the responsibilities and duties attaching to the office of trustee of a retirement fund, in particular the fiduciary nature of those responsibilities.</text:p>
        </text:list-item>
      </text:list>
      <text:p text:style-name="P47"/>
      <text:list xml:id="list738940571" text:continue-numbering="true" text:style-name="WW8Num37">
        <text:list-item>
          <text:p text:style-name="P49">I undertake to abide by the rules of each fund, any decision of the board of trustees of the fund, any policy document or practice note issued by the fund (in particular any code of conduct, investment policy statement and any other policy document) as determined by the board of trustees from time to time. <text:s/>I acknowledge that I may not divulge any confidential information about the fund, any employer, the sponsor, service provider or any beneficiary of the fund unless such information is in the public domain or I am authorised by the party to whom such information relates to release it.</text:p>
        </text:list-item>
      </text:list>
      <text:p text:style-name="P47"/>
      <text:list xml:id="list2148773010" text:continue-numbering="true" text:style-name="WW8Num37">
        <text:list-item>
          <text:p text:style-name="P49">I am not disqualified from acting as trustee in terms of the rules or any law.</text:p>
        </text:list-item>
      </text:list>
      <text:p text:style-name="P47"/>
      <text:list xml:id="list274182767" text:continue-numbering="true" text:style-name="WW8Num37">
        <text:list-item>
          <text:p text:style-name="P49">I understand and accept that my ongoing competence and performance as trustee will be evaluated in a frequency and manner to be prescribed by the board of trustees of the fund from time to time.</text:p>
        </text:list-item>
      </text:list>
      <text:p text:style-name="P47"/>
      <text:list xml:id="list1610794185" text:continue-numbering="true" text:style-name="WW8Num37">
        <text:list-item>
          <text:p text:style-name="P49">I understand that I can be removed as a trustee of the fund in the manner prescribed by the rules of the fund and that I can resign as a trustee by written notice of resignation to the chairperson of the trustees.</text:p>
        </text:list-item>
      </text:list>
      <text:p text:style-name="P47"/>
      <text:list xml:id="list1063161337" text:continue-numbering="true" text:style-name="WW8Num37">
        <text:list-item>
          <text:p text:style-name="P49">I certify as correct the details of my personal information, experience and any interests in the fund, the employer, the administrator, any service provider to the fund and my appointment to any other retirement funds that I have recorded in the <text:span text:style-name="T1">Trustee Details and Declaration of Interests</text:span> forms attached.</text:p>
        </text:list-item>
      </text:list>
      <text:p text:style-name="P47"/>
      <text:p text:style-name="P47">I undertake to provide the fund and the administrator with any changes to these details from time to time.</text:p>
      <text:p text:style-name="P47"/>
      <text:p text:style-name="P47"/>
      <text:p text:style-name="P47">Signed at: ………………………………………………………..</text:p>
      <text:p text:style-name="P47"/>
      <text:p text:style-name="P47"/>
      <text:p text:style-name="P47">Trustee name: …………………………………………………..</text:p>
      <text:p text:style-name="P47"/>
      <text:p text:style-name="P47"/>
      <text:p text:style-name="P47">Trustee signature ………………………………………………. Date: ………………………….</text:p>
      <text:p text:style-name="P47"/>
      <text:p text:style-name="P70"/>
      <text:p text:style-name="P44">[NAME OF FUND]</text:p>
      <text:p text:style-name="P57">(“the fund”)</text:p>
      <text:p text:style-name="P57"/>
      <text:p text:style-name="P42">DETAILS OF TRUSTEE</text:p>
      <text:p text:style-name="P57"/>
      <text:p text:style-name="DMSLINEX2"/>
      <text:p text:style-name="DMSLINEX2">Surname: <text:span text:style-name="T94"><text:tab/><text:tab/><text:tab/><text:tab/><text:tab/><text:tab/><text:tab/></text:span></text:p>
      <text:p text:style-name="DMSLINEX2">Full Names: <text:span text:style-name="T94"><text:tab/><text:tab/><text:tab/><text:tab/><text:tab/><text:tab/><text:tab/></text:span></text:p>
      <text:p text:style-name="DMSLINEX2">ID Number: <text:span text:style-name="T94"><text:tab/><text:tab/><text:tab/><text:tab/><text:tab/><text:tab/><text:tab/></text:span></text:p>
      <text:p text:style-name="DMSLINEX2">Telephone Numbers:</text:p>
      <text:p text:style-name="DMSLINEX2">Work: <text:span text:style-name="T94"><text:tab/><text:tab/><text:tab/><text:tab/><text:tab/></text:span></text:p>
      <text:p text:style-name="DMSLINEX2">Home: <text:span text:style-name="T94"><text:tab/><text:tab/><text:tab/><text:tab/><text:tab/></text:span></text:p>
      <text:p text:style-name="DMSLINEX2">Cell: <text:span text:style-name="T94"><text:tab/><text:tab/><text:tab/><text:tab/><text:tab/></text:span></text:p>
      <text:p text:style-name="DMSLINEX2">Email Address: <text:span text:style-name="T94"><text:tab/><text:tab/><text:tab/><text:tab/><text:tab/><text:tab/><text:tab/></text:span></text:p>
      <text:p text:style-name="DMSLINEX2">Residential Address: <text:span text:style-name="T94"><text:tab/><text:tab/><text:tab/><text:tab/><text:tab/><text:tab/></text:span></text:p>
      <text:p text:style-name="P43"><text:tab/><text:tab/><text:tab/><text:tab/><text:tab/><text:tab/><text:tab/><text:tab/></text:p>
      <text:p text:style-name="P43"><text:tab/><text:tab/><text:tab/><text:tab/><text:tab/><text:tab/><text:tab/><text:tab/></text:p>
      <text:p text:style-name="DMSLINEX2">Employer: <text:span text:style-name="T94"><text:tab/><text:tab/><text:tab/><text:tab/><text:tab/><text:tab/><text:tab/></text:span></text:p>
      <text:p text:style-name="DMSLINEX2">Employment Address:<text:span text:style-name="T94"><text:tab/><text:tab/><text:tab/><text:tab/><text:tab/><text:tab/></text:span></text:p>
      <text:p text:style-name="P43"><text:tab/><text:tab/><text:tab/><text:tab/><text:tab/><text:tab/><text:tab/><text:tab/></text:p>
      <text:p text:style-name="P43"><text:tab/><text:tab/><text:tab/><text:tab/><text:tab/><text:tab/><text:tab/><text:tab/></text:p>
      <text:p text:style-name="DMSLINEX2">I am [delete which is not applicable]: <text:s/></text:p>
      <text:list xml:id="list478761408" text:style-name="WW8Num39">
        <text:list-item>
          <text:p text:style-name="P72">employed by the sponsor </text:p>
        </text:list-item>
        <text:list-item>
          <text:p text:style-name="P72">employer appointed trustee (if not exempted)</text:p>
        </text:list-item>
        <text:list-item>
          <text:p text:style-name="P73">member or pensioner elected trustee (if not exempted)</text:p>
        </text:list-item>
        <text:list-item>
          <text:p text:style-name="P73">an independent trustee</text:p>
        </text:list-item>
      </text:list>
      <text:p text:style-name="P71"><text:tab/><text:tab/><text:tab/><text:tab/><text:tab/><text:tab/><text:tab/><text:tab/><text:span text:style-name="T98">“B”</text:span></text:p>
      <text:p text:style-name="P57"/>
      <text:p text:style-name="P41">[NAME OF FUND]</text:p>
      <text:p text:style-name="P41"/>
      <text:p text:style-name="P56">(“the fund”)</text:p>
      <text:p text:style-name="P41"/>
      <text:p text:style-name="P41">BOARD OF TRUSTEES POLICY ON GIFTS</text:p>
      <text:p text:style-name="P50"/>
      <text:p text:style-name="P50"/>
      <text:p text:style-name="P50"/>
      <text:p text:style-name="P50"/>
      <text:list xml:id="list2088249870" text:style-name="WW8Num25">
        <text:list-item>
          <text:p text:style-name="P51">This document sets out the policy of the fund applicable to each trustee and the principal officer in respect of any gift received by or offered to him or her by virtue of holding his or her office as trustee. <text:s/>For the purpose of this document “gift” means any property of whatsoever nature and any benefit, direct or indirect, which has a financial value; but does not include agreed remuneration for services to the fund. <text:s/>A gift may include but is not limited to –</text:p>
        </text:list-item>
      </text:list>
      <text:p text:style-name="P47"/>
      <text:list xml:id="list2142009275" text:style-name="WW8Num24">
        <text:list-item>
          <text:p text:style-name="P52">a movable item, such as a book or bottle of wine;</text:p>
        </text:list-item>
      </text:list>
      <text:p text:style-name="P68"/>
      <text:list xml:id="list287467502" text:continue-numbering="true" text:style-name="WW8Num24">
        <text:list-item>
          <text:p text:style-name="P52">the payment of the costs, including travelling costs, to attend a conference, whether or not convened by a service provider to the fund;</text:p>
        </text:list-item>
      </text:list>
      <text:p text:style-name="P47"/>
      <text:list xml:id="list87619676" text:continue-numbering="true" text:style-name="WW8Num24">
        <text:list-item>
          <text:p text:style-name="P52">an invitation to attend any sporting, social or recreational event.</text:p>
        </text:list-item>
      </text:list>
      <text:p text:style-name="P47"/>
      <text:p text:style-name="P68">For the purposes of this policy, the payment by the sponsor, or any company associated with the sponsor, of the costs, including travelling and subsistence costs, of any trustee to attend a conference or seminar related in any way to the retirement fund industry does not constitute a gift.</text:p>
      <text:p text:style-name="P68"/>
      <text:list xml:id="list720360896" text:continue-list="list2088249870" text:style-name="WW8Num25">
        <text:list-item>
          <text:p text:style-name="P51">The purpose of this policy is to determine appropriate conduct in relation to any gift offered to or received by any trustee or the principal officer. <text:s/>In this way the governance of the fund is intended to be demonstrated as one of integrity, independence and accountability. <text:s/></text:p>
        </text:list-item>
      </text:list>
      <text:p text:style-name="P47"/>
      <text:list xml:id="list495192800" text:continue-numbering="true" text:style-name="WW8Num25">
        <text:list-item>
          <text:p text:style-name="P51">Any trustee who is offered a gift must notify in writing that offer to the other trustees before acceptance. <text:s/>A gift may only be accepted by a trustee if so decided by the board of trustees by resolution. <text:s/>Only thereafter may the gift be accepted by the trustee. <text:s/></text:p>
        </text:list-item>
      </text:list>
      <text:p text:style-name="P47"/>
      <text:list xml:id="list1599093187" text:continue-numbering="true" text:style-name="WW8Num25">
        <text:list-item>
          <text:p text:style-name="P51">The board of trustees may from time to time determine that any gift below a certain monetary amount need not require a resolution of the board of trustees in order to be accepted. <text:s/>Any gift less than this amount must, nevertheless, be disclosed to the board of trustees at the first trustee meeting after its receipt. <text:s/>It is recorded that at the date of approval by the board of trustees of this policy it was determined that any gift below R100-00 (one hundred Rand) does not require a resolution of the board of trustees in order to be accepted. <text:s/></text:p>
        </text:list-item>
      </text:list>
      <text:p text:style-name="P47"/>
      <text:list xml:id="list395303243" text:continue-numbering="true" text:style-name="WW8Num25">
        <text:list-item>
          <text:p text:style-name="P51">Non-compliance with this policy by a trustee constitutes a breach of his or her duties to the fund and renders that trustee liable to such sanction as the trustees may consider appropriate. <text:s/>This sanction may include, at the discretion of the board of trustees, the forfeiture of the gift to the fund or its financial equivalent, as well as the suspension for a limited period of time or the expulsion of the trustee from the board of trustees. <text:s/></text:p>
        </text:list-item>
      </text:list>
      <text:p text:style-name="P71"><text:tab/><text:tab/><text:tab/><text:tab/><text:tab/><text:tab/><text:tab/><text:tab/><text:span text:style-name="T98">“C”</text:span></text:p>
      <text:p text:style-name="P40"/>
      <text:p text:style-name="P40">[NAME OF FUND]</text:p>
      <text:p text:style-name="P40"/>
      <text:p text:style-name="P55">(“the fund”)</text:p>
      <text:p text:style-name="P40"/>
      <text:p text:style-name="P40">TRUSTEES DECLARATION OF INTERESTS</text:p>
      <text:p text:style-name="P50"/>
      <text:p text:style-name="P50"/>
      <text:list xml:id="list46666606" text:style-name="WW8Num3">
        <text:list-item>
          <text:p text:style-name="P2">I acknowledge that the purpose of this declaration is for me as a trustee of the fund to declare my interest in any matter or entity which may compromise the impartiality and independence I am required to possess, to demonstrate and to be seen to demonstrate as trustee. <text:s/></text:p>
        </text:list-item>
        <text:list-item>
          <text:p text:style-name="P2">For the purposes of this declaration the following words or phrases have the meanings indicated – </text:p>
          <text:list>
            <text:list-item>
              <text:p text:style-name="P2"><text:span text:style-name="T63">“</text:span>financial interest” means any shares held by me directly or indirectly (an indirect shareholding includes one held through a trust, company or legal entity controlled by me or members of my immediate family or, in respect of a trust, of which I or members of my immediate family are the primary beneficiaries), but excludes any shareholding held through a collective investment scheme;</text:p>
            </text:list-item>
            <text:list-item>
              <text:p text:style-name="P2"><text:span text:style-name="T63">“</text:span>independent trustee” means a trustee of a retirement fund who is not appointed by the employer participating in that fund or elected by the members of that fund;</text:p>
            </text:list-item>
            <text:list-item>
              <text:p text:style-name="P2"><text:span text:style-name="T63">“</text:span>last financial year” means the last day of the month of February preceding the date of signature of this declaration;</text:p>
            </text:list-item>
            <text:list-item>
              <text:p text:style-name="P2"><text:span text:style-name="T63">“</text:span>professional fees” means those fees in respect of any type of work, including acting as a trustee of a retirement fund, in or related to the retirement fund industry including and without being limited thereto, for services to asset managers, administrators, consulting actuaries, life insurers and retirement funds;</text:p>
            </text:list-item>
            <text:list-item>
              <text:p text:style-name="P2"><text:span text:style-name="T63">“</text:span>service provider” means an administrator, auditor, provider of risk benefits, provider of short term insurance, brokerage or any other entity contracted by the fund to provide any services which, for this purpose, includes the management of any assets of the fund whether in the form of a mandate or an insurance policy.</text:p>
            </text:list-item>
            <text:list-item>
              <text:p text:style-name="P2"><text:span text:style-name="T63">“</text:span>sponsor” means (name of insurer, asset manager, administrator or other entity which sponsors the umbrella fund, preservation fund or RA fund), and any subsidiary of it (as understood in terms of the Companies Act, No. 61 of 1973);</text:p>
            </text:list-item>
          </text:list>
        </text:list-item>
        <text:list-item>
          <text:p text:style-name="P2">The following are retirement funds, apart from the fund, sponsored by the sponsor of which I am an independent trustee – </text:p>
        </text:list-item>
      </text:list>
      <text:p text:style-name="P12"/>
      <text:p text:style-name="P12"/>
      <text:p text:style-name="P12"/>
      <text:list xml:id="list2170915942" text:continue-numbering="true" text:style-name="WW8Num3">
        <text:list-item>
          <text:p text:style-name="P2">The proportion of my total professional fees billed for acting as an independent trustee over the most recent financial year of the funds listed in 3 above (including the fund) was                                                                                (express as percentage).</text:p>
        </text:list-item>
        <text:list-item>
          <text:p text:style-name="P2">Over the most recent financial year the following is the proportion of my total professional fees for services to the sponsor other than in respect of acting as an independent trustee of the fund and the funds referred to in 3 above                                                          (express as percentage).</text:p>
        </text:list-item>
        <text:list-item>
          <text:p text:style-name="P2">If I am a director of or partner of a professional firm, does my firm provide any services on an ongoing basis to the sponsor. <text:s/>Yes/No (circle which is applicable).</text:p>
          <text:list>
            <text:list-item>
              <text:p text:style-name="P2">If the above answer is Yes, is my firm the only provider of such services – Yes / No (circle which is applicable).</text:p>
            </text:list-item>
            <text:list-item>
              <text:p text:style-name="P2">Or the predominant provider of such services – Yes / No (circle which is applicable).</text:p>
            </text:list-item>
          </text:list>
        </text:list-item>
      </text:list>
      <text:p text:style-name="P12"><text:soft-page-break/></text:p>
      <text:list xml:id="list940969611" text:continue-numbering="true" text:style-name="WW8Num3">
        <text:list-item>
          <text:p text:style-name="P2">The following are the retirement funds of which I am an independent trustee which are not sponsored by the sponsor.</text:p>
        </text:list-item>
      </text:list>
      <text:p text:style-name="P12"/>
      <text:p text:style-name="P12"/>
      <text:p text:style-name="P12"/>
      <text:list xml:id="list1035745318" text:continue-numbering="true" text:style-name="WW8Num3">
        <text:list-item>
          <text:p text:style-name="P2">I have / have not (circle which is applicable) been permanently employed by the sponsor, and if I have been permanently employed by the sponsor that employment terminated on                                             (insert date).</text:p>
        </text:list-item>
      </text:list>
      <text:p text:style-name="P1"/>
      <text:p text:style-name="P1"/>
      <text:p text:style-name="P1"/>
      <text:list xml:id="list285831988" text:continue-numbering="true" text:style-name="WW8Num3">
        <text:list-item>
          <text:p text:style-name="P2">I acknowledge that as trustee – </text:p>
          <text:list>
            <text:list-item>
              <text:p text:style-name="P2">the incorrect incompletion of this may constitute a breach of the code of conduct of the fund;</text:p>
            </text:list-item>
            <text:list-item>
              <text:p text:style-name="P2">my co-trustees may require more information about any aspect of the declaration made by me in terms hereof. </text:p>
            </text:list-item>
          </text:list>
        </text:list-item>
        <text:list-item>
          <text:p text:style-name="P2">I confirm that there is no other fact which to the best of my knowledge compromises my ability to act independently and impartially as a trustee. <text:s/></text:p>
        </text:list-item>
      </text:list>
      <text:p text:style-name="P1"/>
      <text:p text:style-name="P1">DATED AT                                           on this                                  day of                                         200</text:p>
      <text:p text:style-name="P1"/>
      <text:p text:style-name="P3"><text:tab/><text:tab/><text:tab/><text:tab/></text:p>
      <text:p text:style-name="P1">(Insert Name)</text:p>
      <text:p text:style-name="P1">Trust</text:p>
      <text:p text:style-name="P99"/>
      <text:p text:style-name="P95"/>
      <text:p text:style-name="P95"/>
      <text:p text:style-name="P95"/>
      <text:p text:style-name="P95"/>
      <text:p text:style-name="P95"/>
      <text:p text:style-name="P95"/>
      <text:p text:style-name="P95"/>
      <text:p text:style-name="P95"/>
      <text:p text:style-name="P95"/>
      <text:p text:style-name="P97">GOOD GOVERNANCE GUIDELINES TO AN INVESTMENT POLICY STATEMENT (IPS)</text:p>
      <text:p text:style-name="P96"/>
      <text:p text:style-name="P86"/>
      <text:p text:style-name="P86"/>
      <text:p text:style-name="P86"/>
      <text:p text:style-name="P86"/>
      <text:p text:style-name="P86"/>
      <text:p text:style-name="P86"/>
      <text:p text:style-name="P86"/>
      <text:p text:style-name="P86"/>
      <text:p text:style-name="P86"/>
      <text:p text:style-name="P86"/>
      <text:p text:style-name="P86"/>
      <text:p text:style-name="P86">This guideline sets out the following: </text:p>
      <text:list xml:id="list388142632" text:style-name="WW8Num7">
        <text:list-item>
          <text:p text:style-name="P256">The purpose and scope of the IPS; </text:p>
        </text:list-item>
        <text:list-item>
          <text:p text:style-name="P256">Preparing the IPS; </text:p>
        </text:list-item>
        <text:list-item>
          <text:p text:style-name="P260"><text:span text:style-name="T4">Essential elements of the IPS</text:span><text:span text:style-name="T40">; </text:span></text:p>
        </text:list-item>
        <text:list-item>
          <text:p text:style-name="P261">Risk management; </text:p>
        </text:list-item>
        <text:list-item>
          <text:p text:style-name="P258"><text:span text:style-name="T4">Voting rights</text:span><text:span text:style-name="T40">; </text:span></text:p>
        </text:list-item>
        <text:list-item>
          <text:p text:style-name="P262">Asset Manager Mandates, and</text:p>
        </text:list-item>
        <text:list-item>
          <text:p text:style-name="P262">Communication </text:p>
        </text:list-item>
      </text:list>
      <text:p text:style-name="P263"/>
      <text:p text:style-name="P95">PURPOSE AND SCOPE OF THE JPS GUIDELINES </text:p>
      <text:p text:style-name="P95"/>
      <text:list xml:id="list1450115122" text:style-name="WW8Num14">
        <text:list-item>
          <text:p text:style-name="P264"><text:span text:style-name="T4">Investments and the allocation of surplus funds should be made in the best interest of members and <text:line-break/>beneficiaries of the fund. There should be impartiality between different classes of members, and <text:line-break/>beneficiaries and those of the employer (where it has obligations to the fund)</text:span><text:span text:style-name="T40">. </text:span><text:span text:style-name="T4">Boards have a fiduciary duty to <text:line-break/>deal with the investments with due care, diligence and in good faith and ensure that it complies with the rules <text:line-break/>of the fund, pensions law</text:span><text:span text:style-name="T40">, </text:span><text:span text:style-name="T4">the Financial Institutions (Protection of Funds Act) and all other applicable laws. </text:span></text:p>
        </text:list-item>
      </text:list>
      <text:p text:style-name="P265"><text:span text:style-name="T4">2 <text:tab/>These guidelines contain the minimum standards and the issues that boards should consider when <text:line-break/>establishing a written IPS</text:span><text:span text:style-name="T40">. </text:span><text:span text:style-name="T4">The guidelines should be adapted by each board of fund to suit their particular <text:line-break/>obligations, objectives and all other factors that may affect the solvency and funding of their fund and its <text:line-break/>abil</text:span><text:span text:style-name="T40">i</text:span><text:span text:style-name="T4">ty to meet its financla</text:span><text:span text:style-name="T40">' </text:span><text:span text:style-name="T4">obligations</text:span><text:span text:style-name="T40">. </text:span><text:span text:style-name="T4">The board of fund should be prepared to explain any deviations from <text:line-break/>the IPS. </text:span></text:p>
      <text:p text:style-name="P266"><text:span text:style-name="T4">3 <text:tab/>The guidelines are intended to serve as a guide only without intending to limit the care t</text:span><text:span text:style-name="T40">h</text:span><text:span text:style-name="T4">at boards of fund are <text:line-break/>expected to take in the performance of their duties. The IPS should be based on the standards that a <text:line-break/>reasonable person would apply to the investment portfolio of a fund - the "prudent person portfolio approach"</text:span><text:span text:style-name="T40">. </text:span></text:p>
      <text:p text:style-name="P267"><text:span text:style-name="T4">4 <text:tab/>It is recommended that some of the guidelines set out herei</text:span><text:span text:style-name="T40">n </text:span><text:span text:style-name="T4">should be included in the investment manager <text:line-break/>mandates rather than the IPS itself. </text:span></text:p>
      <text:p text:style-name="P268"><text:span text:style-name="T4">5 <text:tab/>When required. the board of fund must be prepared to deliver a copy of the IPS to the fund</text:span><text:span text:style-name="T40">'</text:span><text:span text:style-name="T4">s actuary and/or <text:line-break/>the Financial Services Board. </text:span></text:p>
      <text:p text:style-name="P95"/>
      <text:p text:style-name="P263"/>
      <text:p text:style-name="P95"/>
      <text:p text:style-name="P93"/>
      <text:p text:style-name="P269">PREPARING THE IPS </text:p>
      <text:p text:style-name="P271"><text:span text:style-name="T4">6 <text:tab/>In the case of establ</text:span><text:span text:style-name="T91">i</text:span><text:span text:style-name="T4">shed pension funds</text:span><text:span text:style-name="T91">, </text:span><text:span text:style-name="T4">consideration must be given to existent investments when <text:line-break/>formulating the IPS. Furthermore</text:span><text:span text:style-name="T91">, </text:span><text:span text:style-name="T4">additional considerations will have to be applied when dealing with <text:line-break/>specific funds</text:span><text:span text:style-name="T91">. </text:span></text:p>
      <text:p text:style-name="P272"><text:tab/><text:span text:style-name="T15">6.1 <text:tab/>Defined Benefit Funds: </text:span></text:p>
      <text:p text:style-name="P273"><text:span text:style-name="T4">The board should consider the following to properly understand the obligations of the fund, namely</text:span><text:span text:style-name="T91">: </text:span></text:p>
      <text:p text:style-name="P79"><text:tab/><text:span text:style-name="T4">6.1.1 <text:tab/>Whether contributions are to be increased to keep pace with the cost of living; </text:span></text:p>
      <text:p text:style-name="P275"><text:tab/><text:span text:style-name="T4">6.1</text:span><text:span text:style-name="T91">.</text:span><text:span text:style-name="T4">2 <text:tab/>Whether the pension formula adjusts to increases in salaries over time or whether such increases <text:line-break/>need to be granted to keep the formula current</text:span><text:span text:style-name="T91">; </text:span></text:p>
      <text:p text:style-name="P80"><text:tab/><text:span text:style-name="T4">6.1.3 <text:tab/>How fund obligations are spread amongst the categories of members and former members, and, </text:span></text:p>
      <text:p text:style-name="P276"><text:span text:style-name="T4">within these categories, by age and time to retiremen</text:span><text:span text:style-name="T91">t</text:span><text:span text:style-name="T4">; </text:span></text:p>
      <text:p text:style-name="P274">6.1.4 Whether changes in employment levels or conditions will change patterns of retirement; </text:p>
      <text:p text:style-name="P81"><text:tab/><text:span text:style-name="T4">6.1.5 <text:tab/>Important ancillary benefits contingent on full or partial retirement; </text:span></text:p>
      <text:p text:style-name="P273"><text:span text:style-name="T4">6</text:span><text:span text:style-name="T91">.</text:span><text:span text:style-name="T4">1</text:span><text:span text:style-name="T91">.</text:span><text:span text:style-name="T4">6 Any planned changes to the fund</text:span><text:span text:style-name="T91">. </text:span></text:p>
      <text:p text:style-name="P277"><text:span text:style-name="T4">In addition</text:span><text:span text:style-name="T91">, </text:span><text:span text:style-name="T4">factors relating to SOlvency ratios and the maturity of the fund as set out more fully below, mus</text:span><text:span text:style-name="T91">t <text:line-break/></text:span><text:span text:style-name="T4">also be take into consideration. </text:span></text:p>
      <text:p text:style-name="P278"><text:tab/><text:span text:style-name="T15">6</text:span><text:span text:style-name="T92">.</text:span><text:span text:style-name="T15">2 <text:tab/>Defined Contribution Funds: </text:span></text:p>
      <text:p text:style-name="P279"><text:span text:style-name="T4">In this instance, the fund may appear to discharge its investment obligations by paying out contributions <text:line-break/>accumu</text:span><text:span text:style-name="T55">l</text:span><text:span text:style-name="T4">ated in beneficiaries</text:span><text:span text:style-name="T91">' </text:span><text:span text:style-name="T4">accounts along with investment returns, even though they may be low. <text:line-break/>However, it is recommended that the following factors also be taken into account, namely the: </text:span></text:p>
      <text:p text:style-name="P80"><text:tab/><text:span text:style-name="T4">6.2.1 <text:tab/>Needs and reasonable benefit expectation of the beneficiaries</text:span><text:span text:style-name="T91">; </text:span></text:p>
      <text:p text:style-name="P80"><text:tab/><text:span text:style-name="T4">6</text:span><text:span text:style-name="T91">.</text:span><text:span text:style-name="T4">2.2 <text:tab/>Mix of members and the related growth and risk tolerance levels</text:span><text:span text:style-name="T91">; </text:span></text:p>
      <text:p text:style-name="P84"><text:tab/><text:span text:style-name="T4">6.2.3 <text:tab/>Variation in risk tolerance levels of members of the same age group; </text:span></text:p>
      <text:p text:style-name="P280"><text:tab/><text:span text:style-name="T4">6.2.4 <text:tab/>Ability of beneficiaries to choose investment options - in this regard, the board should consider <text:line-break/>providing ongoing information and training to beneficiaries to enable them to make informed <text:line-break/>decisions</text:span><text:span text:style-name="T55">. </text:span></text:p>
      <text:p text:style-name="P282"><text:span text:style-name="T4">In addition</text:span><text:span text:style-name="T91">, </text:span><text:span text:style-name="T4">the board should monitor "default' accounts for beneficiaries who have not indicated n <text:line-break/>investment option. the participation rate and the investments selected by beneficiaries. The purpose of such <text:line-break/>monitoring being to assess whether Changes may be required in communication and/or education <text:line-break/>programs</text:span><text:span text:style-name="T91">. </text:span></text:p>
      <text:p text:style-name="P283"><text:tab/><text:span text:style-name="T16">6</text:span><text:span text:style-name="T56">.</text:span><text:span text:style-name="T16">3 <text:tab/>Investment Policy and Procedures</text:span><text:span text:style-name="T93">: </text:span></text:p>
      <text:p text:style-name="P284"><text:span text:style-name="T4">In order to be able to determine the fund's investment policy</text:span><text:span text:style-name="T55">, </text:span><text:span text:style-name="T4">it is essential that the board of fund has first <text:line-break/>identified the profile if its beneficiaries. This will enable the to identify what portion of funds will be required <text:line-break/>for short, medium and long term investments and the risk profile attached to each category of beneficiaries <text:line-break/>e.g. those retiring in the short term will require low risk, high liquidity. As this is an essential element of <text:line-break/>determining the investment policy</text:span><text:span text:style-name="T91">, </text:span><text:span text:style-name="T4">the board should, where appropriate, obtain the advice and guidance of <text:line-break/>independent consultants and/or actuaries</text:span><text:span text:style-name="T91">. </text:span></text:p>
      <text:p text:style-name="P285">In determining the appropriate IPS, boards should consider the: </text:p>
      <text:p text:style-name="P82"><text:tab/><text:span text:style-name="T4">6</text:span><text:span text:style-name="T91">.</text:span><text:span text:style-name="T4">3</text:span><text:span text:style-name="T91">.</text:span><text:span text:style-name="T4">1 <text:tab/>Current investments; </text:span></text:p>
      <text:p text:style-name="P82"><text:tab/><text:span text:style-name="T4">6</text:span><text:span text:style-name="T91">.</text:span><text:span text:style-name="T4">3.2 <text:tab/>Degree of risk tolerance they wish to sustain; </text:span></text:p>
      <text:p text:style-name="P83"><text:tab/><text:span text:style-name="T4">6.3.3 <text:tab/>Volatility of contributions; </text:span></text:p>
      <text:p text:style-name="P85"><text:tab/><text:span text:style-name="T4">6</text:span><text:span text:style-name="T91">.</text:span><text:span text:style-name="T4">3</text:span><text:span text:style-name="T91">.</text:span><text:span text:style-name="T4">4 <text:tab/>Current and future liabilities of the fund</text:span><text:span text:style-name="T55">; </text:span></text:p>
      <text:p text:style-name="P290"><text:soft-page-break/>2 </text:p>
      <text:p text:style-name="P291"><text:tab/><text:span text:style-name="T4">6.3.5 <text:tab/>Structure of the pension plan (e</text:span><text:span text:style-name="T99">.</text:span><text:span text:style-name="T4">g</text:span><text:span text:style-name="T99">. </text:span><text:span text:style-name="T4">defined benefit/contribution pension funds or defined contribution </text:span></text:p>
      <text:p text:style-name="P300">provident funds); </text:p>
      <text:p text:style-name="P301"><text:span text:style-name="T4">6.3.6 Current financial status of the fund</text:span><text:span text:style-name="T101">; </text:span></text:p>
      <text:p text:style-name="P292"><text:tab/><text:span text:style-name="T4">6.3.7 <text:tab/>Liquidity and cash flow requirements; </text:span></text:p>
      <text:p text:style-name="P292"><text:tab/><text:span text:style-name="T4">6</text:span><text:span text:style-name="T99">.</text:span><text:span text:style-name="T4">3.8 <text:tab/>Maturity of the fund; and </text:span></text:p>
      <text:p text:style-name="P293"><text:tab/><text:span text:style-name="T4">6</text:span><text:span text:style-name="T99">.</text:span><text:span text:style-name="T4">3</text:span><text:span text:style-name="T99">.</text:span><text:span text:style-name="T4">9 <text:tab/>Profiles of the beneficiar</text:span><text:span text:style-name="T99">i</text:span><text:span text:style-name="T4">es</text:span><text:span text:style-name="T101">. </text:span></text:p>
      <text:p text:style-name="P302"><text:tab/><text:span text:style-name="T4">7 <text:tab/>Taking a holistic view of these considerations into account, together with the purpose and objectives of the <text:line-break/>fund, the board will then be able to determine the appropriate mix of assets to meet the fund's obligations. <text:line-break/>In arriving at a decision, the board will have to obtain expert opinion and advice. In this regard, care must <text:line-break/>be taken to avoid a one-sided view e</text:span><text:span text:style-name="T99">.</text:span><text:span text:style-name="T4">g</text:span><text:span text:style-name="T101">. </text:span><text:span text:style-name="T4">an actuary might have a good understanding of a fund's present <text:line-break/>and future liabilities, but might not be an expert on investments</text:span><text:span text:style-name="T99">, </text:span><text:span text:style-name="T4">whilst on the other hand, and investment <text:line-break/>manager may only have expertise on a limited class of investments</text:span><text:span text:style-name="T101">. </text:span><text:span text:style-name="T4">Therefore, care must be taken that the <text:line-break/>advice obtained is free from conflicts of interest. </text:span></text:p>
      <text:p text:style-name="P303"><text:tab/><text:span text:style-name="T4">8 <text:tab/>The same cautionary applies to setting effective performance appraisals e</text:span><text:span text:style-name="T101">.</text:span><text:span text:style-name="T4">g. an asset manager might wish <text:line-break/>to constrain effective performance appraisal levels and the vendor of a specific financial product may <text:line-break/>overlook the disclosure of commissions to offset fees for service</text:span><text:span text:style-name="T99">. </text:span></text:p>
      <text:p text:style-name="P304">9 The purpose of formulating an investment policy is to: </text:p>
      <text:p text:style-name="P305"><text:span text:style-name="T4">9.1 Communicate the investment philosophy to the fund managers and beneficiaries; <text:line-break/>9.2 Describe the investment objectives and the overall risk philosophy</text:span><text:span text:style-name="T99">; </text:span></text:p>
      <text:p text:style-name="P306"><text:span text:style-name="T4">9.3 Def</text:span><text:span text:style-name="T101">i</text:span><text:span text:style-name="T4">ne how investment managers will be selected, remunerated and, where necessary, replaced in a <text:line-break/>manner that encourages compl</text:span><text:span text:style-name="T99">i</text:span><text:span text:style-name="T4">ance to the IPS goals and objectives; </text:span></text:p>
      <text:p text:style-name="P307"><text:span text:style-name="T4">9.4 Communicate the investment strategy for evaluation purposes</text:span><text:span text:style-name="T99">; </text:span></text:p>
      <text:p text:style-name="P307"><text:span text:style-name="T4">9</text:span><text:span text:style-name="T99">.</text:span><text:span text:style-name="T4">5 Identify those involved in the investment process and the expectations. </text:span></text:p>
      <text:p text:style-name="P308"><text:span text:style-name="T8">10 <text:tab/></text:span><text:span text:style-name="T19">In formulating the IPS, the board of fund must address the follow</text:span><text:span text:style-name="T100">i</text:span><text:span text:style-name="T19">ng issues</text:span><text:span text:style-name="T100">, </text:span><text:span text:style-name="T19">in conjunction with legislative <text:line-break/>and regulatory compliance</text:span><text:span text:style-name="T102">, </text:span><text:span text:style-name="T19">namely</text:span><text:span text:style-name="T100">: </text:span></text:p>
      <text:p text:style-name="P294"><text:tab/><text:span text:style-name="T4">10</text:span><text:span text:style-name="T101">.</text:span><text:span text:style-name="T4">1 <text:tab/>Categories of investments; </text:span></text:p>
      <text:p text:style-name="P295"><text:span text:style-name="T38"><text:tab/></text:span><text:span text:style-name="T8">10.2 <text:tab/></text:span><text:span text:style-name="T19">Diversification of investments to mitigate risk; </text:span></text:p>
      <text:p text:style-name="P297"><text:span text:style-name="T38"><text:tab/></text:span><text:span text:style-name="T8">10.3 <text:tab/></text:span><text:span text:style-name="T19">The mix of assets and the expected rate of return</text:span><text:span text:style-name="T100">; </text:span></text:p>
      <text:p text:style-name="P298"><text:span text:style-name="T38"><text:tab/></text:span><text:span text:style-name="T8">10.4 <text:tab/></text:span><text:span text:style-name="T19">The liquidity requirements</text:span><text:span text:style-name="T100">; </text:span></text:p>
      <text:p text:style-name="P299"><text:span text:style-name="T38"><text:tab/></text:span><text:span text:style-name="T8">10.5 <text:tab/></text:span><text:span text:style-name="T19">Voting rights attached to the investments</text:span><text:span text:style-name="T100">; </text:span></text:p>
      <text:p text:style-name="P296"><text:span text:style-name="T38"><text:tab/></text:span><text:span text:style-name="T8">10</text:span><text:span text:style-name="T103">.</text:span><text:span text:style-name="T8">6 <text:tab/></text:span><text:span text:style-name="T19">Valua</text:span><text:span text:style-name="T100">t</text:span><text:span text:style-name="T19">ion procedures for investments not publicly traded; </text:span></text:p>
      <text:p text:style-name="P295"><text:span text:style-name="T38"><text:tab/></text:span><text:span text:style-name="T8">10.7 <text:tab/></text:span><text:span text:style-name="T19">Related party transactions. </text:span></text:p>
      <text:p text:style-name="P310"><text:span text:style-name="T4">11 All investments must conform to the requirements of Regulation 28 and/or any other statutory and/or <text:line-break/>regulato</text:span><text:span text:style-name="T99">r</text:span><text:span text:style-name="T4">y requirements imposed from time to time. The IPS, along with the financial statements</text:span><text:span text:style-name="T99">, </text:span><text:span text:style-name="T4">should be <text:line-break/>reviewed at </text:span><text:span text:style-name="T99">l</text:span><text:span text:style-name="T4">east annually and there should be procedures in place to monitor compliance with the same. <text:line-break/>Procedures should be in place to identify responsibilities and accountability, describe the processes for <text:line-break/>recommending, approving and implementing investment decisions and formulating the frequency of reporting <text:line-break/>and monitoring of performance. Similarly, a procedure should be formulated setting out clearly how the asset <text:line-break/>managers will be monitored, rewarded</text:span><text:span text:style-name="T101">, </text:span><text:span text:style-name="T4">or replaced. The implementation of these procedures should be <text:line-break/>carried out by people who are suitably skilled, whether they are officers of the fund or sub-committees of the <text:line-break/>board o</text:span><text:span text:style-name="T99">r </text:span><text:span text:style-name="T4">under contract. Procedures should be formulated for the process of valuing investments tha</text:span><text:span text:style-name="T99">t </text:span><text:span text:style-name="T4">are not </text:span></text:p>
      <text:p text:style-name="P311"><text:span text:style-name="T4">regularly traded as well as the fund's exposure to fluctuations in interest rates, foreign exchange</text:span><text:span text:style-name="T104">, </text:span><text:span text:style-name="T4">inflation and <text:line-break/>market prices. </text:span></text:p>
      <text:p text:style-name="P313"><text:span text:style-name="T4">12<text:tab/> For monitoring and ease of reference purposes</text:span><text:span text:style-name="T87">, </text:span><text:span text:style-name="T4">boards shou</text:span><text:span text:style-name="T104">l</text:span><text:span text:style-name="T4">d maintain records of the fund's investment portfolio to enable analysis of</text:span><text:span text:style-name="T67">: </text:span></text:p>
      <text:p text:style-name="P87"><text:tab/><text:span text:style-name="T4">12</text:span><text:span text:style-name="T104">.</text:span><text:span text:style-name="T4">1 <text:tab/>Asset quality and diversification; </text:span></text:p>
      <text:p text:style-name="P88"><text:tab/><text:span text:style-name="T4">12.2 <text:tab/>Interest rate and any maturity mismatching; </text:span></text:p>
      <text:p text:style-name="P94"><text:span text:style-name="T38"><text:tab/></text:span><text:span text:style-name="T11">12.3 <text:tab/></text:span><text:span text:style-name="T19">Diversification of income sources</text:span><text:span text:style-name="T105">; </text:span></text:p>
      <text:p text:style-name="P90"><text:tab/><text:span text:style-name="T4">12.4 <text:tab/>A comparison of current assets measured against the IPS limits. </text:span></text:p>
      <text:p text:style-name="P314"><text:span text:style-name="T38"><text:tab/></text:span><text:span text:style-name="T20">13</text:span><text:span text:style-name="T34"> <text:tab/></text:span><text:span text:style-name="T19">Furthermore</text:span><text:span text:style-name="T88">, </text:span><text:span text:style-name="T19">areas of potential conflict of interest should be identified and recommendations made as to <text:line-break/>how those tasked with the investment of funds are to deal with the same as outlined in the fund</text:span><text:span text:style-name="T105">'</text:span><text:span text:style-name="T19">s code of <text:line-break/>conduct and other policies</text:span><text:span text:style-name="T68">. </text:span></text:p>
      <text:p text:style-name="P315">ESSENTAL ELEMENTS OF THE IPS </text:p>
      <text:p text:style-name="P316"><text:span text:style-name="T6">14 <text:tab/></text:span><text:span text:style-name="T4">All IPS should be reviewed at least annually to ensure that t</text:span><text:span text:style-name="T104">h</text:span><text:span text:style-name="T4">ey take into account any changes in economic <text:line-break/>conditions or obligations of the fund</text:span><text:span text:style-name="T104">. </text:span><text:span text:style-name="T4">Taking t</text:span><text:span text:style-name="T104">h</text:span><text:span text:style-name="T4">e above factors into account</text:span><text:span text:style-name="T87">, </text:span><text:span text:style-name="T4">it is recommended that the <text:line-break/>below mentioned elements be included in the IPS: </text:span></text:p>
      <text:p text:style-name="P317"><text:span text:style-name="T38"><text:tab/></text:span><text:span text:style-name="T12">14</text:span><text:span text:style-name="T89">. </text:span><text:span text:style-name="T12">1 <text:tab/></text:span><text:span text:style-name="T21">Asset mix and rate of return expectations: </text:span></text:p>
      <text:p text:style-name="P286">The IPS should stipulate the: </text:p>
      <text:list xml:id="list970217173" text:style-name="WW8Num33">
        <text:list-item>
          <text:p text:style-name="P319">Expected rate of return of the portfolio; </text:p>
        </text:list-item>
        <text:list-item>
          <text:p text:style-name="P320">Anticipated volatility of the rate, setting parameters; </text:p>
        </text:list-item>
        <text:list-item>
          <text:p text:style-name="P321"><text:span text:style-name="T4">Time frame for the expected returns</text:span><text:span text:style-name="T104">; </text:span><text:span text:style-name="T4">and </text:span></text:p>
        </text:list-item>
        <text:list-item>
          <text:p text:style-name="P322"><text:span text:style-name="T4">Monitoring of performance against the stated expectations (linked to the stated expectations should be an explanation of the action that the board will take if the stipulated targets are not met)</text:span><text:span text:style-name="T87">. </text:span></text:p>
        </text:list-item>
      </text:list>
      <text:p text:style-name="P286">Examples of the rate of return expectations are the following: </text:p>
      <text:list xml:id="list762667633" text:style-name="WW8Num1">
        <text:list-item>
          <text:p text:style-name="P323"><text:span text:style-name="T19">A real rate of return of </text:span><text:span text:style-name="T106">"</text:span><text:span text:style-name="T25">x" </text:span><text:span text:style-name="T19">percent over a given period; or</text:span></text:p>
        </text:list-item>
        <text:list-item>
          <text:p text:style-name="P324">A nominal rate of return; or </text:p>
        </text:list-item>
        <text:list-item>
          <text:p text:style-name="P325"><text:span text:style-name="T4">A rate of return over an agreed benchmark portfolio</text:span><text:span text:style-name="T87">. </text:span></text:p>
        </text:list-item>
      </text:list>
      <text:p text:style-name="P326"><text:tab/><text:span text:style-name="T13">14.2 <text:tab/>Categories of Investments: </text:span></text:p>
      <text:list xml:id="list1527489962" text:style-name="WW8Num16">
        <text:list-item>
          <text:p text:style-name="P327"><text:span text:style-name="T4">In order to protect the fund from arbitrary investment decisions and/or investments that may be in conflict with the fund's risk profile, limits should be placed on the range of a</text:span><text:span text:style-name="T104">u</text:span><text:span text:style-name="T4">thorized investments.</text:span></text:p>
        </text:list-item>
        <text:list-item>
          <text:p text:style-name="P328">Such investments should be defined taking into account the building of a porttolio that meets the needs of the fund and avoids the concentration of investments in any particular market sector.</text:p>
        </text:list-item>
        <text:list-item>
          <text:p text:style-name="P328">Depending on the risk profile of the fund, limitations could also be placed on the quality of the <text:line-break/>assets with stipulations of the action required if such assets become downgraded to a quality below that stated in the IPS. </text:p>
        </text:list-item>
        <text:list-item>
          <text:p text:style-name="P327"><text:span text:style-name="T4">In the event that the use of derivat</text:span><text:span text:style-name="T104">i</text:span><text:span text:style-name="T4">ves by asset managers are to be authorized, and provided such investments are allowed </text:span><text:span text:style-name="T104">i</text:span><text:span text:style-name="T4">n terms of the fund rules and are within regulatory or statutory limitations,the investment in derivatives should be properly and clearly regulated</text:span><text:span text:style-name="T104">. </text:span><text:span text:style-name="T4">Should hey decide to permit <text:s/>this form of investment, s of fund should have a clear understanding of the use and risks of derivatives and how they will be measured</text:span><text:span text:style-name="T104">. </text:span><text:span text:style-name="T4">Such regulations should include stipulations relating to: </text:span></text:p>
        </text:list-item>
      </text:list>
      <text:list xml:id="list785042193" text:style-name="WW8Num9">
        <text:list-item>
          <text:p text:style-name="P329">A list of acceptable derivative instruments; </text:p>
        </text:list-item>
        <text:list-item>
          <text:p text:style-name="P330"><text:span text:style-name="T4">The proportion of assets that may be </text:span><text:span text:style-name="T108">i</text:span><text:span text:style-name="T4">nvested</text:span><text:span text:style-name="T82">; </text:span></text:p>
        </text:list-item>
        <text:list-item>
          <text:p text:style-name="P332"><text:span text:style-name="T4">The purpose for wh</text:span><text:span text:style-name="T108">i</text:span><text:span text:style-name="T4">ch they are to be used (hedging</text:span><text:span text:style-name="T108">, </text:span><text:span text:style-name="T4">index replication etc</text:span><text:span text:style-name="T82">.</text:span><text:span text:style-name="T4">)</text:span><text:span text:style-name="T108">; </text:span></text:p>
        </text:list-item>
        <text:list-item>
          <text:p text:style-name="P332"><text:span text:style-name="T4">The managers authorized to use derivatives and the limits placed on them</text:span><text:span text:style-name="T108">;</text:span></text:p>
        </text:list-item>
        <text:list-item>
          <text:p text:style-name="P333">Where the derivative products are to be obtained; and </text:p>
        </text:list-item>
        <text:list-item>
          <text:p text:style-name="P331"><text:span text:style-name="T4">How over-the-counter products are to be managed</text:span><text:span text:style-name="T82">. </text:span></text:p>
        </text:list-item>
      </text:list>
      <text:p text:style-name="P105"><text:span text:style-name="T111">14.:3 <text:tab/></text:span><text:span text:style-name="T38">Diversification: </text:span></text:p>
      <text:p text:style-name="P106"><text:span text:style-name="T4">In principle, investment risks can be reduced through investing in diverse asset types</text:span><text:span text:style-name="T82">, </text:span><text:span text:style-name="T4">industries and <text:line-break/>geographic regions. However, diversification usually carries a cost in the form of transaction fees</text:span><text:span text:style-name="T108">, </text:span><text:span text:style-name="T4">custody <text:line-break/>costs etc as well as potentially lower returns</text:span><text:span text:style-name="T108">. </text:span><text:span text:style-name="T4">Therefore, a balance between the mitigation of risk and the <text:line-break/>related costs must be maintained. Accordingly the degree of diversification will be determined by the fund</text:span><text:span text:style-name="T82">'</text:span><text:span text:style-name="T4">s <text:line-break/>size</text:span><text:span text:style-name="T108">, </text:span><text:span text:style-name="T4">risk profile and the inherent risk of the particular investment. </text:span></text:p>
      <text:p text:style-name="P106"><text:span text:style-name="T4">One way to achieve diversification at low costs is to invest i</text:span><text:span text:style-name="T108">n </text:span><text:span text:style-name="T4">investment vehicles that have been for</text:span><text:span text:style-name="T108">m</text:span><text:span text:style-name="T4">ed to <text:line-break/>hold a diverse portfolio. Selection of the appropriate vehicle should not only be on the basis of past <text:line-break/>performance and track record but also on the synergies between the policies of the particular fund and <text:line-break/>those set out in the IPS</text:span><text:span text:style-name="T82">. </text:span></text:p>
      <text:p text:style-name="P334">14.4 <text:tab/>Liquidity requirements: </text:p>
      <text:p text:style-name="P281"><text:span text:style-name="T4">As mentioned above, investments should be made taking </text:span><text:span text:style-name="T108">i</text:span><text:span text:style-name="T4">nto account the fund's cash flow needs in the <text:line-break/>coming year to avoid having to liquidate medium or long term investments to cover short term <text:line-break/>requirements. By the same token</text:span><text:span text:style-name="T108">, </text:span><text:span text:style-name="T4">it might not be necessary for a portfolio to hold unnecessary amounts of <text:line-break/>cash or low yielding liquid assets. Accordingly the fund should have a clear idea of what its cash flow <text:line-break/>requirements wi</text:span><text:span text:style-name="T108">l</text:span><text:span text:style-name="T4">l be. </text:span></text:p>
      <text:p text:style-name="P108"><text:span text:style-name="T1">14.5 <text:tab/>Pledging and borrowing </text:span>of assets: </text:p>
      <text:p text:style-name="P107"><text:span text:style-name="T19">It might be preferable for funds to borrow against assets in order to meet short term cash flow needs</text:span><text:span text:style-name="T109">. <text:line-break/></text:span><text:span text:style-name="T19">Similarly it may be necessary for a fund to pledge assets for the purposes in engaging in futures contracts. <text:line-break/>However, in order to protect the fund from placing the investments at risk, clear l</text:span><text:span text:style-name="T109">i</text:span><text:span text:style-name="T19">mits and procedures <text:line-break/>should be established for such borrowing or pledging to occur and these should be close</text:span><text:span text:style-name="T109">l</text:span><text:span text:style-name="T19">y monitored</text:span><text:span text:style-name="T83">. <text:line-break/></text:span><text:span text:style-name="T19">Furthermore, </text:span><text:span text:style-name="T24">it </text:span><text:span text:style-name="T19">should be estab</text:span><text:span text:style-name="T109">l</text:span><text:span text:style-name="T19">ished whether such activities are authorized in terms of the fund</text:span><text:span text:style-name="T109">'</text:span><text:span text:style-name="T19">s </text:span><text:span text:style-name="T83">r</text:span><text:span text:style-name="T19">ules or <text:line-break/>subject to any regulatory or statutory restr</text:span><text:span text:style-name="T109">i</text:span><text:span text:style-name="T19">ctions. </text:span></text:p>
      <text:p text:style-name="P335"><text:span text:style-name="T35">CAVEA</text:span><text:span text:style-name="T13">T</text:span><text:span text:style-name="T110">: </text:span><text:span text:style-name="T13">Accordingly extreme care and caution should be taken when considering the possibility </text:span><text:span text:style-name="T4">of </text:span><text:span text:style-name="T13">such <text:line-break/>activities. </text:span></text:p>
      <text:p text:style-name="P109"><text:tab/><text:span text:style-name="T13">14.6 <text:tab/>Lending against the fund</text:span><text:span text:style-name="T110">: </text:span></text:p>
      <text:p text:style-name="P336"><text:span text:style-name="T4">To the extent that it is permitted by the rules and statutory or regulatory restrictions</text:span><text:span text:style-name="T82">, </text:span><text:span text:style-name="T4">the IPS should clearl</text:span><text:span text:style-name="T108">y <text:line-break/></text:span><text:span text:style-name="T4">set out the circumstances under which funds may be lent against the fund. Such policies and procedures <text:line-break/>should set out</text:span><text:span text:style-name="T108">: </text:span></text:p>
      <text:list xml:id="list1595755221" text:style-name="WW8Num29">
        <text:list-item>
          <text:p text:style-name="P257">The circumstances under which the lending may occur; </text:p>
        </text:list-item>
        <text:list-item>
          <text:p text:style-name="P337"><text:span text:style-name="T4">Who is authorized to commit the fund to the loan and under what limits</text:span><text:span text:style-name="T108">; <text:line-break/></text:span><text:span text:style-name="T4">The maximum exposure of the fund in aggregate; </text:span></text:p>
        </text:list-item>
        <text:list-item>
          <text:p text:style-name="P257">The interest rate and collateral required; and </text:p>
        </text:list-item>
        <text:list-item>
          <text:p text:style-name="P259"><text:span text:style-name="T4">Margin requirements</text:span><text:span text:style-name="T108">. </text:span></text:p>
        </text:list-item>
      </text:list>
      <text:p text:style-name="P338"><text:span text:style-name="T39">Accordingly extreme care and caution should be taken when considering the possibility </text:span><text:span text:style-name="T107">of </text:span><text:span text:style-name="T39">such activities. </text:span></text:p>
      <text:p text:style-name="P124"><text:span text:style-name="T38"><text:tab/></text:span><text:span text:style-name="T22">14.7 <text:tab/>Management </text:span><text:span text:style-name="T23">fees </text:span><text:span text:style-name="T22">and compensation</text:span><text:span text:style-name="T77">: </text:span></text:p>
      <text:p text:style-name="P339"><text:span text:style-name="T4">Management fees, custodial fees and transaction costs must be taken into account when considering asset <text:line-break/>managers</text:span><text:span text:style-name="T112">. </text:span><text:span text:style-name="T4">The board of fund must decide between active or passive asset management and determine <text:line-break/>whether the concomitant costs of active management are justified by the returns achieved. In order to make <text:line-break/>this assessment of performance over a given period, it may be useful to secure expert advice, however</text:span><text:span text:style-name="T112">, <text:line-break/></text:span><text:span text:style-name="T4">care should be taken to avoid a conflict of interests</text:span><text:span text:style-name="T67">. </text:span></text:p>
      <text:p text:style-name="P339"><text:span text:style-name="T4">Payment of fees should be linked to clearly defined responsibilities and those tasked with particular <text:line-break/>functions should be accountable. There should be mechanisms in place to ensure proper monitoring <text:line-break/>including the relevant checks and balances to alert the board to any significant losses and deviations from <text:line-break/>authorized policy</text:span><text:span text:style-name="T67">. </text:span></text:p>
      <text:p text:style-name="P339"><text:span text:style-name="T4">The remuneration of asset managers must not encourage deviation from the mandate assigned to them nor <text:line-break/>encourage unethical behaviour. Costs and fees paid by the fund to asset managers and administrators <text:line-break/>should be subject to full disclosure and transparency and communicated to the beneficiaries</text:span><text:span text:style-name="T112">. </text:span></text:p>
      <text:p text:style-name="P312"><text:tab/><text:span text:style-name="T17">14.8 <text:tab/>Socially Responsible Investment: </text:span></text:p>
      <text:p text:style-name="P340"><text:span text:style-name="T19">The issue of socially responsible investment often raises the question of whether such investments offer the <text:line-break/>best returns on the investment. However, there are various ways to achieve such investments</text:span><text:span text:style-name="T76">. </text:span><text:span text:style-name="T19">The first is <text:line-break/>to invest in companies that meet certain prescribed criteria</text:span><text:span text:style-name="T113">, </text:span><text:span text:style-name="T19">whilst the other is</text:span><text:span text:style-name="T113">, t</text:span><text:span text:style-name="T19">hrough shareholder <text:line-break/>activism, to influence the behaviour of companies in which funds are already invested to encourage them to <text:line-break/>meet corporate governance and </text:span><text:span text:style-name="T25">good </text:span><text:span text:style-name="T19">citizenship best practice standards. </text:span></text:p>
      <text:p text:style-name="P341">The primary obligation of s is to provide optimum returns for its beneficiaries. However, once these returns <text:line-break/>have been met, funds should consider socially responsible investments. Boards of fund should consider <text:line-break/>how shareholder activism can be applied to promote good governance and citizenship in companies in <text:line-break/>which their funds are already invested. Such activities may actually enhance the performance of the <text:line-break/>companies and therefore the returns to the fund. </text:p>
      <text:p text:style-name="P339"><text:span text:style-name="T4">It is recommended that s of fund apply their minds to formulating a suitable policy regarding such <text:line-break/>investments as well as incorporating shareholder activism into their investment mandates. Examples of how <text:line-break/>this can be done are elaborated in more detail below</text:span><text:span text:style-name="T75">. </text:span></text:p>
      <text:p text:style-name="P288">RISK MANGEMENT </text:p>
      <text:p text:style-name="P342"><text:span text:style-name="T4">15 <text:tab/>There will always be an element of risk in the investments of a fund. Furthermore, the risk tolerance level of <text:line-break/>a fund will be influenced by factors such as the age p</text:span><text:span text:style-name="T112">r</text:span><text:span text:style-name="T4">ofile of its beneficiaries. The board of fund's <text:line-break/>responsibility is to manage and, where possible</text:span><text:span text:style-name="T112">, </text:span><text:span text:style-name="T4">mitigate the risks to which the fund is exposed</text:span><text:span text:style-name="T67">. </text:span><text:span text:style-name="T4">For it to <text:line-break/>perform this function effectively it needs to be aware of the types of risk to which a fund can be exposed</text:span><text:span text:style-name="T112">. </text:span><text:span text:style-name="T4">A <text:line-break/>separate risk assessment conducted by an independent expert may be required by the board</text:span><text:span text:style-name="T112">, </text:span><text:span text:style-name="T4">from time to <text:line-break/>time to assess the effectiveness of governance structures, mandates, terms of reference used, etc. </text:span></text:p>
      <text:p text:style-name="P289">VOTING RIGHTS </text:p>
      <text:p text:style-name="P309"><text:tab/><text:span text:style-name="T4">16 <text:tab/>It has been argued that the voting rights attached to shares of the companies in which s are invested <text:line-break/>should be considered an asset of the fund</text:span><text:span text:style-name="T112">. </text:span><text:span text:style-name="T4">Accordingly, the board of fund would be expected to apply the <text:line-break/>same fiduciary care and consideration to this asset as it does to the financial investments it makes</text:span><text:span text:style-name="T75">. </text:span><text:span text:style-name="T4">Indeed, <text:line-break/>there is an inclination internationally to require s of fund to be more proactive in ensuring that the voting <text:line-break/>rights are utilised effectively by the asset managers in accordance w</text:span><text:span text:style-name="T112">i</text:span><text:span text:style-name="T4">th the shareholder activism obligations <text:line-break/>of the . </text:span></text:p>
      <text:p text:style-name="P343"><text:tab/><text:span text:style-name="T4">17 <text:tab/>In order to fulfil this obligation, and in accordance with the recommendations of King II</text:span><text:span text:style-name="T7">, </text:span><text:span text:style-name="T4">the board of fund <text:line-break/>should formulate and develop appropriate voting polic</text:span><text:span text:style-name="T112">i</text:span><text:span text:style-name="T4">es and incorporate these in their mandates to the <text:line-break/>asset managers including the monitoring and reporting of the same. Such policy should also be disclosed to <text:line-break/>the beneficiaries along with the steps taken by the board of fund to monitor the effective implementation of <text:line-break/>the same by the asset managers. More in this regard is incorporated under the asset manager mandate <text:line-break/>recommendations detailed below</text:span><text:span text:style-name="T75">. </text:span></text:p>
      <text:p text:style-name="P344">RECOMMENDATIONS FOR INCLUSION IN ASSET MANGEMENT MANDATES </text:p>
      <text:p text:style-name="P346"><text:span text:style-name="T4">18 <text:tab/>The relevant portions of the IPS should be included in the mandates to asset managers. This will include <text:line-break/>the category of investments, risk profile, diversification policies etc</text:span><text:span text:style-name="T114">. </text:span><text:span text:style-name="T4">as stipulated above</text:span><text:span text:style-name="T114">. </text:span><text:span text:style-name="T4">In addition, it will <text:line-break/>contain the expected rate of return and the actions to be taken in the event of the said managers not <text:line-break/>meeting performance targets. Furthermore, in order for the </text:span><text:span text:style-name="T114">b</text:span><text:span text:style-name="T4">oard of fund to effectively monitor the fund's <text:line-break/>performance, the reporting frequency and performance targets should be dearly spelt out. </text:span></text:p>
      <text:p text:style-name="P347"><text:span text:style-name="T4">19 <text:tab/>In addition, and in order to ensure that the asset managers practice the same corporate governance <text:line-break/>standards and best practices that s are expec</text:span><text:span text:style-name="T114">t</text:span><text:span text:style-name="T4">ed to maintai</text:span><text:span text:style-name="T114">n</text:span><text:span text:style-name="T4">, and in order to met their fiduciary obligations <text:line-break/>relating to voting and shareholder activism issues, the mandates should also require the asset managers to <text:line-break/>report on the following matters, as recommended by the International Corporate Governance Network, <text:line-break/>namely</text:span><text:span text:style-name="T116">: </text:span></text:p>
      <text:p text:style-name="P348"><text:tab/><text:span text:style-name="T4">19</text:span><text:span text:style-name="T114">.</text:span><text:span text:style-name="T4">1 <text:tab/>The corporate governance policies of the asset managers detailing how they are applied </text:span><text:span text:style-name="T114">i</text:span><text:span text:style-name="T4">n <text:line-break/>investment policies</text:span><text:span text:style-name="T114">; </text:span></text:p>
      <text:p text:style-name="P349"><text:tab/><text:span text:style-name="T4">19.2 <text:tab/>The voting guidelines followed by the asset managers and how these are aligned to the policies <text:line-break/>formulated by the board</text:span><text:span text:style-name="T114">; </text:span></text:p>
      <text:p text:style-name="P350"><text:tab/><text:span text:style-name="T4">19</text:span><text:span text:style-name="T114">.</text:span><text:span text:style-name="T4">3 <text:tab/>Information on the companies in which the fund's assets have been invested and the relevant <text:line-break/>percentages; </text:span></text:p>
      <text:p text:style-name="P91"><text:tab/><text:span text:style-name="T4">19.4 <text:tab/>An explanation of actions taken by the asset managers in important matters</text:span><text:span text:style-name="T116">; </text:span></text:p>
      <text:p text:style-name="P351"><text:tab/><text:span text:style-name="T4">19.5 <text:tab/>An explanation how the asset managers monitor</text:span><text:span text:style-name="T114">, </text:span><text:span text:style-name="T4">measure and review the companies in which they <text:line-break/>are invested in accordance with stated policies and guidelines; </text:span></text:p>
      <text:p text:style-name="P352"><text:tab/><text:span text:style-name="T4">19</text:span><text:span text:style-name="T114">.</text:span><text:span text:style-name="T4">6 <text:tab/>A summary of voting records indicating the percentages voted and whether the votes we</text:span><text:span text:style-name="T114">r</text:span><text:span text:style-name="T4">e cast for <text:line-break/>or against management as well as full records in important matters</text:span><text:span text:style-name="T114">; </text:span></text:p>
      <text:p text:style-name="P89"><text:tab/><text:span text:style-name="T4">19.7 <text:tab/>The resources allocated by the asset managers to execute corporate governance policies; </text:span></text:p>
      <text:p text:style-name="P353"><text:tab/><text:span text:style-name="T4">19.8 <text:tab/>Where no resources have been applied, and explanation how they have "weighed the various <text:line-break/>arguments coming to this decision and an indication of what developments would make them <text:line-break/>change their decision</text:span><text:span text:style-name="T116">: </text:span></text:p>
      <text:p text:style-name="P92"><text:tab/><text:span text:style-name="T4">19</text:span><text:span text:style-name="T114">.</text:span><text:span text:style-name="T4">9 <text:tab/>Details of any conflicts of interests in companies in which they are invested</text:span><text:span text:style-name="T116">; </text:span></text:p>
      <text:p text:style-name="P287"><text:span text:style-name="T4">19</text:span><text:span text:style-name="T114">.</text:span><text:span text:style-name="T4">10 <text:s text:c="3"/>A description of procedures they have developed to deal with the stated conflicts</text:span><text:span text:style-name="T114">; </text:span></text:p>
      <text:p text:style-name="P354"><text:tab/><text:span text:style-name="T4">19.11 <text:tab/>Details of agents to whom they have outsourced </text:span><text:span text:style-name="T114">t</text:span><text:span text:style-name="T4">heir responsibilities and an explanat</text:span><text:span text:style-name="T114">i</text:span><text:span text:style-name="T4">on of ho</text:span><text:span text:style-name="T114">w <text:line-break/></text:span><text:span text:style-name="T4">these agents are monitored to ensure governance polices are properly implemented. </text:span></text:p>
      <text:p text:style-name="P355"><text:span text:style-name="T4">This information should be reported to the board of fund at least annually to enable the board in turn to <text:line-break/>report meaningfully to the beneficiaries on how it has applied and monitored its governance responsibilities</text:span><text:span text:style-name="T114">. </text:span></text:p>
      <text:p text:style-name="P211">COMMUNICATION: </text:p>
      <text:p text:style-name="P318"><text:tab/><text:span text:style-name="T18">20 <text:tab/>Monitoring and reporting on IPS:</text:span><text:span text:style-name="T115">- </text:span></text:p>
      <text:p text:style-name="P357">The IPS should be reviewed regularly to ensure that it continues to meet the objectives of the fund and any <text:line-break/>deviations or changes should be explained to the beneficiaries. </text:p>
      <text:p text:style-name="P358"><text:span text:style-name="T4">Effective and reqular communication between the board, the beneficiaries and the asset managers is <text:line-break/>essential</text:span><text:span text:style-name="T114">, </text:span><text:span text:style-name="T4">not only for the purposes of transparency and disclosure, but also to establish proper and regular <text:line-break/>monitoring of the fund performance, adhere</text:span><text:span text:style-name="T114">n</text:span><text:span text:style-name="T4">ce to the terms of the mandate and the IPS</text:span><text:span text:style-name="T114">. </text:span></text:p>
      <text:p text:style-name="P356"><text:span text:style-name="T4">The IPS should be disclosed to fund beneficiaries, investment managers and, where required, to the <text:line-break/>relevant regulatory authorities</text:span><text:span text:style-name="T114">. </text:span></text:p>
      <text:p text:style-name="P358"><text:span text:style-name="T4">There should be regular</text:span><text:span text:style-name="T114">, </text:span><text:span text:style-name="T4">reporting to the benefiCiaries, preferably quarterly, in a manner and a </text:span><text:span text:style-name="T114">f</text:span><text:span text:style-name="T4">orm which <text:line-break/>is easily understood, on relevant performance</text:span><text:span text:style-name="T114">, </text:span><text:span text:style-name="T4">risk/return and fund matters especially relat</text:span><text:span text:style-name="T114">i</text:span><text:span text:style-name="T4">ng to any <text:line-break/>changes</text:span><text:span text:style-name="T114">, </text:span><text:span text:style-name="T4">that the might deem appropriate. </text:span></text:p>
      <text:p text:style-name="P359"/>
      <text:p text:style-name="P125">Refer to the relevant guidance issued by the Registrar from time to time which sets out the minimum <text:line-break/>disclosure to beneficiaries and the frequency thereof. </text:p>
      <text:p text:style-name="P270"/>
      <text:p text:style-name="P360"><draw:frame draw:style-name="fr1" draw:name="graphics1" text:anchor-type="as-char" svg:width="1.1063in" svg:height="0.0528in" draw:z-index="0"><draw:image xlink:href="Pictures/100000000000014C00000010F47A39A2.jpg" xlink:type="simple" xlink:show="embed" xlink:actuate="onLoad"/></draw:frame></text:p>
      <text:p text:style-name="P361">PRESCRIBED INVESTMENT AND LENDING LIMITS FOR PENSION FUNDS </text:p>
      <text:p text:style-name="P362">To be provided from time to time via Regulation and Directives </text:p>
      <text:p text:style-name="P363"><text:span text:style-name="T96">INVESTMENT POLICIES AND PROCEDURE GUIDELINES <text:line-break/></text:span>To be updated by FSB from time to time </text:p>
      <text:p text:style-name="P103">COMMUNICATION: MINIMUM DISCLOSURE TO MEMBERS, DEFERRED MEMBERS, DEPENDANTS, <text:line-break/>PENSIONERS AND BENEFICIARIES OF DECEASED MEMBERS </text:p>
      <text:p text:style-name="P345"><text:span text:style-name="T4">To be updated by FSB from time to time in circulars</text:span><text:span text:style-name="T117">, </text:span><text:span text:style-name="T4">etc. </text:span></text:p>
      <text:p text:style-name="P1"/>
      <text:p text:style-name="P4"/>
      <text:p text:style-name="P4"/>
      <text:p text:style-name="P26"/>
      <text:p text:style-name="P6">GOOD GOVERANCE GUIDELINES TO PERFORMANCE APPRAISALS <text:s text:c="3"/></text:p>
      <text:p text:style-name="P4"/>
      <text:p text:style-name="P14">A<text:tab/>Purpose of System of Appraisal</text:p>
      <text:p text:style-name="P22">A system of appraisal for the board is a key component of good corporate governance. <text:s/>The purpose of this system of appraisal is to identify the expertise of the board and also to identify areas where improvements are necessary. <text:s/>This will assist the board when determining the training required and the board will also be in a position to recommend to the entities which appoint board members areas where skills are required which may be taken into account for future appointments.</text:p>
      <text:p text:style-name="P22">The intention of the system of appraisal is not punitive but rather a constructive tool, which will enable the board to track its progress, skills and development needs.</text:p>
      <text:p text:style-name="P22">Subject to certain exceptions, this system of appraisal largely assesses the board’s performance as a whole. <text:s/>It is not geared towards a direct assessment of the performance of individual board members. <text:s/>Should the system of appraisal reveal poor performance in certain areas – if, for example many of the board members feel that their fellow board members do not come to meetings prepared - the board will have to implement a plan for remedying this situation. <text:s/>If the situation is not remedied and a further appraisal reveals that the particular poor performance has continued, the board will have to conduct an appropriate investigation into the matter. <text:s/>Such investigation should be separate from this system of appraisal and would be instituted in order to determine whether or not his or her colleagues should remove a board member from the board.</text:p>
      <text:p text:style-name="P22">The board could also consider permitting the Chairperson of the board to conduct performance interviews with each of the board members using the results of this board appraisal to assist in that process.</text:p>
      <text:p text:style-name="P14">B<text:tab/>Background and construction of System of Appraisal</text:p>
      <text:p text:style-name="P22">It is axiomatic that to assess the board’s performance in carrying out its responsibilities, the board first must have a firm understanding of what its responsibilities are. <text:s/>Therefore, the assessment process begins with a review of the board’s areas of responsibilities. <text:s/>These responsibilities include the general fiduciary duties of the board as set out in the code of conduct (including ethics), specific fiduciary duties of the board which arise from legislation and principles of good governance as set out in the good governance of retirement funds.</text:p>
      <text:p text:style-name="P22">The board must also undertake an assessment of its performance against the approved strategic and business plan that may apply from time to time.</text:p>
      <text:p text:style-name="P23"><text:span text:style-name="T118">In addition to the board’s consideration of its own view of its role, it is also useful to consider the stakeholders’ expectations of the board. <text:s/>In this regard, the chief executive officer of the participating employer(s) may be invited to present the board with a statement of his or her own expectations and complete section 11 of this appraisal system,</text:span> perhaps with input from <text:soft-page-break/>other members of the board of management that have regular contact with members<text:span text:style-name="T118">. <text:s/>The chief executive officer(s) and/or officers of the fund could also be asked to complete sections 1 to 10, i.e. to review the board’s performance.</text:span></text:p>
      <text:p text:style-name="P24"/>
      <text:p text:style-name="P8"/>
      <text:p text:style-name="P9">Rank answers from </text:p>
      <text:p text:style-name="P10">1 = Needs significant improvement / definitely no</text:p>
      <text:p text:style-name="P10">2 = Needs improvement / no</text:p>
      <text:p text:style-name="P10">3 = Consistently good / yes</text:p>
      <text:p text:style-name="P10">4 = Outstanding / definitely yes</text:p>
      <text:p text:style-name="P10">5 = Do not know / neither yes nor no</text:p>
      <text:p text:style-name="P10">In certain instances a “yes” or “no” answer would appear to be appropriate. <text:s/>In such circumstances 1 or 2 would constitute different levels of “no” and 3 and 4 would constitute different levels of “yes”</text:p>
      <text:p text:style-name="P25"/>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17">1</text:p>
          </table:table-cell>
          <table:table-cell table:style-name="Table1.B1" table:number-columns-spanned="7" office:value-type="string">
            <text:p text:style-name="P15">BOARD DUTIES, ROLE, DELEGATION OF FUNCTIONS AND AGENDA SETTING (MONITORING PERFORMANCE AND STRATEGIC/BUSINESS PLANNING)</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1.1</text:p>
          </table:table-cell>
          <table:table-cell table:style-name="Table1.A1" table:number-columns-spanned="2" office:value-type="string">
            <text:p text:style-name="P17">Is the board aware of its general and specific fiduciary duties to the fund and the stakeholders as contained in general principles on good governance?</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2</text:p>
          </table:table-cell>
          <table:table-cell table:style-name="Table1.A1" table:number-columns-spanned="2" office:value-type="string">
            <text:p text:style-name="P17">Does the board measure its decisions against those fiduciary duties?</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3</text:p>
          </table:table-cell>
          <table:table-cell table:style-name="Table1.A1" table:number-columns-spanned="2" office:value-type="string">
            <text:p text:style-name="P17">Has the board identified, prioritised and scheduled those issues that it believes should be discussed and/or reviewed by the board on a regular basis? <text:s/>Action lists, prioritisation of duties in terms of action lists, yearly planner setting out priorities and an indication of reporting periods would constitute such identification, prioritisation and scheduling.</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4</text:p>
          </table:table-cell>
          <table:table-cell table:style-name="Table1.A1" table:number-columns-spanned="2" office:value-type="string">
            <text:p text:style-name="P17">Has the board drafted a strategic/business pla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5</text:p>
          </table:table-cell>
          <table:table-cell table:style-name="Table1.A1" table:number-columns-spanned="2" office:value-type="string">
            <text:p text:style-name="P17">Has the board ensured that the strategic/business plan deals with black economic empowerment and employment equity?</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6</text:p>
          </table:table-cell>
          <table:table-cell table:style-name="Table1.A1" table:number-columns-spanned="2" office:value-type="string">
            <text:p text:style-name="P17">Has the board identified the information (both internal and external) it requires on a regular basis, including information by which to benchmark the strategic pla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7</text:p>
          </table:table-cell>
          <table:table-cell table:style-name="Table1.A1" table:number-columns-spanned="2" office:value-type="string">
            <text:p text:style-name="P17">Has the board considered mechanisms designed to identify areas of potential problems in its operatio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8</text:p>
          </table:table-cell>
          <table:table-cell table:style-name="Table1.A1" table:number-columns-spanned="2" office:value-type="string">
            <text:p text:style-name="P17">Has the board implemented mechanisms designed to identify areas of potential problems in its operatio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0" office:value-type="string">
            <text:p text:style-name="P17">1.9</text:p>
          </table:table-cell>
          <table:table-cell table:style-name="Table1.A10" table:number-columns-spanned="2" office:value-type="string">
            <text:p text:style-name="P17">Has the board developed performance objectives that respond to the fund’s specific objectives and needs (including comparisons to other similar funds)?</text:p>
          </table:table-cell>
          <table:covered-table-cell/>
          <table:table-cell table:style-name="Table1.D10" office:value-type="string">
            <text:p text:style-name="P16">1</text:p>
          </table:table-cell>
          <table:table-cell table:style-name="Table1.D10" office:value-type="string">
            <text:p text:style-name="P16">2</text:p>
          </table:table-cell>
          <table:table-cell table:style-name="Table1.D10" office:value-type="string">
            <text:p text:style-name="P16">3</text:p>
          </table:table-cell>
          <table:table-cell table:style-name="Table1.D10" office:value-type="string">
            <text:p text:style-name="P16">4</text:p>
          </table:table-cell>
          <table:table-cell table:style-name="Table1.H10" office:value-type="string">
            <text:p text:style-name="P16">5</text:p>
          </table:table-cell>
        </table:table-row>
        <table:table-row table:style-name="Table1.2">
          <table:table-cell table:style-name="Table1.A1" office:value-type="string">
            <text:p text:style-name="P17">1.10</text:p>
          </table:table-cell>
          <table:table-cell table:style-name="Table1.A1" table:number-columns-spanned="2" office:value-type="string">
            <text:p text:style-name="P17">Is the board effective in monitoring - </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0.1</text:p>
          </table:table-cell>
          <table:table-cell table:style-name="Table1.A1" table:number-columns-spanned="2" office:value-type="string">
            <text:p text:style-name="P17">operational and financial performance; </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0.2</text:p>
          </table:table-cell>
          <table:table-cell table:style-name="Table1.A1" table:number-columns-spanned="2" office:value-type="string">
            <text:p text:style-name="P17">the integrity of the processes involved; and </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0.3</text:p>
          </table:table-cell>
          <table:table-cell table:style-name="Table1.A1" table:number-columns-spanned="2" office:value-type="string">
            <text:p text:style-name="P17">the fund’s system of internal controls?</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1</text:p>
          </table:table-cell>
          <table:table-cell table:style-name="Table1.A1" table:number-columns-spanned="2" office:value-type="string">
            <text:p text:style-name="P13"><text:span text:style-name="T118">How does this board compare to other boards on which a board member serves in respect of the items outlined in </text:span>paragraph 1<text:span text:style-name="T118">?</text:spa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2</text:p>
          </table:table-cell>
          <table:table-cell table:style-name="Table1.A1" table:number-columns-spanned="2" office:value-type="string">
            <text:p text:style-name="P17">Has the board properly delegated functions to service providers, i.e. do the rules <text:soft-page-break/>of the fund allow for delegation and are agreements in place? </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3</text:p>
          </table:table-cell>
          <table:table-cell table:style-name="Table1.A1" table:number-columns-spanned="2" office:value-type="string">
            <text:p text:style-name="P17">Does the board ensure that proper monitoring of service providers and remedial action takes place, if necessary?</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4</text:p>
          </table:table-cell>
          <table:table-cell table:style-name="Table1.A1" table:number-columns-spanned="2" office:value-type="string">
            <text:p text:style-name="P17">Has the board properly delegated functions to sub-committees, i.e. do the rules of the fund allow for delegation and are mandates in place?</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5</text:p>
          </table:table-cell>
          <table:table-cell table:style-name="Table1.A1" table:number-columns-spanned="2" office:value-type="string">
            <text:p text:style-name="P17">Does the board ensure that proper monitoring of service providers and remedial action takes place, if necessary?</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1.16</text:p>
          </table:table-cell>
          <table:table-cell table:style-name="Table1.A1" table:number-columns-spanned="2" office:value-type="string">
            <text:p text:style-name="P13"><text:span text:style-name="T118">How does this board compare to other boards on which a board member serves in respect of the items outlined in </text:span>paragraph 1<text:span text:style-name="T118">?</text:span></text:p>
          </table:table-cell>
          <table:covered-table-cell/>
          <table:table-cell table:style-name="Table1.D2" office:value-type="string">
            <text:p text:style-name="P16">1</text:p>
          </table: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17">2</text:p>
          </table:table-cell>
          <table:table-cell table:style-name="Table1.B1" table:number-columns-spanned="7" office:value-type="string">
            <text:p text:style-name="P27">SIZE, COMPOSITION AND INDEPENDENCE OF BOARD</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2.1</text:p>
          </table:table-cell>
          <table:table-cell table:style-name="Table1.A1" office:value-type="string">
            <text:p text:style-name="P29">Are the provisions of the rules of the fund relating to board eligibility criteria, and board size effectiv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2</text:p>
          </table:table-cell>
          <table:table-cell table:style-name="Table1.A1" office:value-type="string">
            <text:p text:style-name="P29">Are the provisions of the Code of Ethics and Conduct regarding composition of skills of board members, breadth of experience and other characteristics among board members effectiv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3</text:p>
          </table:table-cell>
          <table:table-cell table:style-name="Table1.A1" office:value-type="string">
            <text:p text:style-name="P29">Is the proportion of independent board members to board members appointed in terms of the rules of the fund appropriate for this type of fund (defined contribution fun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4</text:p>
          </table:table-cell>
          <table:table-cell table:style-name="Table1.A1" office:value-type="string">
            <text:p text:style-name="P29">Do the board members consistently ensure that the fund and its membership, rather than stakeholders or constituencies, is the priority as required in terms of the provisions of the Pension Funds Act, 1956 (“the PFA”)? </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5</text:p>
          </table:table-cell>
          <table:table-cell table:style-name="Table1.A1" office:value-type="string">
            <text:p text:style-name="P29">Does the independent board member(s) have an opportunity to meet with the chairperson and/or members of the board of management/or the Principal Officer on a regular basi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6</text:p>
          </table:table-cell>
          <table:table-cell table:style-name="Table1.A1" office:value-type="string">
            <text:p text:style-name="P29">Does the independent board member(s) have an opportunity to meet with the Chairperson, if appropriate, on a regular basi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7</text:p>
          </table:table-cell>
          <table:table-cell table:style-name="Table1.A1" office:value-type="string">
            <text:p text:style-name="P29">Do board membership criteria (both in terms of the Rules of the fund and in terms of the Code of Ethics and Conduct) ensure that board members have sufficient time to perform their function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8</text:p>
          </table:table-cell>
          <table:table-cell table:style-name="Table1.A1" office:value-type="string">
            <text:p text:style-name="P29">Do board membership criteria (both in terms of the Rules of the fund and in terms of the Code of Ethics and Conduct) ensure that board members are able to retain their independent statur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9</text:p>
          </table:table-cell>
          <table:table-cell table:style-name="Table1.A1" office:value-type="string">
            <text:p text:style-name="P29">Does the board seek outside advice when appropriat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2.10</text:p>
          </table:table-cell>
          <table:table-cell table:style-name="Table1.A1" office:value-type="string">
            <text:p text:style-name="P29">Could the composition and organisation of the board, including sub-committee structures, be improv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18">3</text:p>
          </table:table-cell>
          <table:table-cell table:style-name="Table1.B1" table:number-columns-spanned="7" office:value-type="string">
            <text:p text:style-name="P27">BOARD MEMBER ORIENTATION, TRAINING AND DEVELOPMEN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3.1</text:p>
          </table:table-cell>
          <table:table-cell table:style-name="Table1.A1" office:value-type="string">
            <text:p text:style-name="P29">Has the board defined and communicated its expectations concerning board member skills, knowledge and development?</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2</text:p>
          </table:table-cell>
          <table:table-cell table:style-name="Table1.A1" office:value-type="string">
            <text:p text:style-name="P29">Has the board provided an adequate budget for the orientation, training and development of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3</text:p>
          </table:table-cell>
          <table:table-cell table:style-name="Table1.A1" office:value-type="string">
            <text:p text:style-name="P29">Are new board members provided with adequate information about the fund and the boar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4</text:p>
          </table:table-cell>
          <table:table-cell table:style-name="Table1.A1" office:value-type="string">
            <text:p text:style-name="P29">Rate the level of information for new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5</text:p>
          </table:table-cell>
          <table:table-cell table:style-name="Table1.A1" office:value-type="string">
            <text:p text:style-name="P29">Are new board members sent on an orientation programm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ext:soft-page-break/>
        <table:table-row table:style-name="Table1.2">
          <table:table-cell table:style-name="Table1.A1" office:value-type="string">
            <text:p text:style-name="P17">3.6</text:p>
          </table:table-cell>
          <table:table-cell table:style-name="Table1.A1" office:value-type="string">
            <text:p text:style-name="P29">Rate the orientation programme for new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7</text:p>
          </table:table-cell>
          <table:table-cell table:style-name="Table1.A1" office:value-type="string">
            <text:p text:style-name="P29">Rate the effectiveness of the recruitment and retention of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8</text:p>
          </table:table-cell>
          <table:table-cell table:style-name="Table1.A1" office:value-type="string">
            <text:p text:style-name="P29">Do board members receive proper training in corporate governance matt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9</text:p>
          </table:table-cell>
          <table:table-cell table:style-name="Table1.A1" office:value-type="string">
            <text:p text:style-name="P29">Rate the corporate governance training.</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10</text:p>
          </table:table-cell>
          <table:table-cell table:style-name="Table1.A1" office:value-type="string">
            <text:p text:style-name="P29">Do board members receive continuing education on issues facing the fun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3.11</text:p>
          </table:table-cell>
          <table:table-cell table:style-name="Table1.A1" office:value-type="string">
            <text:p text:style-name="P29">Rate the ongoing education.</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20">4</text:p>
          </table:table-cell>
          <table:table-cell table:style-name="Table1.B1" table:number-columns-spanned="7" office:value-type="string">
            <text:p text:style-name="P27">BOARD LEADERSHIP, TEAMWORK AND MANAGEMENT RELATIONS</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9">4.1</text:p>
          </table:table-cell>
          <table:table-cell table:style-name="Table1.A1" office:value-type="string">
            <text:p text:style-name="P28">Rate the effectiveness of the board’s leadership at board level.</text:p>
          </table:table-cell>
          <table:table-cell table:style-name="Table1.D2" table:number-columns-spanned="2" office:value-type="string">
            <text:p text:style-name="P21">1</text:p>
          </table:table-cell>
          <table:covered-table-cell/>
          <table:table-cell table:style-name="Table1.D2" office:value-type="string">
            <text:p text:style-name="P21">2</text:p>
          </table:table-cell>
          <table:table-cell table:style-name="Table1.D2" office:value-type="string">
            <text:p text:style-name="P21">3</text:p>
          </table:table-cell>
          <table:table-cell table:style-name="Table1.D2" office:value-type="string">
            <text:p text:style-name="P21">4</text:p>
          </table:table-cell>
          <table:table-cell table:style-name="Table1.H2" office:value-type="string">
            <text:p text:style-name="P21">5</text:p>
          </table:table-cell>
        </table:table-row>
        <table:table-row table:style-name="Table1.2">
          <table:table-cell table:style-name="Table1.A1" office:value-type="string">
            <text:p text:style-name="P17">4.2</text:p>
          </table:table-cell>
          <table:table-cell table:style-name="Table1.A1" office:value-type="string">
            <text:p text:style-name="P28">Rate the effectiveness of the board’s leadership at sub-committee level.</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3</text:p>
          </table:table-cell>
          <table:table-cell table:style-name="Table1.A1" office:value-type="string">
            <text:p text:style-name="P28">Is board leadership distinct from operational leadership?</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4</text:p>
          </table:table-cell>
          <table:table-cell table:style-name="Table1.A1" office:value-type="string">
            <text:p text:style-name="P28">Rate how effectively and efficiently the board manages the conduct of board busines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5</text:p>
          </table:table-cell>
          <table:table-cell table:style-name="Table1.A1" office:value-type="string">
            <text:p text:style-name="P28">Rate the board’s effectiveness as a team.</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6</text:p>
          </table:table-cell>
          <table:table-cell table:style-name="Table1.A1" office:value-type="string">
            <text:p text:style-name="P28">How well does the board work with the Chairperson, other officers and fellow members of the board and the Principal Officer? <text: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7</text:p>
          </table:table-cell>
          <table:table-cell table:style-name="Table1.A1" office:value-type="string">
            <text:p text:style-name="P28">Do the board and the Chairperson, other officers and fellow board members and the Principal Officer work to create an open culture that encourages frank discussion?</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8</text:p>
          </table:table-cell>
          <table:table-cell table:style-name="Table1.A1" office:value-type="string">
            <text:p text:style-name="P28">Rate the support given by the to new board members and/or board members who do not have a high level of skill.</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4.9</text:p>
          </table:table-cell>
          <table:table-cell table:style-name="Table1.A1" office:value-type="string">
            <text:p text:style-name="P28">Rate the extent to which a few individuals dominate the boar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18">5</text:p>
          </table:table-cell>
          <table:table-cell table:style-name="Table1.B1" table:number-columns-spanned="7" office:value-type="string">
            <text:p text:style-name="P27">BOARD AND COMMITTEE MEETINGS</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5.1</text:p>
          </table:table-cell>
          <table:table-cell table:style-name="Table1.A1" office:value-type="string">
            <text:p text:style-name="P28">Rate to what extent board meetings are productiv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2</text:p>
          </table:table-cell>
          <table:table-cell table:style-name="Table1.A1" office:value-type="string">
            <text:p text:style-name="P28">Rate to what extent board and sub-committee meetings are productiv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3</text:p>
          </table:table-cell>
          <table:table-cell table:style-name="Table1.A1" office:value-type="string">
            <text:p text:style-name="P28">Does the board have a system in place that allows it to track the number of decisions taken at meeting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4</text:p>
          </table:table-cell>
          <table:table-cell table:style-name="Table1.A1" office:value-type="string">
            <text:p text:style-name="P28">Is the number of scheduled board meetings sufficient?</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5</text:p>
          </table:table-cell>
          <table:table-cell table:style-name="Table1.A1" office:value-type="string">
            <text:p text:style-name="P28">Does the agenda-setting process for board meetings allow for appropriate issues to be raised as necessary?</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6</text:p>
          </table:table-cell>
          <table:table-cell table:style-name="Table1.A1" office:value-type="string">
            <text:p text:style-name="P28">Is the agenda ordered with sufficient time to discuss the most complex and critical issues, i.e. are the most important and/or complex issues included at the beginning of the agenda so that boards have sufficient time to apply their minds to such issue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7</text:p>
          </table:table-cell>
          <table:table-cell table:style-name="Table1.A1" office:value-type="string">
            <text:p text:style-name="P28">Can board members influence the content of the agenda?</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8</text:p>
          </table:table-cell>
          <table:table-cell table:style-name="Table1.A1" office:value-type="string">
            <text:p text:style-name="P28">Do board members influence the content of the agenda?</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9</text:p>
          </table:table-cell>
          <table:table-cell table:style-name="Table1.A1" office:value-type="string">
            <text:p text:style-name="P28">Do board members receive sufficient information about agenda items in advanc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ext:soft-page-break/>
        <table:table-row table:style-name="Table1.2">
          <table:table-cell table:style-name="Table1.A1" office:value-type="string">
            <text:p text:style-name="P17">5.10</text:p>
          </table:table-cell>
          <table:table-cell table:style-name="Table1.A1" office:value-type="string">
            <text:p text:style-name="P28">Rate to what extent the quality, quantity, and timing of information given to board members is adequate or not.</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1</text:p>
          </table:table-cell>
          <table:table-cell table:style-name="Table1.A1" office:value-type="string">
            <text:p text:style-name="P28">Is sufficient meeting time devoted to discussion of fund performance and review of strategic issues? </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2</text:p>
          </table:table-cell>
          <table:table-cell table:style-name="Table1.A1" office:value-type="string">
            <text:p text:style-name="P28">Rate the meaningfulness or otherwise of board committees with regard to meeting frequency, duration, content and interest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3</text:p>
          </table:table-cell>
          <table:table-cell table:style-name="Table1.A1" office:value-type="string">
            <text:p text:style-name="P28">Rate to what extent non-committee board members are well informed or otherwise about the deliberations of each committe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4</text:p>
          </table:table-cell>
          <table:table-cell table:style-name="Table1.A1" office:value-type="string">
            <text:p text:style-name="P28">Do committees provide written feedback to the boar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5</text:p>
          </table:table-cell>
          <table:table-cell table:style-name="Table1.A1" office:value-type="string">
            <text:p text:style-name="P28">Rate to what extent the atmosphere at board meetings is conducive to all board members being able to air their view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0" office:value-type="string">
            <text:p text:style-name="P17">5.16</text:p>
          </table:table-cell>
          <table:table-cell table:style-name="Table1.A10" office:value-type="string">
            <text:p text:style-name="P28">Rate to what extent ethical and conduct-related issues are dealt with at meetings.</text:p>
          </table:table-cell>
          <table:table-cell table:style-name="Table1.D10" table:number-columns-spanned="2" office:value-type="string">
            <text:p text:style-name="P16">1</text:p>
          </table:table-cell>
          <table:covered-table-cell/>
          <table:table-cell table:style-name="Table1.D10" office:value-type="string">
            <text:p text:style-name="P16">2</text:p>
          </table:table-cell>
          <table:table-cell table:style-name="Table1.D10" office:value-type="string">
            <text:p text:style-name="P16">3</text:p>
          </table:table-cell>
          <table:table-cell table:style-name="Table1.D10" office:value-type="string">
            <text:p text:style-name="P16">4</text:p>
          </table:table-cell>
          <table:table-cell table:style-name="Table1.H10" office:value-type="string">
            <text:p text:style-name="P16">5</text:p>
          </table:table-cell>
        </table:table-row>
        <table:table-row table:style-name="Table1.2">
          <table:table-cell table:style-name="Table1.A1" office:value-type="string">
            <text:p text:style-name="P17">5.17</text:p>
          </table:table-cell>
          <table:table-cell table:style-name="Table1.A1" office:value-type="string">
            <text:p text:style-name="P28">Rate to what extent disclosure required in terms of the code of ethics and conduct are dealt with at meeting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5.18</text:p>
          </table:table-cell>
          <table:table-cell table:style-name="Table1.A1" office:value-type="string">
            <text:p text:style-name="P28">Rate to what extent board members or committee members come to meetings prepar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18">6</text:p>
          </table:table-cell>
          <table:table-cell table:style-name="Table1.B1" table:number-columns-spanned="7" office:value-type="string">
            <text:p text:style-name="P15">BOARD, BOARD MEMBER AND COMMITTEE MEMBER EVALUATION AND COMPENSATION</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6.1</text:p>
          </table:table-cell>
          <table:table-cell table:style-name="Table1.A1" office:value-type="string">
            <text:p text:style-name="P28">Rate the extent to which the board is regularly and effectively evaluat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2</text:p>
          </table:table-cell>
          <table:table-cell table:style-name="Table1.A1" office:value-type="string">
            <text:p text:style-name="P28">Rate the extent to which board members are regularly and effectively evaluat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3</text:p>
          </table:table-cell>
          <table:table-cell table:style-name="Table1.A1" office:value-type="string">
            <text:p text:style-name="P28">Does the board have a mechanism in place to deal with board members if it is revealed through a properly constituted evaluation process that they are lacking in one or more areas, for example, they do not come to meetings prepar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4</text:p>
          </table:table-cell>
          <table:table-cell table:style-name="Table1.A1" office:value-type="string">
            <text:p text:style-name="P28">Rate the extent to which committees are regularly and effectively evaluat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5</text:p>
          </table:table-cell>
          <table:table-cell table:style-name="Table1.A1" office:value-type="string">
            <text:p text:style-name="P28">Rate the extent to which the board ensures that board members are meeting board standards and expectation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6</text:p>
          </table:table-cell>
          <table:table-cell table:style-name="Table1.A1" office:value-type="string">
            <text:p text:style-name="P28">Has the board assessed its maximum potential, both individually and as a group?</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7</text:p>
          </table:table-cell>
          <table:table-cell table:style-name="Table1.A1" office:value-type="string">
            <text:p text:style-name="P28">Has the board surveyed others who perform better than it does, and assessed how it can learn from them?</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8</text:p>
          </table:table-cell>
          <table:table-cell table:style-name="Table1.A1" office:value-type="string">
            <text:p text:style-name="P28">Has the board considered benchmarks by which to gauge board performanc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9</text:p>
          </table:table-cell>
          <table:table-cell table:style-name="Table1.A1" office:value-type="string">
            <text:p text:style-name="P28">Does the board have a credible process for reviewing its progress in meeting its goals and for maintaining the necessary resources and corporate support to function effectively?</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0</text:p>
          </table:table-cell>
          <table:table-cell table:style-name="Table1.A1" office:value-type="string">
            <text:p text:style-name="P28">Is the board committed to continuously improving performance, with well-established procedures for setting performance goal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1</text:p>
          </table:table-cell>
          <table:table-cell table:style-name="Table1.A1" office:value-type="string">
            <text:p text:style-name="P28">Is there a process for reducing evaluations to recommendations that are monitored for complianc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2</text:p>
          </table:table-cell>
          <table:table-cell table:style-name="Table1.A1" office:value-type="string">
            <text:p text:style-name="P28">Rate the extent to which the free and open exchange of views is encourag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3</text:p>
          </table:table-cell>
          <table:table-cell table:style-name="Table1.A1" office:value-type="string">
            <text:p text:style-name="P28">Are board members appropriately compensat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4</text:p>
          </table:table-cell>
          <table:table-cell table:style-name="Table1.A1" office:value-type="string">
            <text:p text:style-name="P28">Does board member compensation provide incentives for maximum performanc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5</text:p>
          </table:table-cell>
          <table:table-cell table:style-name="Table1.A1" office:value-type="string">
            <text:p text:style-name="P28">Is board member compensation structured so as to align the interests of the board members with the long-term interests of the fun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6.16</text:p>
          </table:table-cell>
          <table:table-cell table:style-name="Table1.A1" office:value-type="string">
            <text:p text:style-name="P28">Has the board agreed on the respective duties of individual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ext:soft-page-break/>
        <table:table-row table:style-name="Table1.2">
          <table:table-cell table:style-name="Table1.A1" office:value-type="string">
            <text:p text:style-name="P17">6.17</text:p>
          </table:table-cell>
          <table:table-cell table:style-name="Table1.A1" office:value-type="string">
            <text:p text:style-name="P28">Has the board set individual performance criteria for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20">7</text:p>
          </table:table-cell>
          <table:table-cell table:style-name="Table1.B1" table:number-columns-spanned="7" office:value-type="string">
            <text:p text:style-name="P5">MANAGEMENT EVALUATION AND COMPENSATION</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9">7.1</text:p>
          </table:table-cell>
          <table:table-cell table:style-name="Table1.A1" office:value-type="string">
            <text:p text:style-name="P28">Rate the extent to which the board regularly evaluates the performance of the Chairperson of the board</text:p>
          </table:table-cell>
          <table:table-cell table:style-name="Table1.D2" table:number-columns-spanned="2" office:value-type="string">
            <text:p text:style-name="P21">1</text:p>
          </table:table-cell>
          <table:covered-table-cell/>
          <table:table-cell table:style-name="Table1.D2" office:value-type="string">
            <text:p text:style-name="P21">2</text:p>
          </table:table-cell>
          <table:table-cell table:style-name="Table1.D2" office:value-type="string">
            <text:p text:style-name="P21">3</text:p>
          </table:table-cell>
          <table:table-cell table:style-name="Table1.D2" office:value-type="string">
            <text:p text:style-name="P21">4</text:p>
          </table:table-cell>
          <table:table-cell table:style-name="Table1.H2" office:value-type="string">
            <text:p text:style-name="P21">5</text:p>
          </table:table-cell>
        </table:table-row>
        <table:table-row table:style-name="Table1.2">
          <table:table-cell table:style-name="Table1.A1" office:value-type="string">
            <text:p text:style-name="P19">7.2</text:p>
          </table:table-cell>
          <table:table-cell table:style-name="Table1.A1" office:value-type="string">
            <text:p text:style-name="P28">Rate the extent to which the board regularly evaluates the fund’s performance.</text:p>
          </table:table-cell>
          <table:table-cell table:style-name="Table1.D2" table:number-columns-spanned="2" office:value-type="string">
            <text:p text:style-name="P21">1</text:p>
          </table:table-cell>
          <table:covered-table-cell/>
          <table:table-cell table:style-name="Table1.D2" office:value-type="string">
            <text:p text:style-name="P21">2</text:p>
          </table:table-cell>
          <table:table-cell table:style-name="Table1.D2" office:value-type="string">
            <text:p text:style-name="P21">3</text:p>
          </table:table-cell>
          <table:table-cell table:style-name="Table1.D2" office:value-type="string">
            <text:p text:style-name="P21">4</text:p>
          </table:table-cell>
          <table:table-cell table:style-name="Table1.H2" office:value-type="string">
            <text:p text:style-name="P21">5</text:p>
          </table:table-cell>
        </table:table-row>
        <table:table-row table:style-name="Table1.2">
          <table:table-cell table:style-name="Table1.A1" office:value-type="string">
            <text:p text:style-name="P17">7.3</text:p>
          </table:table-cell>
          <table:table-cell table:style-name="Table1.A1" office:value-type="string">
            <text:p text:style-name="P28">To what extent can the board’s methods of measuring management performance be improved?</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7.4</text:p>
          </table:table-cell>
          <table:table-cell table:style-name="Table1.A1" office:value-type="string">
            <text:p text:style-name="P28">Has the board created an appropriate designed management compensation plan?</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7.5</text:p>
          </table:table-cell>
          <table:table-cell table:style-name="Table1.A1" office:value-type="string">
            <text:p text:style-name="P28">Does the board effectively reward management’s performance?</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1">
          <table:table-cell table:style-name="Table1.A1" office:value-type="string">
            <text:p text:style-name="P18">8</text:p>
          </table:table-cell>
          <table:table-cell table:style-name="Table1.B1" table:number-columns-spanned="7" office:value-type="string">
            <text:p text:style-name="P27">SUCCESSION PLANNING</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17">8.1</text:p>
          </table:table-cell>
          <table:table-cell table:style-name="Table1.A1" office:value-type="string">
            <text:p text:style-name="P28">Does the board have a fund succession plan in place in respect of board members?</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8.2</text:p>
          </table:table-cell>
          <table:table-cell table:style-name="Table1.A1" office:value-type="string">
            <text:p text:style-name="P28">Does the board have a specific succession plan for the Chairperson?</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8.3</text:p>
          </table:table-cell>
          <table:table-cell table:style-name="Table1.A1" office:value-type="string">
            <text:p text:style-name="P28">Is the board familiar with other members of the Executive Committee and the Principal Officer?</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row table:style-name="Table1.2">
          <table:table-cell table:style-name="Table1.A1" office:value-type="string">
            <text:p text:style-name="P17">8.4</text:p>
          </table:table-cell>
          <table:table-cell table:style-name="Table1.A1" office:value-type="string">
            <text:p text:style-name="P28">Does the board regularly review members of the board of management’s strengths as possible successors to the Chairperson?</text:p>
          </table:table-cell>
          <table:table-cell table:style-name="Table1.D2" table:number-columns-spanned="2" office:value-type="string">
            <text:p text:style-name="P16">1</text:p>
          </table:table-cell>
          <table:covered-table-cell/>
          <table:table-cell table:style-name="Table1.D2" office:value-type="string">
            <text:p text:style-name="P16">2</text:p>
          </table:table-cell>
          <table:table-cell table:style-name="Table1.D2" office:value-type="string">
            <text:p text:style-name="P16">3</text:p>
          </table:table-cell>
          <table:table-cell table:style-name="Table1.D2" office:value-type="string">
            <text:p text:style-name="P16">4</text:p>
          </table:table-cell>
          <table:table-cell table:style-name="Table1.H2" office:value-type="string">
            <text:p text:style-name="P16">5</text:p>
          </table:table-cell>
        </table:table-row>
      </table:table>
      <text:p text:style-name="Standard"/>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row table:style-name="Table2.1">
          <table:table-cell table:style-name="Table2.A1" office:value-type="string">
            <text:p text:style-name="P18">9</text:p>
          </table:table-cell>
          <table:table-cell table:style-name="Table2.B1" table:number-columns-spanned="6" office:value-type="string">
            <text:p text:style-name="P27">ETHICS</text:p>
          </table:table-cell>
          <table:covered-table-cell/>
          <table:covered-table-cell/>
          <table:covered-table-cell/>
          <table:covered-table-cell/>
          <table:covered-table-cell/>
        </table:table-row>
        <table:table-row table:style-name="Table2.2">
          <table:table-cell table:style-name="Table2.A1" office:value-type="string">
            <text:p text:style-name="P17">9.1</text:p>
          </table:table-cell>
          <table:table-cell table:style-name="Table2.A1" office:value-type="string">
            <text:p text:style-name="P28">Rate the extent to which the board communicates the proper ethical and legal responsibilities to the board memb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9.2</text:p>
          </table:table-cell>
          <table:table-cell table:style-name="Table2.A1" office:value-type="string">
            <text:p text:style-name="P28">To what extent does the board ensure ethical behaviour and proper compliance standards throughout the fund organisation, including management, and set the right “tone at the top” by its own behaviour?</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1">
          <table:table-cell table:style-name="Table2.A1" office:value-type="string">
            <text:p text:style-name="P18">10</text:p>
          </table:table-cell>
          <table:table-cell table:style-name="Table2.B1" table:number-columns-spanned="6" office:value-type="string">
            <text:p text:style-name="P27">CONSTITUENCIES AND STAKEHOLDER EXPECTATIONS</text:p>
          </table:table-cell>
          <table:covered-table-cell/>
          <table:covered-table-cell/>
          <table:covered-table-cell/>
          <table:covered-table-cell/>
          <table:covered-table-cell/>
        </table:table-row>
        <table:table-row table:style-name="Table2.2">
          <table:table-cell table:style-name="Table2.A1" office:value-type="string">
            <text:p text:style-name="P17">10.1</text:p>
          </table:table-cell>
          <table:table-cell table:style-name="Table2.A1" office:value-type="string">
            <text:p text:style-name="P28">Does the board ensure appropriate consideration for and treatment of various stakehold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2</text:p>
          </table:table-cell>
          <table:table-cell table:style-name="Table2.A1" office:value-type="string">
            <text:p text:style-name="P28">Does the board communicate effectively with stakehold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3</text:p>
          </table:table-cell>
          <table:table-cell table:style-name="Table2.A1" office:value-type="string">
            <text:p text:style-name="P28">Has the board identified the varying expectations and interests of current members and pension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4</text:p>
          </table:table-cell>
          <table:table-cell table:style-name="Table2.A1" office:value-type="string">
            <text:p text:style-name="P28">Does the board ensure that those expectations are met and/or managed, if appropriate?</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5</text:p>
          </table:table-cell>
          <table:table-cell table:style-name="Table2.A1" office:value-type="string">
            <text:p text:style-name="P28">Has the board identified the expectations and interests of the employers of the current memb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6</text:p>
          </table:table-cell>
          <table:table-cell table:style-name="Table2.A1" office:value-type="string">
            <text:p text:style-name="P28">Does the board manage and/or ensure that the fund meets the expectations and interests of the employers of the current memb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7</text:p>
          </table:table-cell>
          <table:table-cell table:style-name="Table2.A1" office:value-type="string">
            <text:p text:style-name="P28">Has the board identified the expectations and interests of the unions/association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8</text:p>
          </table:table-cell>
          <table:table-cell table:style-name="Table2.A1" office:value-type="string">
            <text:p text:style-name="P28">Does the board manage and/or ensure that the fund meets the expectations and interests of the unions/association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9</text:p>
          </table:table-cell>
          <table:table-cell table:style-name="Table2.A1" office:value-type="string">
            <text:p text:style-name="P28">Is the board aware of the expectations of the regulatory authorities regarding the fund?</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ext:soft-page-break/>
        <table:table-row table:style-name="Table2.2">
          <table:table-cell table:style-name="Table2.A1" office:value-type="string">
            <text:p text:style-name="P17">10.10</text:p>
          </table:table-cell>
          <table:table-cell table:style-name="Table2.A1" office:value-type="string">
            <text:p text:style-name="P28">Does the board meet the expectations of the regulatory authoritie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11</text:p>
          </table:table-cell>
          <table:table-cell table:style-name="Table2.A1" office:value-type="string">
            <text:p text:style-name="P28">Does the board ensure that it develops and maintains an appropriate relationship with the regulatory authoritie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12</text:p>
          </table:table-cell>
          <table:table-cell table:style-name="Table2.A1" office:value-type="string">
            <text:p text:style-name="P28">Is the board aware of the expectations of its service provid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row table:style-name="Table2.2">
          <table:table-cell table:style-name="Table2.A1" office:value-type="string">
            <text:p text:style-name="P17">10.13</text:p>
          </table:table-cell>
          <table:table-cell table:style-name="Table2.A1" office:value-type="string">
            <text:p text:style-name="P28">Does the board manage and/or ensure that the fund meets the expectations of the service providers?</text:p>
          </table:table-cell>
          <table:table-cell table:style-name="Table2.C2" office:value-type="string">
            <text:p text:style-name="P16">1</text:p>
          </table:table-cell>
          <table:table-cell table:style-name="Table2.C2" office:value-type="string">
            <text:p text:style-name="P16">2</text:p>
          </table:table-cell>
          <table:table-cell table:style-name="Table2.C2" office:value-type="string">
            <text:p text:style-name="P16">3</text:p>
          </table:table-cell>
          <table:table-cell table:style-name="Table2.C2" office:value-type="string">
            <text:p text:style-name="P16">4</text:p>
          </table:table-cell>
          <table:table-cell table:style-name="Table2.G2" office:value-type="string">
            <text:p text:style-name="P16">5</text:p>
          </table:table-cell>
        </table:table-row>
      </table:table>
      <text:p text:style-name="Standard"/>
      <text:p text:style-name="Standard">As regards board/management relations, the board should obtain management views on the board’s performance. <text:s/>In this regard, the Chairperson should be asked to consider how he or she would assess the board, perhaps with input from other members of the Executive Committee and the Principal Officer who have regular contact with the board. <text:s/>Management should be asked to consider the following questions:</text:p>
      <text:p text:style-name="P7"/>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row table:style-name="Table3.1">
          <table:table-cell table:style-name="Table3.A1" office:value-type="string">
            <text:p text:style-name="P18">11</text:p>
          </table:table-cell>
          <table:table-cell table:style-name="Table3.B1" table:number-columns-spanned="6" office:value-type="string">
            <text:p text:style-name="P27">BOARD/MANAGEMENT RELATIONS – VIEW OF MANAGEMENT</text:p>
          </table:table-cell>
          <table:covered-table-cell/>
          <table:covered-table-cell/>
          <table:covered-table-cell/>
          <table:covered-table-cell/>
          <table:covered-table-cell/>
        </table:table-row>
        <table:table-row table:style-name="Table3.2">
          <table:table-cell table:style-name="Table3.A1" office:value-type="string">
            <text:p text:style-name="P17">11.1</text:p>
          </table:table-cell>
          <table:table-cell table:style-name="Table3.A1" office:value-type="string">
            <text:p text:style-name="P28">Is the division of responsibility between management and the board appropriate and clear?</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2</text:p>
          </table:table-cell>
          <table:table-cell table:style-name="Table3.A1" office:value-type="string">
            <text:p text:style-name="P28">Does the board provide wise counsel?</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3</text:p>
          </table:table-cell>
          <table:table-cell table:style-name="Table3.A1" office:value-type="string">
            <text:p text:style-name="P28">Does the board provide clear direction?</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4</text:p>
          </table:table-cell>
          <table:table-cell table:style-name="Table3.A1" office:value-type="string">
            <text:p text:style-name="P28">Does the board challenge management as appropriate?</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5</text:p>
          </table:table-cell>
          <table:table-cell table:style-name="Table3.A1" office:value-type="string">
            <text:p text:style-name="P28">Does the board engender management’s trust?</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6</text:p>
          </table:table-cell>
          <table:table-cell table:style-name="Table3.A1" office:value-type="string">
            <text:p text:style-name="P28">Does the board hold information confidential?</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7</text:p>
          </table:table-cell>
          <table:table-cell table:style-name="Table3.A1" office:value-type="string">
            <text:p text:style-name="P28">Is the board too “micro” in its supervision, i.e. does it interfere with the detail of the management of the fund in an inappropriate manner?</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8</text:p>
          </table:table-cell>
          <table:table-cell table:style-name="Table3.A1" office:value-type="string">
            <text:p text:style-name="P28">Does the board request appropriate, relevant information?</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9</text:p>
          </table:table-cell>
          <table:table-cell table:style-name="Table3.A1" office:value-type="string">
            <text:p text:style-name="P28">Are board members prepared for board meetings?</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10</text:p>
          </table:table-cell>
          <table:table-cell table:style-name="Table3.A1" office:value-type="string">
            <text:p text:style-name="P28">Are board members knowledgeable about the fund and the issues it faces?</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11</text:p>
          </table:table-cell>
          <table:table-cell table:style-name="Table3.A1" office:value-type="string">
            <text:p text:style-name="P28">Is the proper mix of expertise reflected on the board?</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row table:style-name="Table3.2">
          <table:table-cell table:style-name="Table3.A1" office:value-type="string">
            <text:p text:style-name="P17">11.12</text:p>
          </table:table-cell>
          <table:table-cell table:style-name="Table3.A1" office:value-type="string">
            <text:p text:style-name="P28">Are all members of the board of management (i.e. Chairperson, Principal Officer, and other officers of the fund) invited to attend board meetings in order that they are able to stay informed of fund matters?</text:p>
          </table:table-cell>
          <table:table-cell table:style-name="Table3.C2" office:value-type="string">
            <text:p text:style-name="P16">1</text:p>
          </table:table-cell>
          <table:table-cell table:style-name="Table3.C2" office:value-type="string">
            <text:p text:style-name="P16">2</text:p>
          </table:table-cell>
          <table:table-cell table:style-name="Table3.C2" office:value-type="string">
            <text:p text:style-name="P16">3</text:p>
          </table:table-cell>
          <table:table-cell table:style-name="Table3.C2" office:value-type="string">
            <text:p text:style-name="P16">4</text:p>
          </table:table-cell>
          <table:table-cell table:style-name="Table3.G2" office:value-type="string">
            <text:p text:style-name="P16">5</text:p>
          </table:table-cell>
        </table:table-row>
      </table:table>
      <text:p text:style-name="Standard"/>
      <text:p text:style-name="P11"/>
      <text:p text:style-name="P11"/>
      <text:p text:style-name="P11"><text:soft-page-break/></text:p>
      <text:p text:style-name="P11"/>
      <text:p text:style-name="P11"/>
      <text:p text:style-name="P11"/>
      <text:p text:style-name="P1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line-height-at-least="0.25in" fo:text-align="justify" style:justify-single-word="false" fo:orphans="2" fo:widows="2" style:writing-mode="lr-tb"/>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Standard" style:next-style-name="Standard" style:class="text">
      <style:paragraph-properties fo:margin="100%" fo:margin-left="-0.0161in" fo:margin-right="-0.0043in" fo:margin-top="0in" fo:margin-bottom="0in" fo:line-height="90%" fo:text-align="start" style:justify-single-word="false" fo:text-indent="0in" style:auto-text-indent="false" fo:keep-with-next="always">
        <style:tab-stops>
          <style:tab-stop style:position="-0.0161in"/>
          <style:tab-stop style:position="0.3772in"/>
          <style:tab-stop style:position="0.7717in"/>
          <style:tab-stop style:position="1.1646in"/>
          <style:tab-stop style:position="1.5591in"/>
          <style:tab-stop style:position="1.952in"/>
          <style:tab-stop style:position="2.3465in"/>
          <style:tab-stop style:position="2.7398in"/>
          <style:tab-stop style:position="3.1327in"/>
          <style:tab-stop style:position="3.5272in"/>
          <style:tab-stop style:position="3.9201in"/>
          <style:tab-stop style:position="4.3146in"/>
          <style:tab-stop style:position="4.7075in"/>
          <style:tab-stop style:position="5.102in"/>
          <style:tab-stop style:position="5.4953in"/>
          <style:tab-stop style:position="5.8898in"/>
          <style:tab-stop style:position="6.2827in"/>
          <style:tab-stop style:position="6.6764in"/>
        </style:tab-stops>
      </style:paragraph-properties>
      <style:text-properties style:font-name="Trebuchet MS" fo:font-size="12pt" style:text-underline-style="solid" style:text-underline-width="auto" style:text-underline-color="font-color" fo:font-weight="bold" style:font-size-asian="12pt" style:font-weight-asian="bold" style:font-name-complex="Trebuchet MS"/>
    </style:style>
    <style:style style:name="Heading_20_3" style:display-name="Heading 3" style:family="paragraph" style:parent-style-name="Standard" style:next-style-name="Standard" style:class="text">
      <style:paragraph-properties fo:margin-top="0in" fo:margin-bottom="0in" fo:line-height="100%" fo:text-align="start" style:justify-single-word="false" fo:orphans="0" fo:widows="0" fo:keep-with-next="always"/>
      <style:text-properties style:font-name="Times New Roman" fo:font-size="12pt" fo:language="en" fo:country="US" fo:font-weight="bold" style:font-size-asian="12pt" style:font-weight-asian="bold" style:font-name-complex="Times New Roman"/>
    </style:style>
    <style:style style:name="Clause2Sub" style:family="paragraph" style:parent-style-name="Standard" style:default-outline-level="2"/>
    <style:style style:name="Clause1Head" style:family="paragraph" style:parent-style-name="Standard" style:next-style-name="Clause0Sub" style:list-style-name="WW8Num32">
      <style:text-properties fo:font-weight="bold" style:font-weight-asian="bold"/>
    </style:style>
    <style:style style:name="Clause3Sub" style:family="paragraph" style:parent-style-name="Standard" style:default-outline-level="3"/>
    <style:style style:name="Clause4Sub" style:family="paragraph" style:parent-style-name="Standard" style:default-outline-level="4"/>
    <style:style style:name="Clause5Sub" style:family="paragraph" style:parent-style-name="Standard" style:default-outline-level="5"/>
    <style:style style:name="Clause6Sub" style:family="paragraph" style:parent-style-name="Standard" style:default-outline-level="6"/>
    <style:style style:name="Clause7Sub" style:family="paragraph" style:parent-style-name="Standard" style:default-outline-level="7"/>
    <style:style style:name="Clause8Sub" style:family="paragraph" style:parent-style-name="Standard" style:default-outline-level="8"/>
    <style:style style:name="Clause9Sub" style:family="paragraph" style:parent-style-name="Standard" style:default-outline-level="9"/>
    <style:style style:name="Clause0Sub" style:family="paragraph" style:parent-style-name="Standard">
      <style:paragraph-properties fo:margin="100%" fo:margin-left="0.5in" fo:margin-right="0in" fo:text-indent="0in" style:auto-text-indent="false">
        <style:tab-stops>
          <style:tab-stop style:position="0.5in"/>
          <style:tab-stop style:position="1in"/>
          <style:tab-stop style:position="1.772in"/>
          <style:tab-stop style:position="2.5in"/>
          <style:tab-stop style:position="3.5008in"/>
          <style:tab-stop style:position="4.5008in"/>
          <style:tab-stop style:position="5.0008in"/>
          <style:tab-stop style:position="5.5008in"/>
          <style:tab-stop style:position="5.7098in"/>
        </style:tab-stops>
      </style:paragraph-properties>
    </style:style>
    <style:style style:name="Annexures" style:family="paragraph" style:parent-style-name="Standard" style:next-style-name="Standard" style:list-style-name="WW8Num5">
      <style:text-properties fo:font-weight="bold" style:font-weight-asian="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XClause0Sub" style:family="paragraph" style:parent-style-name="Standard">
      <style:paragraph-properties fo:margin="100%" fo:margin-left="0.472in" fo:margin-right="0in" fo:text-indent="0in" style:auto-text-indent="false">
        <style:tab-stops>
          <style:tab-stop style:position="0.472in"/>
          <style:tab-stop style:position="1.0236in"/>
          <style:tab-stop style:position="1.772in"/>
          <style:tab-stop style:position="2.5201in"/>
          <style:tab-stop style:position="3.3075in"/>
          <style:tab-stop style:position="4.2528in"/>
          <style:tab-stop style:position="4.7646in"/>
          <style:tab-stop style:position="5.3161in"/>
          <style:tab-stop style:position="5.7098in"/>
        </style:tab-stops>
      </style:paragraph-properties>
    </style:style>
    <style:style style:name="XClause1Head" style:family="paragraph" style:parent-style-name="Standard" style:next-style-name="XClause0Sub" style:list-style-name="WW8Num31"/>
    <style:style style:name="XClause2Sub" style:family="paragraph" style:parent-style-name="Standard" style:list-style-name="WW8Num31"/>
    <style:style style:name="XClause3Sub" style:family="paragraph" style:parent-style-name="Standard" style:list-style-name="WW8Num31"/>
    <style:style style:name="XClause4Sub" style:family="paragraph" style:parent-style-name="Clause4Sub" style:list-style-name="WW8Num31"/>
    <style:style style:name="XClause5Sub" style:family="paragraph" style:parent-style-name="Standard" style:list-style-name="WW8Num31"/>
    <style:style style:name="TOCClause2Sub" style:family="paragraph" style:parent-style-name="Standard" style:list-style-name="WW8Num26"/>
    <style:style style:name="Quotes" style:family="paragraph" style:parent-style-name="Standard" style:next-style-name="Standard">
      <style:paragraph-properties fo:margin="100%" fo:margin-left="0.5in" fo:margin-right="0.5in" style:line-height-at-least="0.2083in" fo:text-indent="0in" style:auto-text-indent="false"/>
      <style:text-properties fo:font-size="9pt" style:font-size-asian="9pt" style:font-name-complex="Arial" style:font-size-complex="9pt"/>
    </style:style>
    <style:style style:name="DMSLINEX2" style:family="paragraph" style:parent-style-name="Standard">
      <style:paragraph-properties fo:margin-top="0in" fo:margin-bottom="0in" fo:line-height="200%"/>
      <style:text-properties fo:language="en" fo:country="ZA"/>
    </style:style>
    <style:style style:name="DMSTOC1" style:family="paragraph" style:parent-style-name="DMSLINEX2" style:next-style-name="DMSLINEX2">
      <style:text-properties style:text-underline-style="solid" style:text-underline-width="auto" style:text-underline-color="font-color" fo:font-weight="bold" style:font-weight-asian="bold"/>
    </style:style>
    <style:style style:name="Balloon_20_Text" style:display-name="Balloon Text" style:family="paragraph" style:parent-style-name="Standard">
      <style:paragraph-properties fo:margin-top="0in" fo:margin-bottom="0in" fo:line-height="100%" fo:text-align="start" style:justify-single-word="false"/>
      <style:text-properties style:font-name="Tahoma" fo:font-size="8pt" style:font-size-asian="8pt" style:font-name-complex="Tahoma" style:font-size-complex="8pt"/>
    </style:style>
    <style:style style:name="Document_20_Map" style:display-name="Document Map" style:family="paragraph" style:parent-style-name="Standard">
      <style:paragraph-properties fo:margin-top="0in" fo:margin-bottom="0in" fo:line-height="100%" fo:text-align="start" style:justify-single-word="false" fo:background-color="#000080">
        <style:background-image/>
      </style:paragraph-properties>
      <style:text-properties style:font-name="Tahoma" style:font-name-complex="Tahoma"/>
    </style:style>
    <style:style style:name="Style" style:family="paragraph">
      <style:paragraph-properties fo:text-align="justify" style:justify-single-word="false" fo:orphans="0" fo:widows="0" style:text-autospace="none"/>
      <style:text-properties style:use-window-font-color="true" style:font-name="Arial" fo:font-size="12pt" fo:language="en" fo:country="ZA" style:font-name-asian="Times New Roman" style:font-size-asian="12pt" style:font-name-complex="Arial" style:font-size-complex="12pt" style:language-complex="ar" style:country-complex="SA"/>
    </style:style>
    <style:style style:name="Principles" style:family="paragraph" style:parent-style-name="Style">
      <style:paragraph-properties fo:margin="100%" fo:margin-left="0in" fo:margin-right="0.0134in" fo:margin-top="0.2898in" fo:margin-bottom="0in" fo:line-height="0.1362in" fo:text-indent="0in" style:auto-text-indent="false"/>
      <style:text-properties fo:color="#000000" fo:font-size="9pt" fo:language="en" fo:country="GB" fo:font-weight="bold" style:font-size-asian="9pt" style:font-weight-asian="bold" style:font-size-complex="9pt"/>
    </style:style>
    <style:style style:name="Body1" style:family="paragraph" style:parent-style-name="Style" style:list-style-name="WW8Num23">
      <style:paragraph-properties fo:margin="100%" fo:margin-left="0.3492in" fo:margin-right="0.0161in" fo:margin-top="0.2528in" fo:margin-bottom="0in" fo:line-height="0.2193in" fo:text-indent="-0.3362in" style:auto-text-indent="false"/>
      <style:text-properties fo:color="#000000" fo:font-size="9pt" fo:language="en" fo:country="GB" style:font-size-asian="9pt" style:font-size-complex="9pt"/>
    </style:style>
    <style:style style:name="BodyNo" style:family="paragraph" style:parent-style-name="Style" style:list-style-name="WW8Num12">
      <style:paragraph-properties fo:margin="100%" fo:margin-left="0.3862in" fo:margin-right="0.0028in" fo:line-height="0.2335in" fo:text-indent="-0.3799in" style:auto-text-indent="false"/>
      <style:text-properties fo:color="#000000" fo:font-size="9pt" fo:language="en" fo:country="GB"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00" style:font-name="Times New Roman" style:font-name-complex="Times New Roman"/>
    </style:style>
    <style:style style:name="WW8Num3z0" style:family="text">
      <style:text-properties style:font-name="Arial" fo:font-size="10pt" style:text-underline-style="none" fo:font-weight="normal" style:font-size-asian="10pt" style:font-weight-asian="normal" style:font-name-complex="Arial"/>
    </style:style>
    <style:style style:name="WW8Num3z7" style:family="text">
      <style:text-properties style:text-underline-style="none" fo:font-weight="normal" style:font-weight-asian="normal"/>
    </style:style>
    <style:style style:name="WW8Num4z0" style:family="text">
      <style:text-properties fo:color="#000000" style:font-name="Times New Roman" style:font-name-complex="Times New Roman"/>
    </style:style>
    <style:style style:name="WW8Num5z0" style:family="text">
      <style:text-properties style:font-name="Arial" fo:font-size="10pt" fo:font-style="normal" style:text-underline-style="none" fo:font-weight="bold" style:font-size-asian="10pt" style:font-style-asian="normal" style:font-weight-asian="bold" style:font-name-complex="Arial" style:font-size-complex="10pt"/>
    </style:style>
    <style:style style:name="WW8Num5z1" style:family="text">
      <style:text-properties style:text-underline-style="none"/>
    </style:style>
    <style:style style:name="WW8Num6z0" style:family="text">
      <style:text-properties fo:color="#000000" style:font-name="Times New Roman" style:font-name-complex="Times New Roman"/>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fo:color="#000000" style:font-name="Times New Roman" style:font-name-complex="Times New Roman"/>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Times New Roman" style:font-name-complex="Times New Roman"/>
    </style:style>
    <style:style style:name="WW8Num11z0" style:family="text">
      <style:text-properties fo:color="#000000" style:font-name="Times New Roman" style:font-name-complex="Times New Roman"/>
    </style:style>
    <style:style style:name="WW8Num12z0" style:family="text">
      <style:text-properties fo:color="#000000" style:font-name="Times New Roman" style:font-name-complex="Times New Roman"/>
    </style:style>
    <style:style style:name="WW8Num13z0" style:family="text">
      <style:text-properties fo:color="#000000" style:font-name="Times New Roman" fo:font-style="normal" style:font-style-asian="normal" style:font-name-complex="Times New Roman"/>
    </style:style>
    <style:style style:name="WW8Num15z0" style:family="text">
      <style:text-properties fo:color="#000000" style:font-name="Times New Roman" style:font-name-complex="Times New Roman"/>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color="#000000" style:font-name="Times New Roman" style:font-name-complex="Times New Roman"/>
    </style:style>
    <style:style style:name="WW8Num18z0" style:family="text">
      <style:text-properties fo:color="#000000" style:font-name="Times New Roman" style:font-name-complex="Times New Roman"/>
    </style:style>
    <style:style style:name="WW8Num19z0" style:family="text">
      <style:text-properties fo:color="#000000" style:font-name="Times New Roman" style:font-name-complex="Times New Roman"/>
    </style:style>
    <style:style style:name="WW8Num20z0" style:family="text">
      <style:text-properties fo:color="#000000" style:font-name="Times New Roman" style:font-name-complex="Times New Roman"/>
    </style:style>
    <style:style style:name="WW8Num21z0" style:family="text">
      <style:text-properties fo:color="#000000" style:font-name="Times New Roman" style:font-name-complex="Times New Roman"/>
    </style:style>
    <style:style style:name="WW8Num22z0" style:family="text">
      <style:text-properties fo:color="#000000" style:font-name="Times New Roman" style:font-name-complex="Times New Roman"/>
    </style:style>
    <style:style style:name="WW8Num23z0" style:family="text">
      <style:text-properties fo:color="#000000" style:font-name="Times New Roman" style:font-name-complex="Times New Roman"/>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Arial" fo:font-size="10pt" style:text-underline-style="none" fo:font-weight="normal" style:font-size-asian="10pt" style:font-weight-asian="normal" style:font-name-complex="Arial"/>
    </style:style>
    <style:style style:name="WW8Num25z7" style:family="text">
      <style:text-properties style:text-underline-style="none" fo:font-weight="normal" style:font-weight-asian="normal"/>
    </style:style>
    <style:style style:name="WW8Num27z0" style:family="text">
      <style:text-properties fo:color="#000000" style:font-name="Times New Roman" style:font-name-complex="Times New Roman"/>
    </style:style>
    <style:style style:name="WW8Num28z0" style:family="text">
      <style:text-properties fo:color="#000000" style:font-name="Times New Roman" style:font-name-complex="Times New Roman"/>
    </style:style>
    <style:style style:name="WW8Num29z0" style:family="text">
      <style:text-properties style:font-name="Times New Roman"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color="#000000" style:font-name="Times New Roman" style:font-name-complex="Times New Roman"/>
    </style:style>
    <style:style style:name="WW8Num32z0" style:family="text">
      <style:text-properties style:font-name="Arial" fo:font-size="10pt" fo:font-style="normal" fo:font-weight="normal" style:font-size-asian="10pt" style:font-style-asian="normal" style:font-weight-asian="normal" style:font-name-complex="Arial" style:font-size-complex="10pt"/>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Arial" fo:font-size="10pt" style:text-underline-style="none" fo:font-weight="normal" style:font-size-asian="10pt" style:font-weight-asian="normal" style:font-name-complex="Arial"/>
    </style:style>
    <style:style style:name="WW8Num34z7" style:family="text">
      <style:text-properties style:text-underline-style="none" fo:font-weight="normal" style:font-weight-asian="normal"/>
    </style:style>
    <style:style style:name="WW8Num35z0" style:family="text">
      <style:text-properties fo:color="#000000" style:font-name="Times New Roman" style:font-name-complex="Times New Roman"/>
    </style:style>
    <style:style style:name="WW8Num36z0" style:family="text">
      <style:text-properties fo:color="#000000" style:font-name="Times New Roman" style:font-name-complex="Times New Roman"/>
    </style:style>
    <style:style style:name="WW8Num37z0" style:family="text">
      <style:text-properties style:font-name="Arial" fo:font-size="10pt" style:text-underline-style="none" fo:font-weight="normal" style:font-size-asian="10pt" style:font-weight-asian="normal" style:font-name-complex="Arial"/>
    </style:style>
    <style:style style:name="WW8Num37z7" style:family="text">
      <style:text-properties style:text-underline-style="none" fo:font-weight="normal" style:font-weight-asian="normal"/>
    </style:style>
    <style:style style:name="WW8Num38z0" style:family="text">
      <style:text-properties fo:color="#000000" style:font-name="Times New Roman" style:font-name-complex="Times New Roman"/>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fo:color="#000000" style:font-name="Times New Roman" style:font-name-complex="Times New Roman"/>
    </style:style>
    <style:style style:name="WW8Num41z0" style:family="text">
      <style:text-properties fo:color="#000000" style:font-name="Times New Roman" style:font-name-complex="Times New Roman"/>
    </style:style>
    <style:style style:name="WW8Num42z0" style:family="text">
      <style:text-properties fo:color="#000000" style:font-name="Times New Roman" style:font-name-complex="Times New Roman"/>
    </style:style>
    <style:style style:name="WW8Num43z0" style:family="text">
      <style:text-properties fo:color="#000000" style:font-name="Times New Roman" style:font-name-complex="Times New Roman"/>
    </style:style>
    <style:style style:name="WW8Num44z0" style:family="text">
      <style:text-properties fo:color="#000000" style:font-name="Times New Roman" style:font-name-complex="Times New Roman"/>
    </style:style>
    <style:style style:name="WW8Num45z0" style:family="text">
      <style:text-properties fo:color="#000000" style:font-name="Times New Roman" style:font-name-complex="Times New Roman"/>
    </style:style>
    <style:style style:name="WW8Num46z0" style:family="text">
      <style:text-properties fo:color="#000000" style:font-name="Times New Roman" style:font-name-complex="Times New Roman"/>
    </style:style>
    <style:style style:name="WW8Num47z0" style:family="text">
      <style:text-properties fo:color="#000000" style:font-name="Times New Roman" style:font-name-complex="Times New Roman"/>
    </style:style>
    <style:style style:name="WW8Num48z0" style:family="text">
      <style:text-properties fo:color="#0c0c0c" style:font-name="Times New Roman" style:font-name-complex="Times New Roman"/>
    </style:style>
    <style:style style:name="WW8NumSt11z0" style:family="text">
      <style:text-properties fo:color="#000000" style:font-name="Times New Roman" style:font-name-complex="Times New Roman"/>
    </style:style>
    <style:style style:name="WW8NumSt15z0" style:family="text">
      <style:text-properties fo:color="#000000" style:font-name="Times New Roman" style:font-name-complex="Times New Roman"/>
    </style:style>
    <style:style style:name="WW8NumSt16z0" style:family="text">
      <style:text-properties fo:color="#000000" style:font-name="Times New Roman" style:font-name-complex="Times New Roman"/>
    </style:style>
    <style:style style:name="WW8NumSt17z0" style:family="text">
      <style:text-properties fo:color="#000000" style:font-name="Times New Roman" style:font-name-complex="Times New Roman"/>
    </style:style>
    <style:style style:name="WW8NumSt19z0" style:family="text">
      <style:text-properties fo:color="#000000" style:font-name="Times New Roman" style:font-name-complex="Times New Roman"/>
    </style:style>
    <style:style style:name="WW8NumSt21z0" style:family="text">
      <style:text-properties fo:color="#000000" style:font-name="Times New Roman" style:font-name-complex="Times New Roman"/>
    </style:style>
    <style:style style:name="WW8NumSt22z0" style:family="text">
      <style:text-properties fo:color="#000000" style:font-name="Times New Roman" style:font-name-complex="Times New Roman"/>
    </style:style>
    <style:style style:name="WW8NumSt28z0" style:family="text">
      <style:text-properties fo:color="#000000" style:font-name="Times New Roman" style:font-name-complex="Times New Roman"/>
    </style:style>
    <style:style style:name="WW8NumSt29z0" style:family="text">
      <style:text-properties fo:color="#000000" style:font-name="Times New Roman" style:font-name-complex="Times New Roman"/>
    </style:style>
    <style:style style:name="WW8NumSt32z0" style:family="text">
      <style:text-properties fo:color="#000000" style:font-name="Times New Roman" style:font-name-complex="Times New Roman"/>
    </style:style>
    <style:style style:name="WW8NumSt33z0" style:family="text">
      <style:text-properties fo:color="#000000" style:font-name="Times New Roman" style:font-name-complex="Times New Roman"/>
    </style:style>
    <style:style style:name="WW8NumSt36z0" style:family="text">
      <style:text-properties fo:color="#000000" style:font-name="Times New Roman" style:font-name-complex="Times New Roman"/>
    </style:style>
    <style:style style:name="WW8NumSt39z0" style:family="text">
      <style:text-properties fo:color="#000000" style:font-name="Times New Roman" style:font-name-complex="Times New Roman"/>
    </style:style>
    <style:style style:name="WW8NumSt41z0" style:family="text">
      <style:text-properties fo:color="#000000" style:font-name="Times New Roman" style:font-name-complex="Times New Roman"/>
    </style:style>
    <style:style style:name="WW8NumSt42z0" style:family="text">
      <style:text-properties fo:color="#000000" style:font-name="Times New Roman" style:font-name-complex="Times New Roman"/>
    </style:style>
    <style:style style:name="WW8NumSt44z0" style:family="text">
      <style:text-properties fo:color="#000000" style:font-name="Times New Roman" style:font-name-complex="Times New Roman"/>
    </style:style>
    <style:style style:name="WW8NumSt45z0" style:family="text">
      <style:text-properties fo:color="#000000" style:font-name="Times New Roman" style:font-name-complex="Times New Roman"/>
    </style:style>
    <style:style style:name="WW8NumSt46z0" style:family="text">
      <style:text-properties fo:color="#000000" style:font-name="Times New Roman" style:font-name-complex="Times New Roman"/>
    </style:style>
    <style:style style:name="WW8NumSt47z0" style:family="text">
      <style:text-properties fo:color="#000000" style:font-name="Times New Roman" style:font-name-complex="Times New Roman"/>
    </style:style>
    <style:style style:name="WW8NumSt50z0" style:family="text">
      <style:text-properties fo:color="#000000" style:font-name="Times New Roman" style:font-name-complex="Times New Roman"/>
    </style:style>
    <style:style style:name="WW8NumSt51z0" style:family="text">
      <style:text-properties fo:color="#000000" style:font-name="Times New Roman" style:font-name-complex="Times New Roman"/>
    </style:style>
    <style:style style:name="WW8NumSt52z0" style:family="text">
      <style:text-properties fo:color="#000000" style:font-name="Times New Roman" style:font-name-complex="Times New Roman"/>
    </style:style>
    <style:style style:name="WW8NumSt54z0" style:family="text">
      <style:text-properties fo:color="#000000" style:font-name="Times New Roman" style:font-name-complex="Times New Roman"/>
    </style:style>
    <style:style style:name="WW8NumSt55z0" style:family="text">
      <style:text-properties fo:color="#000000" style:font-name="Times New Roman" style:font-name-complex="Times New Roman"/>
    </style:style>
    <style:style style:name="WW8NumSt58z0" style:family="text">
      <style:text-properties fo:color="#000000" style:font-name="Times New Roman" style:font-name-complex="Times New Roman"/>
    </style:style>
    <style:style style:name="WW8NumSt59z0" style:family="text">
      <style:text-properties fo:color="#000000" style:font-name="Times New Roman" style:font-name-complex="Times New Roman"/>
    </style:style>
    <style:style style:name="WW8NumSt61z0" style:family="text">
      <style:text-properties fo:color="#000000" style:font-name="Times New Roman" style:font-name-complex="Times New Roman"/>
    </style:style>
    <style:style style:name="WW8NumSt62z0" style:family="text">
      <style:text-properties fo:color="#000000" style:font-name="Times New Roman" style:font-name-complex="Times New Roman"/>
    </style:style>
    <style:style style:name="WW8NumSt63z0" style:family="text">
      <style:text-properties fo:color="#000000" style:font-name="Times New Roman" style:font-name-complex="Times New Roman"/>
    </style:style>
    <style:style style:name="WW8NumSt66z0" style:family="text">
      <style:text-properties fo:color="#000000" style:font-name="Times New Roman" style:font-name-complex="Times New Roman"/>
    </style:style>
    <style:style style:name="WW8NumSt67z0" style:family="text">
      <style:text-properties fo:color="#000000" style:font-name="Times New Roman" style:font-name-complex="Times New Roman"/>
    </style:style>
    <style:style style:name="WW8NumSt69z0" style:family="text">
      <style:text-properties fo:color="#000000" style:font-name="Times New Roman" style:font-name-complex="Times New Roman"/>
    </style:style>
    <style:style style:name="WW8NumSt70z0" style:family="text">
      <style:text-properties fo:color="#000000" style:font-name="Times New Roman" style:font-name-complex="Times New Roman"/>
    </style:style>
    <style:style style:name="WW8NumSt71z0" style:family="text">
      <style:text-properties fo:color="#000000" style:font-name="Times New Roman" style:font-name-complex="Times New Roman"/>
    </style:style>
    <style:style style:name="WW8NumSt72z0" style:family="text">
      <style:text-properties fo:color="#000000" style:font-name="Times New Roman" style:font-name-complex="Times New Roman"/>
    </style:style>
    <style:style style:name="WW8NumSt75z0" style:family="text">
      <style:text-properties fo:color="#000000" style:font-name="Times New Roman" style:font-name-complex="Times New Roman"/>
    </style:style>
    <style:style style:name="WW8NumSt76z0" style:family="text">
      <style:text-properties fo:color="#000000" style:font-name="Times New Roman" style:font-name-complex="Times New Roman"/>
    </style:style>
    <style:style style:name="WW8NumSt77z0" style:family="text">
      <style:text-properties fo:color="#000000" style:font-name="Times New Roman" style:font-name-complex="Times New Roman"/>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Trebuchet MS" fo:font-size="12pt" fo:language="en" fo:country="GB" style:text-underline-style="solid" style:text-underline-width="auto" style:text-underline-color="font-color" fo:font-weight="bold" style:font-size-asian="12pt" style:font-weight-asian="bold" style:font-name-complex="Trebuchet MS"/>
    </style:style>
    <style:style style:name="Heading_20_3_20_Char" style:display-name="Heading 3 Char" style:family="text" style:parent-style-name="Default_20_Paragraph_20_Font">
      <style:text-properties fo:font-size="12pt" fo:language="en" fo:country="US" fo:font-weight="bold" style:font-size-asian="12pt" style:font-weight-asian="bold"/>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 style:font-size-complex="8pt"/>
    </style:style>
    <style:style style:name="Document_20_Map_20_Char" style:display-name="Document Map Char" style:family="text" style:parent-style-name="Default_20_Paragraph_20_Font">
      <style:text-properties style:font-name="Tahoma" fo:language="en" fo:country="GB" fo:background-color="#000080" style:font-name-complex="Tahoma"/>
    </style:style>
    <style:style style:name="Style_20_Char" style:display-name="Style Char" style:family="text" style:parent-style-name="Default_20_Paragraph_20_Font">
      <style:text-properties style:font-name="Arial" fo:font-size="12pt" fo:language="en" fo:country="ZA" style:font-size-asian="12pt" style:font-name-complex="Arial" style:font-size-complex="12pt" style:language-complex="ar" style:country-complex="SA"/>
    </style:style>
    <style:style style:name="Principles_20_Char" style:display-name="Principles Char" style:family="text" style:parent-style-name="Style_20_Char"/>
    <style:style style:name="Body1_20_Char" style:display-name="Body1 Char" style:family="text" style:parent-style-name="Style_20_Char">
      <style:text-properties fo:color="#000000" fo:font-size="9pt" fo:language="en" fo:country="GB" style:font-size-asian="9pt" style:font-size-complex="9pt"/>
    </style:style>
    <style:style style:name="Header_20_Char" style:display-name="Header Char" style:family="text" style:parent-style-name="Default_20_Paragraph_20_Font">
      <style:text-properties style:font-name="Arial" fo:language="en" fo:country="GB" style:font-name-complex="Arial"/>
    </style:style>
    <style:style style:name="BodyNo_20_Char" style:display-name="BodyNo Char" style:family="text" style:parent-style-name="Style_20_Char">
      <style:text-properties fo:color="#000000" fo:font-size="9pt" fo:language="en" fo:country="GB" style:font-size-asian="9pt" style:font-size-complex="9pt"/>
    </style:style>
    <style:style style:name="Footer_20_Char" style:display-name="Footer Char" style:family="text" style:parent-style-name="Default_20_Paragraph_20_Font">
      <style:text-properties style:font-name="Arial" fo:language="en" fo:country="GB" style:font-name-complex="Ari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2z0"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in" fo:text-indent="-0.528in" fo:margin-left="1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72in" fo:text-indent="-0.772in" fo:margin-left="1.77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in" fo:text-indent="-0.728in" fo:margin-left="2.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5008in" fo:text-indent="-1.0008in" fo:margin-left="3.5008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5008in" fo:text-indent="-1in" fo:margin-left="4.50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008in" fo:text-indent="-1.2992in" fo:margin-left="5.0008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5008in" fo:text-indent="-1.3661in" fo:margin-left="5.5008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5.7098in" fo:text-indent="-1.2091in" fo:margin-left="5.7098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3134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8134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3134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8134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3134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8134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313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813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313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5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9453in" fo:text-indent="-0.6299in" fo:margin-left="0.9453in"/>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6929in" fo:text-indent="-0.748in" fo:margin-left="1.6929in"/>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2.6374in" fo:text-indent="-0.9445in" fo:margin-left="2.6374in"/>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text:list-tab-stop-position="2.9925in" fo:text-indent="-0.3547in" fo:margin-left="2.9925in"/>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text:list-tab-stop-position="3.3465in" fo:text-indent="-0.3543in" fo:margin-left="3.3465in"/>
        </style:list-level-properties>
      </text:list-level-style-number>
      <text:list-level-style-number text:level="7" text:style-name="WW8Num3z0" style:num-suffix=")" style:num-format="a" style:num-letter-sync="true">
        <style:list-level-properties text:list-level-position-and-space-mode="label-alignment">
          <style:list-level-label-alignment text:label-followed-by="listtab" text:list-tab-stop-position="3.5429in" fo:text-indent="-0.1965in" fo:margin-left="3.5429in"/>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2.748in" fo:text-indent="-0.8508in" fo:margin-left="2.5984in"/>
        </style:list-level-properties>
      </text:list-level-style-number>
      <text:list-level-style-number text:level="9" text:style-name="WW8Num3z7" style:num-suffix="." style:num-format="1" text:display-levels="9">
        <style:list-level-properties text:list-level-position-and-space-mode="label-alignment">
          <style:list-level-label-alignment text:label-followed-by="listtab" text:list-tab-stop-position="3.248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1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nnexure " style:num-format="A" style:num-letter-sync="true">
        <style:list-level-properties text:list-level-position-and-space-mode="label-alignment">
          <style:list-level-label-alignment text:label-followed-by="space"/>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1.15in" fo:text-indent="-0.65in" fo:margin-left="1.15in"/>
        </style:list-level-properties>
      </text:list-level-style-number>
      <text:list-level-style-number text:level="3" text:style-name="WW8Num5z1" style:num-format="1" text:display-levels="3">
        <style:list-level-properties text:list-level-position-and-space-mode="label-alignment">
          <style:list-level-label-alignment text:label-followed-by="listtab" text:list-tab-stop-position="1.9in" fo:text-indent="-0.75in" fo:margin-left="1.9in"/>
        </style:list-level-properties>
      </text:list-level-style-number>
      <text:list-level-style-number text:level="4" text:style-name="WW8Num5z1" style:num-format="1" text:display-levels="4">
        <style:list-level-properties text:list-level-position-and-space-mode="label-alignment">
          <style:list-level-label-alignment text:label-followed-by="listtab" text:list-tab-stop-position="3in" fo:text-indent="-1in" fo:margin-left="3in"/>
        </style:list-level-properties>
      </text:list-level-style-number>
      <text:list-level-style-number text:level="5" text:style-name="WW8Num5z1"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5z1" style:num-format="1" text:display-levels="6">
        <style:list-level-properties text:list-level-position-and-space-mode="label-alignment">
          <style:list-level-label-alignment text:label-followed-by="listtab" text:list-tab-stop-position="3.7in" fo:text-indent="-1.2in" fo:margin-left="3.7in"/>
        </style:list-level-properties>
      </text:list-level-style-number>
      <text:list-level-style-number text:level="7" text:style-name="WW8Num5z1" style:num-format="1" text:display-levels="7">
        <style:list-level-properties text:list-level-position-and-space-mode="label-alignment">
          <style:list-level-label-alignment text:label-followed-by="listtab" text:list-tab-stop-position="4.3in" fo:text-indent="-1.3in" fo:margin-left="4.3in"/>
        </style:list-level-properties>
      </text:list-level-style-number>
      <text:list-level-style-number text:level="8" text:style-name="WW8Num5z1" style:num-format="1" text:display-levels="8">
        <style:list-level-properties text:list-level-position-and-space-mode="label-alignment">
          <style:list-level-label-alignment text:label-followed-by="listtab" text:list-tab-stop-position="4.95in" fo:text-indent="-1.45in" fo:margin-left="4.95in"/>
        </style:list-level-properties>
      </text:list-level-style-number>
      <text:list-level-style-number text:level="9" text:style-name="WW8Num5z1" style:num-format="1" text:display-levels="9">
        <style:list-level-properties text:list-level-position-and-space-mode="label-alignment">
          <style:list-level-label-alignment text:label-followed-by="listtab" text:list-tab-stop-position="5.6in" fo:text-indent="-1.6in" fo:margin-left="5.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6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6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7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4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1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25in" fo:margin-left="0.76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6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6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6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6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6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6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6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6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3193in"/>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25in" fo:margin-left="1.8193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2.3193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8193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319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819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3193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8193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5.319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text:start-value="7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text:start-value="6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text:start-value="3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text:start-value="2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6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7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654in" fo:text-indent="-0.25in" fo:margin-left="0.5654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0654in" fo:text-indent="-0.25in" fo:margin-left="1.0654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654in" fo:text-indent="-0.25in" fo:margin-left="1.5654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0654in" fo:text-indent="-0.25in" fo:margin-left="2.0654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654in" fo:text-indent="-0.25in" fo:margin-left="2.5654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0654in" fo:text-indent="-0.25in" fo:margin-left="3.0654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654in" fo:text-indent="-0.25in" fo:margin-left="3.5654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0654in" fo:text-indent="-0.25in" fo:margin-left="4.065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654in" fo:text-indent="-0.25in" fo:margin-left="4.56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5z0" style:num-suffix="." style:num-format="1" text:display-levels="2">
        <style:list-level-properties text:list-level-position-and-space-mode="label-alignment">
          <style:list-level-label-alignment text:label-followed-by="listtab" text:list-tab-stop-position="0.9453in" fo:text-indent="-0.6299in" fo:margin-left="0.9453in"/>
        </style:list-level-properties>
      </text:list-level-style-number>
      <text:list-level-style-number text:level="3" text:style-name="WW8Num25z0" style:num-suffix="." style:num-format="1" text:display-levels="3">
        <style:list-level-properties text:list-level-position-and-space-mode="label-alignment">
          <style:list-level-label-alignment text:label-followed-by="listtab" text:list-tab-stop-position="1.6929in" fo:text-indent="-0.748in" fo:margin-left="1.6929in"/>
        </style:list-level-properties>
      </text:list-level-style-number>
      <text:list-level-style-number text:level="4" text:style-name="WW8Num25z0" style:num-suffix="." style:num-format="1" text:display-levels="4">
        <style:list-level-properties text:list-level-position-and-space-mode="label-alignment">
          <style:list-level-label-alignment text:label-followed-by="listtab" text:list-tab-stop-position="2.6374in" fo:text-indent="-0.9445in" fo:margin-left="2.6374in"/>
        </style:list-level-properties>
      </text:list-level-style-number>
      <text:list-level-style-number text:level="5" text:style-name="WW8Num25z0" style:num-prefix="(" style:num-suffix=")" style:num-format="a" style:num-letter-sync="true">
        <style:list-level-properties text:list-level-position-and-space-mode="label-alignment">
          <style:list-level-label-alignment text:label-followed-by="listtab" text:list-tab-stop-position="2.9925in" fo:text-indent="-0.3547in" fo:margin-left="2.9925in"/>
        </style:list-level-properties>
      </text:list-level-style-number>
      <text:list-level-style-number text:level="6" text:style-name="WW8Num25z0" style:num-prefix="(" style:num-suffix=")" style:num-format="i">
        <style:list-level-properties text:list-level-position-and-space-mode="label-alignment">
          <style:list-level-label-alignment text:label-followed-by="listtab" text:list-tab-stop-position="3.3465in" fo:text-indent="-0.3543in" fo:margin-left="3.3465in"/>
        </style:list-level-properties>
      </text:list-level-style-number>
      <text:list-level-style-number text:level="7" text:style-name="WW8Num25z0" style:num-suffix=")" style:num-format="a" style:num-letter-sync="true">
        <style:list-level-properties text:list-level-position-and-space-mode="label-alignment">
          <style:list-level-label-alignment text:label-followed-by="listtab" text:list-tab-stop-position="3.5429in" fo:text-indent="-0.1965in" fo:margin-left="3.5429in"/>
        </style:list-level-properties>
      </text:list-level-style-number>
      <text:list-level-style-number text:level="8" text:style-name="WW8Num25z7" style:num-suffix="." style:num-format="1" text:display-levels="8">
        <style:list-level-properties text:list-level-position-and-space-mode="label-alignment">
          <style:list-level-label-alignment text:label-followed-by="listtab" text:list-tab-stop-position="2.748in" fo:text-indent="-0.8508in" fo:margin-left="2.5984in"/>
        </style:list-level-properties>
      </text:list-level-style-number>
      <text:list-level-style-number text:level="9" text:style-name="WW8Num25z7" style:num-suffix="." style:num-format="1" text:display-levels="9">
        <style:list-level-properties text:list-level-position-and-space-mode="label-alignment">
          <style:list-level-label-alignment text:label-followed-by="listtab" text:list-tab-stop-position="3.248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236in" fo:text-indent="-0.5516in" fo:margin-left="1.0236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7484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201in" fo:text-indent="-0.748in" fo:margin-left="2.520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2528in" fo:text-indent="-0.9453in" fo:margin-left="4.252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text:start-value="2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text:start-value="3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772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in" fo:text-indent="-0.728in" fo:margin-left="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3075in" fo:text-indent="-0.8075in" fo:margin-left="3.3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528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772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in" fo:text-indent="-0.728in" fo:margin-left="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5008in" fo:text-indent="-1.0008in" fo:margin-left="3.500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5008in" fo:text-indent="-1in" fo:margin-left="4.5008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008in" fo:text-indent="-1.2992in" fo:margin-left="5.000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5008in" fo:text-indent="-1.3661in" fo:margin-left="5.500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098in" fo:text-indent="-1.2091in" fo:margin-left="5.70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34z0" style:num-suffix="." style:num-format="1" text:display-levels="2">
        <style:list-level-properties text:list-level-position-and-space-mode="label-alignment">
          <style:list-level-label-alignment text:label-followed-by="listtab" text:list-tab-stop-position="0.9453in" fo:text-indent="-0.6299in" fo:margin-left="0.9453in"/>
        </style:list-level-properties>
      </text:list-level-style-number>
      <text:list-level-style-number text:level="3" text:style-name="WW8Num34z0" style:num-suffix="." style:num-format="1" text:display-levels="3">
        <style:list-level-properties text:list-level-position-and-space-mode="label-alignment">
          <style:list-level-label-alignment text:label-followed-by="listtab" text:list-tab-stop-position="1.6929in" fo:text-indent="-0.748in" fo:margin-left="1.6929in"/>
        </style:list-level-properties>
      </text:list-level-style-number>
      <text:list-level-style-number text:level="4" text:style-name="WW8Num34z0" style:num-suffix="." style:num-format="1" text:display-levels="4">
        <style:list-level-properties text:list-level-position-and-space-mode="label-alignment">
          <style:list-level-label-alignment text:label-followed-by="listtab" text:list-tab-stop-position="2.6374in" fo:text-indent="-0.9445in" fo:margin-left="2.6374in"/>
        </style:list-level-properties>
      </text:list-level-style-number>
      <text:list-level-style-number text:level="5" text:style-name="WW8Num34z0" style:num-prefix="(" style:num-suffix=")" style:num-format="a" style:num-letter-sync="true">
        <style:list-level-properties text:list-level-position-and-space-mode="label-alignment">
          <style:list-level-label-alignment text:label-followed-by="listtab" text:list-tab-stop-position="2.9925in" fo:text-indent="-0.3547in" fo:margin-left="2.9925in"/>
        </style:list-level-properties>
      </text:list-level-style-number>
      <text:list-level-style-number text:level="6" text:style-name="WW8Num34z0" style:num-prefix="(" style:num-suffix=")" style:num-format="i">
        <style:list-level-properties text:list-level-position-and-space-mode="label-alignment">
          <style:list-level-label-alignment text:label-followed-by="listtab" text:list-tab-stop-position="3.3465in" fo:text-indent="-0.3543in" fo:margin-left="3.3465in"/>
        </style:list-level-properties>
      </text:list-level-style-number>
      <text:list-level-style-number text:level="7" text:style-name="WW8Num34z0" style:num-suffix=")" style:num-format="a" style:num-letter-sync="true">
        <style:list-level-properties text:list-level-position-and-space-mode="label-alignment">
          <style:list-level-label-alignment text:label-followed-by="listtab" text:list-tab-stop-position="3.5429in" fo:text-indent="-0.1965in" fo:margin-left="3.5429in"/>
        </style:list-level-properties>
      </text:list-level-style-number>
      <text:list-level-style-number text:level="8" text:style-name="WW8Num34z7" style:num-suffix="." style:num-format="1" text:display-levels="8">
        <style:list-level-properties text:list-level-position-and-space-mode="label-alignment">
          <style:list-level-label-alignment text:label-followed-by="listtab" text:list-tab-stop-position="2.748in" fo:text-indent="-0.8508in" fo:margin-left="2.5984in"/>
        </style:list-level-properties>
      </text:list-level-style-number>
      <text:list-level-style-number text:level="9" text:style-name="WW8Num34z7" style:num-suffix="." style:num-format="1" text:display-levels="9">
        <style:list-level-properties text:list-level-position-and-space-mode="label-alignment">
          <style:list-level-label-alignment text:label-followed-by="listtab" text:list-tab-stop-position="3.248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5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text:start-value="3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37z0" style:num-suffix="." style:num-format="1" text:display-levels="2">
        <style:list-level-properties text:list-level-position-and-space-mode="label-alignment">
          <style:list-level-label-alignment text:label-followed-by="listtab" text:list-tab-stop-position="0.9453in" fo:text-indent="-0.6299in" fo:margin-left="0.9453in"/>
        </style:list-level-properties>
      </text:list-level-style-number>
      <text:list-level-style-number text:level="3" text:style-name="WW8Num37z0" style:num-suffix="." style:num-format="1" text:display-levels="3">
        <style:list-level-properties text:list-level-position-and-space-mode="label-alignment">
          <style:list-level-label-alignment text:label-followed-by="listtab" text:list-tab-stop-position="1.6929in" fo:text-indent="-0.748in" fo:margin-left="1.6929in"/>
        </style:list-level-properties>
      </text:list-level-style-number>
      <text:list-level-style-number text:level="4" text:style-name="WW8Num37z0" style:num-suffix="." style:num-format="1" text:display-levels="4">
        <style:list-level-properties text:list-level-position-and-space-mode="label-alignment">
          <style:list-level-label-alignment text:label-followed-by="listtab" text:list-tab-stop-position="2.6374in" fo:text-indent="-0.9445in" fo:margin-left="2.6374in"/>
        </style:list-level-properties>
      </text:list-level-style-number>
      <text:list-level-style-number text:level="5" text:style-name="WW8Num37z0" style:num-prefix="(" style:num-suffix=")" style:num-format="a" style:num-letter-sync="true">
        <style:list-level-properties text:list-level-position-and-space-mode="label-alignment">
          <style:list-level-label-alignment text:label-followed-by="listtab" text:list-tab-stop-position="2.9925in" fo:text-indent="-0.3547in" fo:margin-left="2.9925in"/>
        </style:list-level-properties>
      </text:list-level-style-number>
      <text:list-level-style-number text:level="6" text:style-name="WW8Num37z0" style:num-prefix="(" style:num-suffix=")" style:num-format="i">
        <style:list-level-properties text:list-level-position-and-space-mode="label-alignment">
          <style:list-level-label-alignment text:label-followed-by="listtab" text:list-tab-stop-position="3.3465in" fo:text-indent="-0.3543in" fo:margin-left="3.3465in"/>
        </style:list-level-properties>
      </text:list-level-style-number>
      <text:list-level-style-number text:level="7" text:style-name="WW8Num37z0" style:num-suffix=")" style:num-format="a" style:num-letter-sync="true">
        <style:list-level-properties text:list-level-position-and-space-mode="label-alignment">
          <style:list-level-label-alignment text:label-followed-by="listtab" text:list-tab-stop-position="3.5429in" fo:text-indent="-0.1965in" fo:margin-left="3.5429in"/>
        </style:list-level-properties>
      </text:list-level-style-number>
      <text:list-level-style-number text:level="8" text:style-name="WW8Num37z7" style:num-suffix="." style:num-format="1" text:display-levels="8">
        <style:list-level-properties text:list-level-position-and-space-mode="label-alignment">
          <style:list-level-label-alignment text:label-followed-by="listtab" text:list-tab-stop-position="2.748in" fo:text-indent="-0.8508in" fo:margin-left="2.5984in"/>
        </style:list-level-properties>
      </text:list-level-style-number>
      <text:list-level-style-number text:level="9" text:style-name="WW8Num37z7" style:num-suffix="." style:num-format="1" text:display-levels="9">
        <style:list-level-properties text:list-level-position-and-space-mode="label-alignment">
          <style:list-level-label-alignment text:label-followed-by="listtab" text:list-tab-stop-position="3.248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text:start-value="1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1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1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text:start-value="4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text:start-value="2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text:start-value="3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1" text:start-value="3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text:start-value="5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text:start-value="2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1" text:start-value="4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yle">
      <style:paragraph-properties fo:margin-left="0.0134in" fo:margin-right="0in" fo:line-height="0.2063in" fo:text-align="center" style:justify-single-word="false" fo:text-indent="0in" style:auto-text-indent="false"/>
      <style:text-properties fo:color="#000000" fo:font-size="13pt" fo:language="en" fo:country="GB" fo:font-weight="bold" style:font-size-asian="13pt" style:font-weight-asian="bold" style:font-size-complex="13pt" style:font-weight-complex="bold" style:text-scale="148%"/>
    </style:style>
    <style:style style:name="MP2" style:family="paragraph" style:parent-style-name="Style">
      <style:paragraph-properties fo:margin-left="0.0134in" fo:margin-right="0in" fo:line-height="0.2063in" fo:text-align="center" style:justify-single-word="false" fo:text-indent="0in" style:auto-text-indent="false"/>
      <style:text-properties fo:color="#808080" fo:font-size="13pt" fo:language="en" fo:country="GB" fo:font-weight="bold" style:font-size-asian="13pt" style:font-weight-asian="bold" style:font-size-complex="13pt" style:font-weight-complex="bold" style:text-scale="148%"/>
    </style:style>
    <style:style style:name="MP3" style:family="paragraph" style:parent-style-name="Style">
      <style:paragraph-properties fo:margin-left="0.0063in" fo:margin-right="0in" fo:line-height="0.1398in" fo:text-indent="0in" style:auto-text-indent="false"/>
      <style:text-properties fo:color="#808080" fo:font-size="8.5pt" fo:language="en" fo:country="GB" fo:font-weight="bold" style:font-size-asian="8.5pt" style:font-weight-asian="bold" style:font-size-complex="8.5pt" style:font-weight-complex="bold"/>
    </style:style>
    <style:style style:name="MP4" style:family="paragraph" style:parent-style-name="Style">
      <style:paragraph-properties fo:margin-left="0.0063in" fo:margin-right="0in" fo:line-height="0.1398in" fo:text-indent="0in" style:auto-text-indent="false"/>
      <style:text-properties fo:color="#808080" fo:font-size="8.5pt" fo:language="en" fo:country="GB" fo:font-weight="bold" style:font-size-asian="8.5pt" style:language-asian="none" style:country-asian="none" style:font-weight-asian="bold" style:font-size-complex="8.5pt" style:font-weight-complex="bold"/>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Style">
      <style:paragraph-properties fo:margin-left="0.0063in" fo:margin-right="0in" fo:line-height="0.1398in" fo:text-indent="0in" style:auto-text-indent="false"/>
      <style:text-properties fo:color="#000000" fo:font-size="8.5pt" fo:language="en" fo:country="GB" fo:font-weight="bold" style:font-size-asian="8.5pt" style:font-weight-asian="bold" style:font-size-complex="8.5pt" style:font-weight-complex="bold"/>
    </style:style>
    <style:style style:name="MP8" style:family="paragraph" style:parent-style-name="Style">
      <style:paragraph-properties fo:margin-left="0.0134in" fo:margin-right="0in" fo:line-height="0.2063in" fo:text-align="center" style:justify-single-word="false" fo:text-indent="0in" style:auto-text-indent="false"/>
    </style:style>
    <style:style style:name="MP9" style:family="paragraph" style:parent-style-name="Header">
      <style:paragraph-properties fo:margin-top="0in" fo:margin-bottom="0.0835in" style:line-height-at-least="0.139in" fo:text-align="center" style:justify-single-word="false">
        <style:tab-stops>
          <style:tab-stop style:position="6.6937in" style:type="right"/>
        </style:tab-stops>
      </style:paragraph-properties>
      <style:text-properties fo:font-size="8pt" fo:language="en" fo:country="US" style:font-size-asian="8pt" style:language-asian="none" style:country-asian="none" style:font-size-complex="8pt"/>
    </style:style>
    <style:style style:name="MP10" style:family="paragraph" style:parent-style-name="Footer">
      <style:text-properties style:font-size-complex="8pt"/>
    </style:style>
    <style:style style:name="MP11" style:family="paragraph" style:parent-style-name="Header">
      <style:paragraph-properties fo:text-align="end" style:justify-single-word="false"/>
    </style:style>
    <style:style style:name="MP12" style:family="paragraph" style:parent-style-name="Header">
      <style:text-properties style:font-size-complex="8pt"/>
    </style:style>
    <style:style style:name="MP13" style:family="paragraph" style:parent-style-name="Footer">
      <style:paragraph-properties fo:margin-top="0in" fo:margin-bottom="0in" style:line-height-at-least="0.139in">
        <style:tab-stops>
          <style:tab-stop style:position="6.6937in" style:type="right"/>
        </style:tab-stops>
      </style:paragraph-properties>
      <style:text-properties fo:font-size="8pt" style:font-size-asian="8pt" style:font-size-complex="8pt"/>
    </style:style>
    <style:style style:name="MP14" style:family="paragraph" style:parent-style-name="Header">
      <style:paragraph-properties fo:margin-top="0in" fo:margin-bottom="0.0835in" style:line-height-at-least="0.139in" fo:text-align="start" style:justify-single-word="false">
        <style:tab-stops>
          <style:tab-stop style:position="3.2299in" style:type="center"/>
          <style:tab-stop style:position="6.4598in" style:type="right"/>
          <style:tab-stop style:position="6.6937in" style:type="right"/>
        </style:tab-stops>
      </style:paragraph-properties>
      <style:text-properties fo:font-size="8pt" fo:language="en" fo:country="US" style:font-size-asian="8pt" style:font-size-complex="8pt"/>
    </style:style>
    <style:style style:name="MT1" style:family="text">
      <style:text-properties fo:color="#000000" fo:font-size="13pt" fo:language="en" fo:country="GB" fo:font-weight="bold" style:font-size-asian="13pt" style:font-weight-asian="bold" style:font-size-complex="13pt" style:font-weight-complex="bold" style:text-scale="148%"/>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5in" fo:margin-bottom="0in" fo:margin-left="1.1835in" fo:margin-right="0.6055in" style:writing-mode="lr-tb" style:layout-grid-color="#c0c0c0" style:layout-grid-lines="59"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634in" fo:margin-bottom="0.5244in" style:dynamic-spacing="true"/>
      </style:header-style>
      <style:footer-style>
        <style:header-footer-properties fo:min-height="0.25in" fo:margin-top="0.211in" style:dynamic-spacing="true"/>
      </style:footer-style>
    </style:page-layout>
    <style:page-layout style:name="Mpm2">
      <style:page-layout-properties fo:page-width="8.2681in" fo:page-height="11.6929in" style:num-format="1" style:print-orientation="portrait" fo:margin-top="1.0634in" fo:margin-bottom="0.25in" fo:margin-left="1.1835in" fo:margin-right="0.6055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0.4925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header-footer-properties fo:min-height="0.1339in" fo:margin-top="0.0953in" style:dynamic-spacing="true"/>
      </style:footer-style>
    </style:page-layout>
    <style:page-layout style:name="Mpm4">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header-footer-properties fo:min-height="0.2953in" fo:margin-top="0.2563in" style:dynamic-spacing="tru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2953in" fo:margin-top="0.2563in" style:dynamic-spacing="true"/>
      </style:footer-style>
    </style:page-layout>
  </office:automatic-styles>
  <office:master-styles>
    <style:master-page style:name="Standard" style:page-layout-name="Mpm1">
      <style:header>
        <text:p text:style-name="MP1">CIRCULAR PF NO. 130</text:p>
        <text:p text:style-name="MP2"/>
        <text:p text:style-name="MP3">Issued by J.A. Boyd, Deputy Registrar of Retirement Funds at the FSB on 11 June 2007 to all funds, approved administrators and insurers who underwrite pension funds and reproduced here without any material change </text:p>
        <text:p text:style-name="MP4"><draw:connector text:anchor-type="char" draw:z-index="16" draw:style-name="Mgr1" draw:text-style-name="MP5" draw:type="line" svg:x1="-0.235in" svg:y1="0.0898in" svg:x2="6.6819in" svg:y2="0.0909in" svg:d="m-598 228 17570 3"><text:p/></draw:connector></text:p>
      </style:header>
      <style:footer>
        <text:p text:style-name="MP6"><text:page-number text:select-page="current">1</text:page-number></text:p>
        <text:p text:style-name="Footer"/>
      </style:footer>
    </style:master-page>
    <style:master-page style:name="First_20_Page" style:display-name="First Page" style:page-layout-name="Mpm2" style:next-style-name="Standard">
      <style:header>
        <text:p text:style-name="MP1">CIRCULAR PF NO. 130</text:p>
        <text:p text:style-name="MP1"/>
        <text:p text:style-name="MP7">Issued by the Financial Services Board on 11 June 2007 to all funds, approved administrators and insurers who underwrite pension funds and reproduced here without any material change </text:p>
      </style:header>
      <style:footer>
        <text:p text:style-name="MP6"><text:page-number text:select-page="current">10</text:page-number></text:p>
        <text:p text:style-name="Footer"/>
      </style:footer>
    </style:master-page>
    <style:master-page style:name="First_20_convert_20_1" style:display-name="First convert 1" style:page-layout-name="Mpm3" style:next-style-name="Convert_20_1">
      <style:header>
        <text:p text:style-name="MP8"><text:tab/><text:span text:style-name="MT1">ANNEXURE A TO CIRCULAR PF NO. 130</text:span></text:p>
        <text:p text:style-name="MP2"/>
        <text:p text:style-name="MP3">Issued by the Financial Services Board on 11 June 2007 to all funds, approved administrators and insurers who underwrite pension funds and reproduced here without any material change </text:p>
        <text:p text:style-name="MP9"><draw:connector text:anchor-type="char" draw:z-index="17" draw:style-name="Mgr1" draw:text-style-name="MP5" draw:type="line" svg:x1="-0.0579in" svg:y1="0.0866in" svg:x2="6.8591in" svg:y2="0.0882in" svg:d="m-148 220 17570 4"><text:p/></draw:connector></text:p>
      </style:header>
      <style:footer>
        <text:p text:style-name="MP10"/>
      </style:footer>
    </style:master-page>
    <style:master-page style:name="Convert_20_1" style:display-name="Convert 1" style:page-layout-name="Mpm3">
      <style:header>
        <text:p text:style-name="MP11"><text:page-number text:select-page="current">2</text:page-number></text:p>
        <text:p text:style-name="MP12"/>
      </style:header>
      <style:footer>
        <text:p text:style-name="MP13"/>
      </style:footer>
    </style:master-page>
    <style:master-page style:name="First_20_convert_20_2" style:display-name="First convert 2" style:page-layout-name="Mpm4" style:next-style-name="Convert_20_2">
      <style:header>
        <text:p text:style-name="MP8"><text:tab/><text:span text:style-name="MT1">ANNEXURE A TO CIRCULAR PF NO. 130</text:span></text:p>
        <text:p text:style-name="MP2"/>
        <text:p text:style-name="MP3">Issued by the Financial Services Board on 11 June 2007 to all funds, approved administrators and insurers who underwrite pension funds and reproduced here without any material change </text:p>
        <text:p text:style-name="MP9"><draw:connector text:anchor-type="char" draw:z-index="37" draw:style-name="Mgr1" draw:text-style-name="MP5" draw:type="line" svg:x1="-0.0579in" svg:y1="0.0866in" svg:x2="6.8591in" svg:y2="0.0882in" svg:d="m-148 220 17570 4"><text:p/></draw:connector></text:p>
      </style:header>
      <style:footer>
        <text:p text:style-name="MP10"/>
      </style:footer>
    </style:master-page>
    <style:master-page style:name="Convert_20_2" style:display-name="Convert 2" style:page-layout-name="Mpm4">
      <style:header>
        <text:p text:style-name="MP1">ANNEXURE B TO CIRCULAR PF NO. 130</text:p>
        <text:p text:style-name="MP2"/>
        <text:p text:style-name="MP3">Issued by the Financial Services Board on 11 June 2007 to all funds, approved administrators and insurers who underwrite pension funds and reproduced here without any material change </text:p>
        <text:p text:style-name="MP14"><draw:connector text:anchor-type="char" draw:z-index="25" draw:style-name="Mgr1" draw:text-style-name="MP5" draw:type="line" svg:x1="-0.1461in" svg:y1="0.0866in" svg:x2="6.4638in" svg:y2="0.0882in" svg:d="m-372 220 16790 4"><text:p/></draw:connector><text:tab/><text:tab/></text:p>
      </style:header>
      <style:footer>
        <text:p text:style-name="MP6"><text:page-number text:select-page="current">2</text:page-number></text:p>
        <text:p text:style-name="MP13"/>
      </style:footer>
    </style:master-page>
    <style:master-page style:name="First_20_convert_20_3" style:display-name="First convert 3" style:page-layout-name="Mpm5" style:next-style-name="Convert_20_3">
      <style:header>
        <text:p text:style-name="MP8"><text:tab/><text:span text:style-name="MT1">ANNEXURE C TO CIRCULAR PF NO. 130</text:span></text:p>
        <text:p text:style-name="MP2"/>
        <text:p text:style-name="MP3">Issued by the Financial Services Board on 11 June 2007 to all funds, approved administrators and insurers who underwrite pension funds and reproduced here without any material change </text:p>
        <text:p text:style-name="MP9"><draw:connector text:anchor-type="char" draw:z-index="26" draw:style-name="Mgr1" draw:text-style-name="MP5" draw:type="line" svg:x1="-0.0579in" svg:y1="0.0866in" svg:x2="6.8591in" svg:y2="0.0878in" svg:d="m-148 220 17570 3"><text:p/></draw:connector></text:p>
      </style:header>
      <style:footer>
        <text:p text:style-name="MP10"/>
      </style:footer>
    </style:master-page>
    <style:master-page style:name="Convert_20_3" style:display-name="Convert 3" style:page-layout-name="Mpm4">
      <style:header>
        <text:p text:style-name="MP1">ANNEXURE C TO CIRCULAR PF NO. 130</text:p>
        <text:p text:style-name="MP2"/>
        <text:p text:style-name="MP3">Issued by the Financial Services Board on 11 June 2007 to all funds, approved administrators and insurers who underwrite pension funds and reproduced here without any material change </text:p>
        <text:p text:style-name="MP14"><draw:connector text:anchor-type="char" draw:z-index="36" draw:style-name="Mgr1" draw:text-style-name="MP5" draw:type="line" svg:x1="-0.1461in" svg:y1="0.0866in" svg:x2="6.4638in" svg:y2="0.0882in" svg:d="m-372 220 16790 4"><text:p/></draw:connector><text:tab/><text:tab/></text:p>
      </style:header>
      <style:footer>
        <text:p text:style-name="MP6"><text:page-number text:select-page="current">1</text:page-number></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 OF FUND]</dc:title>
    <meta:initial-creator>Vanessa O Sullivan</meta:initial-creator>
    <meta:creation-date>2012-01-12T09:45:00</meta:creation-date>
    <dc:creator>Steven</dc:creator>
    <dc:date>2012-06-19T13:27:00</dc:date>
    <meta:print-date>2012-06-19T13:26:00</meta:print-date>
    <meta:editing-cycles>11</meta:editing-cycles>
    <meta:editing-duration>PT5H13M</meta:editing-duration>
    <meta:document-statistic meta:table-count="3" meta:image-count="1" meta:object-count="0" meta:page-count="44" meta:paragraph-count="1356" meta:word-count="16819" meta:character-count="101770" meta:non-whitespace-character-count="84872"/>
    <meta:generator>LibreOffice/3.5$Linux_X86_64 LibreOffice_project/350m1$Build-3</meta:generator>
    <meta:user-defined meta:name="Info 2"/>
    <meta:user-defined meta:name="Info 3"/>
    <meta:user-defined meta:name="Info 4"/>
    <meta:user-defined meta:name="MN">SHEL4902.12</meta:user-defined>
  </office:meta>
</office:document-meta>
</file>